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media/image5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ny_32_3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font-family-generic="swiss"/>
    </style:style>
    <style:style style:name="ce3" style:family="table-cell" style:parent-style-name="Normalny_32_3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Normalny_32_3" style:data-style-name="N0">
      <style:table-cell-properties fo:border="thin solid #000000" style:vertical-align="automatic" fo:background-color="#FFFF0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Normalny_32_3" style:data-style-name="N0">
      <style:table-cell-properties fo:border="thin solid #000000" style:vertical-align="automatic" fo:background-color="#C0C0C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Excel_32_Built-in_32_Currency" style:data-style-name="N40">
      <style:table-cell-properties fo:border="thin solid #000000" style:vertical-align="automatic" fo:background-color="#C0C0C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Normalny_32_3" style:data-style-name="N48">
      <style:table-cell-properties fo:border="thin solid #000000" style:vertical-align="automatic" fo:background-color="#FF000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Walutowy" style:data-style-name="N49">
      <style:table-cell-properties fo:border="thin solid #000000" fo:background-color="#FF000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Comma" style:data-style-name="N45">
      <style:table-cell-properties fo:border="thin solid #000000" style:vertical-align="automatic" fo:background-color="#C0C0C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Normalny_32_3" style:data-style-name="N50">
      <style:table-cell-properties fo:border="thin solid #000000" style:vertical-align="automatic" fo:background-color="#FF00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Normalny_32_2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Normalny_32_2" style:data-style-name="N0">
      <style:table-cell-properties style:vertical-align="automatic" fo:background-color="#FFFF00"/>
      <style:text-properties fo:color="#0000FF" style:font-name="Arial" style:font-name-asian="Arial" style:font-name-complex="Arial" fo:font-size="14pt" style:font-size-asian="14pt" style:font-size-complex="14pt" style:font-family-generic="swiss"/>
    </style:style>
    <style:style style:name="ce13" style:family="table-cell" style:parent-style-name="Normalny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Walutowy_32_2" style:data-style-name="N40">
      <style:table-cell-properties style:vertical-align="automatic" fo:background-color="#FFFF00" style:cell-protect="none"/>
      <style:text-properties fo:color="#FF0000" style:font-name="Arial" style:font-name-asian="Arial" style:font-name-complex="Arial" fo:font-size="14pt" style:font-size-asian="14pt" style:font-size-complex="14pt" style:font-family-generic="swiss"/>
    </style:style>
    <style:style style:name="ce15" style:family="table-cell" style:parent-style-name="Walutowy_32_2" style:data-style-name="N40">
      <style:table-cell-properties style:vertical-align="automatic" fo:background-color="transparent" style:cell-protect="none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Normalny_32_2" style:data-style-name="N0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Normalny_32_2" style:data-style-name="N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Normalny_32_2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non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Normalny_32_2" style:data-style-name="N0">
      <style:table-cell-properties fo:border="thin solid #000000" style:vertical-align="automatic" fo:background-color="#FFFF00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ackground-color="#FFFF00"/>
    </style:style>
    <style:style style:name="ce21" style:family="table-cell" style:parent-style-name="Normalny_32_2" style:data-style-name="N0">
      <style:table-cell-properties style:vertical-align="automatic" fo:background-color="#FFFF00" style:repeat-content="false"/>
      <style:paragraph-properties fo:text-align="center"/>
      <style:text-properties fo:color="#0000FF" style:font-name="Arial" style:font-name-asian="Arial" style:font-name-complex="Arial" fo:font-size="14pt" style:font-size-asian="14pt" style:font-size-complex="14pt" style:font-family-generic="swiss"/>
    </style:style>
    <style:style style:name="ce22" style:family="table-cell" style:parent-style-name="Walutowy_32_2" style:data-style-name="N41">
      <style:table-cell-properties style:vertical-align="automatic" fo:background-color="#FFFF00" style:cell-protect="none" style:repeat-content="false"/>
      <style:paragraph-properties fo:text-align="center"/>
      <style:text-properties fo:color="#FF0000" style:font-name="Arial" style:font-name-asian="Arial" style:font-name-complex="Arial" fo:font-size="14pt" style:font-size-asian="14pt" style:font-size-complex="14pt" style:font-family-generic="swiss"/>
    </style:style>
    <style:style style:name="ce23" style:family="table-cell" style:parent-style-name="Normalny_32_3" style:data-style-name="N0">
      <style:table-cell-properties fo:border-top="thin solid #000000" fo:border-bottom="thin solid #000000" fo:border-left="thin solid #000000" fo:border-right="none" style:vertical-align="automatic" fo:background-color="#FFFF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Normalny_32_3" style:data-style-name="N42">
      <style:table-cell-properties fo:border-top="thin solid #000000" fo:border-bottom="thin solid #000000" fo:border-left="none" fo:border-right="thin solid #000000" style:vertical-align="automatic" fo:background-color="#FFFF00"/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Normalny_32_3" style:data-style-name="N43">
      <style:table-cell-properties fo:border="thin solid #000000" style:vertical-align="automatic" fo:background-color="#C0C0C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Normalny_32_3" style:data-style-name="N0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Hyperlink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/>
      <style:text-properties style:font-name="Calibri" style:font-name-asian="Calibri" style:font-name-complex="Calibri" style:font-family-generic="swiss"/>
    </style:style>
    <style:style style:name="ce30" style:family="table-cell" style:parent-style-name="Walutowy_32_3" style:data-style-name="N40">
      <style:table-cell-properties fo:border="thin solid #000000"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/>
      <style:text-properties style:font-name="Calibri" style:font-name-asian="Calibri" style:font-name-complex="Calibri" style:font-family-generic="swiss"/>
    </style:style>
    <style:style style:name="ce32" style:family="table-cell" style:parent-style-name="Default" style:data-style-name="N44">
      <style:table-cell-properties fo:border-top="thin solid #000000" fo:border-bottom="thin solid #000000" fo:border-left="none" fo:border-right="none" style:vertical-align="top" fo:wrap-option="wrap"/>
      <style:text-properties style:font-name="Calibri" style:font-name-asian="Calibri" style:font-name-complex="Calibri" style:font-family-generic="swiss"/>
    </style:style>
    <style:style style:name="ce33" style:family="table-cell" style:parent-style-name="Default" style:data-style-name="N0">
      <style:table-cell-properties fo:border="thin solid #000000" fo:background-color="#00B0F0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order-top="2pt solid #000000" fo:border-bottom="thin solid #000000" fo:border-left="none" fo:border-right="none" style:vertical-align="top" fo:wrap-option="wrap"/>
      <style:text-properties style:font-name="Calibri" style:font-name-asian="Calibri" style:font-name-complex="Calibri" style:font-family-generic="swiss"/>
    </style:style>
    <style:style style:name="ce37" style:family="table-cell" style:parent-style-name="Walutowy" style:data-style-name="N38">
      <style:table-cell-properties fo:border="thin solid #000000" fo:background-color="#00B0F0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fo:border-top="thin solid #000000" fo:border-bottom="2pt solid #000000" fo:border-left="none" fo:border-right="none" style:vertical-align="top" fo:wrap-option="wrap"/>
      <style:text-properties style:font-name="Calibri" style:font-name-asian="Calibri" style:font-name-complex="Calibri" style:font-family-generic="swiss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="thin solid #000000" fo:background-color="#FFFF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42" style:family="table-cell" style:parent-style-name="Walutowy_32_3" style:data-style-name="N40">
      <style:table-cell-properties fo:border-top="none" fo:border-bottom="thin solid #000000" fo:border-left="thin solid #000000" fo:border-right="thin solid #000000"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43" style:family="table-cell" style:parent-style-name="Excel_32_Built-in_32_Comma" style:data-style-name="N45">
      <style:table-cell-properties fo:border-top="none" fo:border-bottom="thin solid #000000" fo:border-left="thin solid #000000" fo:border-right="thin solid #000000"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  <style:text-properties style:font-name="Calibri" style:font-name-asian="Calibri" style:font-name-complex="Calibri" style:font-family-generic="swiss"/>
    </style:style>
    <style:style style:name="ce45" style:family="table-cell" style:parent-style-name="Excel_32_Built-in_32_Comma" style:data-style-name="N46">
      <style:table-cell-properties fo:border-top="none" fo:border-bottom="thin solid #000000" fo:border-left="thin solid #000000" fo:border-right="thin solid #000000" style:vertical-align="top" fo:wrap-option="wrap" fo:background-color="transparent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00B0F0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47" style:family="table-cell" style:parent-style-name="Excel_32_Built-in_32_Comma" style:data-style-name="N47">
      <style:table-cell-properties style:vertical-align="automatic" fo:background-color="transparent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order="thin solid #000000"/>
    </style:style>
    <style:style style:name="ce49" style:family="table-cell" style:parent-style-name="Excel_32_Built-in_32_Comma" style:data-style-name="N45">
      <style:table-cell-properties fo:border="thin solid #000000"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50" style:family="table-cell" style:parent-style-name="Default" style:data-style-name="N0">
      <style:table-cell-properties fo:border="thin solid #000000" style:vertical-align="top" fo:wrap-option="wrap"/>
      <style:text-properties style:font-name="Calibri" style:font-name-asian="Calibri" style:font-name-complex="Calibri" style:font-family-generic="swiss"/>
    </style:style>
    <style:style style:name="ce51" style:family="table-cell" style:parent-style-name="Excel_32_Built-in_32_Comma" style:data-style-name="N46">
      <style:table-cell-properties fo:border="thin solid #000000" style:vertical-align="top" fo:wrap-option="wrap" fo:background-color="transparent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Excel_32_Built-in_32_Currency" style:data-style-name="N41">
      <style:table-cell-properties fo:border-top="none" fo:border-bottom="thin solid #000000" fo:border-left="none" fo:border-right="thin solid #000000" style:vertical-align="automatic" fo:background-color="transparent"/>
      <style:text-properties fo:font-size="10pt" style:font-size-asian="10pt" style:font-size-complex="10pt"/>
    </style:style>
    <style:style style:name="ce54" style:family="table-cell" style:parent-style-name="Default" style:data-style-name="N39">
      <style:table-cell-properties fo:border-top="none" fo:border-bottom="thin solid #000000" fo:border-left="thin solid #000000" fo:border-right="thin solid #000000" fo:background-color="#00B0F0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55" style:family="table-cell" style:parent-style-name="Excel_32_Built-in_32_Comma" style:data-style-name="N45">
      <style:table-cell-properties style:vertical-align="automatic" fo:background-color="#FFFF00" style:cell-protect="none" style:repeat-content="false"/>
      <style:paragraph-properties fo:text-align="end" fo:margin-right="0cm"/>
      <style:text-properties fo:color="#FF0000" style:font-name="Arial" style:font-name-asian="Arial" style:font-name-complex="Arial" fo:font-size="14pt" style:font-size-asian="14pt" style:font-size-complex="14pt" style:font-family-generic="swiss"/>
    </style:style>
    <style:style style:name="ce56" style:family="table-cell" style:parent-style-name="Excel_32_Built-in_32_Comma" style:data-style-name="N47">
      <style:table-cell-properties style:vertical-align="automatic" fo:background-color="#FFFF00" style:cell-protect="none"/>
      <style:text-properties fo:color="#FF0000" style:font-name="Arial" style:font-name-asian="Arial" style:font-name-complex="Arial" fo:font-size="14pt" style:font-size-asian="14pt" style:font-size-complex="14pt" style:font-family-generic="swiss"/>
    </style:style>
    <style:style style:name="ce57" style:family="table-cell" style:parent-style-name="Normalny_32_2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8" style:family="table-cell" style:parent-style-name="Normalny_32_2" style:data-style-name="N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9" style:family="table-cell" style:parent-style-name="Normalny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0" style:family="table-cell" style:parent-style-name="Normalny_32_2" style:data-style-name="N0">
      <style:table-cell-properties fo:border-top="none" fo:border-bottom="thin solid #000000" fo:border-left="thin solid #000000" fo:border-right="thin solid #000000" style:vertical-align="automatic" fo:background-color="#FFFF00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1" style:family="table-cell" style:parent-style-name="Excel_32_Built-in_32_Currency" style:data-style-name="N40">
      <style:table-cell-properties fo:border-top="none" fo:border-bottom="thin solid #000000" fo:border-left="thin solid #000000" fo:border-right="thin solid #000000" style:vertical-align="automatic" fo:background-color="#FFFF66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Normalny_32_3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3" style:family="table-cell" style:parent-style-name="Normalny_32_3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4" style:family="table-cell" style:parent-style-name="Normalny_32_3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5" style:family="table-cell" style:parent-style-name="Normalny_32_3" style:data-style-name="N0">
      <style:table-cell-properties fo:border="thin solid #000000" style:vertical-align="automatic" fo:background-color="#FFFF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Normalny_32_3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7" style:family="table-cell" style:parent-style-name="Default" style:data-style-name="N0">
      <style:table-cell-properties fo:border="thin solid #000000" fo:background-color="#00FFFF"/>
    </style:style>
    <style:style style:name="ce68" style:family="table-cell" style:parent-style-name="Default" style:data-style-name="N0">
      <style:table-cell-properties fo:border="thin solid #000000" fo:background-color="#00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 style:writing-mode="lr"/>
      <style:text-properties fo:color="#008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 style:writing-mode="lr"/>
      <style:text-properties fo:color="#008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1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2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 style:writing-mode="lr"/>
      <style:text-properties fo:color="#008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3" style:family="table-cell" style:parent-style-name="Default" style:data-style-name="N0">
      <style:table-cell-properties style:vertical-align="automatic" fo:background-color="#DCE6F2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4" style:family="table-cell" style:parent-style-name="Default" style:data-style-name="N36">
      <style:table-cell-properties style:vertical-align="middle" fo:background-color="#FF0000" style:repeat-content="false"/>
      <style:paragraph-properties fo:text-align="center"/>
    </style:style>
    <style:style style:name="ce75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6" style:family="table-cell" style:parent-style-name="Default" style:data-style-name="N15">
      <style:table-cell-properties style:vertical-align="middle" fo:background-color="#FF0000" style:repeat-content="false"/>
      <style:paragraph-properties fo:text-align="center"/>
    </style:style>
    <style:style style:name="ce77" style:family="table-cell" style:parent-style-name="Normalny_32_3" style:data-style-name="N42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8" style:family="table-cell" style:parent-style-name="Normalny_32_3" style:data-style-name="N51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9" style:family="table-cell" style:parent-style-name="Excel_32_Built-in_32_Comma" style:data-style-name="N47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0" style:family="table-cell" style:parent-style-name="Normalny_32_3" style:data-style-name="N42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1" style:family="table-cell" style:parent-style-name="Normalny_32_3" style:data-style-name="N37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2" style:family="table-cell" style:parent-style-name="Normalny_32_3" style:data-style-name="N52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3" style:family="table-cell" style:parent-style-name="Normalny_32_3" style:data-style-name="N0">
      <style:table-cell-properties fo:border="thin solid #000000" style:vertical-align="automatic" fo:background-color="#D7E4B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4" style:family="table-cell" style:parent-style-name="Excel_32_Built-in_32_Comma" style:data-style-name="N45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5" style:family="table-cell" style:parent-style-name="Default" style:data-style-name="N0">
      <style:table-cell-properties fo:border="thin solid #000000" style:vertical-align="top" fo:wrap-option="wrap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8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88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89" style:family="table-cell" style:parent-style-name="Default" style:data-style-name="N0">
      <style:table-cell-properties fo:border="thin solid #000000" style:vertical-align="top" fo:wrap-option="wrap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90" style:family="table-cell" style:parent-style-name="Default" style:data-style-name="N0">
      <style:table-cell-properties style:vertical-align="top" fo:wrap-option="wrap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91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9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93" style:family="table-cell" style:parent-style-name="Normalny_32_3" style:data-style-name="N0">
      <style:table-cell-properties fo:border="thin solid #000000" style:vertical-align="automatic" fo:background-color="#FFFF66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4" style:family="table-cell" style:parent-style-name="Excel_32_Built-in_32_Currency" style:data-style-name="N40">
      <style:table-cell-properties fo:border="thin solid #000000" style:vertical-align="automatic" fo:background-color="#FFFF0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5" style:family="table-cell" style:parent-style-name="Normalny_32_3" style:data-style-name="N0">
      <style:table-cell-properties fo:border="thin solid #000000" style:vertical-align="automatic" fo:background-color="#FFFF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.5875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1.77270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4.52437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83104166666667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2.56645833333333cm"/>
    </style:style>
    <style:style style:name="co13" style:family="table-column">
      <style:table-column-properties fo:break-before="auto" style:column-width="2.38125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1.29645833333333cm"/>
    </style:style>
    <style:style style:name="co16" style:family="table-column">
      <style:table-column-properties fo:break-before="auto" style:column-width="0.873125cm"/>
    </style:style>
    <style:style style:name="co17" style:family="table-column">
      <style:table-column-properties fo:break-before="auto" style:column-width="1.666875cm"/>
    </style:style>
    <style:style style:name="co18" style:family="table-column">
      <style:table-column-properties fo:break-before="auto" style:column-width="2.32833333333333cm"/>
    </style:style>
    <style:style style:name="co19" style:family="table-column">
      <style:table-column-properties fo:break-before="auto" style:column-width="0.846666666666667cm"/>
    </style:style>
    <style:style style:name="co20" style:family="table-column">
      <style:table-column-properties fo:break-before="auto" style:column-width="0.555625cm"/>
    </style:style>
    <style:style style:name="co21" style:family="table-column">
      <style:table-column-properties fo:break-before="auto" style:column-width="0.9525cm"/>
    </style:style>
    <style:style style:name="co22" style:family="table-column">
      <style:table-column-properties fo:break-before="auto" style:column-width="0.79375cm"/>
    </style:style>
    <style:style style:name="co23" style:family="table-column">
      <style:table-column-properties fo:break-before="auto" style:column-width="2.77812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1.71979166666667cm"/>
    </style:style>
    <style:style style:name="co26" style:family="table-column">
      <style:table-column-properties fo:break-before="auto" style:column-width="3.46604166666667cm"/>
    </style:style>
    <style:style style:name="co27" style:family="table-column">
      <style:table-column-properties fo:break-before="auto" style:column-width="2.8575cm"/>
    </style:style>
    <style:style style:name="co28" style:family="table-column">
      <style:table-column-properties fo:break-before="auto" style:column-width="5.02708333333333cm"/>
    </style:style>
    <style:style style:name="co29" style:family="table-column">
      <style:table-column-properties fo:break-before="auto" style:column-width="2.619375cm"/>
    </style:style>
    <style:style style:name="co30" style:family="table-column">
      <style:table-column-properties fo:break-before="auto" style:column-width="2.43416666666667cm"/>
    </style:style>
    <style:style style:name="co31" style:family="table-column">
      <style:table-column-properties fo:break-before="auto" style:column-width="3.20145833333333cm"/>
    </style:style>
    <style:style style:name="co32" style:family="table-column">
      <style:table-column-properties fo:break-before="auto" style:column-width="2.91041666666667cm"/>
    </style:style>
    <style:style style:name="co33" style:family="table-column">
      <style:table-column-properties fo:break-before="auto" style:column-width="2.143125cm"/>
    </style:style>
    <style:style style:name="co34" style:family="table-column">
      <style:table-column-properties fo:break-before="auto" style:column-width="3.94229166666667cm"/>
    </style:style>
    <style:style style:name="co35" style:family="table-column">
      <style:table-column-properties fo:break-before="auto" style:column-width="1.85208333333333cm"/>
    </style:style>
    <style:style style:name="co36" style:family="table-column">
      <style:table-column-properties fo:break-before="auto" style:column-width="2.59291666666667cm"/>
    </style:style>
    <style:style style:name="co37" style:family="table-column">
      <style:table-column-properties fo:break-before="auto" style:column-width="1.42875cm"/>
    </style:style>
    <style:style style:name="co38" style:family="table-column">
      <style:table-column-properties fo:break-before="auto" style:column-width="2.48708333333333cm"/>
    </style:style>
    <style:style style:name="co39" style:family="table-column">
      <style:table-column-properties fo:break-before="auto" style:column-width="2.301875cm"/>
    </style:style>
    <style:style style:name="co40" style:family="table-column">
      <style:table-column-properties fo:break-before="auto" style:column-width="2.16958333333333cm"/>
    </style:style>
    <style:style style:name="co41" style:family="table-column">
      <style:table-column-properties fo:break-before="auto" style:column-width="0.767291666666667cm"/>
    </style:style>
    <style:style style:name="co42" style:family="table-column">
      <style:table-column-properties fo:break-before="auto" style:column-width="1.24354166666667cm"/>
    </style:style>
    <style:style style:name="co43" style:family="table-column">
      <style:table-column-properties fo:break-before="auto" style:column-width="4.445cm"/>
    </style:style>
    <style:style style:name="co44" style:family="table-column">
      <style:table-column-properties fo:break-before="auto" style:column-width="3.06916666666667cm"/>
    </style:style>
    <style:style style:name="co45" style:family="table-column">
      <style:table-column-properties fo:break-before="auto" style:column-width="2.06375cm"/>
    </style:style>
    <style:style style:name="co46" style:family="table-column">
      <style:table-column-properties fo:break-before="auto" style:column-width="2.88395833333333cm"/>
    </style:style>
    <style:style style:name="co47" style:family="table-column">
      <style:table-column-properties fo:break-before="auto" style:column-width="2.460625cm"/>
    </style:style>
    <style:style style:name="co48" style:family="table-column">
      <style:table-column-properties fo:break-before="auto" style:column-width="4.23333333333333cm"/>
    </style:style>
    <style:style style:name="co49" style:family="table-column">
      <style:table-column-properties fo:break-before="auto" style:column-width="0.608541666666667cm"/>
    </style:style>
    <style:style style:name="co50" style:family="table-column">
      <style:table-column-properties fo:break-before="auto" style:column-width="5.42395833333333cm"/>
    </style:style>
    <style:style style:name="co51" style:family="table-column">
      <style:table-column-properties fo:break-before="auto" style:column-width="1.21708333333333cm"/>
    </style:style>
    <style:style style:name="co52" style:family="table-column">
      <style:table-column-properties fo:break-before="auto" style:column-width="4.7625cm"/>
    </style:style>
    <style:style style:name="co53" style:family="table-column">
      <style:table-column-properties fo:break-before="auto" style:column-width="0.820208333333333cm"/>
    </style:style>
    <style:style style:name="co54" style:family="table-column">
      <style:table-column-properties fo:break-before="auto" style:column-width="3.04270833333333cm"/>
    </style:style>
    <style:style style:name="co55" style:family="table-column">
      <style:table-column-properties fo:break-before="auto" style:column-width="2.4077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1_Stypendium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column table:style-name="co4" table:number-columns-repeated="15360" table:default-cell-style-name="ce1"/>
        <table:table-row table:style-name="ro1">
          <table:table-cell table:style-name="ce1"/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office:value-type="string" table:style-name="ce4">
            <text:p>Uczeń:</text:p>
          </table:table-cell>
          <table:table-cell office:value-type="string" table:style-name="ce4">
            <text:p>Kwota stypendnium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backi</text:p>
          </table:table-cell>
          <table:table-cell office:value-type="float" office:value="91.519708332324683" table:formula="of:=IF(RAND()&lt;0.1;&quot;brak&quot;;RAND()*319+52)" table:style-name="ce6">
            <text:p>91,52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backi</text:p>
          </table:table-cell>
          <table:table-cell office:value-type="float" office:value="65.91563591938322" table:formula="of:=IF(RAND()&lt;0.1;&quot;brak&quot;;RAND()*319+52)" table:style-name="ce6">
            <text:p>65,92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backi</text:p>
          </table:table-cell>
          <table:table-cell office:value-type="float" office:value="174.63266075467629" table:formula="of:=IF(RAND()&lt;0.1;&quot;brak&quot;;RAND()*319+52)" table:style-name="ce6">
            <text:p>174,63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backi</text:p>
          </table:table-cell>
          <table:table-cell office:value-type="float" office:value="341.39614497916597" table:formula="of:=IF(RAND()&lt;0.1;&quot;brak&quot;;RAND()*319+52)" table:style-name="ce6">
            <text:p>341,40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backi</text:p>
          </table:table-cell>
          <table:table-cell office:value-type="float" office:value="144.19209215073241" table:formula="of:=IF(RAND()&lt;0.1;&quot;brak&quot;;RAND()*319+52)" table:style-name="ce6">
            <text:p>144,19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backi</text:p>
          </table:table-cell>
          <table:table-cell office:value-type="string" office:string-value="brak" table:formula="of:=IF(RAND()&lt;0.1;&quot;brak&quot;;RAND()*319+52)" table:style-name="ce6">
            <text:p><text:s/>brak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abacki</text:p>
          </table:table-cell>
          <table:table-cell office:value-type="float" office:value="62.433057247309549" table:formula="of:=IF(RAND()&lt;0.1;&quot;brak&quot;;RAND()*319+52)" table:style-name="ce6">
            <text:p>62,43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backi</text:p>
          </table:table-cell>
          <table:table-cell office:value-type="float" office:value="228.11415517732794" table:formula="of:=IF(RAND()&lt;0.1;&quot;brak&quot;;RAND()*319+52)" table:style-name="ce6">
            <text:p>228,11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backi</text:p>
          </table:table-cell>
          <table:table-cell office:value-type="float" office:value="317.42312583512006" table:formula="of:=IF(RAND()&lt;0.1;&quot;brak&quot;;RAND()*319+52)" table:style-name="ce6">
            <text:p>317,42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abacki</text:p>
          </table:table-cell>
          <table:table-cell office:value-type="string" office:string-value="brak" table:formula="of:=IF(RAND()&lt;0.1;&quot;brak&quot;;RAND()*319+52)" table:style-name="ce6">
            <text:p><text:s/>brak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abacki</text:p>
          </table:table-cell>
          <table:table-cell office:value-type="float" office:value="312.43977231331576" table:formula="of:=IF(RAND()&lt;0.1;&quot;brak&quot;;RAND()*319+52)" table:style-name="ce6">
            <text:p>312,44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backi</text:p>
          </table:table-cell>
          <table:table-cell office:value-type="float" office:value="328.30362841873654" table:formula="of:=IF(RAND()&lt;0.1;&quot;brak&quot;;RAND()*319+52)" table:style-name="ce6">
            <text:p>328,30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backi</text:p>
          </table:table-cell>
          <table:table-cell office:value-type="float" office:value="277.51580181835061" table:formula="of:=IF(RAND()&lt;0.1;&quot;brak&quot;;RAND()*319+52)" table:style-name="ce6">
            <text:p>277,52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abacki</text:p>
          </table:table-cell>
          <table:table-cell office:value-type="float" office:value="291.18560378076495" table:formula="of:=IF(RAND()&lt;0.1;&quot;brak&quot;;RAND()*319+52)" table:style-name="ce6">
            <text:p>291,19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abacki</text:p>
          </table:table-cell>
          <table:table-cell office:value-type="float" office:value="54.094421279277277" table:formula="of:=IF(RAND()&lt;0.1;&quot;brak&quot;;RAND()*319+52)" table:style-name="ce6">
            <text:p>54,09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backi</text:p>
          </table:table-cell>
          <table:table-cell office:value-type="string" office:string-value="brak" table:formula="of:=IF(RAND()&lt;0.1;&quot;brak&quot;;RAND()*319+52)" table:style-name="ce6">
            <text:p><text:s/>brak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backi</text:p>
          </table:table-cell>
          <table:table-cell office:value-type="string" office:string-value="brak" table:formula="of:=IF(RAND()&lt;0.1;&quot;brak&quot;;RAND()*319+52)" table:style-name="ce6">
            <text:p><text:s/>brak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backi</text:p>
          </table:table-cell>
          <table:table-cell office:value-type="float" office:value="61.657761363970245" table:formula="of:=IF(RAND()&lt;0.1;&quot;brak&quot;;RAND()*319+52)" table:style-name="ce6">
            <text:p>61,66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backi</text:p>
          </table:table-cell>
          <table:table-cell office:value-type="float" office:value="234.25511958141755" table:formula="of:=IF(RAND()&lt;0.1;&quot;brak&quot;;RAND()*319+52)" table:style-name="ce6">
            <text:p>234,26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abacki</text:p>
          </table:table-cell>
          <table:table-cell office:value-type="float" office:value="241.25925581530655" table:formula="of:=IF(RAND()&lt;0.1;&quot;brak&quot;;RAND()*319+52)" table:style-name="ce6">
            <text:p>241,26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backi</text:p>
          </table:table-cell>
          <table:table-cell office:value-type="float" office:value="152.35710187732721" table:formula="of:=IF(RAND()&lt;0.1;&quot;brak&quot;;RAND()*319+52)" table:style-name="ce6">
            <text:p>152,36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Xabacki</text:p>
          </table:table-cell>
          <table:table-cell office:value-type="float" office:value="272.57828322688965" table:formula="of:=IF(RAND()&lt;0.1;&quot;brak&quot;;RAND()*319+52)" table:style-name="ce6">
            <text:p>272,58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abacki</text:p>
          </table:table-cell>
          <table:table-cell office:value-type="float" office:value="53.395725737772665" table:formula="of:=IF(RAND()&lt;0.1;&quot;brak&quot;;RAND()*319+52)" table:style-name="ce6">
            <text:p>53,40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abacki</text:p>
          </table:table-cell>
          <table:table-cell office:value-type="float" office:value="258.61414563320864" table:formula="of:=IF(RAND()&lt;0.1;&quot;brak&quot;;RAND()*319+52)" table:style-name="ce6">
            <text:p>258,61 zł<text:s/></text:p>
          </table:table-cell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office:value-type="string" table:style-name="ce3">
            <text:p>Razem:</text:p>
          </table:table-cell>
          <table:table-cell office:value-type="currency" office:value="3960" table:formula="of:=MROUND(SUM([.B4:.B27]);10)" table:style-name="ce7">
            <text:p>3 960 zł</text:p>
          </table:table-cell>
          <table:table-cell table:number-columns-repeated="16382"/>
        </table:table-row>
        <table:table-row table:number-rows-repeated="1048547" table:style-name="ro2">
          <table:table-cell table:number-columns-repeated="16384"/>
        </table:table-row>
      </table:table>
      <table:table table:name="2_Stypendium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column table:style-name="co4" table:number-columns-repeated="15360" table:default-cell-style-name="ce1"/>
        <table:table-row table:style-name="ro1">
          <table:table-cell table:style-name="ce1"/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office:value-type="string" table:style-name="ce4">
            <text:p>Uczeń:</text:p>
          </table:table-cell>
          <table:table-cell office:value-type="string" table:style-name="ce4">
            <text:p>Kwota stypendnium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backi</text:p>
          </table:table-cell>
          <table:table-cell office:value-type="float" office:value="480.50517461642875" table:formula="of:=IF(RAND()&lt;0.1;&quot;brak&quot;;RAND()*419+62)" table:style-name="ce6">
            <text:p>480,51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backi</text:p>
          </table:table-cell>
          <table:table-cell office:value-type="float" office:value="124.33136382069459" table:formula="of:=IF(RAND()&lt;0.1;&quot;brak&quot;;RAND()*419+62)" table:style-name="ce6">
            <text:p>124,33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backi</text:p>
          </table:table-cell>
          <table:table-cell office:value-type="float" office:value="338.80550979967336" table:formula="of:=IF(RAND()&lt;0.1;&quot;brak&quot;;RAND()*419+62)" table:style-name="ce6">
            <text:p>338,81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backi</text:p>
          </table:table-cell>
          <table:table-cell office:value-type="float" office:value="161.36498792402676" table:formula="of:=IF(RAND()&lt;0.1;&quot;brak&quot;;RAND()*419+62)" table:style-name="ce6">
            <text:p>161,36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backi</text:p>
          </table:table-cell>
          <table:table-cell office:value-type="float" office:value="203.04464895278483" table:formula="of:=IF(RAND()&lt;0.1;&quot;brak&quot;;RAND()*419+62)" table:style-name="ce6">
            <text:p>203,04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backi</text:p>
          </table:table-cell>
          <table:table-cell office:value-type="float" office:value="254.94499165229223" table:formula="of:=IF(RAND()&lt;0.1;&quot;brak&quot;;RAND()*419+62)" table:style-name="ce6">
            <text:p>254,94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abacki</text:p>
          </table:table-cell>
          <table:table-cell office:value-type="float" office:value="421.256300345677" table:formula="of:=IF(RAND()&lt;0.1;&quot;brak&quot;;RAND()*419+62)" table:style-name="ce6">
            <text:p>421,26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backi</text:p>
          </table:table-cell>
          <table:table-cell office:value-type="float" office:value="352.30105556965117" table:formula="of:=IF(RAND()&lt;0.1;&quot;brak&quot;;RAND()*419+62)" table:style-name="ce6">
            <text:p>352,30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backi</text:p>
          </table:table-cell>
          <table:table-cell office:value-type="float" office:value="450.14072225181525" table:formula="of:=IF(RAND()&lt;0.1;&quot;brak&quot;;RAND()*419+62)" table:style-name="ce6">
            <text:p>450,14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abacki</text:p>
          </table:table-cell>
          <table:table-cell office:value-type="float" office:value="305.14849509618483" table:formula="of:=IF(RAND()&lt;0.1;&quot;brak&quot;;RAND()*419+62)" table:style-name="ce6">
            <text:p>305,15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abacki</text:p>
          </table:table-cell>
          <table:table-cell office:value-type="float" office:value="395.31528406088967" table:formula="of:=IF(RAND()&lt;0.1;&quot;brak&quot;;RAND()*419+62)" table:style-name="ce6">
            <text:p>395,32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backi</text:p>
          </table:table-cell>
          <table:table-cell office:value-type="float" office:value="186.72437054154915" table:formula="of:=IF(RAND()&lt;0.1;&quot;brak&quot;;RAND()*419+62)" table:style-name="ce6">
            <text:p>186,72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backi</text:p>
          </table:table-cell>
          <table:table-cell office:value-type="float" office:value="463.95297126494859" table:formula="of:=IF(RAND()&lt;0.1;&quot;brak&quot;;RAND()*419+62)" table:style-name="ce6">
            <text:p>463,95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abacki</text:p>
          </table:table-cell>
          <table:table-cell office:value-type="float" office:value="356.61408263669375" table:formula="of:=IF(RAND()&lt;0.1;&quot;brak&quot;;RAND()*419+62)" table:style-name="ce6">
            <text:p>356,61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abacki</text:p>
          </table:table-cell>
          <table:table-cell office:value-type="float" office:value="220.86397695206466" table:formula="of:=IF(RAND()&lt;0.1;&quot;brak&quot;;RAND()*419+62)" table:style-name="ce6">
            <text:p>220,86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backi</text:p>
          </table:table-cell>
          <table:table-cell office:value-type="float" office:value="128.37966715581192" table:formula="of:=IF(RAND()&lt;0.1;&quot;brak&quot;;RAND()*419+62)" table:style-name="ce6">
            <text:p>128,38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backi</text:p>
          </table:table-cell>
          <table:table-cell office:value-type="float" office:value="168.43296728951066" table:formula="of:=IF(RAND()&lt;0.1;&quot;brak&quot;;RAND()*419+62)" table:style-name="ce6">
            <text:p>168,43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backi</text:p>
          </table:table-cell>
          <table:table-cell office:value-type="float" office:value="85.1746660666266" table:formula="of:=IF(RAND()&lt;0.1;&quot;brak&quot;;RAND()*419+62)" table:style-name="ce6">
            <text:p>85,17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backi</text:p>
          </table:table-cell>
          <table:table-cell office:value-type="float" office:value="335.39494048293932" table:formula="of:=IF(RAND()&lt;0.1;&quot;brak&quot;;RAND()*419+62)" table:style-name="ce6">
            <text:p>335,39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abacki</text:p>
          </table:table-cell>
          <table:table-cell office:value-type="string" office:string-value="brak" table:formula="of:=IF(RAND()&lt;0.1;&quot;brak&quot;;RAND()*419+62)" table:style-name="ce6">
            <text:p><text:s/>brak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backi</text:p>
          </table:table-cell>
          <table:table-cell office:value-type="float" office:value="169.41062826195343" table:formula="of:=IF(RAND()&lt;0.1;&quot;brak&quot;;RAND()*419+62)" table:style-name="ce6">
            <text:p>169,41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Xabacki</text:p>
          </table:table-cell>
          <table:table-cell office:value-type="float" office:value="76.84080848710515" table:formula="of:=IF(RAND()&lt;0.1;&quot;brak&quot;;RAND()*419+62)" table:style-name="ce6">
            <text:p>76,84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abacki</text:p>
          </table:table-cell>
          <table:table-cell office:value-type="float" office:value="437.78919898145989" table:formula="of:=IF(RAND()&lt;0.1;&quot;brak&quot;;RAND()*419+62)" table:style-name="ce6">
            <text:p>437,79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abacki</text:p>
          </table:table-cell>
          <table:table-cell office:value-type="float" office:value="75.391156784616967" table:formula="of:=IF(RAND()&lt;0.1;&quot;brak&quot;;RAND()*419+62)" table:style-name="ce6">
            <text:p>75,39 zł<text:s/></text:p>
          </table:table-cell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office:value-type="string" table:style-name="ce3">
            <text:p>Razem:</text:p>
          </table:table-cell>
          <table:table-cell office:value-type="currency" office:value="480" table:formula="of:=MROUND(MAXA([.B4:.B27]);10)" table:style-name="ce8">
            <text:p><text:s/>480 zł<text:s/></text:p>
          </table:table-cell>
          <table:table-cell table:number-columns-repeated="16382"/>
        </table:table-row>
        <table:table-row table:number-rows-repeated="1048547" table:style-name="ro2">
          <table:table-cell table:number-columns-repeated="16384"/>
        </table:table-row>
      </table:table>
      <table:table table:name="3_Oceny" table:style-name="ta1">
        <table:table-column table:style-name="co1" table:default-cell-style-name="ce3"/>
        <table:table-column table:style-name="co5" table:default-cell-style-name="ce3"/>
        <table:table-column table:style-name="co3" table:number-columns-repeated="1022" table:default-cell-style-name="ce3"/>
        <table:table-column table:style-name="co4" table:number-columns-repeated="15360" table:default-cell-style-name="ce1"/>
        <table:table-row table:style-name="ro1">
          <table:table-cell table:style-name="ce1"/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office:value-type="string" table:style-name="ce4">
            <text:p>Uczeń:</text:p>
          </table:table-cell>
          <table:table-cell office:value-type="string" table:style-name="ce4">
            <text:p>Ocena z tego sprawdzianu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backi</text:p>
          </table:table-cell>
          <table:table-cell office:value-type="float" office:value="3.366367145603288" table:formula="of:=IF(RAND()&lt;0.1;&quot;nb&quot;;RAND()*5.7+0.51)" table:style-name="ce9">
            <text:p>3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backi</text:p>
          </table:table-cell>
          <table:table-cell office:value-type="float" office:value="0.66413797249619722" table:formula="of:=IF(RAND()&lt;0.1;&quot;nb&quot;;RAND()*5.7+0.51)" table:style-name="ce9">
            <text:p>1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backi</text:p>
          </table:table-cell>
          <table:table-cell office:value-type="string" office:string-value="nb" table:formula="of:=IF(RAND()&lt;0.1;&quot;nb&quot;;RAND()*5.7+0.51)" table:style-name="ce9">
            <text:p><text:s/>nb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backi</text:p>
          </table:table-cell>
          <table:table-cell office:value-type="string" office:string-value="nb" table:formula="of:=IF(RAND()&lt;0.1;&quot;nb&quot;;RAND()*5.7+0.51)" table:style-name="ce9">
            <text:p><text:s/>nb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backi</text:p>
          </table:table-cell>
          <table:table-cell office:value-type="float" office:value="4.4715553824752616" table:formula="of:=IF(RAND()&lt;0.1;&quot;nb&quot;;RAND()*5.7+0.51)" table:style-name="ce9">
            <text:p>4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backi</text:p>
          </table:table-cell>
          <table:table-cell office:value-type="float" office:value="3.3946156456127792" table:formula="of:=IF(RAND()&lt;0.1;&quot;nb&quot;;RAND()*5.7+0.51)" table:style-name="ce9">
            <text:p>3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abacki</text:p>
          </table:table-cell>
          <table:table-cell office:value-type="float" office:value="1.5879718997718879" table:formula="of:=IF(RAND()&lt;0.1;&quot;nb&quot;;RAND()*5.7+0.51)" table:style-name="ce9">
            <text:p>2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backi</text:p>
          </table:table-cell>
          <table:table-cell office:value-type="float" office:value="1.0329131119936665" table:formula="of:=IF(RAND()&lt;0.1;&quot;nb&quot;;RAND()*5.7+0.51)" table:style-name="ce9">
            <text:p>1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backi</text:p>
          </table:table-cell>
          <table:table-cell office:value-type="float" office:value="2.8703600490662051" table:formula="of:=IF(RAND()&lt;0.1;&quot;nb&quot;;RAND()*5.7+0.51)" table:style-name="ce9">
            <text:p>3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abacki</text:p>
          </table:table-cell>
          <table:table-cell office:value-type="float" office:value="0.98471215497836284" table:formula="of:=IF(RAND()&lt;0.1;&quot;nb&quot;;RAND()*5.7+0.51)" table:style-name="ce9">
            <text:p>1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abacki</text:p>
          </table:table-cell>
          <table:table-cell office:value-type="float" office:value="4.8707192099966132" table:formula="of:=IF(RAND()&lt;0.1;&quot;nb&quot;;RAND()*5.7+0.51)" table:style-name="ce9">
            <text:p>5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backi</text:p>
          </table:table-cell>
          <table:table-cell office:value-type="string" office:string-value="nb" table:formula="of:=IF(RAND()&lt;0.1;&quot;nb&quot;;RAND()*5.7+0.51)" table:style-name="ce9">
            <text:p><text:s/>nb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backi</text:p>
          </table:table-cell>
          <table:table-cell office:value-type="float" office:value="5.1313971585159219" table:formula="of:=IF(RAND()&lt;0.1;&quot;nb&quot;;RAND()*5.7+0.51)" table:style-name="ce9">
            <text:p>5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abacki</text:p>
          </table:table-cell>
          <table:table-cell office:value-type="float" office:value="3.4428407377464536" table:formula="of:=IF(RAND()&lt;0.1;&quot;nb&quot;;RAND()*5.7+0.51)" table:style-name="ce9">
            <text:p>3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abacki</text:p>
          </table:table-cell>
          <table:table-cell office:value-type="float" office:value="4.6030805390458465" table:formula="of:=IF(RAND()&lt;0.1;&quot;nb&quot;;RAND()*5.7+0.51)" table:style-name="ce9">
            <text:p>5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backi</text:p>
          </table:table-cell>
          <table:table-cell office:value-type="float" office:value="2.0530347787550829" table:formula="of:=IF(RAND()&lt;0.1;&quot;nb&quot;;RAND()*5.7+0.51)" table:style-name="ce9">
            <text:p>2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backi</text:p>
          </table:table-cell>
          <table:table-cell office:value-type="float" office:value="2.9015266052975868" table:formula="of:=IF(RAND()&lt;0.1;&quot;nb&quot;;RAND()*5.7+0.51)" table:style-name="ce9">
            <text:p>3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backi</text:p>
          </table:table-cell>
          <table:table-cell office:value-type="float" office:value="2.5259972848110719" table:formula="of:=IF(RAND()&lt;0.1;&quot;nb&quot;;RAND()*5.7+0.51)" table:style-name="ce9">
            <text:p>3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backi</text:p>
          </table:table-cell>
          <table:table-cell office:value-type="float" office:value="4.7412012090359559" table:formula="of:=IF(RAND()&lt;0.1;&quot;nb&quot;;RAND()*5.7+0.51)" table:style-name="ce9">
            <text:p>5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abacki</text:p>
          </table:table-cell>
          <table:table-cell office:value-type="float" office:value="2.1616807915709537" table:formula="of:=IF(RAND()&lt;0.1;&quot;nb&quot;;RAND()*5.7+0.51)" table:style-name="ce9">
            <text:p>2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backi</text:p>
          </table:table-cell>
          <table:table-cell office:value-type="float" office:value="3.1446489844336618" table:formula="of:=IF(RAND()&lt;0.1;&quot;nb&quot;;RAND()*5.7+0.51)" table:style-name="ce9">
            <text:p>3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Xabacki</text:p>
          </table:table-cell>
          <table:table-cell office:value-type="float" office:value="4.6786128915693492" table:formula="of:=IF(RAND()&lt;0.1;&quot;nb&quot;;RAND()*5.7+0.51)" table:style-name="ce9">
            <text:p>5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abacki</text:p>
          </table:table-cell>
          <table:table-cell office:value-type="float" office:value="1.2600706315909678" table:formula="of:=IF(RAND()&lt;0.1;&quot;nb&quot;;RAND()*5.7+0.51)" table:style-name="ce9">
            <text:p>1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abacki</text:p>
          </table:table-cell>
          <table:table-cell office:value-type="float" office:value="4.7831672522161455" table:formula="of:=IF(RAND()&lt;0.1;&quot;nb&quot;;RAND()*5.7+0.51)" table:style-name="ce9">
            <text:p>5<text:s text:c="6"/></text:p>
          </table:table-cell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office:value-type="string" table:style-name="ce3">
            <text:p>Średnia</text:p>
          </table:table-cell>
          <table:table-cell office:value-type="string" office:string-value="3,1" table:formula="of:=FIXED(AVERAGE([.B4:.B27]);1)" table:style-name="ce10">
            <text:p><text:s/>3,1<text:s/></text:p>
          </table:table-cell>
          <table:table-cell table:number-columns-repeated="16382"/>
        </table:table-row>
        <table:table-row table:number-rows-repeated="1048547" table:style-name="ro2">
          <table:table-cell table:number-columns-repeated="16384"/>
        </table:table-row>
      </table:table>
      <table:table table:name="4_Bilet" table:style-name="ta1"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3" table:number-columns-repeated="1021" table:default-cell-style-name="ce13"/>
        <table:table-column table:style-name="co4" table:number-columns-repeated="15360" table:default-cell-style-name="ce1"/>
        <table:table-row table:style-name="ro3">
          <table:table-cell table:style-name="ce11"/>
          <table:table-cell office:value-type="string" table:style-name="ce12">
            <text:p>Cena za 1km</text:p>
          </table:table-cell>
          <table:table-cell table:style-name="ce1"/>
          <table:table-cell table:number-columns-repeated="16381"/>
        </table:table-row>
        <table:table-row table:style-name="ro3">
          <table:table-cell table:style-name="ce11"/>
          <table:table-cell office:value-type="float" office:value="0.28999999999999998" table:formula="of:=ROUND(RAND()*0.2+0.1;2)" table:style-name="ce14">
            <text:p>0,29 zł<text:s/></text:p>
          </table:table-cell>
          <table:table-cell table:style-name="ce1"/>
          <table:table-cell table:number-columns-repeated="16381"/>
        </table:table-row>
        <table:table-row table:number-rows-repeated="3" table:style-name="ro1">
          <table:table-cell table:style-name="ce11"/>
          <table:table-cell table:style-name="ce15"/>
          <table:table-cell table:style-name="ce1"/>
          <table:table-cell table:number-columns-repeated="16381"/>
        </table:table-row>
        <table:table-row table:number-rows-repeated="3" table:style-name="ro1">
          <table:table-cell table:number-columns-repeated="3" table:style-name="ce1"/>
          <table:table-cell table:number-columns-repeated="16381"/>
        </table:table-row>
        <table:table-row table:style-name="ro1">
          <table:table-cell office:value-type="string" table:style-name="ce16">
            <text:p>Nr biletu</text:p>
          </table:table-cell>
          <table:table-cell office:value-type="string" table:style-name="ce16">
            <text:p>Liczba km</text:p>
          </table:table-cell>
          <table:table-cell office:value-type="string" table:style-name="ce17">
            <text:p>Cena biletu</text:p>
          </table:table-cell>
          <table:table-cell table:number-columns-repeated="16381"/>
        </table:table-row>
        <table:table-row table:style-name="ro1">
          <table:table-cell office:value-type="float" office:value="1023652135" table:style-name="ce16">
            <text:p>1023652135</text:p>
          </table:table-cell>
          <table:table-cell office:value-type="float" office:value="255" table:formula="of:=ROUND(RAND()*400+20;0)" table:style-name="ce18">
            <text:p>255</text:p>
          </table:table-cell>
          <table:table-cell office:value-type="float" office:value="73.949999999999989" table:formula="of:=PRODUCT([.$B$2];[.B10])" table:style-name="ce19">
            <text:p>73,95</text:p>
          </table:table-cell>
          <table:table-cell table:number-columns-repeated="16381"/>
        </table:table-row>
        <table:table-row table:style-name="ro1">
          <table:table-cell office:value-type="float" office:value="1023652148" table:formula="of:=[.A10]+13" table:style-name="ce16">
            <text:p>1023652148</text:p>
          </table:table-cell>
          <table:table-cell office:value-type="float" office:value="247" table:formula="of:=ROUND(RAND()*400+20;0)" table:style-name="ce18">
            <text:p>247</text:p>
          </table:table-cell>
          <table:table-cell office:value-type="float" office:value="71.63" table:formula="of:=PRODUCT([.$B$2];[.B11])" table:style-name="ce19">
            <text:p>71,63</text:p>
          </table:table-cell>
          <table:table-cell table:number-columns-repeated="16381"/>
        </table:table-row>
        <table:table-row table:style-name="ro1">
          <table:table-cell office:value-type="float" office:value="1023652136" table:style-name="ce16">
            <text:p>1023652136</text:p>
          </table:table-cell>
          <table:table-cell office:value-type="float" office:value="316" table:formula="of:=ROUND(RAND()*400+20;0)" table:style-name="ce18">
            <text:p>316</text:p>
          </table:table-cell>
          <table:table-cell office:value-type="float" office:value="91.64" table:formula="of:=PRODUCT([.$B$2];[.B12])" table:style-name="ce19">
            <text:p>91,64</text:p>
          </table:table-cell>
          <table:table-cell table:number-columns-repeated="16381"/>
        </table:table-row>
        <table:table-row table:style-name="ro1">
          <table:table-cell office:value-type="float" office:value="1023652149" table:formula="of:=[.A12]+13" table:style-name="ce16">
            <text:p>1023652149</text:p>
          </table:table-cell>
          <table:table-cell office:value-type="float" office:value="180" table:formula="of:=ROUND(RAND()*400+20;0)" table:style-name="ce18">
            <text:p>180</text:p>
          </table:table-cell>
          <table:table-cell office:value-type="float" office:value="52.199999999999996" table:formula="of:=PRODUCT([.$B$2];[.B13])" table:style-name="ce19">
            <text:p>52,2</text:p>
          </table:table-cell>
          <table:table-cell table:number-columns-repeated="16381"/>
        </table:table-row>
        <table:table-row table:style-name="ro1">
          <table:table-cell office:value-type="float" office:value="1023652137" table:style-name="ce16">
            <text:p>1023652137</text:p>
          </table:table-cell>
          <table:table-cell office:value-type="float" office:value="95" table:formula="of:=ROUND(RAND()*400+20;0)" table:style-name="ce18">
            <text:p>95</text:p>
          </table:table-cell>
          <table:table-cell office:value-type="float" office:value="27.549999999999997" table:formula="of:=PRODUCT([.$B$2];[.B14])" table:style-name="ce19">
            <text:p>27,55</text:p>
          </table:table-cell>
          <table:table-cell table:number-columns-repeated="16381"/>
        </table:table-row>
        <table:table-row table:style-name="ro1">
          <table:table-cell office:value-type="float" office:value="1023652150" table:formula="of:=[.A14]+13" table:style-name="ce16">
            <text:p>1023652150</text:p>
          </table:table-cell>
          <table:table-cell office:value-type="float" office:value="110" table:formula="of:=ROUND(RAND()*400+20;0)" table:style-name="ce18">
            <text:p>110</text:p>
          </table:table-cell>
          <table:table-cell office:value-type="float" office:value="31.9" table:formula="of:=PRODUCT([.$B$2];[.B15])" table:style-name="ce19">
            <text:p>31,9</text:p>
          </table:table-cell>
          <table:table-cell table:number-columns-repeated="16381"/>
        </table:table-row>
        <table:table-row table:style-name="ro1">
          <table:table-cell office:value-type="float" office:value="1023652138" table:style-name="ce16">
            <text:p>1023652138</text:p>
          </table:table-cell>
          <table:table-cell office:value-type="float" office:value="119" table:formula="of:=ROUND(RAND()*400+20;0)" table:style-name="ce18">
            <text:p>119</text:p>
          </table:table-cell>
          <table:table-cell office:value-type="float" office:value="34.51" table:formula="of:=PRODUCT([.$B$2];[.B16])" table:style-name="ce19">
            <text:p>34,51</text:p>
          </table:table-cell>
          <table:table-cell table:number-columns-repeated="16381"/>
        </table:table-row>
        <table:table-row table:style-name="ro1">
          <table:table-cell office:value-type="float" office:value="1023652151" table:formula="of:=[.A16]+13" table:style-name="ce16">
            <text:p>1023652151</text:p>
          </table:table-cell>
          <table:table-cell office:value-type="float" office:value="404" table:formula="of:=ROUND(RAND()*400+20;0)" table:style-name="ce18">
            <text:p>404</text:p>
          </table:table-cell>
          <table:table-cell office:value-type="float" office:value="117.16" table:formula="of:=PRODUCT([.$B$2];[.B17])" table:style-name="ce19">
            <text:p>117,16</text:p>
          </table:table-cell>
          <table:table-cell table:number-columns-repeated="16381"/>
        </table:table-row>
        <table:table-row table:style-name="ro1">
          <table:table-cell office:value-type="float" office:value="1023652139" table:style-name="ce16">
            <text:p>1023652139</text:p>
          </table:table-cell>
          <table:table-cell office:value-type="float" office:value="389" table:formula="of:=ROUND(RAND()*400+20;0)" table:style-name="ce18">
            <text:p>389</text:p>
          </table:table-cell>
          <table:table-cell office:value-type="float" office:value="112.80999999999999" table:formula="of:=PRODUCT([.$B$2];[.B18])" table:style-name="ce19">
            <text:p>112,81</text:p>
          </table:table-cell>
          <table:table-cell table:number-columns-repeated="16381"/>
        </table:table-row>
        <table:table-row table:style-name="ro1">
          <table:table-cell office:value-type="float" office:value="1023652152" table:formula="of:=[.A18]+13" table:style-name="ce16">
            <text:p>1023652152</text:p>
          </table:table-cell>
          <table:table-cell office:value-type="float" office:value="340" table:formula="of:=ROUND(RAND()*400+20;0)" table:style-name="ce18">
            <text:p>340</text:p>
          </table:table-cell>
          <table:table-cell office:value-type="float" office:value="98.6" table:formula="of:=PRODUCT([.$B$2];[.B19])" table:style-name="ce19">
            <text:p>98,6</text:p>
          </table:table-cell>
          <table:table-cell table:number-columns-repeated="16381"/>
        </table:table-row>
        <table:table-row table:style-name="ro1">
          <table:table-cell office:value-type="float" office:value="1023652140" table:style-name="ce16">
            <text:p>1023652140</text:p>
          </table:table-cell>
          <table:table-cell office:value-type="float" office:value="126" table:formula="of:=ROUND(RAND()*400+20;0)" table:style-name="ce18">
            <text:p>126</text:p>
          </table:table-cell>
          <table:table-cell office:value-type="float" office:value="36.54" table:formula="of:=PRODUCT([.$B$2];[.B20])" table:style-name="ce19">
            <text:p>36,54</text:p>
          </table:table-cell>
          <table:table-cell table:number-columns-repeated="16381"/>
        </table:table-row>
        <table:table-row table:style-name="ro1">
          <table:table-cell office:value-type="float" office:value="1023652153" table:formula="of:=[.A20]+13" table:style-name="ce16">
            <text:p>1023652153</text:p>
          </table:table-cell>
          <table:table-cell office:value-type="float" office:value="206" table:formula="of:=ROUND(RAND()*400+20;0)" table:style-name="ce18">
            <text:p>206</text:p>
          </table:table-cell>
          <table:table-cell office:value-type="float" office:value="59.739999999999995" table:formula="of:=PRODUCT([.$B$2];[.B21])" table:style-name="ce19">
            <text:p>59,74</text:p>
          </table:table-cell>
          <table:table-cell table:number-columns-repeated="16381"/>
        </table:table-row>
        <table:table-row table:style-name="ro1">
          <table:table-cell office:value-type="float" office:value="1023652141" table:style-name="ce16">
            <text:p>1023652141</text:p>
          </table:table-cell>
          <table:table-cell office:value-type="float" office:value="211" table:formula="of:=ROUND(RAND()*400+20;0)" table:style-name="ce18">
            <text:p>211</text:p>
          </table:table-cell>
          <table:table-cell office:value-type="float" office:value="61.19" table:formula="of:=PRODUCT([.$B$2];[.B22])" table:style-name="ce19">
            <text:p>61,19</text:p>
          </table:table-cell>
          <table:table-cell table:number-columns-repeated="16381"/>
        </table:table-row>
        <table:table-row table:style-name="ro1">
          <table:table-cell office:value-type="float" office:value="1023652154" table:formula="of:=[.A22]+13" table:style-name="ce16">
            <text:p>1023652154</text:p>
          </table:table-cell>
          <table:table-cell office:value-type="float" office:value="303" table:formula="of:=ROUND(RAND()*400+20;0)" table:style-name="ce18">
            <text:p>303</text:p>
          </table:table-cell>
          <table:table-cell office:value-type="float" office:value="87.86999999999999" table:formula="of:=PRODUCT([.$B$2];[.B23])" table:style-name="ce19">
            <text:p>87,87</text:p>
          </table:table-cell>
          <table:table-cell table:number-columns-repeated="16381"/>
        </table:table-row>
        <table:table-row table:style-name="ro1">
          <table:table-cell office:value-type="float" office:value="1023652142" table:style-name="ce16">
            <text:p>1023652142</text:p>
          </table:table-cell>
          <table:table-cell office:value-type="float" office:value="389" table:formula="of:=ROUND(RAND()*400+20;0)" table:style-name="ce18">
            <text:p>389</text:p>
          </table:table-cell>
          <table:table-cell office:value-type="float" office:value="112.80999999999999" table:formula="of:=PRODUCT([.$B$2];[.B24])" table:style-name="ce19">
            <text:p>112,81</text:p>
          </table:table-cell>
          <table:table-cell table:number-columns-repeated="16381"/>
        </table:table-row>
        <table:table-row table:style-name="ro1">
          <table:table-cell office:value-type="float" office:value="1023652155" table:formula="of:=[.A24]+13" table:style-name="ce16">
            <text:p>1023652155</text:p>
          </table:table-cell>
          <table:table-cell office:value-type="float" office:value="245" table:formula="of:=ROUND(RAND()*400+20;0)" table:style-name="ce18">
            <text:p>245</text:p>
          </table:table-cell>
          <table:table-cell office:value-type="float" office:value="71.05" table:formula="of:=PRODUCT([.$B$2];[.B25])" table:style-name="ce19">
            <text:p>71,05</text:p>
          </table:table-cell>
          <table:table-cell table:number-columns-repeated="16381"/>
        </table:table-row>
        <table:table-row table:style-name="ro1">
          <table:table-cell office:value-type="float" office:value="1023652143" table:style-name="ce16">
            <text:p>1023652143</text:p>
          </table:table-cell>
          <table:table-cell office:value-type="float" office:value="161" table:formula="of:=ROUND(RAND()*400+20;0)" table:style-name="ce18">
            <text:p>161</text:p>
          </table:table-cell>
          <table:table-cell office:value-type="float" office:value="46.69" table:formula="of:=PRODUCT([.$B$2];[.B26])" table:style-name="ce19">
            <text:p>46,69</text:p>
          </table:table-cell>
          <table:table-cell table:number-columns-repeated="16381"/>
        </table:table-row>
        <table:table-row table:style-name="ro1">
          <table:table-cell office:value-type="float" office:value="1023652156" table:formula="of:=[.A26]+13" table:style-name="ce16">
            <text:p>1023652156</text:p>
          </table:table-cell>
          <table:table-cell office:value-type="float" office:value="414" table:formula="of:=ROUND(RAND()*400+20;0)" table:style-name="ce18">
            <text:p>414</text:p>
          </table:table-cell>
          <table:table-cell office:value-type="float" office:value="120.05999999999999" table:formula="of:=PRODUCT([.$B$2];[.B27])" table:style-name="ce19">
            <text:p>120,06</text:p>
          </table:table-cell>
          <table:table-cell table:number-columns-repeated="16381"/>
        </table:table-row>
        <table:table-row table:style-name="ro1">
          <table:table-cell office:value-type="float" office:value="1023652144" table:style-name="ce16">
            <text:p>1023652144</text:p>
          </table:table-cell>
          <table:table-cell office:value-type="float" office:value="45" table:formula="of:=ROUND(RAND()*400+20;0)" table:style-name="ce18">
            <text:p>45</text:p>
          </table:table-cell>
          <table:table-cell office:value-type="float" office:value="13.049999999999999" table:formula="of:=PRODUCT([.$B$2];[.B28])" table:style-name="ce19">
            <text:p>13,05</text:p>
          </table:table-cell>
          <table:table-cell table:number-columns-repeated="16381"/>
        </table:table-row>
        <table:table-row table:style-name="ro1">
          <table:table-cell office:value-type="float" office:value="1023652157" table:formula="of:=[.A28]+13" table:style-name="ce16">
            <text:p>1023652157</text:p>
          </table:table-cell>
          <table:table-cell office:value-type="float" office:value="206" table:formula="of:=ROUND(RAND()*400+20;0)" table:style-name="ce18">
            <text:p>206</text:p>
          </table:table-cell>
          <table:table-cell office:value-type="float" office:value="59.739999999999995" table:formula="of:=PRODUCT([.$B$2];[.B29])" table:style-name="ce19">
            <text:p>59,74</text:p>
          </table:table-cell>
          <table:table-cell table:number-columns-repeated="16381"/>
        </table:table-row>
        <table:table-row table:style-name="ro1">
          <table:table-cell office:value-type="float" office:value="1023652145" table:style-name="ce16">
            <text:p>1023652145</text:p>
          </table:table-cell>
          <table:table-cell office:value-type="float" office:value="260" table:formula="of:=ROUND(RAND()*400+20;0)" table:style-name="ce18">
            <text:p>260</text:p>
          </table:table-cell>
          <table:table-cell office:value-type="float" office:value="75.399999999999991" table:formula="of:=PRODUCT([.$B$2];[.B30])" table:style-name="ce19">
            <text:p>75,4</text:p>
          </table:table-cell>
          <table:table-cell table:number-columns-repeated="16381"/>
        </table:table-row>
        <table:table-row table:style-name="ro1">
          <table:table-cell office:value-type="float" office:value="1023652158" table:formula="of:=[.A30]+13" table:style-name="ce16">
            <text:p>1023652158</text:p>
          </table:table-cell>
          <table:table-cell office:value-type="float" office:value="287" table:formula="of:=ROUND(RAND()*400+20;0)" table:style-name="ce18">
            <text:p>287</text:p>
          </table:table-cell>
          <table:table-cell office:value-type="float" office:value="83.22999999999999" table:formula="of:=PRODUCT([.$B$2];[.B31])" table:style-name="ce19">
            <text:p>83,23</text:p>
          </table:table-cell>
          <table:table-cell table:number-columns-repeated="16381"/>
        </table:table-row>
        <table:table-row table:style-name="ro1">
          <table:table-cell office:value-type="float" office:value="1023652146" table:style-name="ce16">
            <text:p>1023652146</text:p>
          </table:table-cell>
          <table:table-cell office:value-type="float" office:value="390" table:formula="of:=ROUND(RAND()*400+20;0)" table:style-name="ce18">
            <text:p>390</text:p>
          </table:table-cell>
          <table:table-cell office:value-type="float" office:value="113.1" table:formula="of:=PRODUCT([.$B$2];[.B32])" table:style-name="ce19">
            <text:p>113,1</text:p>
          </table:table-cell>
          <table:table-cell table:number-columns-repeated="16381"/>
        </table:table-row>
        <table:table-row table:style-name="ro1">
          <table:table-cell office:value-type="float" office:value="1023652159" table:formula="of:=[.A32]+13" table:style-name="ce16">
            <text:p>1023652159</text:p>
          </table:table-cell>
          <table:table-cell office:value-type="float" office:value="332" table:formula="of:=ROUND(RAND()*400+20;0)" table:style-name="ce18">
            <text:p>332</text:p>
          </table:table-cell>
          <table:table-cell office:value-type="float" office:value="96.279999999999987" table:formula="of:=PRODUCT([.$B$2];[.B33])" table:style-name="ce19">
            <text:p>96,28</text:p>
          </table:table-cell>
          <table:table-cell table:number-columns-repeated="16381"/>
        </table:table-row>
        <table:table-row table:style-name="ro1">
          <table:table-cell office:value-type="float" office:value="1023652147" table:style-name="ce16">
            <text:p>1023652147</text:p>
          </table:table-cell>
          <table:table-cell office:value-type="float" office:value="78" table:formula="of:=ROUND(RAND()*400+20;0)" table:style-name="ce18">
            <text:p>78</text:p>
          </table:table-cell>
          <table:table-cell office:value-type="float" office:value="22.619999999999997" table:formula="of:=PRODUCT([.$B$2];[.B34])" table:style-name="ce19">
            <text:p>22,62</text:p>
          </table:table-cell>
          <table:table-cell table:number-columns-repeated="16381"/>
        </table:table-row>
        <table:table-row table:style-name="ro1">
          <table:table-cell office:value-type="float" office:value="1023652160" table:formula="of:=[.A34]+13" table:style-name="ce16">
            <text:p>1023652160</text:p>
          </table:table-cell>
          <table:table-cell office:value-type="float" office:value="305" table:formula="of:=ROUND(RAND()*400+20;0)" table:style-name="ce18">
            <text:p>305</text:p>
          </table:table-cell>
          <table:table-cell office:value-type="float" office:value="88.449999999999989" table:formula="of:=PRODUCT([.$B$2];[.B35])" table:style-name="ce19">
            <text:p>88,45</text:p>
          </table:table-cell>
          <table:table-cell table:number-columns-repeated="16381"/>
        </table:table-row>
        <table:table-row table:style-name="ro1">
          <table:table-cell office:value-type="float" office:value="1023652148" table:style-name="ce16">
            <text:p>1023652148</text:p>
          </table:table-cell>
          <table:table-cell office:value-type="float" office:value="87" table:formula="of:=ROUND(RAND()*400+20;0)" table:style-name="ce18">
            <text:p>87</text:p>
          </table:table-cell>
          <table:table-cell office:value-type="float" office:value="25.229999999999997" table:formula="of:=PRODUCT([.$B$2];[.B36])" table:style-name="ce19">
            <text:p>25,23</text:p>
          </table:table-cell>
          <table:table-cell table:number-columns-repeated="16381"/>
        </table:table-row>
        <table:table-row table:style-name="ro1">
          <table:table-cell office:value-type="float" office:value="1023652161" table:formula="of:=[.A36]+13" table:style-name="ce16">
            <text:p>1023652161</text:p>
          </table:table-cell>
          <table:table-cell office:value-type="float" office:value="62" table:formula="of:=ROUND(RAND()*400+20;0)" table:style-name="ce18">
            <text:p>62</text:p>
          </table:table-cell>
          <table:table-cell office:value-type="float" office:value="17.98" table:formula="of:=PRODUCT([.$B$2];[.B37])" table:style-name="ce19">
            <text:p>17,98</text:p>
          </table:table-cell>
          <table:table-cell table:number-columns-repeated="16381"/>
        </table:table-row>
        <table:table-row table:style-name="ro1">
          <table:table-cell office:value-type="float" office:value="1023652149" table:style-name="ce16">
            <text:p>1023652149</text:p>
          </table:table-cell>
          <table:table-cell office:value-type="float" office:value="342" table:formula="of:=ROUND(RAND()*400+20;0)" table:style-name="ce18">
            <text:p>342</text:p>
          </table:table-cell>
          <table:table-cell office:value-type="float" office:value="99.179999999999993" table:formula="of:=PRODUCT([.$B$2];[.B38])" table:style-name="ce19">
            <text:p>99,18</text:p>
          </table:table-cell>
          <table:table-cell table:number-columns-repeated="16381"/>
        </table:table-row>
        <table:table-row table:style-name="ro1">
          <table:table-cell office:value-type="float" office:value="1023652162" table:formula="of:=[.A38]+13" table:style-name="ce16">
            <text:p>1023652162</text:p>
          </table:table-cell>
          <table:table-cell office:value-type="float" office:value="218" table:formula="of:=ROUND(RAND()*400+20;0)" table:style-name="ce18">
            <text:p>218</text:p>
          </table:table-cell>
          <table:table-cell office:value-type="float" office:value="63.22" table:formula="of:=PRODUCT([.$B$2];[.B39])" table:style-name="ce19">
            <text:p>63,22</text:p>
          </table:table-cell>
          <table:table-cell table:number-columns-repeated="16381"/>
        </table:table-row>
        <table:table-row table:style-name="ro1">
          <table:table-cell office:value-type="float" office:value="1023652150" table:style-name="ce16">
            <text:p>1023652150</text:p>
          </table:table-cell>
          <table:table-cell office:value-type="float" office:value="42" table:formula="of:=ROUND(RAND()*400+20;0)" table:style-name="ce18">
            <text:p>42</text:p>
          </table:table-cell>
          <table:table-cell office:value-type="float" office:value="12.18" table:formula="of:=PRODUCT([.$B$2];[.B40])" table:style-name="ce19">
            <text:p>12,18</text:p>
          </table:table-cell>
          <table:table-cell table:number-columns-repeated="16381"/>
        </table:table-row>
        <table:table-row table:style-name="ro1">
          <table:table-cell office:value-type="float" office:value="1023652163" table:formula="of:=[.A40]+13" table:style-name="ce16">
            <text:p>1023652163</text:p>
          </table:table-cell>
          <table:table-cell office:value-type="float" office:value="286" table:formula="of:=ROUND(RAND()*400+20;0)" table:style-name="ce18">
            <text:p>286</text:p>
          </table:table-cell>
          <table:table-cell office:value-type="float" office:value="82.94" table:formula="of:=PRODUCT([.$B$2];[.B41])" table:style-name="ce19">
            <text:p>82,94</text:p>
          </table:table-cell>
          <table:table-cell table:number-columns-repeated="16381"/>
        </table:table-row>
        <table:table-row table:style-name="ro1">
          <table:table-cell office:value-type="float" office:value="1023652151" table:style-name="ce16">
            <text:p>1023652151</text:p>
          </table:table-cell>
          <table:table-cell office:value-type="float" office:value="258" table:formula="of:=ROUND(RAND()*400+20;0)" table:style-name="ce18">
            <text:p>258</text:p>
          </table:table-cell>
          <table:table-cell office:value-type="float" office:value="74.819999999999993" table:formula="of:=PRODUCT([.$B$2];[.B42])" table:style-name="ce19">
            <text:p>74,82</text:p>
          </table:table-cell>
          <table:table-cell table:number-columns-repeated="16381"/>
        </table:table-row>
        <table:table-row table:style-name="ro1">
          <table:table-cell office:value-type="float" office:value="1023652164" table:formula="of:=[.A42]+13" table:style-name="ce16">
            <text:p>1023652164</text:p>
          </table:table-cell>
          <table:table-cell office:value-type="float" office:value="233" table:formula="of:=ROUND(RAND()*400+20;0)" table:style-name="ce18">
            <text:p>233</text:p>
          </table:table-cell>
          <table:table-cell office:value-type="float" office:value="67.569999999999993" table:formula="of:=PRODUCT([.$B$2];[.B43])" table:style-name="ce19">
            <text:p>67,57</text:p>
          </table:table-cell>
          <table:table-cell table:number-columns-repeated="16381"/>
        </table:table-row>
        <table:table-row table:style-name="ro1">
          <table:table-cell office:value-type="float" office:value="1023652152" table:style-name="ce16">
            <text:p>1023652152</text:p>
          </table:table-cell>
          <table:table-cell office:value-type="float" office:value="202" table:formula="of:=ROUND(RAND()*400+20;0)" table:style-name="ce18">
            <text:p>202</text:p>
          </table:table-cell>
          <table:table-cell office:value-type="float" office:value="58.58" table:formula="of:=PRODUCT([.$B$2];[.B44])" table:style-name="ce19">
            <text:p>58,58</text:p>
          </table:table-cell>
          <table:table-cell table:number-columns-repeated="16381"/>
        </table:table-row>
        <table:table-row table:style-name="ro1">
          <table:table-cell office:value-type="float" office:value="1023652165" table:formula="of:=[.A44]+13" table:style-name="ce16">
            <text:p>1023652165</text:p>
          </table:table-cell>
          <table:table-cell office:value-type="float" office:value="327" table:formula="of:=ROUND(RAND()*400+20;0)" table:style-name="ce18">
            <text:p>327</text:p>
          </table:table-cell>
          <table:table-cell office:value-type="float" office:value="94.83" table:formula="of:=PRODUCT([.$B$2];[.B45])" table:style-name="ce19">
            <text:p>94,83</text:p>
          </table:table-cell>
          <table:table-cell table:number-columns-repeated="16381"/>
        </table:table-row>
        <table:table-row table:style-name="ro1">
          <table:table-cell office:value-type="float" office:value="1023652153" table:style-name="ce16">
            <text:p>1023652153</text:p>
          </table:table-cell>
          <table:table-cell office:value-type="float" office:value="274" table:formula="of:=ROUND(RAND()*400+20;0)" table:style-name="ce18">
            <text:p>274</text:p>
          </table:table-cell>
          <table:table-cell office:value-type="float" office:value="79.459999999999994" table:formula="of:=PRODUCT([.$B$2];[.B46])" table:style-name="ce19">
            <text:p>79,46</text:p>
          </table:table-cell>
          <table:table-cell table:number-columns-repeated="16381"/>
        </table:table-row>
        <table:table-row table:style-name="ro1">
          <table:table-cell office:value-type="float" office:value="1023652166" table:formula="of:=[.A46]+13" table:style-name="ce16">
            <text:p>1023652166</text:p>
          </table:table-cell>
          <table:table-cell office:value-type="float" office:value="77" table:formula="of:=ROUND(RAND()*400+20;0)" table:style-name="ce18">
            <text:p>77</text:p>
          </table:table-cell>
          <table:table-cell office:value-type="float" office:value="22.33" table:formula="of:=PRODUCT([.$B$2];[.B47])" table:style-name="ce19">
            <text:p>22,33</text:p>
          </table:table-cell>
          <table:table-cell table:number-columns-repeated="16381"/>
        </table:table-row>
        <table:table-row table:style-name="ro1">
          <table:table-cell office:value-type="float" office:value="1023652154" table:style-name="ce16">
            <text:p>1023652154</text:p>
          </table:table-cell>
          <table:table-cell office:value-type="float" office:value="239" table:formula="of:=ROUND(RAND()*400+20;0)" table:style-name="ce18">
            <text:p>239</text:p>
          </table:table-cell>
          <table:table-cell office:value-type="float" office:value="69.31" table:formula="of:=PRODUCT([.$B$2];[.B48])" table:style-name="ce19">
            <text:p>69,31</text:p>
          </table:table-cell>
          <table:table-cell table:number-columns-repeated="16381"/>
        </table:table-row>
        <table:table-row table:style-name="ro1">
          <table:table-cell office:value-type="float" office:value="1023652167" table:formula="of:=[.A48]+13" table:style-name="ce16">
            <text:p>1023652167</text:p>
          </table:table-cell>
          <table:table-cell office:value-type="float" office:value="166" table:formula="of:=ROUND(RAND()*400+20;0)" table:style-name="ce18">
            <text:p>166</text:p>
          </table:table-cell>
          <table:table-cell office:value-type="float" office:value="48.139999999999993" table:formula="of:=PRODUCT([.$B$2];[.B49])" table:style-name="ce19">
            <text:p>48,14</text:p>
          </table:table-cell>
          <table:table-cell table:number-columns-repeated="16381"/>
        </table:table-row>
        <table:table-row table:style-name="ro1">
          <table:table-cell office:value-type="float" office:value="1023652155" table:style-name="ce16">
            <text:p>1023652155</text:p>
          </table:table-cell>
          <table:table-cell office:value-type="float" office:value="417" table:formula="of:=ROUND(RAND()*400+20;0)" table:style-name="ce18">
            <text:p>417</text:p>
          </table:table-cell>
          <table:table-cell office:value-type="float" office:value="120.92999999999999" table:formula="of:=PRODUCT([.$B$2];[.B50])" table:style-name="ce19">
            <text:p>120,93</text:p>
          </table:table-cell>
          <table:table-cell table:number-columns-repeated="16381"/>
        </table:table-row>
        <table:table-row table:style-name="ro1">
          <table:table-cell office:value-type="float" office:value="1023652168" table:formula="of:=[.A50]+13" table:style-name="ce16">
            <text:p>1023652168</text:p>
          </table:table-cell>
          <table:table-cell office:value-type="float" office:value="352" table:formula="of:=ROUND(RAND()*400+20;0)" table:style-name="ce18">
            <text:p>352</text:p>
          </table:table-cell>
          <table:table-cell office:value-type="float" office:value="102.08" table:formula="of:=PRODUCT([.$B$2];[.B51])" table:style-name="ce19">
            <text:p>102,08</text:p>
          </table:table-cell>
          <table:table-cell table:number-columns-repeated="16381"/>
        </table:table-row>
        <table:table-row table:style-name="ro1">
          <table:table-cell office:value-type="float" office:value="1023652156" table:style-name="ce16">
            <text:p>1023652156</text:p>
          </table:table-cell>
          <table:table-cell office:value-type="float" office:value="221" table:formula="of:=ROUND(RAND()*400+20;0)" table:style-name="ce18">
            <text:p>221</text:p>
          </table:table-cell>
          <table:table-cell office:value-type="float" office:value="64.089999999999989" table:formula="of:=PRODUCT([.$B$2];[.B52])" table:style-name="ce19">
            <text:p>64,09</text:p>
          </table:table-cell>
          <table:table-cell table:number-columns-repeated="16381"/>
        </table:table-row>
        <table:table-row table:style-name="ro1">
          <table:table-cell office:value-type="float" office:value="1023652169" table:formula="of:=[.A52]+13" table:style-name="ce16">
            <text:p>1023652169</text:p>
          </table:table-cell>
          <table:table-cell office:value-type="float" office:value="332" table:formula="of:=ROUND(RAND()*400+20;0)" table:style-name="ce18">
            <text:p>332</text:p>
          </table:table-cell>
          <table:table-cell office:value-type="float" office:value="96.279999999999987" table:formula="of:=PRODUCT([.$B$2];[.B53])" table:style-name="ce19">
            <text:p>96,28</text:p>
          </table:table-cell>
          <table:table-cell table:number-columns-repeated="16381"/>
        </table:table-row>
        <table:table-row table:style-name="ro1">
          <table:table-cell office:value-type="float" office:value="1023652157" table:style-name="ce16">
            <text:p>1023652157</text:p>
          </table:table-cell>
          <table:table-cell office:value-type="float" office:value="217" table:formula="of:=ROUND(RAND()*400+20;0)" table:style-name="ce18">
            <text:p>217</text:p>
          </table:table-cell>
          <table:table-cell office:value-type="float" office:value="62.929999999999993" table:formula="of:=PRODUCT([.$B$2];[.B54])" table:style-name="ce19">
            <text:p>62,93</text:p>
          </table:table-cell>
          <table:table-cell table:number-columns-repeated="16381"/>
        </table:table-row>
        <table:table-row table:style-name="ro1">
          <table:table-cell office:value-type="float" office:value="1023652170" table:formula="of:=[.A54]+13" table:style-name="ce16">
            <text:p>1023652170</text:p>
          </table:table-cell>
          <table:table-cell office:value-type="float" office:value="407" table:formula="of:=ROUND(RAND()*400+20;0)" table:style-name="ce18">
            <text:p>407</text:p>
          </table:table-cell>
          <table:table-cell office:value-type="float" office:value="118.02999999999999" table:formula="of:=PRODUCT([.$B$2];[.B55])" table:style-name="ce19">
            <text:p>118,03</text:p>
          </table:table-cell>
          <table:table-cell table:number-columns-repeated="16381"/>
        </table:table-row>
        <table:table-row table:style-name="ro1">
          <table:table-cell office:value-type="float" office:value="1023652158" table:style-name="ce16">
            <text:p>1023652158</text:p>
          </table:table-cell>
          <table:table-cell office:value-type="float" office:value="288" table:formula="of:=ROUND(RAND()*400+20;0)" table:style-name="ce18">
            <text:p>288</text:p>
          </table:table-cell>
          <table:table-cell office:value-type="float" office:value="83.52" table:formula="of:=PRODUCT([.$B$2];[.B56])" table:style-name="ce19">
            <text:p>83,52</text:p>
          </table:table-cell>
          <table:table-cell table:number-columns-repeated="16381"/>
        </table:table-row>
        <table:table-row table:style-name="ro1">
          <table:table-cell office:value-type="float" office:value="1023652171" table:formula="of:=[.A56]+13" table:style-name="ce16">
            <text:p>1023652171</text:p>
          </table:table-cell>
          <table:table-cell office:value-type="float" office:value="94" table:formula="of:=ROUND(RAND()*400+20;0)" table:style-name="ce18">
            <text:p>94</text:p>
          </table:table-cell>
          <table:table-cell office:value-type="float" office:value="27.259999999999998" table:formula="of:=PRODUCT([.$B$2];[.B57])" table:style-name="ce19">
            <text:p>27,26</text:p>
          </table:table-cell>
          <table:table-cell table:number-columns-repeated="16381"/>
        </table:table-row>
        <table:table-row table:style-name="ro1">
          <table:table-cell office:value-type="float" office:value="1023652159" table:style-name="ce16">
            <text:p>1023652159</text:p>
          </table:table-cell>
          <table:table-cell office:value-type="float" office:value="136" table:formula="of:=ROUND(RAND()*400+20;0)" table:style-name="ce18">
            <text:p>136</text:p>
          </table:table-cell>
          <table:table-cell office:value-type="float" office:value="39.44" table:formula="of:=PRODUCT([.$B$2];[.B58])" table:style-name="ce19">
            <text:p>39,44</text:p>
          </table:table-cell>
          <table:table-cell table:number-columns-repeated="16381"/>
        </table:table-row>
        <table:table-row table:style-name="ro1">
          <table:table-cell office:value-type="float" office:value="1023652172" table:formula="of:=[.A58]+13" table:style-name="ce16">
            <text:p>1023652172</text:p>
          </table:table-cell>
          <table:table-cell office:value-type="float" office:value="340" table:formula="of:=ROUND(RAND()*400+20;0)" table:style-name="ce18">
            <text:p>340</text:p>
          </table:table-cell>
          <table:table-cell office:value-type="float" office:value="98.6" table:formula="of:=PRODUCT([.$B$2];[.B59])" table:style-name="ce19">
            <text:p>98,6</text:p>
          </table:table-cell>
          <table:table-cell table:number-columns-repeated="16381"/>
        </table:table-row>
        <table:table-row table:style-name="ro1">
          <table:table-cell office:value-type="float" office:value="1023652160" table:style-name="ce16">
            <text:p>1023652160</text:p>
          </table:table-cell>
          <table:table-cell office:value-type="float" office:value="235" table:formula="of:=ROUND(RAND()*400+20;0)" table:style-name="ce18">
            <text:p>235</text:p>
          </table:table-cell>
          <table:table-cell office:value-type="float" office:value="68.149999999999991" table:formula="of:=PRODUCT([.$B$2];[.B60])" table:style-name="ce19">
            <text:p>68,15</text:p>
          </table:table-cell>
          <table:table-cell table:number-columns-repeated="16381"/>
        </table:table-row>
        <table:table-row table:style-name="ro1">
          <table:table-cell office:value-type="float" office:value="1023652173" table:formula="of:=[.A60]+13" table:style-name="ce16">
            <text:p>1023652173</text:p>
          </table:table-cell>
          <table:table-cell office:value-type="float" office:value="111" table:formula="of:=ROUND(RAND()*400+20;0)" table:style-name="ce18">
            <text:p>111</text:p>
          </table:table-cell>
          <table:table-cell office:value-type="float" office:value="32.19" table:formula="of:=PRODUCT([.$B$2];[.B61])" table:style-name="ce19">
            <text:p>32,19</text:p>
          </table:table-cell>
          <table:table-cell table:number-columns-repeated="16381"/>
        </table:table-row>
        <table:table-row table:style-name="ro1">
          <table:table-cell office:value-type="float" office:value="1023652161" table:style-name="ce16">
            <text:p>1023652161</text:p>
          </table:table-cell>
          <table:table-cell office:value-type="float" office:value="214" table:formula="of:=ROUND(RAND()*400+20;0)" table:style-name="ce18">
            <text:p>214</text:p>
          </table:table-cell>
          <table:table-cell office:value-type="float" office:value="62.059999999999995" table:formula="of:=PRODUCT([.$B$2];[.B62])" table:style-name="ce19">
            <text:p>62,06</text:p>
          </table:table-cell>
          <table:table-cell table:number-columns-repeated="16381"/>
        </table:table-row>
        <table:table-row table:style-name="ro1">
          <table:table-cell office:value-type="float" office:value="1023652174" table:formula="of:=[.A62]+13" table:style-name="ce16">
            <text:p>1023652174</text:p>
          </table:table-cell>
          <table:table-cell office:value-type="float" office:value="187" table:formula="of:=ROUND(RAND()*400+20;0)" table:style-name="ce18">
            <text:p>187</text:p>
          </table:table-cell>
          <table:table-cell office:value-type="float" office:value="54.23" table:formula="of:=PRODUCT([.$B$2];[.B63])" table:style-name="ce19">
            <text:p>54,23</text:p>
          </table:table-cell>
          <table:table-cell table:number-columns-repeated="16381"/>
        </table:table-row>
        <table:table-row table:style-name="ro1">
          <table:table-cell office:value-type="float" office:value="1023652162" table:style-name="ce16">
            <text:p>1023652162</text:p>
          </table:table-cell>
          <table:table-cell office:value-type="float" office:value="226" table:formula="of:=ROUND(RAND()*400+20;0)" table:style-name="ce18">
            <text:p>226</text:p>
          </table:table-cell>
          <table:table-cell office:value-type="float" office:value="65.539999999999992" table:formula="of:=PRODUCT([.$B$2];[.B64])" table:style-name="ce19">
            <text:p>65,54</text:p>
          </table:table-cell>
          <table:table-cell table:number-columns-repeated="16381"/>
        </table:table-row>
        <table:table-row table:style-name="ro1">
          <table:table-cell office:value-type="float" office:value="1023652175" table:formula="of:=[.A64]+13" table:style-name="ce16">
            <text:p>1023652175</text:p>
          </table:table-cell>
          <table:table-cell office:value-type="float" office:value="163" table:formula="of:=ROUND(RAND()*400+20;0)" table:style-name="ce18">
            <text:p>163</text:p>
          </table:table-cell>
          <table:table-cell office:value-type="float" office:value="47.269999999999996" table:formula="of:=PRODUCT([.$B$2];[.B65])" table:style-name="ce19">
            <text:p>47,27</text:p>
          </table:table-cell>
          <table:table-cell table:number-columns-repeated="16381"/>
        </table:table-row>
        <table:table-row table:style-name="ro1">
          <table:table-cell office:value-type="float" office:value="1023652163" table:style-name="ce16">
            <text:p>1023652163</text:p>
          </table:table-cell>
          <table:table-cell office:value-type="float" office:value="62" table:formula="of:=ROUND(RAND()*400+20;0)" table:style-name="ce18">
            <text:p>62</text:p>
          </table:table-cell>
          <table:table-cell office:value-type="float" office:value="17.98" table:formula="of:=PRODUCT([.$B$2];[.B66])" table:style-name="ce19">
            <text:p>17,98</text:p>
          </table:table-cell>
          <table:table-cell table:number-columns-repeated="16381"/>
        </table:table-row>
        <table:table-row table:style-name="ro1">
          <table:table-cell office:value-type="float" office:value="1023652176" table:formula="of:=[.A66]+13" table:style-name="ce16">
            <text:p>1023652176</text:p>
          </table:table-cell>
          <table:table-cell office:value-type="float" office:value="82" table:formula="of:=ROUND(RAND()*400+20;0)" table:style-name="ce18">
            <text:p>82</text:p>
          </table:table-cell>
          <table:table-cell office:value-type="float" office:value="23.779999999999998" table:formula="of:=PRODUCT([.$B$2];[.B67])" table:style-name="ce19">
            <text:p>23,78</text:p>
          </table:table-cell>
          <table:table-cell table:number-columns-repeated="16381"/>
        </table:table-row>
        <table:table-row table:style-name="ro1">
          <table:table-cell office:value-type="float" office:value="1023652164" table:style-name="ce16">
            <text:p>1023652164</text:p>
          </table:table-cell>
          <table:table-cell office:value-type="float" office:value="50" table:formula="of:=ROUND(RAND()*400+20;0)" table:style-name="ce18">
            <text:p>50</text:p>
          </table:table-cell>
          <table:table-cell office:value-type="float" office:value="14.499999999999998" table:formula="of:=PRODUCT([.$B$2];[.B68])" table:style-name="ce19">
            <text:p>14,5</text:p>
          </table:table-cell>
          <table:table-cell table:number-columns-repeated="16381"/>
        </table:table-row>
        <table:table-row table:style-name="ro1">
          <table:table-cell office:value-type="float" office:value="1023652177" table:formula="of:=[.A68]+13" table:style-name="ce16">
            <text:p>1023652177</text:p>
          </table:table-cell>
          <table:table-cell office:value-type="float" office:value="415" table:formula="of:=ROUND(RAND()*400+20;0)" table:style-name="ce18">
            <text:p>415</text:p>
          </table:table-cell>
          <table:table-cell office:value-type="float" office:value="120.35" table:formula="of:=PRODUCT([.$B$2];[.B69])" table:style-name="ce19">
            <text:p>120,35</text:p>
          </table:table-cell>
          <table:table-cell table:number-columns-repeated="16381"/>
        </table:table-row>
        <table:table-row table:style-name="ro1">
          <table:table-cell office:value-type="float" office:value="1023652165" table:style-name="ce16">
            <text:p>1023652165</text:p>
          </table:table-cell>
          <table:table-cell office:value-type="float" office:value="270" table:formula="of:=ROUND(RAND()*400+20;0)" table:style-name="ce18">
            <text:p>270</text:p>
          </table:table-cell>
          <table:table-cell office:value-type="float" office:value="78.3" table:formula="of:=PRODUCT([.$B$2];[.B70])" table:style-name="ce19">
            <text:p>78,3</text:p>
          </table:table-cell>
          <table:table-cell table:number-columns-repeated="16381"/>
        </table:table-row>
        <table:table-row table:style-name="ro1">
          <table:table-cell office:value-type="float" office:value="1023652178" table:formula="of:=[.A70]+13" table:style-name="ce16">
            <text:p>1023652178</text:p>
          </table:table-cell>
          <table:table-cell office:value-type="float" office:value="78" table:formula="of:=ROUND(RAND()*400+20;0)" table:style-name="ce18">
            <text:p>78</text:p>
          </table:table-cell>
          <table:table-cell office:value-type="float" office:value="22.619999999999997" table:formula="of:=PRODUCT([.$B$2];[.B71])" table:style-name="ce19">
            <text:p>22,62</text:p>
          </table:table-cell>
          <table:table-cell table:number-columns-repeated="16381"/>
        </table:table-row>
        <table:table-row table:style-name="ro1">
          <table:table-cell office:value-type="float" office:value="1023652166" table:style-name="ce16">
            <text:p>1023652166</text:p>
          </table:table-cell>
          <table:table-cell office:value-type="float" office:value="247" table:formula="of:=ROUND(RAND()*400+20;0)" table:style-name="ce18">
            <text:p>247</text:p>
          </table:table-cell>
          <table:table-cell office:value-type="float" office:value="71.63" table:formula="of:=PRODUCT([.$B$2];[.B72])" table:style-name="ce19">
            <text:p>71,63</text:p>
          </table:table-cell>
          <table:table-cell table:number-columns-repeated="16381"/>
        </table:table-row>
        <table:table-row table:style-name="ro1">
          <table:table-cell office:value-type="float" office:value="1023652179" table:formula="of:=[.A72]+13" table:style-name="ce16">
            <text:p>1023652179</text:p>
          </table:table-cell>
          <table:table-cell office:value-type="float" office:value="233" table:formula="of:=ROUND(RAND()*400+20;0)" table:style-name="ce18">
            <text:p>233</text:p>
          </table:table-cell>
          <table:table-cell office:value-type="float" office:value="67.569999999999993" table:formula="of:=PRODUCT([.$B$2];[.B73])" table:style-name="ce19">
            <text:p>67,57</text:p>
          </table:table-cell>
          <table:table-cell table:number-columns-repeated="16381"/>
        </table:table-row>
        <table:table-row table:style-name="ro1">
          <table:table-cell office:value-type="float" office:value="1023652167" table:style-name="ce16">
            <text:p>1023652167</text:p>
          </table:table-cell>
          <table:table-cell office:value-type="float" office:value="127" table:formula="of:=ROUND(RAND()*400+20;0)" table:style-name="ce18">
            <text:p>127</text:p>
          </table:table-cell>
          <table:table-cell office:value-type="float" office:value="36.83" table:formula="of:=PRODUCT([.$B$2];[.B74])" table:style-name="ce19">
            <text:p>36,83</text:p>
          </table:table-cell>
          <table:table-cell table:number-columns-repeated="16381"/>
        </table:table-row>
        <table:table-row table:style-name="ro1">
          <table:table-cell office:value-type="float" office:value="1023652180" table:formula="of:=[.A74]+13" table:style-name="ce16">
            <text:p>1023652180</text:p>
          </table:table-cell>
          <table:table-cell office:value-type="float" office:value="21" table:formula="of:=ROUND(RAND()*400+20;0)" table:style-name="ce18">
            <text:p>21</text:p>
          </table:table-cell>
          <table:table-cell office:value-type="float" office:value="6.09" table:formula="of:=PRODUCT([.$B$2];[.B75])" table:style-name="ce19">
            <text:p>6,09</text:p>
          </table:table-cell>
          <table:table-cell table:number-columns-repeated="16381"/>
        </table:table-row>
        <table:table-row table:style-name="ro1">
          <table:table-cell office:value-type="float" office:value="1023652168" table:style-name="ce16">
            <text:p>1023652168</text:p>
          </table:table-cell>
          <table:table-cell office:value-type="float" office:value="66" table:formula="of:=ROUND(RAND()*400+20;0)" table:style-name="ce18">
            <text:p>66</text:p>
          </table:table-cell>
          <table:table-cell office:value-type="float" office:value="19.139999999999997" table:formula="of:=PRODUCT([.$B$2];[.B76])" table:style-name="ce19">
            <text:p>19,14</text:p>
          </table:table-cell>
          <table:table-cell table:number-columns-repeated="16381"/>
        </table:table-row>
        <table:table-row table:style-name="ro1">
          <table:table-cell office:value-type="float" office:value="1023652181" table:formula="of:=[.A76]+13" table:style-name="ce16">
            <text:p>1023652181</text:p>
          </table:table-cell>
          <table:table-cell office:value-type="float" office:value="335" table:formula="of:=ROUND(RAND()*400+20;0)" table:style-name="ce18">
            <text:p>335</text:p>
          </table:table-cell>
          <table:table-cell office:value-type="float" office:value="97.149999999999991" table:formula="of:=PRODUCT([.$B$2];[.B77])" table:style-name="ce19">
            <text:p>97,15</text:p>
          </table:table-cell>
          <table:table-cell table:number-columns-repeated="16381"/>
        </table:table-row>
        <table:table-row table:style-name="ro1">
          <table:table-cell office:value-type="float" office:value="1023652169" table:style-name="ce16">
            <text:p>1023652169</text:p>
          </table:table-cell>
          <table:table-cell office:value-type="float" office:value="146" table:formula="of:=ROUND(RAND()*400+20;0)" table:style-name="ce18">
            <text:p>146</text:p>
          </table:table-cell>
          <table:table-cell office:value-type="float" office:value="42.339999999999996" table:formula="of:=PRODUCT([.$B$2];[.B78])" table:style-name="ce19">
            <text:p>42,34</text:p>
          </table:table-cell>
          <table:table-cell table:number-columns-repeated="16381"/>
        </table:table-row>
        <table:table-row table:style-name="ro1">
          <table:table-cell office:value-type="float" office:value="1023652182" table:formula="of:=[.A78]+13" table:style-name="ce16">
            <text:p>1023652182</text:p>
          </table:table-cell>
          <table:table-cell office:value-type="float" office:value="170" table:formula="of:=ROUND(RAND()*400+20;0)" table:style-name="ce18">
            <text:p>170</text:p>
          </table:table-cell>
          <table:table-cell office:value-type="float" office:value="49.3" table:formula="of:=PRODUCT([.$B$2];[.B79])" table:style-name="ce19">
            <text:p>49,3</text:p>
          </table:table-cell>
          <table:table-cell table:number-columns-repeated="16381"/>
        </table:table-row>
        <table:table-row table:style-name="ro1">
          <table:table-cell office:value-type="float" office:value="1023652170" table:style-name="ce16">
            <text:p>1023652170</text:p>
          </table:table-cell>
          <table:table-cell office:value-type="float" office:value="72" table:formula="of:=ROUND(RAND()*400+20;0)" table:style-name="ce18">
            <text:p>72</text:p>
          </table:table-cell>
          <table:table-cell office:value-type="float" office:value="20.88" table:formula="of:=PRODUCT([.$B$2];[.B80])" table:style-name="ce19">
            <text:p>20,88</text:p>
          </table:table-cell>
          <table:table-cell table:number-columns-repeated="16381"/>
        </table:table-row>
        <table:table-row table:style-name="ro1">
          <table:table-cell office:value-type="float" office:value="1023652183" table:formula="of:=[.A80]+13" table:style-name="ce16">
            <text:p>1023652183</text:p>
          </table:table-cell>
          <table:table-cell office:value-type="float" office:value="356" table:formula="of:=ROUND(RAND()*400+20;0)" table:style-name="ce18">
            <text:p>356</text:p>
          </table:table-cell>
          <table:table-cell office:value-type="float" office:value="103.24" table:formula="of:=PRODUCT([.$B$2];[.B81])" table:style-name="ce19">
            <text:p>103,24</text:p>
          </table:table-cell>
          <table:table-cell table:number-columns-repeated="16381"/>
        </table:table-row>
        <table:table-row table:style-name="ro1">
          <table:table-cell office:value-type="float" office:value="1023652171" table:style-name="ce16">
            <text:p>1023652171</text:p>
          </table:table-cell>
          <table:table-cell office:value-type="float" office:value="113" table:formula="of:=ROUND(RAND()*400+20;0)" table:style-name="ce18">
            <text:p>113</text:p>
          </table:table-cell>
          <table:table-cell office:value-type="float" office:value="32.769999999999996" table:formula="of:=PRODUCT([.$B$2];[.B82])" table:style-name="ce19">
            <text:p>32,77</text:p>
          </table:table-cell>
          <table:table-cell table:number-columns-repeated="16381"/>
        </table:table-row>
        <table:table-row table:style-name="ro1">
          <table:table-cell office:value-type="float" office:value="1023652184" table:formula="of:=[.A82]+13" table:style-name="ce16">
            <text:p>1023652184</text:p>
          </table:table-cell>
          <table:table-cell office:value-type="float" office:value="375" table:formula="of:=ROUND(RAND()*400+20;0)" table:style-name="ce18">
            <text:p>375</text:p>
          </table:table-cell>
          <table:table-cell office:value-type="float" office:value="108.74999999999999" table:formula="of:=PRODUCT([.$B$2];[.B83])" table:style-name="ce19">
            <text:p>108,75</text:p>
          </table:table-cell>
          <table:table-cell table:number-columns-repeated="16381"/>
        </table:table-row>
        <table:table-row table:style-name="ro1">
          <table:table-cell office:value-type="float" office:value="1023652172" table:style-name="ce16">
            <text:p>1023652172</text:p>
          </table:table-cell>
          <table:table-cell office:value-type="float" office:value="109" table:formula="of:=ROUND(RAND()*400+20;0)" table:style-name="ce18">
            <text:p>109</text:p>
          </table:table-cell>
          <table:table-cell office:value-type="float" office:value="31.61" table:formula="of:=PRODUCT([.$B$2];[.B84])" table:style-name="ce19">
            <text:p>31,61</text:p>
          </table:table-cell>
          <table:table-cell table:number-columns-repeated="16381"/>
        </table:table-row>
        <table:table-row table:style-name="ro1">
          <table:table-cell office:value-type="float" office:value="1023652185" table:formula="of:=[.A84]+13" table:style-name="ce16">
            <text:p>1023652185</text:p>
          </table:table-cell>
          <table:table-cell office:value-type="float" office:value="261" table:formula="of:=ROUND(RAND()*400+20;0)" table:style-name="ce18">
            <text:p>261</text:p>
          </table:table-cell>
          <table:table-cell office:value-type="float" office:value="75.69" table:formula="of:=PRODUCT([.$B$2];[.B85])" table:style-name="ce19">
            <text:p>75,69</text:p>
          </table:table-cell>
          <table:table-cell table:number-columns-repeated="16381"/>
        </table:table-row>
        <table:table-row table:style-name="ro1">
          <table:table-cell office:value-type="float" office:value="1023652173" table:style-name="ce16">
            <text:p>1023652173</text:p>
          </table:table-cell>
          <table:table-cell office:value-type="float" office:value="381" table:formula="of:=ROUND(RAND()*400+20;0)" table:style-name="ce18">
            <text:p>381</text:p>
          </table:table-cell>
          <table:table-cell office:value-type="float" office:value="110.49" table:formula="of:=PRODUCT([.$B$2];[.B86])" table:style-name="ce19">
            <text:p>110,49</text:p>
          </table:table-cell>
          <table:table-cell table:number-columns-repeated="16381"/>
        </table:table-row>
        <table:table-row table:style-name="ro1">
          <table:table-cell office:value-type="float" office:value="1023652186" table:formula="of:=[.A86]+13" table:style-name="ce16">
            <text:p>1023652186</text:p>
          </table:table-cell>
          <table:table-cell office:value-type="float" office:value="35" table:formula="of:=ROUND(RAND()*400+20;0)" table:style-name="ce18">
            <text:p>35</text:p>
          </table:table-cell>
          <table:table-cell office:value-type="float" office:value="10.149999999999999" table:formula="of:=PRODUCT([.$B$2];[.B87])" table:style-name="ce19">
            <text:p>10,15</text:p>
          </table:table-cell>
          <table:table-cell table:number-columns-repeated="16381"/>
        </table:table-row>
        <table:table-row table:style-name="ro1">
          <table:table-cell office:value-type="float" office:value="1023652174" table:style-name="ce16">
            <text:p>1023652174</text:p>
          </table:table-cell>
          <table:table-cell office:value-type="float" office:value="39" table:formula="of:=ROUND(RAND()*400+20;0)" table:style-name="ce18">
            <text:p>39</text:p>
          </table:table-cell>
          <table:table-cell office:value-type="float" office:value="11.309999999999999" table:formula="of:=PRODUCT([.$B$2];[.B88])" table:style-name="ce19">
            <text:p>11,31</text:p>
          </table:table-cell>
          <table:table-cell table:number-columns-repeated="16381"/>
        </table:table-row>
        <table:table-row table:style-name="ro1">
          <table:table-cell office:value-type="float" office:value="1023652187" table:formula="of:=[.A88]+13" table:style-name="ce16">
            <text:p>1023652187</text:p>
          </table:table-cell>
          <table:table-cell office:value-type="float" office:value="318" table:formula="of:=ROUND(RAND()*400+20;0)" table:style-name="ce18">
            <text:p>318</text:p>
          </table:table-cell>
          <table:table-cell office:value-type="float" office:value="92.22" table:formula="of:=PRODUCT([.$B$2];[.B89])" table:style-name="ce19">
            <text:p>92,22</text:p>
          </table:table-cell>
          <table:table-cell table:number-columns-repeated="16381"/>
        </table:table-row>
        <table:table-row table:style-name="ro1">
          <table:table-cell office:value-type="float" office:value="1023652175" table:style-name="ce16">
            <text:p>1023652175</text:p>
          </table:table-cell>
          <table:table-cell office:value-type="float" office:value="333" table:formula="of:=ROUND(RAND()*400+20;0)" table:style-name="ce18">
            <text:p>333</text:p>
          </table:table-cell>
          <table:table-cell office:value-type="float" office:value="96.57" table:formula="of:=PRODUCT([.$B$2];[.B90])" table:style-name="ce19">
            <text:p>96,57</text:p>
          </table:table-cell>
          <table:table-cell table:number-columns-repeated="16381"/>
        </table:table-row>
        <table:table-row table:style-name="ro1">
          <table:table-cell office:value-type="float" office:value="1023652188" table:formula="of:=[.A90]+13" table:style-name="ce16">
            <text:p>1023652188</text:p>
          </table:table-cell>
          <table:table-cell office:value-type="float" office:value="328" table:formula="of:=ROUND(RAND()*400+20;0)" table:style-name="ce18">
            <text:p>328</text:p>
          </table:table-cell>
          <table:table-cell office:value-type="float" office:value="95.11999999999999" table:formula="of:=PRODUCT([.$B$2];[.B91])" table:style-name="ce19">
            <text:p>95,12</text:p>
          </table:table-cell>
          <table:table-cell table:number-columns-repeated="16381"/>
        </table:table-row>
        <table:table-row table:style-name="ro1">
          <table:table-cell office:value-type="float" office:value="1023652176" table:style-name="ce16">
            <text:p>1023652176</text:p>
          </table:table-cell>
          <table:table-cell office:value-type="float" office:value="59" table:formula="of:=ROUND(RAND()*400+20;0)" table:style-name="ce18">
            <text:p>59</text:p>
          </table:table-cell>
          <table:table-cell office:value-type="float" office:value="17.11" table:formula="of:=PRODUCT([.$B$2];[.B92])" table:style-name="ce19">
            <text:p>17,11</text:p>
          </table:table-cell>
          <table:table-cell table:number-columns-repeated="16381"/>
        </table:table-row>
        <table:table-row table:style-name="ro1">
          <table:table-cell office:value-type="float" office:value="1023652189" table:formula="of:=[.A92]+13" table:style-name="ce16">
            <text:p>1023652189</text:p>
          </table:table-cell>
          <table:table-cell office:value-type="float" office:value="171" table:formula="of:=ROUND(RAND()*400+20;0)" table:style-name="ce18">
            <text:p>171</text:p>
          </table:table-cell>
          <table:table-cell office:value-type="float" office:value="49.589999999999996" table:formula="of:=PRODUCT([.$B$2];[.B93])" table:style-name="ce19">
            <text:p>49,59</text:p>
          </table:table-cell>
          <table:table-cell table:number-columns-repeated="16381"/>
        </table:table-row>
        <table:table-row table:style-name="ro1">
          <table:table-cell office:value-type="float" office:value="1023652177" table:style-name="ce16">
            <text:p>1023652177</text:p>
          </table:table-cell>
          <table:table-cell office:value-type="float" office:value="319" table:formula="of:=ROUND(RAND()*400+20;0)" table:style-name="ce18">
            <text:p>319</text:p>
          </table:table-cell>
          <table:table-cell office:value-type="float" office:value="92.509999999999991" table:formula="of:=PRODUCT([.$B$2];[.B94])" table:style-name="ce19">
            <text:p>92,51</text:p>
          </table:table-cell>
          <table:table-cell table:number-columns-repeated="16381"/>
        </table:table-row>
        <table:table-row table:style-name="ro1">
          <table:table-cell office:value-type="float" office:value="1023652190" table:formula="of:=[.A94]+13" table:style-name="ce16">
            <text:p>1023652190</text:p>
          </table:table-cell>
          <table:table-cell office:value-type="float" office:value="141" table:formula="of:=ROUND(RAND()*400+20;0)" table:style-name="ce18">
            <text:p>141</text:p>
          </table:table-cell>
          <table:table-cell office:value-type="float" office:value="40.89" table:formula="of:=PRODUCT([.$B$2];[.B95])" table:style-name="ce19">
            <text:p>40,89</text:p>
          </table:table-cell>
          <table:table-cell table:number-columns-repeated="16381"/>
        </table:table-row>
        <table:table-row table:style-name="ro1">
          <table:table-cell office:value-type="float" office:value="1023652178" table:style-name="ce16">
            <text:p>1023652178</text:p>
          </table:table-cell>
          <table:table-cell office:value-type="float" office:value="347" table:formula="of:=ROUND(RAND()*400+20;0)" table:style-name="ce18">
            <text:p>347</text:p>
          </table:table-cell>
          <table:table-cell office:value-type="float" office:value="100.63" table:formula="of:=PRODUCT([.$B$2];[.B96])" table:style-name="ce19">
            <text:p>100,63</text:p>
          </table:table-cell>
          <table:table-cell table:number-columns-repeated="16381"/>
        </table:table-row>
        <table:table-row table:style-name="ro1">
          <table:table-cell office:value-type="float" office:value="1023652191" table:formula="of:=[.A96]+13" table:style-name="ce16">
            <text:p>1023652191</text:p>
          </table:table-cell>
          <table:table-cell office:value-type="float" office:value="376" table:formula="of:=ROUND(RAND()*400+20;0)" table:style-name="ce18">
            <text:p>376</text:p>
          </table:table-cell>
          <table:table-cell office:value-type="float" office:value="109.03999999999999" table:formula="of:=PRODUCT([.$B$2];[.B97])" table:style-name="ce19">
            <text:p>109,04</text:p>
          </table:table-cell>
          <table:table-cell table:number-columns-repeated="16381"/>
        </table:table-row>
        <table:table-row table:style-name="ro1">
          <table:table-cell office:value-type="float" office:value="1023652179" table:style-name="ce16">
            <text:p>1023652179</text:p>
          </table:table-cell>
          <table:table-cell office:value-type="float" office:value="102" table:formula="of:=ROUND(RAND()*400+20;0)" table:style-name="ce18">
            <text:p>102</text:p>
          </table:table-cell>
          <table:table-cell office:value-type="float" office:value="29.58" table:formula="of:=PRODUCT([.$B$2];[.B98])" table:style-name="ce19">
            <text:p>29,58</text:p>
          </table:table-cell>
          <table:table-cell table:number-columns-repeated="16381"/>
        </table:table-row>
        <table:table-row table:style-name="ro1">
          <table:table-cell office:value-type="float" office:value="1023652192" table:formula="of:=[.A98]+13" table:style-name="ce16">
            <text:p>1023652192</text:p>
          </table:table-cell>
          <table:table-cell office:value-type="float" office:value="309" table:formula="of:=ROUND(RAND()*400+20;0)" table:style-name="ce18">
            <text:p>309</text:p>
          </table:table-cell>
          <table:table-cell office:value-type="float" office:value="89.61" table:formula="of:=PRODUCT([.$B$2];[.B99])" table:style-name="ce19">
            <text:p>89,61</text:p>
          </table:table-cell>
          <table:table-cell table:number-columns-repeated="16381"/>
        </table:table-row>
        <table:table-row table:style-name="ro1">
          <table:table-cell office:value-type="float" office:value="1023652180" table:style-name="ce16">
            <text:p>1023652180</text:p>
          </table:table-cell>
          <table:table-cell office:value-type="float" office:value="112" table:formula="of:=ROUND(RAND()*400+20;0)" table:style-name="ce18">
            <text:p>112</text:p>
          </table:table-cell>
          <table:table-cell office:value-type="float" office:value="32.479999999999997" table:formula="of:=PRODUCT([.$B$2];[.B100])" table:style-name="ce19">
            <text:p>32,48</text:p>
          </table:table-cell>
          <table:table-cell table:number-columns-repeated="16381"/>
        </table:table-row>
        <table:table-row table:style-name="ro1">
          <table:table-cell office:value-type="float" office:value="1023652193" table:formula="of:=[.A100]+13" table:style-name="ce16">
            <text:p>1023652193</text:p>
          </table:table-cell>
          <table:table-cell office:value-type="float" office:value="135" table:formula="of:=ROUND(RAND()*400+20;0)" table:style-name="ce18">
            <text:p>135</text:p>
          </table:table-cell>
          <table:table-cell office:value-type="float" office:value="39.15" table:formula="of:=PRODUCT([.$B$2];[.B101])" table:style-name="ce19">
            <text:p>39,15</text:p>
          </table:table-cell>
          <table:table-cell table:number-columns-repeated="16381"/>
        </table:table-row>
        <table:table-row table:style-name="ro1">
          <table:table-cell office:value-type="float" office:value="1023652181" table:style-name="ce16">
            <text:p>1023652181</text:p>
          </table:table-cell>
          <table:table-cell office:value-type="float" office:value="203" table:formula="of:=ROUND(RAND()*400+20;0)" table:style-name="ce18">
            <text:p>203</text:p>
          </table:table-cell>
          <table:table-cell office:value-type="float" office:value="58.87" table:formula="of:=PRODUCT([.$B$2];[.B102])" table:style-name="ce19">
            <text:p>58,87</text:p>
          </table:table-cell>
          <table:table-cell table:number-columns-repeated="16381"/>
        </table:table-row>
        <table:table-row table:style-name="ro1">
          <table:table-cell office:value-type="float" office:value="1023652194" table:formula="of:=[.A102]+13" table:style-name="ce16">
            <text:p>1023652194</text:p>
          </table:table-cell>
          <table:table-cell office:value-type="float" office:value="227" table:formula="of:=ROUND(RAND()*400+20;0)" table:style-name="ce18">
            <text:p>227</text:p>
          </table:table-cell>
          <table:table-cell office:value-type="float" office:value="65.83" table:formula="of:=PRODUCT([.$B$2];[.B103])" table:style-name="ce19">
            <text:p>65,83</text:p>
          </table:table-cell>
          <table:table-cell table:number-columns-repeated="16381"/>
        </table:table-row>
        <table:table-row table:style-name="ro1">
          <table:table-cell office:value-type="float" office:value="1023652182" table:style-name="ce16">
            <text:p>1023652182</text:p>
          </table:table-cell>
          <table:table-cell office:value-type="float" office:value="146" table:formula="of:=ROUND(RAND()*400+20;0)" table:style-name="ce18">
            <text:p>146</text:p>
          </table:table-cell>
          <table:table-cell office:value-type="float" office:value="42.339999999999996" table:formula="of:=PRODUCT([.$B$2];[.B104])" table:style-name="ce19">
            <text:p>42,34</text:p>
          </table:table-cell>
          <table:table-cell table:number-columns-repeated="16381"/>
        </table:table-row>
        <table:table-row table:style-name="ro1">
          <table:table-cell office:value-type="float" office:value="1023652195" table:formula="of:=[.A104]+13" table:style-name="ce16">
            <text:p>1023652195</text:p>
          </table:table-cell>
          <table:table-cell office:value-type="float" office:value="376" table:formula="of:=ROUND(RAND()*400+20;0)" table:style-name="ce18">
            <text:p>376</text:p>
          </table:table-cell>
          <table:table-cell office:value-type="float" office:value="109.03999999999999" table:formula="of:=PRODUCT([.$B$2];[.B105])" table:style-name="ce19">
            <text:p>109,04</text:p>
          </table:table-cell>
          <table:table-cell table:number-columns-repeated="16381"/>
        </table:table-row>
        <table:table-row table:style-name="ro1">
          <table:table-cell office:value-type="float" office:value="1023652183" table:style-name="ce16">
            <text:p>1023652183</text:p>
          </table:table-cell>
          <table:table-cell office:value-type="float" office:value="125" table:formula="of:=ROUND(RAND()*400+20;0)" table:style-name="ce18">
            <text:p>125</text:p>
          </table:table-cell>
          <table:table-cell office:value-type="float" office:value="36.25" table:formula="of:=PRODUCT([.$B$2];[.B106])" table:style-name="ce19">
            <text:p>36,25</text:p>
          </table:table-cell>
          <table:table-cell table:number-columns-repeated="16381"/>
        </table:table-row>
        <table:table-row table:style-name="ro1">
          <table:table-cell office:value-type="float" office:value="1023652196" table:formula="of:=[.A106]+13" table:style-name="ce16">
            <text:p>1023652196</text:p>
          </table:table-cell>
          <table:table-cell office:value-type="float" office:value="410" table:formula="of:=ROUND(RAND()*400+20;0)" table:style-name="ce18">
            <text:p>410</text:p>
          </table:table-cell>
          <table:table-cell office:value-type="float" office:value="118.89999999999999" table:formula="of:=PRODUCT([.$B$2];[.B107])" table:style-name="ce19">
            <text:p>118,9</text:p>
          </table:table-cell>
          <table:table-cell table:number-columns-repeated="16381"/>
        </table:table-row>
        <table:table-row table:style-name="ro1">
          <table:table-cell office:value-type="float" office:value="1023652184" table:style-name="ce16">
            <text:p>1023652184</text:p>
          </table:table-cell>
          <table:table-cell office:value-type="float" office:value="361" table:formula="of:=ROUND(RAND()*400+20;0)" table:style-name="ce18">
            <text:p>361</text:p>
          </table:table-cell>
          <table:table-cell office:value-type="float" office:value="104.69" table:formula="of:=PRODUCT([.$B$2];[.B108])" table:style-name="ce19">
            <text:p>104,69</text:p>
          </table:table-cell>
          <table:table-cell table:number-columns-repeated="16381"/>
        </table:table-row>
        <table:table-row table:style-name="ro1">
          <table:table-cell office:value-type="float" office:value="1023652197" table:formula="of:=[.A108]+13" table:style-name="ce16">
            <text:p>1023652197</text:p>
          </table:table-cell>
          <table:table-cell office:value-type="float" office:value="204" table:formula="of:=ROUND(RAND()*400+20;0)" table:style-name="ce18">
            <text:p>204</text:p>
          </table:table-cell>
          <table:table-cell office:value-type="float" office:value="59.16" table:formula="of:=PRODUCT([.$B$2];[.B109])" table:style-name="ce19">
            <text:p>59,16</text:p>
          </table:table-cell>
          <table:table-cell table:number-columns-repeated="16381"/>
        </table:table-row>
        <table:table-row table:style-name="ro1">
          <table:table-cell office:value-type="float" office:value="1023652185" table:style-name="ce16">
            <text:p>1023652185</text:p>
          </table:table-cell>
          <table:table-cell office:value-type="float" office:value="217" table:formula="of:=ROUND(RAND()*400+20;0)" table:style-name="ce18">
            <text:p>217</text:p>
          </table:table-cell>
          <table:table-cell office:value-type="float" office:value="62.929999999999993" table:formula="of:=PRODUCT([.$B$2];[.B110])" table:style-name="ce19">
            <text:p>62,93</text:p>
          </table:table-cell>
          <table:table-cell table:number-columns-repeated="16381"/>
        </table:table-row>
        <table:table-row table:style-name="ro1">
          <table:table-cell office:value-type="float" office:value="1023652198" table:formula="of:=[.A110]+13" table:style-name="ce16">
            <text:p>1023652198</text:p>
          </table:table-cell>
          <table:table-cell office:value-type="float" office:value="366" table:formula="of:=ROUND(RAND()*400+20;0)" table:style-name="ce18">
            <text:p>366</text:p>
          </table:table-cell>
          <table:table-cell office:value-type="float" office:value="106.13999999999999" table:formula="of:=PRODUCT([.$B$2];[.B111])" table:style-name="ce19">
            <text:p>106,14</text:p>
          </table:table-cell>
          <table:table-cell table:number-columns-repeated="16381"/>
        </table:table-row>
        <table:table-row table:style-name="ro1">
          <table:table-cell office:value-type="float" office:value="1023652186" table:style-name="ce16">
            <text:p>1023652186</text:p>
          </table:table-cell>
          <table:table-cell office:value-type="float" office:value="213" table:formula="of:=ROUND(RAND()*400+20;0)" table:style-name="ce18">
            <text:p>213</text:p>
          </table:table-cell>
          <table:table-cell office:value-type="float" office:value="61.769999999999996" table:formula="of:=PRODUCT([.$B$2];[.B112])" table:style-name="ce19">
            <text:p>61,77</text:p>
          </table:table-cell>
          <table:table-cell table:number-columns-repeated="16381"/>
        </table:table-row>
        <table:table-row table:style-name="ro1">
          <table:table-cell office:value-type="float" office:value="1023652199" table:formula="of:=[.A112]+13" table:style-name="ce16">
            <text:p>1023652199</text:p>
          </table:table-cell>
          <table:table-cell office:value-type="float" office:value="323" table:formula="of:=ROUND(RAND()*400+20;0)" table:style-name="ce18">
            <text:p>323</text:p>
          </table:table-cell>
          <table:table-cell office:value-type="float" office:value="93.669999999999987" table:formula="of:=PRODUCT([.$B$2];[.B113])" table:style-name="ce19">
            <text:p>93,67</text:p>
          </table:table-cell>
          <table:table-cell table:number-columns-repeated="16381"/>
        </table:table-row>
        <table:table-row table:style-name="ro1">
          <table:table-cell office:value-type="float" office:value="1023652187" table:style-name="ce16">
            <text:p>1023652187</text:p>
          </table:table-cell>
          <table:table-cell office:value-type="float" office:value="380" table:formula="of:=ROUND(RAND()*400+20;0)" table:style-name="ce18">
            <text:p>380</text:p>
          </table:table-cell>
          <table:table-cell office:value-type="float" office:value="110.19999999999999" table:formula="of:=PRODUCT([.$B$2];[.B114])" table:style-name="ce19">
            <text:p>110,2</text:p>
          </table:table-cell>
          <table:table-cell table:number-columns-repeated="16381"/>
        </table:table-row>
        <table:table-row table:style-name="ro1">
          <table:table-cell office:value-type="float" office:value="1023652200" table:formula="of:=[.A114]+13" table:style-name="ce16">
            <text:p>1023652200</text:p>
          </table:table-cell>
          <table:table-cell office:value-type="float" office:value="397" table:formula="of:=ROUND(RAND()*400+20;0)" table:style-name="ce18">
            <text:p>397</text:p>
          </table:table-cell>
          <table:table-cell office:value-type="float" office:value="115.13" table:formula="of:=PRODUCT([.$B$2];[.B115])" table:style-name="ce19">
            <text:p>115,13</text:p>
          </table:table-cell>
          <table:table-cell table:number-columns-repeated="16381"/>
        </table:table-row>
        <table:table-row table:style-name="ro1">
          <table:table-cell office:value-type="float" office:value="1023652188" table:style-name="ce16">
            <text:p>1023652188</text:p>
          </table:table-cell>
          <table:table-cell office:value-type="float" office:value="348" table:formula="of:=ROUND(RAND()*400+20;0)" table:style-name="ce18">
            <text:p>348</text:p>
          </table:table-cell>
          <table:table-cell office:value-type="float" office:value="100.91999999999999" table:formula="of:=PRODUCT([.$B$2];[.B116])" table:style-name="ce19">
            <text:p>100,92</text:p>
          </table:table-cell>
          <table:table-cell table:number-columns-repeated="16381"/>
        </table:table-row>
        <table:table-row table:style-name="ro1">
          <table:table-cell office:value-type="float" office:value="1023652201" table:formula="of:=[.A116]+13" table:style-name="ce16">
            <text:p>1023652201</text:p>
          </table:table-cell>
          <table:table-cell office:value-type="float" office:value="375" table:formula="of:=ROUND(RAND()*400+20;0)" table:style-name="ce18">
            <text:p>375</text:p>
          </table:table-cell>
          <table:table-cell office:value-type="float" office:value="108.74999999999999" table:formula="of:=PRODUCT([.$B$2];[.B117])" table:style-name="ce19">
            <text:p>108,75</text:p>
          </table:table-cell>
          <table:table-cell table:number-columns-repeated="16381"/>
        </table:table-row>
        <table:table-row table:style-name="ro1">
          <table:table-cell office:value-type="float" office:value="1023652189" table:style-name="ce16">
            <text:p>1023652189</text:p>
          </table:table-cell>
          <table:table-cell office:value-type="float" office:value="61" table:formula="of:=ROUND(RAND()*400+20;0)" table:style-name="ce18">
            <text:p>61</text:p>
          </table:table-cell>
          <table:table-cell office:value-type="float" office:value="17.689999999999998" table:formula="of:=PRODUCT([.$B$2];[.B118])" table:style-name="ce19">
            <text:p>17,69</text:p>
          </table:table-cell>
          <table:table-cell table:number-columns-repeated="16381"/>
        </table:table-row>
        <table:table-row table:style-name="ro1">
          <table:table-cell office:value-type="float" office:value="1023652202" table:formula="of:=[.A118]+13" table:style-name="ce16">
            <text:p>1023652202</text:p>
          </table:table-cell>
          <table:table-cell office:value-type="float" office:value="355" table:formula="of:=ROUND(RAND()*400+20;0)" table:style-name="ce18">
            <text:p>355</text:p>
          </table:table-cell>
          <table:table-cell office:value-type="float" office:value="102.94999999999999" table:formula="of:=PRODUCT([.$B$2];[.B119])" table:style-name="ce19">
            <text:p>102,95</text:p>
          </table:table-cell>
          <table:table-cell table:number-columns-repeated="16381"/>
        </table:table-row>
        <table:table-row table:style-name="ro1">
          <table:table-cell office:value-type="float" office:value="1023652190" table:style-name="ce16">
            <text:p>1023652190</text:p>
          </table:table-cell>
          <table:table-cell office:value-type="float" office:value="419" table:formula="of:=ROUND(RAND()*400+20;0)" table:style-name="ce18">
            <text:p>419</text:p>
          </table:table-cell>
          <table:table-cell office:value-type="float" office:value="121.50999999999999" table:formula="of:=PRODUCT([.$B$2];[.B120])" table:style-name="ce19">
            <text:p>121,51</text:p>
          </table:table-cell>
          <table:table-cell table:number-columns-repeated="16381"/>
        </table:table-row>
        <table:table-row table:style-name="ro1">
          <table:table-cell office:value-type="float" office:value="1023652203" table:formula="of:=[.A120]+13" table:style-name="ce16">
            <text:p>1023652203</text:p>
          </table:table-cell>
          <table:table-cell office:value-type="float" office:value="222" table:formula="of:=ROUND(RAND()*400+20;0)" table:style-name="ce18">
            <text:p>222</text:p>
          </table:table-cell>
          <table:table-cell office:value-type="float" office:value="64.38" table:formula="of:=PRODUCT([.$B$2];[.B121])" table:style-name="ce19">
            <text:p>64,38</text:p>
          </table:table-cell>
          <table:table-cell table:number-columns-repeated="16381"/>
        </table:table-row>
        <table:table-row table:style-name="ro1">
          <table:table-cell office:value-type="float" office:value="1023652191" table:style-name="ce16">
            <text:p>1023652191</text:p>
          </table:table-cell>
          <table:table-cell office:value-type="float" office:value="343" table:formula="of:=ROUND(RAND()*400+20;0)" table:style-name="ce18">
            <text:p>343</text:p>
          </table:table-cell>
          <table:table-cell office:value-type="float" office:value="99.47" table:formula="of:=PRODUCT([.$B$2];[.B122])" table:style-name="ce19">
            <text:p>99,47</text:p>
          </table:table-cell>
          <table:table-cell table:number-columns-repeated="16381"/>
        </table:table-row>
        <table:table-row table:style-name="ro1">
          <table:table-cell office:value-type="float" office:value="1023652204" table:formula="of:=[.A122]+13" table:style-name="ce16">
            <text:p>1023652204</text:p>
          </table:table-cell>
          <table:table-cell office:value-type="float" office:value="262" table:formula="of:=ROUND(RAND()*400+20;0)" table:style-name="ce18">
            <text:p>262</text:p>
          </table:table-cell>
          <table:table-cell office:value-type="float" office:value="75.97999999999999" table:formula="of:=PRODUCT([.$B$2];[.B123])" table:style-name="ce19">
            <text:p>75,98</text:p>
          </table:table-cell>
          <table:table-cell table:number-columns-repeated="16381"/>
        </table:table-row>
        <table:table-row table:style-name="ro1">
          <table:table-cell office:value-type="float" office:value="1023652192" table:style-name="ce16">
            <text:p>1023652192</text:p>
          </table:table-cell>
          <table:table-cell office:value-type="float" office:value="65" table:formula="of:=ROUND(RAND()*400+20;0)" table:style-name="ce18">
            <text:p>65</text:p>
          </table:table-cell>
          <table:table-cell office:value-type="float" office:value="18.849999999999998" table:formula="of:=PRODUCT([.$B$2];[.B124])" table:style-name="ce19">
            <text:p>18,85</text:p>
          </table:table-cell>
          <table:table-cell table:number-columns-repeated="16381"/>
        </table:table-row>
        <table:table-row table:style-name="ro1">
          <table:table-cell office:value-type="float" office:value="1023652205" table:formula="of:=[.A124]+13" table:style-name="ce16">
            <text:p>1023652205</text:p>
          </table:table-cell>
          <table:table-cell office:value-type="float" office:value="214" table:formula="of:=ROUND(RAND()*400+20;0)" table:style-name="ce18">
            <text:p>214</text:p>
          </table:table-cell>
          <table:table-cell office:value-type="float" office:value="62.059999999999995" table:formula="of:=PRODUCT([.$B$2];[.B125])" table:style-name="ce19">
            <text:p>62,06</text:p>
          </table:table-cell>
          <table:table-cell table:number-columns-repeated="16381"/>
        </table:table-row>
        <table:table-row table:style-name="ro1">
          <table:table-cell office:value-type="float" office:value="1023652193" table:style-name="ce16">
            <text:p>1023652193</text:p>
          </table:table-cell>
          <table:table-cell office:value-type="float" office:value="228" table:formula="of:=ROUND(RAND()*400+20;0)" table:style-name="ce18">
            <text:p>228</text:p>
          </table:table-cell>
          <table:table-cell office:value-type="float" office:value="66.11999999999999" table:formula="of:=PRODUCT([.$B$2];[.B126])" table:style-name="ce19">
            <text:p>66,12</text:p>
          </table:table-cell>
          <table:table-cell table:number-columns-repeated="16381"/>
        </table:table-row>
        <table:table-row table:style-name="ro1">
          <table:table-cell office:value-type="float" office:value="1023652206" table:formula="of:=[.A126]+13" table:style-name="ce16">
            <text:p>1023652206</text:p>
          </table:table-cell>
          <table:table-cell office:value-type="float" office:value="372" table:formula="of:=ROUND(RAND()*400+20;0)" table:style-name="ce18">
            <text:p>372</text:p>
          </table:table-cell>
          <table:table-cell office:value-type="float" office:value="107.88" table:formula="of:=PRODUCT([.$B$2];[.B127])" table:style-name="ce19">
            <text:p>107,88</text:p>
          </table:table-cell>
          <table:table-cell table:number-columns-repeated="16381"/>
        </table:table-row>
        <table:table-row table:style-name="ro1">
          <table:table-cell office:value-type="float" office:value="1023652194" table:style-name="ce16">
            <text:p>1023652194</text:p>
          </table:table-cell>
          <table:table-cell office:value-type="float" office:value="70" table:formula="of:=ROUND(RAND()*400+20;0)" table:style-name="ce18">
            <text:p>70</text:p>
          </table:table-cell>
          <table:table-cell office:value-type="float" office:value="20.299999999999997" table:formula="of:=PRODUCT([.$B$2];[.B128])" table:style-name="ce19">
            <text:p>20,3</text:p>
          </table:table-cell>
          <table:table-cell table:number-columns-repeated="16381"/>
        </table:table-row>
        <table:table-row table:style-name="ro1">
          <table:table-cell office:value-type="float" office:value="1023652207" table:formula="of:=[.A128]+13" table:style-name="ce16">
            <text:p>1023652207</text:p>
          </table:table-cell>
          <table:table-cell office:value-type="float" office:value="38" table:formula="of:=ROUND(RAND()*400+20;0)" table:style-name="ce18">
            <text:p>38</text:p>
          </table:table-cell>
          <table:table-cell office:value-type="float" office:value="11.02" table:formula="of:=PRODUCT([.$B$2];[.B129])" table:style-name="ce19">
            <text:p>11,02</text:p>
          </table:table-cell>
          <table:table-cell table:number-columns-repeated="16381"/>
        </table:table-row>
        <table:table-row table:style-name="ro1">
          <table:table-cell office:value-type="float" office:value="1023652195" table:style-name="ce16">
            <text:p>1023652195</text:p>
          </table:table-cell>
          <table:table-cell office:value-type="float" office:value="116" table:formula="of:=ROUND(RAND()*400+20;0)" table:style-name="ce18">
            <text:p>116</text:p>
          </table:table-cell>
          <table:table-cell office:value-type="float" office:value="33.64" table:formula="of:=PRODUCT([.$B$2];[.B130])" table:style-name="ce19">
            <text:p>33,64</text:p>
          </table:table-cell>
          <table:table-cell table:number-columns-repeated="16381"/>
        </table:table-row>
        <table:table-row table:style-name="ro1">
          <table:table-cell office:value-type="float" office:value="1023652208" table:formula="of:=[.A130]+13" table:style-name="ce16">
            <text:p>1023652208</text:p>
          </table:table-cell>
          <table:table-cell office:value-type="float" office:value="292" table:formula="of:=ROUND(RAND()*400+20;0)" table:style-name="ce18">
            <text:p>292</text:p>
          </table:table-cell>
          <table:table-cell office:value-type="float" office:value="84.679999999999993" table:formula="of:=PRODUCT([.$B$2];[.B131])" table:style-name="ce19">
            <text:p>84,68</text:p>
          </table:table-cell>
          <table:table-cell table:number-columns-repeated="16381"/>
        </table:table-row>
        <table:table-row table:style-name="ro1">
          <table:table-cell office:value-type="float" office:value="1023652196" table:style-name="ce16">
            <text:p>1023652196</text:p>
          </table:table-cell>
          <table:table-cell office:value-type="float" office:value="204" table:formula="of:=ROUND(RAND()*400+20;0)" table:style-name="ce18">
            <text:p>204</text:p>
          </table:table-cell>
          <table:table-cell office:value-type="float" office:value="59.16" table:formula="of:=PRODUCT([.$B$2];[.B132])" table:style-name="ce19">
            <text:p>59,16</text:p>
          </table:table-cell>
          <table:table-cell table:number-columns-repeated="16381"/>
        </table:table-row>
        <table:table-row table:style-name="ro1">
          <table:table-cell office:value-type="float" office:value="1023652209" table:formula="of:=[.A132]+13" table:style-name="ce16">
            <text:p>1023652209</text:p>
          </table:table-cell>
          <table:table-cell office:value-type="float" office:value="89" table:formula="of:=ROUND(RAND()*400+20;0)" table:style-name="ce18">
            <text:p>89</text:p>
          </table:table-cell>
          <table:table-cell office:value-type="float" office:value="25.81" table:formula="of:=PRODUCT([.$B$2];[.B133])" table:style-name="ce19">
            <text:p>25,81</text:p>
          </table:table-cell>
          <table:table-cell table:number-columns-repeated="16381"/>
        </table:table-row>
        <table:table-row table:style-name="ro1">
          <table:table-cell office:value-type="float" office:value="1023652197" table:style-name="ce16">
            <text:p>1023652197</text:p>
          </table:table-cell>
          <table:table-cell office:value-type="float" office:value="354" table:formula="of:=ROUND(RAND()*400+20;0)" table:style-name="ce18">
            <text:p>354</text:p>
          </table:table-cell>
          <table:table-cell office:value-type="float" office:value="102.66" table:formula="of:=PRODUCT([.$B$2];[.B134])" table:style-name="ce19">
            <text:p>102,66</text:p>
          </table:table-cell>
          <table:table-cell table:number-columns-repeated="16381"/>
        </table:table-row>
        <table:table-row table:style-name="ro1">
          <table:table-cell office:value-type="float" office:value="1023652210" table:formula="of:=[.A134]+13" table:style-name="ce16">
            <text:p>1023652210</text:p>
          </table:table-cell>
          <table:table-cell office:value-type="float" office:value="337" table:formula="of:=ROUND(RAND()*400+20;0)" table:style-name="ce18">
            <text:p>337</text:p>
          </table:table-cell>
          <table:table-cell office:value-type="float" office:value="97.72999999999999" table:formula="of:=PRODUCT([.$B$2];[.B135])" table:style-name="ce19">
            <text:p>97,73</text:p>
          </table:table-cell>
          <table:table-cell table:number-columns-repeated="16381"/>
        </table:table-row>
        <table:table-row table:style-name="ro1">
          <table:table-cell office:value-type="float" office:value="1023652198" table:style-name="ce16">
            <text:p>1023652198</text:p>
          </table:table-cell>
          <table:table-cell office:value-type="float" office:value="30" table:formula="of:=ROUND(RAND()*400+20;0)" table:style-name="ce18">
            <text:p>30</text:p>
          </table:table-cell>
          <table:table-cell office:value-type="float" office:value="8.6999999999999993" table:formula="of:=PRODUCT([.$B$2];[.B136])" table:style-name="ce19">
            <text:p>8,7</text:p>
          </table:table-cell>
          <table:table-cell table:number-columns-repeated="16381"/>
        </table:table-row>
        <table:table-row table:style-name="ro1">
          <table:table-cell office:value-type="float" office:value="1023652211" table:formula="of:=[.A136]+13" table:style-name="ce16">
            <text:p>1023652211</text:p>
          </table:table-cell>
          <table:table-cell office:value-type="float" office:value="222" table:formula="of:=ROUND(RAND()*400+20;0)" table:style-name="ce18">
            <text:p>222</text:p>
          </table:table-cell>
          <table:table-cell office:value-type="float" office:value="64.38" table:formula="of:=PRODUCT([.$B$2];[.B137])" table:style-name="ce19">
            <text:p>64,38</text:p>
          </table:table-cell>
          <table:table-cell table:number-columns-repeated="16381"/>
        </table:table-row>
        <table:table-row table:style-name="ro1">
          <table:table-cell office:value-type="float" office:value="1023652199" table:style-name="ce16">
            <text:p>1023652199</text:p>
          </table:table-cell>
          <table:table-cell office:value-type="float" office:value="66" table:formula="of:=ROUND(RAND()*400+20;0)" table:style-name="ce18">
            <text:p>66</text:p>
          </table:table-cell>
          <table:table-cell office:value-type="float" office:value="19.139999999999997" table:formula="of:=PRODUCT([.$B$2];[.B138])" table:style-name="ce19">
            <text:p>19,14</text:p>
          </table:table-cell>
          <table:table-cell table:number-columns-repeated="16381"/>
        </table:table-row>
        <table:table-row table:style-name="ro1">
          <table:table-cell office:value-type="float" office:value="1023652212" table:formula="of:=[.A138]+13" table:style-name="ce16">
            <text:p>1023652212</text:p>
          </table:table-cell>
          <table:table-cell office:value-type="float" office:value="280" table:formula="of:=ROUND(RAND()*400+20;0)" table:style-name="ce18">
            <text:p>280</text:p>
          </table:table-cell>
          <table:table-cell office:value-type="float" office:value="81.199999999999989" table:formula="of:=PRODUCT([.$B$2];[.B139])" table:style-name="ce19">
            <text:p>81,2</text:p>
          </table:table-cell>
          <table:table-cell table:number-columns-repeated="16381"/>
        </table:table-row>
        <table:table-row table:style-name="ro1">
          <table:table-cell office:value-type="float" office:value="1023652200" table:style-name="ce16">
            <text:p>1023652200</text:p>
          </table:table-cell>
          <table:table-cell office:value-type="float" office:value="337" table:formula="of:=ROUND(RAND()*400+20;0)" table:style-name="ce18">
            <text:p>337</text:p>
          </table:table-cell>
          <table:table-cell office:value-type="float" office:value="97.72999999999999" table:formula="of:=PRODUCT([.$B$2];[.B140])" table:style-name="ce19">
            <text:p>97,73</text:p>
          </table:table-cell>
          <table:table-cell table:number-columns-repeated="16381"/>
        </table:table-row>
        <table:table-row table:style-name="ro1">
          <table:table-cell office:value-type="float" office:value="1023652213" table:formula="of:=[.A140]+13" table:style-name="ce16">
            <text:p>1023652213</text:p>
          </table:table-cell>
          <table:table-cell office:value-type="float" office:value="353" table:formula="of:=ROUND(RAND()*400+20;0)" table:style-name="ce18">
            <text:p>353</text:p>
          </table:table-cell>
          <table:table-cell office:value-type="float" office:value="102.36999999999999" table:formula="of:=PRODUCT([.$B$2];[.B141])" table:style-name="ce19">
            <text:p>102,37</text:p>
          </table:table-cell>
          <table:table-cell table:number-columns-repeated="16381"/>
        </table:table-row>
        <table:table-row table:style-name="ro1">
          <table:table-cell office:value-type="float" office:value="1023652201" table:style-name="ce16">
            <text:p>1023652201</text:p>
          </table:table-cell>
          <table:table-cell office:value-type="float" office:value="339" table:formula="of:=ROUND(RAND()*400+20;0)" table:style-name="ce18">
            <text:p>339</text:p>
          </table:table-cell>
          <table:table-cell office:value-type="float" office:value="98.309999999999988" table:formula="of:=PRODUCT([.$B$2];[.B142])" table:style-name="ce19">
            <text:p>98,31</text:p>
          </table:table-cell>
          <table:table-cell table:number-columns-repeated="16381"/>
        </table:table-row>
        <table:table-row table:style-name="ro1">
          <table:table-cell office:value-type="float" office:value="1023652214" table:formula="of:=[.A142]+13" table:style-name="ce16">
            <text:p>1023652214</text:p>
          </table:table-cell>
          <table:table-cell office:value-type="float" office:value="32" table:formula="of:=ROUND(RAND()*400+20;0)" table:style-name="ce18">
            <text:p>32</text:p>
          </table:table-cell>
          <table:table-cell office:value-type="float" office:value="9.2799999999999994" table:formula="of:=PRODUCT([.$B$2];[.B143])" table:style-name="ce19">
            <text:p>9,28</text:p>
          </table:table-cell>
          <table:table-cell table:number-columns-repeated="16381"/>
        </table:table-row>
        <table:table-row table:style-name="ro1">
          <table:table-cell office:value-type="float" office:value="1023652202" table:style-name="ce16">
            <text:p>1023652202</text:p>
          </table:table-cell>
          <table:table-cell office:value-type="float" office:value="184" table:formula="of:=ROUND(RAND()*400+20;0)" table:style-name="ce18">
            <text:p>184</text:p>
          </table:table-cell>
          <table:table-cell office:value-type="float" office:value="53.36" table:formula="of:=PRODUCT([.$B$2];[.B144])" table:style-name="ce19">
            <text:p>53,36</text:p>
          </table:table-cell>
          <table:table-cell table:number-columns-repeated="16381"/>
        </table:table-row>
        <table:table-row table:style-name="ro1">
          <table:table-cell office:value-type="float" office:value="1023652215" table:formula="of:=[.A144]+13" table:style-name="ce16">
            <text:p>1023652215</text:p>
          </table:table-cell>
          <table:table-cell office:value-type="float" office:value="307" table:formula="of:=ROUND(RAND()*400+20;0)" table:style-name="ce18">
            <text:p>307</text:p>
          </table:table-cell>
          <table:table-cell office:value-type="float" office:value="89.029999999999987" table:formula="of:=PRODUCT([.$B$2];[.B145])" table:style-name="ce19">
            <text:p>89,03</text:p>
          </table:table-cell>
          <table:table-cell table:number-columns-repeated="16381"/>
        </table:table-row>
        <table:table-row table:style-name="ro1">
          <table:table-cell office:value-type="float" office:value="1023652203" table:style-name="ce16">
            <text:p>1023652203</text:p>
          </table:table-cell>
          <table:table-cell office:value-type="float" office:value="36" table:formula="of:=ROUND(RAND()*400+20;0)" table:style-name="ce18">
            <text:p>36</text:p>
          </table:table-cell>
          <table:table-cell office:value-type="float" office:value="10.44" table:formula="of:=PRODUCT([.$B$2];[.B146])" table:style-name="ce19">
            <text:p>10,44</text:p>
          </table:table-cell>
          <table:table-cell table:number-columns-repeated="16381"/>
        </table:table-row>
        <table:table-row table:style-name="ro1">
          <table:table-cell office:value-type="float" office:value="1023652216" table:formula="of:=[.A146]+13" table:style-name="ce16">
            <text:p>1023652216</text:p>
          </table:table-cell>
          <table:table-cell office:value-type="float" office:value="93" table:formula="of:=ROUND(RAND()*400+20;0)" table:style-name="ce18">
            <text:p>93</text:p>
          </table:table-cell>
          <table:table-cell office:value-type="float" office:value="26.97" table:formula="of:=PRODUCT([.$B$2];[.B147])" table:style-name="ce19">
            <text:p>26,97</text:p>
          </table:table-cell>
          <table:table-cell table:number-columns-repeated="16381"/>
        </table:table-row>
        <table:table-row table:style-name="ro1">
          <table:table-cell office:value-type="float" office:value="1023652204" table:style-name="ce16">
            <text:p>1023652204</text:p>
          </table:table-cell>
          <table:table-cell office:value-type="float" office:value="357" table:formula="of:=ROUND(RAND()*400+20;0)" table:style-name="ce18">
            <text:p>357</text:p>
          </table:table-cell>
          <table:table-cell office:value-type="float" office:value="103.52999999999999" table:formula="of:=PRODUCT([.$B$2];[.B148])" table:style-name="ce19">
            <text:p>103,53</text:p>
          </table:table-cell>
          <table:table-cell table:number-columns-repeated="16381"/>
        </table:table-row>
        <table:table-row table:style-name="ro1">
          <table:table-cell office:value-type="float" office:value="1023652217" table:formula="of:=[.A148]+13" table:style-name="ce16">
            <text:p>1023652217</text:p>
          </table:table-cell>
          <table:table-cell office:value-type="float" office:value="391" table:formula="of:=ROUND(RAND()*400+20;0)" table:style-name="ce18">
            <text:p>391</text:p>
          </table:table-cell>
          <table:table-cell office:value-type="float" office:value="113.38999999999999" table:formula="of:=PRODUCT([.$B$2];[.B149])" table:style-name="ce19">
            <text:p>113,39</text:p>
          </table:table-cell>
          <table:table-cell table:number-columns-repeated="16381"/>
        </table:table-row>
        <table:table-row table:style-name="ro1">
          <table:table-cell office:value-type="float" office:value="1023652205" table:style-name="ce16">
            <text:p>1023652205</text:p>
          </table:table-cell>
          <table:table-cell office:value-type="float" office:value="26" table:formula="of:=ROUND(RAND()*400+20;0)" table:style-name="ce18">
            <text:p>26</text:p>
          </table:table-cell>
          <table:table-cell office:value-type="float" office:value="7.5399999999999991" table:formula="of:=PRODUCT([.$B$2];[.B150])" table:style-name="ce19">
            <text:p>7,54</text:p>
          </table:table-cell>
          <table:table-cell table:number-columns-repeated="16381"/>
        </table:table-row>
        <table:table-row table:style-name="ro1">
          <table:table-cell office:value-type="float" office:value="1023652218" table:formula="of:=[.A150]+13" table:style-name="ce16">
            <text:p>1023652218</text:p>
          </table:table-cell>
          <table:table-cell office:value-type="float" office:value="247" table:formula="of:=ROUND(RAND()*400+20;0)" table:style-name="ce18">
            <text:p>247</text:p>
          </table:table-cell>
          <table:table-cell office:value-type="float" office:value="71.63" table:formula="of:=PRODUCT([.$B$2];[.B151])" table:style-name="ce19">
            <text:p>71,63</text:p>
          </table:table-cell>
          <table:table-cell table:number-columns-repeated="16381"/>
        </table:table-row>
        <table:table-row table:style-name="ro1">
          <table:table-cell office:value-type="float" office:value="1023652206" table:style-name="ce16">
            <text:p>1023652206</text:p>
          </table:table-cell>
          <table:table-cell office:value-type="float" office:value="146" table:formula="of:=ROUND(RAND()*400+20;0)" table:style-name="ce18">
            <text:p>146</text:p>
          </table:table-cell>
          <table:table-cell office:value-type="float" office:value="42.339999999999996" table:formula="of:=PRODUCT([.$B$2];[.B152])" table:style-name="ce19">
            <text:p>42,34</text:p>
          </table:table-cell>
          <table:table-cell table:number-columns-repeated="16381"/>
        </table:table-row>
        <table:table-row table:style-name="ro1">
          <table:table-cell office:value-type="float" office:value="1023652219" table:formula="of:=[.A152]+13" table:style-name="ce16">
            <text:p>1023652219</text:p>
          </table:table-cell>
          <table:table-cell office:value-type="float" office:value="124" table:formula="of:=ROUND(RAND()*400+20;0)" table:style-name="ce18">
            <text:p>124</text:p>
          </table:table-cell>
          <table:table-cell office:value-type="float" office:value="35.96" table:formula="of:=PRODUCT([.$B$2];[.B153])" table:style-name="ce19">
            <text:p>35,96</text:p>
          </table:table-cell>
          <table:table-cell table:number-columns-repeated="16381"/>
        </table:table-row>
        <table:table-row table:style-name="ro1">
          <table:table-cell office:value-type="float" office:value="1023652207" table:style-name="ce16">
            <text:p>1023652207</text:p>
          </table:table-cell>
          <table:table-cell office:value-type="float" office:value="246" table:formula="of:=ROUND(RAND()*400+20;0)" table:style-name="ce18">
            <text:p>246</text:p>
          </table:table-cell>
          <table:table-cell office:value-type="float" office:value="71.339999999999989" table:formula="of:=PRODUCT([.$B$2];[.B154])" table:style-name="ce19">
            <text:p>71,34</text:p>
          </table:table-cell>
          <table:table-cell table:number-columns-repeated="16381"/>
        </table:table-row>
        <table:table-row table:style-name="ro1">
          <table:table-cell office:value-type="float" office:value="1023652220" table:formula="of:=[.A154]+13" table:style-name="ce16">
            <text:p>1023652220</text:p>
          </table:table-cell>
          <table:table-cell office:value-type="float" office:value="364" table:formula="of:=ROUND(RAND()*400+20;0)" table:style-name="ce18">
            <text:p>364</text:p>
          </table:table-cell>
          <table:table-cell office:value-type="float" office:value="105.55999999999999" table:formula="of:=PRODUCT([.$B$2];[.B155])" table:style-name="ce19">
            <text:p>105,56</text:p>
          </table:table-cell>
          <table:table-cell table:number-columns-repeated="16381"/>
        </table:table-row>
        <table:table-row table:style-name="ro1">
          <table:table-cell office:value-type="float" office:value="1023652208" table:style-name="ce16">
            <text:p>1023652208</text:p>
          </table:table-cell>
          <table:table-cell office:value-type="float" office:value="135" table:formula="of:=ROUND(RAND()*400+20;0)" table:style-name="ce18">
            <text:p>135</text:p>
          </table:table-cell>
          <table:table-cell office:value-type="float" office:value="39.15" table:formula="of:=PRODUCT([.$B$2];[.B156])" table:style-name="ce19">
            <text:p>39,15</text:p>
          </table:table-cell>
          <table:table-cell table:number-columns-repeated="16381"/>
        </table:table-row>
        <table:table-row table:style-name="ro1">
          <table:table-cell office:value-type="float" office:value="1023652221" table:formula="of:=[.A156]+13" table:style-name="ce16">
            <text:p>1023652221</text:p>
          </table:table-cell>
          <table:table-cell office:value-type="float" office:value="34" table:formula="of:=ROUND(RAND()*400+20;0)" table:style-name="ce18">
            <text:p>34</text:p>
          </table:table-cell>
          <table:table-cell office:value-type="float" office:value="9.86" table:formula="of:=PRODUCT([.$B$2];[.B157])" table:style-name="ce19">
            <text:p>9,86</text:p>
          </table:table-cell>
          <table:table-cell table:number-columns-repeated="16381"/>
        </table:table-row>
        <table:table-row table:style-name="ro1">
          <table:table-cell office:value-type="float" office:value="1023652209" table:style-name="ce16">
            <text:p>1023652209</text:p>
          </table:table-cell>
          <table:table-cell office:value-type="float" office:value="224" table:formula="of:=ROUND(RAND()*400+20;0)" table:style-name="ce18">
            <text:p>224</text:p>
          </table:table-cell>
          <table:table-cell office:value-type="float" office:value="64.959999999999994" table:formula="of:=PRODUCT([.$B$2];[.B158])" table:style-name="ce19">
            <text:p>64,96</text:p>
          </table:table-cell>
          <table:table-cell table:number-columns-repeated="16381"/>
        </table:table-row>
        <table:table-row table:style-name="ro1">
          <table:table-cell office:value-type="float" office:value="1023652222" table:formula="of:=[.A158]+13" table:style-name="ce16">
            <text:p>1023652222</text:p>
          </table:table-cell>
          <table:table-cell office:value-type="float" office:value="130" table:formula="of:=ROUND(RAND()*400+20;0)" table:style-name="ce18">
            <text:p>130</text:p>
          </table:table-cell>
          <table:table-cell office:value-type="float" office:value="37.699999999999996" table:formula="of:=PRODUCT([.$B$2];[.B159])" table:style-name="ce19">
            <text:p>37,7</text:p>
          </table:table-cell>
          <table:table-cell table:number-columns-repeated="16381"/>
        </table:table-row>
        <table:table-row table:style-name="ro1">
          <table:table-cell office:value-type="float" office:value="1023652210" table:style-name="ce16">
            <text:p>1023652210</text:p>
          </table:table-cell>
          <table:table-cell office:value-type="float" office:value="278" table:formula="of:=ROUND(RAND()*400+20;0)" table:style-name="ce18">
            <text:p>278</text:p>
          </table:table-cell>
          <table:table-cell office:value-type="float" office:value="80.61999999999999" table:formula="of:=PRODUCT([.$B$2];[.B160])" table:style-name="ce19">
            <text:p>80,62</text:p>
          </table:table-cell>
          <table:table-cell table:number-columns-repeated="16381"/>
        </table:table-row>
        <table:table-row table:style-name="ro1">
          <table:table-cell office:value-type="float" office:value="1023652223" table:formula="of:=[.A160]+13" table:style-name="ce16">
            <text:p>1023652223</text:p>
          </table:table-cell>
          <table:table-cell office:value-type="float" office:value="397" table:formula="of:=ROUND(RAND()*400+20;0)" table:style-name="ce18">
            <text:p>397</text:p>
          </table:table-cell>
          <table:table-cell office:value-type="float" office:value="115.13" table:formula="of:=PRODUCT([.$B$2];[.B161])" table:style-name="ce19">
            <text:p>115,13</text:p>
          </table:table-cell>
          <table:table-cell table:number-columns-repeated="16381"/>
        </table:table-row>
        <table:table-row table:style-name="ro1">
          <table:table-cell office:value-type="float" office:value="1023652211" table:style-name="ce16">
            <text:p>1023652211</text:p>
          </table:table-cell>
          <table:table-cell office:value-type="float" office:value="295" table:formula="of:=ROUND(RAND()*400+20;0)" table:style-name="ce18">
            <text:p>295</text:p>
          </table:table-cell>
          <table:table-cell office:value-type="float" office:value="85.55" table:formula="of:=PRODUCT([.$B$2];[.B162])" table:style-name="ce19">
            <text:p>85,55</text:p>
          </table:table-cell>
          <table:table-cell table:number-columns-repeated="16381"/>
        </table:table-row>
        <table:table-row table:style-name="ro1">
          <table:table-cell office:value-type="float" office:value="1023652224" table:formula="of:=[.A162]+13" table:style-name="ce16">
            <text:p>1023652224</text:p>
          </table:table-cell>
          <table:table-cell office:value-type="float" office:value="260" table:formula="of:=ROUND(RAND()*400+20;0)" table:style-name="ce18">
            <text:p>260</text:p>
          </table:table-cell>
          <table:table-cell office:value-type="float" office:value="75.399999999999991" table:formula="of:=PRODUCT([.$B$2];[.B163])" table:style-name="ce19">
            <text:p>75,4</text:p>
          </table:table-cell>
          <table:table-cell table:number-columns-repeated="16381"/>
        </table:table-row>
        <table:table-row table:style-name="ro1">
          <table:table-cell office:value-type="float" office:value="1023652212" table:style-name="ce16">
            <text:p>1023652212</text:p>
          </table:table-cell>
          <table:table-cell office:value-type="float" office:value="406" table:formula="of:=ROUND(RAND()*400+20;0)" table:style-name="ce18">
            <text:p>406</text:p>
          </table:table-cell>
          <table:table-cell office:value-type="float" office:value="117.74" table:formula="of:=PRODUCT([.$B$2];[.B164])" table:style-name="ce19">
            <text:p>117,74</text:p>
          </table:table-cell>
          <table:table-cell table:number-columns-repeated="16381"/>
        </table:table-row>
        <table:table-row table:style-name="ro1">
          <table:table-cell office:value-type="float" office:value="1023652225" table:formula="of:=[.A164]+13" table:style-name="ce16">
            <text:p>1023652225</text:p>
          </table:table-cell>
          <table:table-cell office:value-type="float" office:value="156" table:formula="of:=ROUND(RAND()*400+20;0)" table:style-name="ce18">
            <text:p>156</text:p>
          </table:table-cell>
          <table:table-cell office:value-type="float" office:value="45.239999999999995" table:formula="of:=PRODUCT([.$B$2];[.B165])" table:style-name="ce19">
            <text:p>45,24</text:p>
          </table:table-cell>
          <table:table-cell table:number-columns-repeated="16381"/>
        </table:table-row>
        <table:table-row table:style-name="ro1">
          <table:table-cell office:value-type="float" office:value="1023652213" table:style-name="ce16">
            <text:p>1023652213</text:p>
          </table:table-cell>
          <table:table-cell office:value-type="float" office:value="84" table:formula="of:=ROUND(RAND()*400+20;0)" table:style-name="ce18">
            <text:p>84</text:p>
          </table:table-cell>
          <table:table-cell office:value-type="float" office:value="24.36" table:formula="of:=PRODUCT([.$B$2];[.B166])" table:style-name="ce19">
            <text:p>24,36</text:p>
          </table:table-cell>
          <table:table-cell table:number-columns-repeated="16381"/>
        </table:table-row>
        <table:table-row table:style-name="ro1">
          <table:table-cell office:value-type="float" office:value="1023652226" table:formula="of:=[.A166]+13" table:style-name="ce16">
            <text:p>1023652226</text:p>
          </table:table-cell>
          <table:table-cell office:value-type="float" office:value="103" table:formula="of:=ROUND(RAND()*400+20;0)" table:style-name="ce18">
            <text:p>103</text:p>
          </table:table-cell>
          <table:table-cell office:value-type="float" office:value="29.869999999999997" table:formula="of:=PRODUCT([.$B$2];[.B167])" table:style-name="ce19">
            <text:p>29,87</text:p>
          </table:table-cell>
          <table:table-cell table:number-columns-repeated="16381"/>
        </table:table-row>
        <table:table-row table:style-name="ro1">
          <table:table-cell office:value-type="float" office:value="1023652214" table:style-name="ce16">
            <text:p>1023652214</text:p>
          </table:table-cell>
          <table:table-cell office:value-type="float" office:value="278" table:formula="of:=ROUND(RAND()*400+20;0)" table:style-name="ce18">
            <text:p>278</text:p>
          </table:table-cell>
          <table:table-cell office:value-type="float" office:value="80.61999999999999" table:formula="of:=PRODUCT([.$B$2];[.B168])" table:style-name="ce19">
            <text:p>80,62</text:p>
          </table:table-cell>
          <table:table-cell table:number-columns-repeated="16381"/>
        </table:table-row>
        <table:table-row table:style-name="ro1">
          <table:table-cell office:value-type="float" office:value="1023652227" table:formula="of:=[.A168]+13" table:style-name="ce16">
            <text:p>1023652227</text:p>
          </table:table-cell>
          <table:table-cell office:value-type="float" office:value="119" table:formula="of:=ROUND(RAND()*400+20;0)" table:style-name="ce18">
            <text:p>119</text:p>
          </table:table-cell>
          <table:table-cell office:value-type="float" office:value="34.51" table:formula="of:=PRODUCT([.$B$2];[.B169])" table:style-name="ce19">
            <text:p>34,51</text:p>
          </table:table-cell>
          <table:table-cell table:number-columns-repeated="16381"/>
        </table:table-row>
        <table:table-row table:style-name="ro1">
          <table:table-cell office:value-type="float" office:value="1023652215" table:style-name="ce16">
            <text:p>1023652215</text:p>
          </table:table-cell>
          <table:table-cell office:value-type="float" office:value="306" table:formula="of:=ROUND(RAND()*400+20;0)" table:style-name="ce18">
            <text:p>306</text:p>
          </table:table-cell>
          <table:table-cell office:value-type="float" office:value="88.74" table:formula="of:=PRODUCT([.$B$2];[.B170])" table:style-name="ce19">
            <text:p>88,74</text:p>
          </table:table-cell>
          <table:table-cell table:number-columns-repeated="16381"/>
        </table:table-row>
        <table:table-row table:style-name="ro1">
          <table:table-cell office:value-type="float" office:value="1023652228" table:formula="of:=[.A170]+13" table:style-name="ce16">
            <text:p>1023652228</text:p>
          </table:table-cell>
          <table:table-cell office:value-type="float" office:value="405" table:formula="of:=ROUND(RAND()*400+20;0)" table:style-name="ce18">
            <text:p>405</text:p>
          </table:table-cell>
          <table:table-cell office:value-type="float" office:value="117.44999999999999" table:formula="of:=PRODUCT([.$B$2];[.B171])" table:style-name="ce19">
            <text:p>117,45</text:p>
          </table:table-cell>
          <table:table-cell table:number-columns-repeated="16381"/>
        </table:table-row>
        <table:table-row table:style-name="ro1">
          <table:table-cell office:value-type="float" office:value="1023652216" table:style-name="ce16">
            <text:p>1023652216</text:p>
          </table:table-cell>
          <table:table-cell office:value-type="float" office:value="287" table:formula="of:=ROUND(RAND()*400+20;0)" table:style-name="ce18">
            <text:p>287</text:p>
          </table:table-cell>
          <table:table-cell office:value-type="float" office:value="83.22999999999999" table:formula="of:=PRODUCT([.$B$2];[.B172])" table:style-name="ce19">
            <text:p>83,23</text:p>
          </table:table-cell>
          <table:table-cell table:number-columns-repeated="16381"/>
        </table:table-row>
        <table:table-row table:style-name="ro1">
          <table:table-cell office:value-type="float" office:value="1023652229" table:formula="of:=[.A172]+13" table:style-name="ce16">
            <text:p>1023652229</text:p>
          </table:table-cell>
          <table:table-cell office:value-type="float" office:value="277" table:formula="of:=ROUND(RAND()*400+20;0)" table:style-name="ce18">
            <text:p>277</text:p>
          </table:table-cell>
          <table:table-cell office:value-type="float" office:value="80.33" table:formula="of:=PRODUCT([.$B$2];[.B173])" table:style-name="ce19">
            <text:p>80,33</text:p>
          </table:table-cell>
          <table:table-cell table:number-columns-repeated="16381"/>
        </table:table-row>
        <table:table-row table:style-name="ro1">
          <table:table-cell office:value-type="float" office:value="1023652217" table:style-name="ce16">
            <text:p>1023652217</text:p>
          </table:table-cell>
          <table:table-cell office:value-type="float" office:value="356" table:formula="of:=ROUND(RAND()*400+20;0)" table:style-name="ce18">
            <text:p>356</text:p>
          </table:table-cell>
          <table:table-cell office:value-type="float" office:value="103.24" table:formula="of:=PRODUCT([.$B$2];[.B174])" table:style-name="ce19">
            <text:p>103,24</text:p>
          </table:table-cell>
          <table:table-cell table:number-columns-repeated="16381"/>
        </table:table-row>
        <table:table-row table:style-name="ro1">
          <table:table-cell office:value-type="float" office:value="1023652230" table:formula="of:=[.A174]+13" table:style-name="ce16">
            <text:p>1023652230</text:p>
          </table:table-cell>
          <table:table-cell office:value-type="float" office:value="115" table:formula="of:=ROUND(RAND()*400+20;0)" table:style-name="ce18">
            <text:p>115</text:p>
          </table:table-cell>
          <table:table-cell office:value-type="float" office:value="33.349999999999994" table:formula="of:=PRODUCT([.$B$2];[.B175])" table:style-name="ce19">
            <text:p>33,35</text:p>
          </table:table-cell>
          <table:table-cell table:number-columns-repeated="16381"/>
        </table:table-row>
        <table:table-row table:style-name="ro1">
          <table:table-cell office:value-type="float" office:value="1023652218" table:style-name="ce16">
            <text:p>1023652218</text:p>
          </table:table-cell>
          <table:table-cell office:value-type="float" office:value="294" table:formula="of:=ROUND(RAND()*400+20;0)" table:style-name="ce18">
            <text:p>294</text:p>
          </table:table-cell>
          <table:table-cell office:value-type="float" office:value="85.259999999999991" table:formula="of:=PRODUCT([.$B$2];[.B176])" table:style-name="ce19">
            <text:p>85,26</text:p>
          </table:table-cell>
          <table:table-cell table:number-columns-repeated="16381"/>
        </table:table-row>
        <table:table-row table:style-name="ro1">
          <table:table-cell office:value-type="float" office:value="1023652231" table:formula="of:=[.A176]+13" table:style-name="ce16">
            <text:p>1023652231</text:p>
          </table:table-cell>
          <table:table-cell office:value-type="float" office:value="73" table:formula="of:=ROUND(RAND()*400+20;0)" table:style-name="ce18">
            <text:p>73</text:p>
          </table:table-cell>
          <table:table-cell office:value-type="float" office:value="21.169999999999998" table:formula="of:=PRODUCT([.$B$2];[.B177])" table:style-name="ce19">
            <text:p>21,17</text:p>
          </table:table-cell>
          <table:table-cell table:number-columns-repeated="16381"/>
        </table:table-row>
        <table:table-row table:style-name="ro1">
          <table:table-cell office:value-type="float" office:value="1023652219" table:style-name="ce16">
            <text:p>1023652219</text:p>
          </table:table-cell>
          <table:table-cell office:value-type="float" office:value="266" table:formula="of:=ROUND(RAND()*400+20;0)" table:style-name="ce18">
            <text:p>266</text:p>
          </table:table-cell>
          <table:table-cell office:value-type="float" office:value="77.14" table:formula="of:=PRODUCT([.$B$2];[.B178])" table:style-name="ce19">
            <text:p>77,14</text:p>
          </table:table-cell>
          <table:table-cell table:number-columns-repeated="16381"/>
        </table:table-row>
        <table:table-row table:style-name="ro1">
          <table:table-cell office:value-type="float" office:value="1023652232" table:formula="of:=[.A178]+13" table:style-name="ce16">
            <text:p>1023652232</text:p>
          </table:table-cell>
          <table:table-cell office:value-type="float" office:value="233" table:formula="of:=ROUND(RAND()*400+20;0)" table:style-name="ce18">
            <text:p>233</text:p>
          </table:table-cell>
          <table:table-cell office:value-type="float" office:value="67.569999999999993" table:formula="of:=PRODUCT([.$B$2];[.B179])" table:style-name="ce19">
            <text:p>67,57</text:p>
          </table:table-cell>
          <table:table-cell table:number-columns-repeated="16381"/>
        </table:table-row>
        <table:table-row table:style-name="ro1">
          <table:table-cell office:value-type="float" office:value="1023652220" table:style-name="ce16">
            <text:p>1023652220</text:p>
          </table:table-cell>
          <table:table-cell office:value-type="float" office:value="297" table:formula="of:=ROUND(RAND()*400+20;0)" table:style-name="ce18">
            <text:p>297</text:p>
          </table:table-cell>
          <table:table-cell office:value-type="float" office:value="86.13" table:formula="of:=PRODUCT([.$B$2];[.B180])" table:style-name="ce19">
            <text:p>86,13</text:p>
          </table:table-cell>
          <table:table-cell table:number-columns-repeated="16381"/>
        </table:table-row>
        <table:table-row table:style-name="ro1">
          <table:table-cell office:value-type="float" office:value="1023652233" table:formula="of:=[.A180]+13" table:style-name="ce16">
            <text:p>1023652233</text:p>
          </table:table-cell>
          <table:table-cell office:value-type="float" office:value="140" table:formula="of:=ROUND(RAND()*400+20;0)" table:style-name="ce18">
            <text:p>140</text:p>
          </table:table-cell>
          <table:table-cell office:value-type="float" office:value="40.599999999999994" table:formula="of:=PRODUCT([.$B$2];[.B181])" table:style-name="ce19">
            <text:p>40,6</text:p>
          </table:table-cell>
          <table:table-cell table:number-columns-repeated="16381"/>
        </table:table-row>
        <table:table-row table:style-name="ro1">
          <table:table-cell office:value-type="float" office:value="1023652221" table:style-name="ce16">
            <text:p>1023652221</text:p>
          </table:table-cell>
          <table:table-cell office:value-type="float" office:value="244" table:formula="of:=ROUND(RAND()*400+20;0)" table:style-name="ce18">
            <text:p>244</text:p>
          </table:table-cell>
          <table:table-cell office:value-type="float" office:value="70.759999999999991" table:formula="of:=PRODUCT([.$B$2];[.B182])" table:style-name="ce19">
            <text:p>70,76</text:p>
          </table:table-cell>
          <table:table-cell table:number-columns-repeated="16381"/>
        </table:table-row>
        <table:table-row table:style-name="ro1">
          <table:table-cell office:value-type="float" office:value="1023652234" table:formula="of:=[.A182]+13" table:style-name="ce16">
            <text:p>1023652234</text:p>
          </table:table-cell>
          <table:table-cell office:value-type="float" office:value="217" table:formula="of:=ROUND(RAND()*400+20;0)" table:style-name="ce18">
            <text:p>217</text:p>
          </table:table-cell>
          <table:table-cell office:value-type="float" office:value="62.929999999999993" table:formula="of:=PRODUCT([.$B$2];[.B183])" table:style-name="ce19">
            <text:p>62,93</text:p>
          </table:table-cell>
          <table:table-cell table:number-columns-repeated="16381"/>
        </table:table-row>
        <table:table-row table:style-name="ro1">
          <table:table-cell office:value-type="float" office:value="1023652222" table:style-name="ce16">
            <text:p>1023652222</text:p>
          </table:table-cell>
          <table:table-cell office:value-type="float" office:value="85" table:formula="of:=ROUND(RAND()*400+20;0)" table:style-name="ce18">
            <text:p>85</text:p>
          </table:table-cell>
          <table:table-cell office:value-type="float" office:value="24.65" table:formula="of:=PRODUCT([.$B$2];[.B184])" table:style-name="ce19">
            <text:p>24,65</text:p>
          </table:table-cell>
          <table:table-cell table:number-columns-repeated="16381"/>
        </table:table-row>
        <table:table-row table:style-name="ro1">
          <table:table-cell office:value-type="float" office:value="1023652235" table:formula="of:=[.A184]+13" table:style-name="ce16">
            <text:p>1023652235</text:p>
          </table:table-cell>
          <table:table-cell office:value-type="float" office:value="326" table:formula="of:=ROUND(RAND()*400+20;0)" table:style-name="ce18">
            <text:p>326</text:p>
          </table:table-cell>
          <table:table-cell office:value-type="float" office:value="94.539999999999992" table:formula="of:=PRODUCT([.$B$2];[.B185])" table:style-name="ce19">
            <text:p>94,54</text:p>
          </table:table-cell>
          <table:table-cell table:number-columns-repeated="16381"/>
        </table:table-row>
        <table:table-row table:style-name="ro1">
          <table:table-cell office:value-type="float" office:value="1023652223" table:style-name="ce16">
            <text:p>1023652223</text:p>
          </table:table-cell>
          <table:table-cell office:value-type="float" office:value="129" table:formula="of:=ROUND(RAND()*400+20;0)" table:style-name="ce18">
            <text:p>129</text:p>
          </table:table-cell>
          <table:table-cell office:value-type="float" office:value="37.409999999999997" table:formula="of:=PRODUCT([.$B$2];[.B186])" table:style-name="ce19">
            <text:p>37,41</text:p>
          </table:table-cell>
          <table:table-cell table:number-columns-repeated="16381"/>
        </table:table-row>
        <table:table-row table:style-name="ro1">
          <table:table-cell office:value-type="float" office:value="1023652236" table:formula="of:=[.A186]+13" table:style-name="ce16">
            <text:p>1023652236</text:p>
          </table:table-cell>
          <table:table-cell office:value-type="float" office:value="225" table:formula="of:=ROUND(RAND()*400+20;0)" table:style-name="ce18">
            <text:p>225</text:p>
          </table:table-cell>
          <table:table-cell office:value-type="float" office:value="65.25" table:formula="of:=PRODUCT([.$B$2];[.B187])" table:style-name="ce19">
            <text:p>65,25</text:p>
          </table:table-cell>
          <table:table-cell table:number-columns-repeated="16381"/>
        </table:table-row>
        <table:table-row table:style-name="ro1">
          <table:table-cell office:value-type="float" office:value="1023652224" table:style-name="ce16">
            <text:p>1023652224</text:p>
          </table:table-cell>
          <table:table-cell office:value-type="float" office:value="100" table:formula="of:=ROUND(RAND()*400+20;0)" table:style-name="ce18">
            <text:p>100</text:p>
          </table:table-cell>
          <table:table-cell office:value-type="float" office:value="28.999999999999996" table:formula="of:=PRODUCT([.$B$2];[.B188])" table:style-name="ce19">
            <text:p>29</text:p>
          </table:table-cell>
          <table:table-cell table:number-columns-repeated="16381"/>
        </table:table-row>
        <table:table-row table:style-name="ro1">
          <table:table-cell office:value-type="float" office:value="1023652237" table:formula="of:=[.A188]+13" table:style-name="ce16">
            <text:p>1023652237</text:p>
          </table:table-cell>
          <table:table-cell office:value-type="float" office:value="121" table:formula="of:=ROUND(RAND()*400+20;0)" table:style-name="ce18">
            <text:p>121</text:p>
          </table:table-cell>
          <table:table-cell office:value-type="float" office:value="35.089999999999996" table:formula="of:=PRODUCT([.$B$2];[.B189])" table:style-name="ce19">
            <text:p>35,09</text:p>
          </table:table-cell>
          <table:table-cell table:number-columns-repeated="16381"/>
        </table:table-row>
        <table:table-row table:style-name="ro1">
          <table:table-cell office:value-type="float" office:value="1023652225" table:style-name="ce16">
            <text:p>1023652225</text:p>
          </table:table-cell>
          <table:table-cell office:value-type="float" office:value="154" table:formula="of:=ROUND(RAND()*400+20;0)" table:style-name="ce18">
            <text:p>154</text:p>
          </table:table-cell>
          <table:table-cell office:value-type="float" office:value="44.66" table:formula="of:=PRODUCT([.$B$2];[.B190])" table:style-name="ce19">
            <text:p>44,66</text:p>
          </table:table-cell>
          <table:table-cell table:number-columns-repeated="16381"/>
        </table:table-row>
        <table:table-row table:style-name="ro1">
          <table:table-cell office:value-type="float" office:value="1023652238" table:formula="of:=[.A190]+13" table:style-name="ce16">
            <text:p>1023652238</text:p>
          </table:table-cell>
          <table:table-cell office:value-type="float" office:value="417" table:formula="of:=ROUND(RAND()*400+20;0)" table:style-name="ce18">
            <text:p>417</text:p>
          </table:table-cell>
          <table:table-cell office:value-type="float" office:value="120.92999999999999" table:formula="of:=PRODUCT([.$B$2];[.B191])" table:style-name="ce19">
            <text:p>120,93</text:p>
          </table:table-cell>
          <table:table-cell table:number-columns-repeated="16381"/>
        </table:table-row>
        <table:table-row table:style-name="ro1">
          <table:table-cell office:value-type="float" office:value="1023652226" table:style-name="ce16">
            <text:p>1023652226</text:p>
          </table:table-cell>
          <table:table-cell office:value-type="float" office:value="281" table:formula="of:=ROUND(RAND()*400+20;0)" table:style-name="ce18">
            <text:p>281</text:p>
          </table:table-cell>
          <table:table-cell office:value-type="float" office:value="81.489999999999995" table:formula="of:=PRODUCT([.$B$2];[.B192])" table:style-name="ce19">
            <text:p>81,49</text:p>
          </table:table-cell>
          <table:table-cell table:number-columns-repeated="16381"/>
        </table:table-row>
        <table:table-row table:style-name="ro1">
          <table:table-cell office:value-type="float" office:value="1023652239" table:formula="of:=[.A192]+13" table:style-name="ce16">
            <text:p>1023652239</text:p>
          </table:table-cell>
          <table:table-cell office:value-type="float" office:value="168" table:formula="of:=ROUND(RAND()*400+20;0)" table:style-name="ce18">
            <text:p>168</text:p>
          </table:table-cell>
          <table:table-cell office:value-type="float" office:value="48.72" table:formula="of:=PRODUCT([.$B$2];[.B193])" table:style-name="ce19">
            <text:p>48,72</text:p>
          </table:table-cell>
          <table:table-cell table:number-columns-repeated="16381"/>
        </table:table-row>
        <table:table-row table:style-name="ro1">
          <table:table-cell office:value-type="float" office:value="1023652227" table:style-name="ce16">
            <text:p>1023652227</text:p>
          </table:table-cell>
          <table:table-cell office:value-type="float" office:value="115" table:formula="of:=ROUND(RAND()*400+20;0)" table:style-name="ce18">
            <text:p>115</text:p>
          </table:table-cell>
          <table:table-cell office:value-type="float" office:value="33.349999999999994" table:formula="of:=PRODUCT([.$B$2];[.B194])" table:style-name="ce19">
            <text:p>33,35</text:p>
          </table:table-cell>
          <table:table-cell table:number-columns-repeated="16381"/>
        </table:table-row>
        <table:table-row table:style-name="ro1">
          <table:table-cell office:value-type="float" office:value="1023652240" table:formula="of:=[.A194]+13" table:style-name="ce16">
            <text:p>1023652240</text:p>
          </table:table-cell>
          <table:table-cell office:value-type="float" office:value="211" table:formula="of:=ROUND(RAND()*400+20;0)" table:style-name="ce18">
            <text:p>211</text:p>
          </table:table-cell>
          <table:table-cell office:value-type="float" office:value="61.19" table:formula="of:=PRODUCT([.$B$2];[.B195])" table:style-name="ce19">
            <text:p>61,19</text:p>
          </table:table-cell>
          <table:table-cell table:number-columns-repeated="16381"/>
        </table:table-row>
        <table:table-row table:style-name="ro1">
          <table:table-cell office:value-type="float" office:value="1023652228" table:style-name="ce16">
            <text:p>1023652228</text:p>
          </table:table-cell>
          <table:table-cell office:value-type="float" office:value="390" table:formula="of:=ROUND(RAND()*400+20;0)" table:style-name="ce18">
            <text:p>390</text:p>
          </table:table-cell>
          <table:table-cell office:value-type="float" office:value="113.1" table:formula="of:=PRODUCT([.$B$2];[.B196])" table:style-name="ce19">
            <text:p>113,1</text:p>
          </table:table-cell>
          <table:table-cell table:number-columns-repeated="16381"/>
        </table:table-row>
        <table:table-row table:style-name="ro1">
          <table:table-cell office:value-type="float" office:value="1023652241" table:formula="of:=[.A196]+13" table:style-name="ce16">
            <text:p>1023652241</text:p>
          </table:table-cell>
          <table:table-cell office:value-type="float" office:value="127" table:formula="of:=ROUND(RAND()*400+20;0)" table:style-name="ce18">
            <text:p>127</text:p>
          </table:table-cell>
          <table:table-cell office:value-type="float" office:value="36.83" table:formula="of:=PRODUCT([.$B$2];[.B197])" table:style-name="ce19">
            <text:p>36,83</text:p>
          </table:table-cell>
          <table:table-cell table:number-columns-repeated="16381"/>
        </table:table-row>
        <table:table-row table:style-name="ro1">
          <table:table-cell office:value-type="float" office:value="1023652229" table:style-name="ce16">
            <text:p>1023652229</text:p>
          </table:table-cell>
          <table:table-cell office:value-type="float" office:value="140" table:formula="of:=ROUND(RAND()*400+20;0)" table:style-name="ce18">
            <text:p>140</text:p>
          </table:table-cell>
          <table:table-cell office:value-type="float" office:value="40.599999999999994" table:formula="of:=PRODUCT([.$B$2];[.B198])" table:style-name="ce19">
            <text:p>40,6</text:p>
          </table:table-cell>
          <table:table-cell table:number-columns-repeated="16381"/>
        </table:table-row>
        <table:table-row table:style-name="ro1">
          <table:table-cell office:value-type="float" office:value="1023652242" table:formula="of:=[.A198]+13" table:style-name="ce16">
            <text:p>1023652242</text:p>
          </table:table-cell>
          <table:table-cell office:value-type="float" office:value="411" table:formula="of:=ROUND(RAND()*400+20;0)" table:style-name="ce18">
            <text:p>411</text:p>
          </table:table-cell>
          <table:table-cell office:value-type="float" office:value="119.19" table:formula="of:=PRODUCT([.$B$2];[.B199])" table:style-name="ce19">
            <text:p>119,19</text:p>
          </table:table-cell>
          <table:table-cell table:number-columns-repeated="16381"/>
        </table:table-row>
        <table:table-row table:style-name="ro1">
          <table:table-cell office:value-type="float" office:value="1023652230" table:style-name="ce16">
            <text:p>1023652230</text:p>
          </table:table-cell>
          <table:table-cell office:value-type="float" office:value="252" table:formula="of:=ROUND(RAND()*400+20;0)" table:style-name="ce18">
            <text:p>252</text:p>
          </table:table-cell>
          <table:table-cell office:value-type="float" office:value="73.08" table:formula="of:=PRODUCT([.$B$2];[.B200])" table:style-name="ce19">
            <text:p>73,08</text:p>
          </table:table-cell>
          <table:table-cell table:number-columns-repeated="16381"/>
        </table:table-row>
        <table:table-row table:number-rows-repeated="1048376" table:style-name="ro2">
          <table:table-cell table:number-columns-repeated="16384"/>
        </table:table-row>
      </table:table>
      <table:table table:name="5_Kino" table:style-name="ta1">
        <table:table-column table:style-name="co9" table:default-cell-style-name="ce13"/>
        <table:table-column table:style-name="co6" table:default-cell-style-name="ce13"/>
        <table:table-column table:style-name="co8" table:default-cell-style-name="ce13"/>
        <table:table-column table:style-name="co3" table:number-columns-repeated="1021" table:default-cell-style-name="ce13"/>
        <table:table-column table:style-name="co4" table:number-columns-repeated="15360" table:default-cell-style-name="ce1"/>
        <table:table-row table:style-name="ro3">
          <table:table-cell office:value-type="string" table:number-columns-spanned="2" table:number-rows-spanned="1" table:style-name="ce21">
            <text:p>Cena 1 biletu</text:p>
          </table:table-cell>
          <table:covered-table-cell/>
          <table:table-cell table:style-name="ce1"/>
          <table:table-cell table:number-columns-repeated="16381"/>
        </table:table-row>
        <table:table-row table:style-name="ro3">
          <table:table-cell office:value-type="float" office:value="18" table:formula="of:=ROUND(RAND()*19+11;0)" table:number-columns-spanned="2" table:number-rows-spanned="1" table:style-name="ce22">
            <text:p>18 zł<text:s/></text:p>
          </table:table-cell>
          <table:covered-table-cell/>
          <table:table-cell table:style-name="ce1"/>
          <table:table-cell table:number-columns-repeated="16381"/>
        </table:table-row>
        <table:table-row table:number-rows-repeated="3" table:style-name="ro1">
          <table:table-cell table:style-name="ce11"/>
          <table:table-cell table:style-name="ce15"/>
          <table:table-cell table:style-name="ce1"/>
          <table:table-cell table:number-columns-repeated="16381"/>
        </table:table-row>
        <table:table-row table:number-rows-repeated="3" table:style-name="ro1">
          <table:table-cell table:number-columns-repeated="3" table:style-name="ce1"/>
          <table:table-cell table:number-columns-repeated="16381"/>
        </table:table-row>
        <table:table-row table:style-name="ro1">
          <table:table-cell office:value-type="string" table:style-name="ce16">
            <text:p>Nr rezerwacji</text:p>
          </table:table-cell>
          <table:table-cell office:value-type="string" table:style-name="ce16">
            <text:p>Liczba osób</text:p>
          </table:table-cell>
          <table:table-cell office:value-type="string" table:style-name="ce17">
            <text:p>Kwota</text:p>
          </table:table-cell>
          <table:table-cell table:number-columns-repeated="16381"/>
        </table:table-row>
        <table:table-row table:style-name="ro1">
          <table:table-cell office:value-type="float" office:value="1023652135" table:style-name="ce16">
            <text:p>1023652135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10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148" table:formula="of:=[.A10]+13" table:style-name="ce16">
            <text:p>1023652148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11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136" table:style-name="ce16">
            <text:p>1023652136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12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149" table:formula="of:=[.A12]+13" table:style-name="ce16">
            <text:p>1023652149</text:p>
          </table:table-cell>
          <table:table-cell office:value-type="float" office:value="0" table:formula="of:=ROUND(RAND()*6;0)" table:style-name="ce18">
            <text:p>0</text:p>
          </table:table-cell>
          <table:table-cell office:value-type="float" office:value="0" table:formula="of:=PRODUCT([.B13];[.$A$2])" table:style-name="ce19">
            <text:p>0</text:p>
          </table:table-cell>
          <table:table-cell table:number-columns-repeated="16381"/>
        </table:table-row>
        <table:table-row table:style-name="ro1">
          <table:table-cell office:value-type="float" office:value="1023652137" table:style-name="ce16">
            <text:p>1023652137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14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150" table:formula="of:=[.A14]+13" table:style-name="ce16">
            <text:p>1023652150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90" table:formula="of:=PRODUCT([.B15];[.$A$2])" table:style-name="ce19">
            <text:p>90</text:p>
          </table:table-cell>
          <table:table-cell table:number-columns-repeated="16381"/>
        </table:table-row>
        <table:table-row table:style-name="ro1">
          <table:table-cell office:value-type="float" office:value="1023652138" table:style-name="ce16">
            <text:p>1023652138</text:p>
          </table:table-cell>
          <table:table-cell office:value-type="float" office:value="6" table:formula="of:=ROUND(RAND()*6;0)" table:style-name="ce18">
            <text:p>6</text:p>
          </table:table-cell>
          <table:table-cell office:value-type="float" office:value="108" table:formula="of:=PRODUCT([.B16];[.$A$2])" table:style-name="ce19">
            <text:p>108</text:p>
          </table:table-cell>
          <table:table-cell table:number-columns-repeated="16381"/>
        </table:table-row>
        <table:table-row table:style-name="ro1">
          <table:table-cell office:value-type="float" office:value="1023652151" table:formula="of:=[.A16]+13" table:style-name="ce16">
            <text:p>1023652151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18" table:formula="of:=PRODUCT([.B17];[.$A$2])" table:style-name="ce19">
            <text:p>18</text:p>
          </table:table-cell>
          <table:table-cell table:number-columns-repeated="16381"/>
        </table:table-row>
        <table:table-row table:style-name="ro1">
          <table:table-cell office:value-type="float" office:value="1023652139" table:style-name="ce16">
            <text:p>1023652139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18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152" table:formula="of:=[.A18]+13" table:style-name="ce16">
            <text:p>1023652152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19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140" table:style-name="ce16">
            <text:p>1023652140</text:p>
          </table:table-cell>
          <table:table-cell office:value-type="float" office:value="0" table:formula="of:=ROUND(RAND()*6;0)" table:style-name="ce18">
            <text:p>0</text:p>
          </table:table-cell>
          <table:table-cell office:value-type="float" office:value="0" table:formula="of:=PRODUCT([.B20];[.$A$2])" table:style-name="ce19">
            <text:p>0</text:p>
          </table:table-cell>
          <table:table-cell table:number-columns-repeated="16381"/>
        </table:table-row>
        <table:table-row table:style-name="ro1">
          <table:table-cell office:value-type="float" office:value="1023652153" table:formula="of:=[.A20]+13" table:style-name="ce16">
            <text:p>1023652153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90" table:formula="of:=PRODUCT([.B21];[.$A$2])" table:style-name="ce19">
            <text:p>90</text:p>
          </table:table-cell>
          <table:table-cell table:number-columns-repeated="16381"/>
        </table:table-row>
        <table:table-row table:style-name="ro1">
          <table:table-cell office:value-type="float" office:value="1023652141" table:style-name="ce16">
            <text:p>1023652141</text:p>
          </table:table-cell>
          <table:table-cell office:value-type="float" office:value="0" table:formula="of:=ROUND(RAND()*6;0)" table:style-name="ce18">
            <text:p>0</text:p>
          </table:table-cell>
          <table:table-cell office:value-type="float" office:value="0" table:formula="of:=PRODUCT([.B22];[.$A$2])" table:style-name="ce19">
            <text:p>0</text:p>
          </table:table-cell>
          <table:table-cell table:number-columns-repeated="16381"/>
        </table:table-row>
        <table:table-row table:style-name="ro1">
          <table:table-cell office:value-type="float" office:value="1023652154" table:formula="of:=[.A22]+13" table:style-name="ce16">
            <text:p>1023652154</text:p>
          </table:table-cell>
          <table:table-cell office:value-type="float" office:value="6" table:formula="of:=ROUND(RAND()*6;0)" table:style-name="ce18">
            <text:p>6</text:p>
          </table:table-cell>
          <table:table-cell office:value-type="float" office:value="108" table:formula="of:=PRODUCT([.B23];[.$A$2])" table:style-name="ce19">
            <text:p>108</text:p>
          </table:table-cell>
          <table:table-cell table:number-columns-repeated="16381"/>
        </table:table-row>
        <table:table-row table:style-name="ro1">
          <table:table-cell office:value-type="float" office:value="1023652142" table:style-name="ce16">
            <text:p>1023652142</text:p>
          </table:table-cell>
          <table:table-cell office:value-type="float" office:value="6" table:formula="of:=ROUND(RAND()*6;0)" table:style-name="ce18">
            <text:p>6</text:p>
          </table:table-cell>
          <table:table-cell office:value-type="float" office:value="108" table:formula="of:=PRODUCT([.B24];[.$A$2])" table:style-name="ce19">
            <text:p>108</text:p>
          </table:table-cell>
          <table:table-cell table:number-columns-repeated="16381"/>
        </table:table-row>
        <table:table-row table:style-name="ro1">
          <table:table-cell office:value-type="float" office:value="1023652155" table:formula="of:=[.A24]+13" table:style-name="ce16">
            <text:p>1023652155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54" table:formula="of:=PRODUCT([.B25];[.$A$2])" table:style-name="ce19">
            <text:p>54</text:p>
          </table:table-cell>
          <table:table-cell table:number-columns-repeated="16381"/>
        </table:table-row>
        <table:table-row table:style-name="ro1">
          <table:table-cell office:value-type="float" office:value="1023652143" table:style-name="ce16">
            <text:p>1023652143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90" table:formula="of:=PRODUCT([.B26];[.$A$2])" table:style-name="ce19">
            <text:p>90</text:p>
          </table:table-cell>
          <table:table-cell table:number-columns-repeated="16381"/>
        </table:table-row>
        <table:table-row table:style-name="ro1">
          <table:table-cell office:value-type="float" office:value="1023652156" table:formula="of:=[.A26]+13" table:style-name="ce16">
            <text:p>1023652156</text:p>
          </table:table-cell>
          <table:table-cell office:value-type="float" office:value="6" table:formula="of:=ROUND(RAND()*6;0)" table:style-name="ce18">
            <text:p>6</text:p>
          </table:table-cell>
          <table:table-cell office:value-type="float" office:value="108" table:formula="of:=PRODUCT([.B27];[.$A$2])" table:style-name="ce19">
            <text:p>108</text:p>
          </table:table-cell>
          <table:table-cell table:number-columns-repeated="16381"/>
        </table:table-row>
        <table:table-row table:style-name="ro1">
          <table:table-cell office:value-type="float" office:value="1023652144" table:style-name="ce16">
            <text:p>1023652144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28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157" table:formula="of:=[.A28]+13" table:style-name="ce16">
            <text:p>1023652157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90" table:formula="of:=PRODUCT([.B29];[.$A$2])" table:style-name="ce19">
            <text:p>90</text:p>
          </table:table-cell>
          <table:table-cell table:number-columns-repeated="16381"/>
        </table:table-row>
        <table:table-row table:style-name="ro1">
          <table:table-cell office:value-type="float" office:value="1023652145" table:style-name="ce16">
            <text:p>1023652145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30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158" table:formula="of:=[.A30]+13" table:style-name="ce16">
            <text:p>1023652158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31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146" table:style-name="ce16">
            <text:p>1023652146</text:p>
          </table:table-cell>
          <table:table-cell office:value-type="float" office:value="6" table:formula="of:=ROUND(RAND()*6;0)" table:style-name="ce18">
            <text:p>6</text:p>
          </table:table-cell>
          <table:table-cell office:value-type="float" office:value="108" table:formula="of:=PRODUCT([.B32];[.$A$2])" table:style-name="ce19">
            <text:p>108</text:p>
          </table:table-cell>
          <table:table-cell table:number-columns-repeated="16381"/>
        </table:table-row>
        <table:table-row table:style-name="ro1">
          <table:table-cell office:value-type="float" office:value="1023652159" table:formula="of:=[.A32]+13" table:style-name="ce16">
            <text:p>1023652159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33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147" table:style-name="ce16">
            <text:p>1023652147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90" table:formula="of:=PRODUCT([.B34];[.$A$2])" table:style-name="ce19">
            <text:p>90</text:p>
          </table:table-cell>
          <table:table-cell table:number-columns-repeated="16381"/>
        </table:table-row>
        <table:table-row table:style-name="ro1">
          <table:table-cell office:value-type="float" office:value="1023652160" table:formula="of:=[.A34]+13" table:style-name="ce16">
            <text:p>1023652160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35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148" table:style-name="ce16">
            <text:p>1023652148</text:p>
          </table:table-cell>
          <table:table-cell office:value-type="float" office:value="0" table:formula="of:=ROUND(RAND()*6;0)" table:style-name="ce18">
            <text:p>0</text:p>
          </table:table-cell>
          <table:table-cell office:value-type="float" office:value="0" table:formula="of:=PRODUCT([.B36];[.$A$2])" table:style-name="ce19">
            <text:p>0</text:p>
          </table:table-cell>
          <table:table-cell table:number-columns-repeated="16381"/>
        </table:table-row>
        <table:table-row table:style-name="ro1">
          <table:table-cell office:value-type="float" office:value="1023652161" table:formula="of:=[.A36]+13" table:style-name="ce16">
            <text:p>1023652161</text:p>
          </table:table-cell>
          <table:table-cell office:value-type="float" office:value="6" table:formula="of:=ROUND(RAND()*6;0)" table:style-name="ce18">
            <text:p>6</text:p>
          </table:table-cell>
          <table:table-cell office:value-type="float" office:value="108" table:formula="of:=PRODUCT([.B37];[.$A$2])" table:style-name="ce19">
            <text:p>108</text:p>
          </table:table-cell>
          <table:table-cell table:number-columns-repeated="16381"/>
        </table:table-row>
        <table:table-row table:style-name="ro1">
          <table:table-cell office:value-type="float" office:value="1023652149" table:style-name="ce16">
            <text:p>1023652149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90" table:formula="of:=PRODUCT([.B38];[.$A$2])" table:style-name="ce19">
            <text:p>90</text:p>
          </table:table-cell>
          <table:table-cell table:number-columns-repeated="16381"/>
        </table:table-row>
        <table:table-row table:style-name="ro1">
          <table:table-cell office:value-type="float" office:value="1023652162" table:formula="of:=[.A38]+13" table:style-name="ce16">
            <text:p>1023652162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39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150" table:style-name="ce16">
            <text:p>1023652150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40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163" table:formula="of:=[.A40]+13" table:style-name="ce16">
            <text:p>1023652163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41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151" table:style-name="ce16">
            <text:p>1023652151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90" table:formula="of:=PRODUCT([.B42];[.$A$2])" table:style-name="ce19">
            <text:p>90</text:p>
          </table:table-cell>
          <table:table-cell table:number-columns-repeated="16381"/>
        </table:table-row>
        <table:table-row table:style-name="ro1">
          <table:table-cell office:value-type="float" office:value="1023652164" table:formula="of:=[.A42]+13" table:style-name="ce16">
            <text:p>1023652164</text:p>
          </table:table-cell>
          <table:table-cell office:value-type="float" office:value="6" table:formula="of:=ROUND(RAND()*6;0)" table:style-name="ce18">
            <text:p>6</text:p>
          </table:table-cell>
          <table:table-cell office:value-type="float" office:value="108" table:formula="of:=PRODUCT([.B43];[.$A$2])" table:style-name="ce19">
            <text:p>108</text:p>
          </table:table-cell>
          <table:table-cell table:number-columns-repeated="16381"/>
        </table:table-row>
        <table:table-row table:style-name="ro1">
          <table:table-cell office:value-type="float" office:value="1023652152" table:style-name="ce16">
            <text:p>1023652152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54" table:formula="of:=PRODUCT([.B44];[.$A$2])" table:style-name="ce19">
            <text:p>54</text:p>
          </table:table-cell>
          <table:table-cell table:number-columns-repeated="16381"/>
        </table:table-row>
        <table:table-row table:style-name="ro1">
          <table:table-cell office:value-type="float" office:value="1023652165" table:formula="of:=[.A44]+13" table:style-name="ce16">
            <text:p>1023652165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45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153" table:style-name="ce16">
            <text:p>1023652153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18" table:formula="of:=PRODUCT([.B46];[.$A$2])" table:style-name="ce19">
            <text:p>18</text:p>
          </table:table-cell>
          <table:table-cell table:number-columns-repeated="16381"/>
        </table:table-row>
        <table:table-row table:style-name="ro1">
          <table:table-cell office:value-type="float" office:value="1023652166" table:formula="of:=[.A46]+13" table:style-name="ce16">
            <text:p>1023652166</text:p>
          </table:table-cell>
          <table:table-cell office:value-type="float" office:value="6" table:formula="of:=ROUND(RAND()*6;0)" table:style-name="ce18">
            <text:p>6</text:p>
          </table:table-cell>
          <table:table-cell office:value-type="float" office:value="108" table:formula="of:=PRODUCT([.B47];[.$A$2])" table:style-name="ce19">
            <text:p>108</text:p>
          </table:table-cell>
          <table:table-cell table:number-columns-repeated="16381"/>
        </table:table-row>
        <table:table-row table:style-name="ro1">
          <table:table-cell office:value-type="float" office:value="1023652154" table:style-name="ce16">
            <text:p>1023652154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18" table:formula="of:=PRODUCT([.B48];[.$A$2])" table:style-name="ce19">
            <text:p>18</text:p>
          </table:table-cell>
          <table:table-cell table:number-columns-repeated="16381"/>
        </table:table-row>
        <table:table-row table:style-name="ro1">
          <table:table-cell office:value-type="float" office:value="1023652167" table:formula="of:=[.A48]+13" table:style-name="ce16">
            <text:p>1023652167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49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155" table:style-name="ce16">
            <text:p>1023652155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50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168" table:formula="of:=[.A50]+13" table:style-name="ce16">
            <text:p>1023652168</text:p>
          </table:table-cell>
          <table:table-cell office:value-type="float" office:value="0" table:formula="of:=ROUND(RAND()*6;0)" table:style-name="ce18">
            <text:p>0</text:p>
          </table:table-cell>
          <table:table-cell office:value-type="float" office:value="0" table:formula="of:=PRODUCT([.B51];[.$A$2])" table:style-name="ce19">
            <text:p>0</text:p>
          </table:table-cell>
          <table:table-cell table:number-columns-repeated="16381"/>
        </table:table-row>
        <table:table-row table:style-name="ro1">
          <table:table-cell office:value-type="float" office:value="1023652156" table:style-name="ce16">
            <text:p>1023652156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18" table:formula="of:=PRODUCT([.B52];[.$A$2])" table:style-name="ce19">
            <text:p>18</text:p>
          </table:table-cell>
          <table:table-cell table:number-columns-repeated="16381"/>
        </table:table-row>
        <table:table-row table:style-name="ro1">
          <table:table-cell office:value-type="float" office:value="1023652169" table:formula="of:=[.A52]+13" table:style-name="ce16">
            <text:p>1023652169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53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157" table:style-name="ce16">
            <text:p>1023652157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54" table:formula="of:=PRODUCT([.B54];[.$A$2])" table:style-name="ce19">
            <text:p>54</text:p>
          </table:table-cell>
          <table:table-cell table:number-columns-repeated="16381"/>
        </table:table-row>
        <table:table-row table:style-name="ro1">
          <table:table-cell office:value-type="float" office:value="1023652170" table:formula="of:=[.A54]+13" table:style-name="ce16">
            <text:p>1023652170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55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158" table:style-name="ce16">
            <text:p>1023652158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56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171" table:formula="of:=[.A56]+13" table:style-name="ce16">
            <text:p>1023652171</text:p>
          </table:table-cell>
          <table:table-cell office:value-type="float" office:value="6" table:formula="of:=ROUND(RAND()*6;0)" table:style-name="ce18">
            <text:p>6</text:p>
          </table:table-cell>
          <table:table-cell office:value-type="float" office:value="108" table:formula="of:=PRODUCT([.B57];[.$A$2])" table:style-name="ce19">
            <text:p>108</text:p>
          </table:table-cell>
          <table:table-cell table:number-columns-repeated="16381"/>
        </table:table-row>
        <table:table-row table:style-name="ro1">
          <table:table-cell office:value-type="float" office:value="1023652159" table:style-name="ce16">
            <text:p>1023652159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54" table:formula="of:=PRODUCT([.B58];[.$A$2])" table:style-name="ce19">
            <text:p>54</text:p>
          </table:table-cell>
          <table:table-cell table:number-columns-repeated="16381"/>
        </table:table-row>
        <table:table-row table:style-name="ro1">
          <table:table-cell office:value-type="float" office:value="1023652172" table:formula="of:=[.A58]+13" table:style-name="ce16">
            <text:p>1023652172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18" table:formula="of:=PRODUCT([.B59];[.$A$2])" table:style-name="ce19">
            <text:p>18</text:p>
          </table:table-cell>
          <table:table-cell table:number-columns-repeated="16381"/>
        </table:table-row>
        <table:table-row table:style-name="ro1">
          <table:table-cell office:value-type="float" office:value="1023652160" table:style-name="ce16">
            <text:p>1023652160</text:p>
          </table:table-cell>
          <table:table-cell office:value-type="float" office:value="0" table:formula="of:=ROUND(RAND()*6;0)" table:style-name="ce18">
            <text:p>0</text:p>
          </table:table-cell>
          <table:table-cell office:value-type="float" office:value="0" table:formula="of:=PRODUCT([.B60];[.$A$2])" table:style-name="ce19">
            <text:p>0</text:p>
          </table:table-cell>
          <table:table-cell table:number-columns-repeated="16381"/>
        </table:table-row>
        <table:table-row table:style-name="ro1">
          <table:table-cell office:value-type="float" office:value="1023652173" table:formula="of:=[.A60]+13" table:style-name="ce16">
            <text:p>1023652173</text:p>
          </table:table-cell>
          <table:table-cell office:value-type="float" office:value="0" table:formula="of:=ROUND(RAND()*6;0)" table:style-name="ce18">
            <text:p>0</text:p>
          </table:table-cell>
          <table:table-cell office:value-type="float" office:value="0" table:formula="of:=PRODUCT([.B61];[.$A$2])" table:style-name="ce19">
            <text:p>0</text:p>
          </table:table-cell>
          <table:table-cell table:number-columns-repeated="16381"/>
        </table:table-row>
        <table:table-row table:style-name="ro1">
          <table:table-cell office:value-type="float" office:value="1023652161" table:style-name="ce16">
            <text:p>1023652161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62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174" table:formula="of:=[.A62]+13" table:style-name="ce16">
            <text:p>1023652174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63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162" table:style-name="ce16">
            <text:p>1023652162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18" table:formula="of:=PRODUCT([.B64];[.$A$2])" table:style-name="ce19">
            <text:p>18</text:p>
          </table:table-cell>
          <table:table-cell table:number-columns-repeated="16381"/>
        </table:table-row>
        <table:table-row table:style-name="ro1">
          <table:table-cell office:value-type="float" office:value="1023652175" table:formula="of:=[.A64]+13" table:style-name="ce16">
            <text:p>1023652175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65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163" table:style-name="ce16">
            <text:p>1023652163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18" table:formula="of:=PRODUCT([.B66];[.$A$2])" table:style-name="ce19">
            <text:p>18</text:p>
          </table:table-cell>
          <table:table-cell table:number-columns-repeated="16381"/>
        </table:table-row>
        <table:table-row table:style-name="ro1">
          <table:table-cell office:value-type="float" office:value="1023652176" table:formula="of:=[.A66]+13" table:style-name="ce16">
            <text:p>1023652176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67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164" table:style-name="ce16">
            <text:p>1023652164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68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177" table:formula="of:=[.A68]+13" table:style-name="ce16">
            <text:p>1023652177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69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165" table:style-name="ce16">
            <text:p>1023652165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90" table:formula="of:=PRODUCT([.B70];[.$A$2])" table:style-name="ce19">
            <text:p>90</text:p>
          </table:table-cell>
          <table:table-cell table:number-columns-repeated="16381"/>
        </table:table-row>
        <table:table-row table:style-name="ro1">
          <table:table-cell office:value-type="float" office:value="1023652178" table:formula="of:=[.A70]+13" table:style-name="ce16">
            <text:p>1023652178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54" table:formula="of:=PRODUCT([.B71];[.$A$2])" table:style-name="ce19">
            <text:p>54</text:p>
          </table:table-cell>
          <table:table-cell table:number-columns-repeated="16381"/>
        </table:table-row>
        <table:table-row table:style-name="ro1">
          <table:table-cell office:value-type="float" office:value="1023652166" table:style-name="ce16">
            <text:p>1023652166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18" table:formula="of:=PRODUCT([.B72];[.$A$2])" table:style-name="ce19">
            <text:p>18</text:p>
          </table:table-cell>
          <table:table-cell table:number-columns-repeated="16381"/>
        </table:table-row>
        <table:table-row table:style-name="ro1">
          <table:table-cell office:value-type="float" office:value="1023652179" table:formula="of:=[.A72]+13" table:style-name="ce16">
            <text:p>1023652179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54" table:formula="of:=PRODUCT([.B73];[.$A$2])" table:style-name="ce19">
            <text:p>54</text:p>
          </table:table-cell>
          <table:table-cell table:number-columns-repeated="16381"/>
        </table:table-row>
        <table:table-row table:style-name="ro1">
          <table:table-cell office:value-type="float" office:value="1023652167" table:style-name="ce16">
            <text:p>1023652167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54" table:formula="of:=PRODUCT([.B74];[.$A$2])" table:style-name="ce19">
            <text:p>54</text:p>
          </table:table-cell>
          <table:table-cell table:number-columns-repeated="16381"/>
        </table:table-row>
        <table:table-row table:style-name="ro1">
          <table:table-cell office:value-type="float" office:value="1023652180" table:formula="of:=[.A74]+13" table:style-name="ce16">
            <text:p>1023652180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90" table:formula="of:=PRODUCT([.B75];[.$A$2])" table:style-name="ce19">
            <text:p>90</text:p>
          </table:table-cell>
          <table:table-cell table:number-columns-repeated="16381"/>
        </table:table-row>
        <table:table-row table:style-name="ro1">
          <table:table-cell office:value-type="float" office:value="1023652168" table:style-name="ce16">
            <text:p>1023652168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54" table:formula="of:=PRODUCT([.B76];[.$A$2])" table:style-name="ce19">
            <text:p>54</text:p>
          </table:table-cell>
          <table:table-cell table:number-columns-repeated="16381"/>
        </table:table-row>
        <table:table-row table:style-name="ro1">
          <table:table-cell office:value-type="float" office:value="1023652181" table:formula="of:=[.A76]+13" table:style-name="ce16">
            <text:p>1023652181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54" table:formula="of:=PRODUCT([.B77];[.$A$2])" table:style-name="ce19">
            <text:p>54</text:p>
          </table:table-cell>
          <table:table-cell table:number-columns-repeated="16381"/>
        </table:table-row>
        <table:table-row table:style-name="ro1">
          <table:table-cell office:value-type="float" office:value="1023652169" table:style-name="ce16">
            <text:p>1023652169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78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182" table:formula="of:=[.A78]+13" table:style-name="ce16">
            <text:p>1023652182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79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170" table:style-name="ce16">
            <text:p>1023652170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90" table:formula="of:=PRODUCT([.B80];[.$A$2])" table:style-name="ce19">
            <text:p>90</text:p>
          </table:table-cell>
          <table:table-cell table:number-columns-repeated="16381"/>
        </table:table-row>
        <table:table-row table:style-name="ro1">
          <table:table-cell office:value-type="float" office:value="1023652183" table:formula="of:=[.A80]+13" table:style-name="ce16">
            <text:p>1023652183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54" table:formula="of:=PRODUCT([.B81];[.$A$2])" table:style-name="ce19">
            <text:p>54</text:p>
          </table:table-cell>
          <table:table-cell table:number-columns-repeated="16381"/>
        </table:table-row>
        <table:table-row table:style-name="ro1">
          <table:table-cell office:value-type="float" office:value="1023652171" table:style-name="ce16">
            <text:p>1023652171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54" table:formula="of:=PRODUCT([.B82];[.$A$2])" table:style-name="ce19">
            <text:p>54</text:p>
          </table:table-cell>
          <table:table-cell table:number-columns-repeated="16381"/>
        </table:table-row>
        <table:table-row table:style-name="ro1">
          <table:table-cell office:value-type="float" office:value="1023652184" table:formula="of:=[.A82]+13" table:style-name="ce16">
            <text:p>1023652184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83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172" table:style-name="ce16">
            <text:p>1023652172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54" table:formula="of:=PRODUCT([.B84];[.$A$2])" table:style-name="ce19">
            <text:p>54</text:p>
          </table:table-cell>
          <table:table-cell table:number-columns-repeated="16381"/>
        </table:table-row>
        <table:table-row table:style-name="ro1">
          <table:table-cell office:value-type="float" office:value="1023652185" table:formula="of:=[.A84]+13" table:style-name="ce16">
            <text:p>1023652185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90" table:formula="of:=PRODUCT([.B85];[.$A$2])" table:style-name="ce19">
            <text:p>90</text:p>
          </table:table-cell>
          <table:table-cell table:number-columns-repeated="16381"/>
        </table:table-row>
        <table:table-row table:style-name="ro1">
          <table:table-cell office:value-type="float" office:value="1023652173" table:style-name="ce16">
            <text:p>1023652173</text:p>
          </table:table-cell>
          <table:table-cell office:value-type="float" office:value="6" table:formula="of:=ROUND(RAND()*6;0)" table:style-name="ce18">
            <text:p>6</text:p>
          </table:table-cell>
          <table:table-cell office:value-type="float" office:value="108" table:formula="of:=PRODUCT([.B86];[.$A$2])" table:style-name="ce19">
            <text:p>108</text:p>
          </table:table-cell>
          <table:table-cell table:number-columns-repeated="16381"/>
        </table:table-row>
        <table:table-row table:style-name="ro1">
          <table:table-cell office:value-type="float" office:value="1023652186" table:formula="of:=[.A86]+13" table:style-name="ce16">
            <text:p>1023652186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90" table:formula="of:=PRODUCT([.B87];[.$A$2])" table:style-name="ce19">
            <text:p>90</text:p>
          </table:table-cell>
          <table:table-cell table:number-columns-repeated="16381"/>
        </table:table-row>
        <table:table-row table:style-name="ro1">
          <table:table-cell office:value-type="float" office:value="1023652174" table:style-name="ce16">
            <text:p>1023652174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18" table:formula="of:=PRODUCT([.B88];[.$A$2])" table:style-name="ce19">
            <text:p>18</text:p>
          </table:table-cell>
          <table:table-cell table:number-columns-repeated="16381"/>
        </table:table-row>
        <table:table-row table:style-name="ro1">
          <table:table-cell office:value-type="float" office:value="1023652187" table:formula="of:=[.A88]+13" table:style-name="ce16">
            <text:p>1023652187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54" table:formula="of:=PRODUCT([.B89];[.$A$2])" table:style-name="ce19">
            <text:p>54</text:p>
          </table:table-cell>
          <table:table-cell table:number-columns-repeated="16381"/>
        </table:table-row>
        <table:table-row table:style-name="ro1">
          <table:table-cell office:value-type="float" office:value="1023652175" table:style-name="ce16">
            <text:p>1023652175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18" table:formula="of:=PRODUCT([.B90];[.$A$2])" table:style-name="ce19">
            <text:p>18</text:p>
          </table:table-cell>
          <table:table-cell table:number-columns-repeated="16381"/>
        </table:table-row>
        <table:table-row table:style-name="ro1">
          <table:table-cell office:value-type="float" office:value="1023652188" table:formula="of:=[.A90]+13" table:style-name="ce16">
            <text:p>1023652188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54" table:formula="of:=PRODUCT([.B91];[.$A$2])" table:style-name="ce19">
            <text:p>54</text:p>
          </table:table-cell>
          <table:table-cell table:number-columns-repeated="16381"/>
        </table:table-row>
        <table:table-row table:style-name="ro1">
          <table:table-cell office:value-type="float" office:value="1023652176" table:style-name="ce16">
            <text:p>1023652176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54" table:formula="of:=PRODUCT([.B92];[.$A$2])" table:style-name="ce19">
            <text:p>54</text:p>
          </table:table-cell>
          <table:table-cell table:number-columns-repeated="16381"/>
        </table:table-row>
        <table:table-row table:style-name="ro1">
          <table:table-cell office:value-type="float" office:value="1023652189" table:formula="of:=[.A92]+13" table:style-name="ce16">
            <text:p>1023652189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18" table:formula="of:=PRODUCT([.B93];[.$A$2])" table:style-name="ce19">
            <text:p>18</text:p>
          </table:table-cell>
          <table:table-cell table:number-columns-repeated="16381"/>
        </table:table-row>
        <table:table-row table:style-name="ro1">
          <table:table-cell office:value-type="float" office:value="1023652177" table:style-name="ce16">
            <text:p>1023652177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94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190" table:formula="of:=[.A94]+13" table:style-name="ce16">
            <text:p>1023652190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95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178" table:style-name="ce16">
            <text:p>1023652178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90" table:formula="of:=PRODUCT([.B96];[.$A$2])" table:style-name="ce19">
            <text:p>90</text:p>
          </table:table-cell>
          <table:table-cell table:number-columns-repeated="16381"/>
        </table:table-row>
        <table:table-row table:style-name="ro1">
          <table:table-cell office:value-type="float" office:value="1023652191" table:formula="of:=[.A96]+13" table:style-name="ce16">
            <text:p>1023652191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97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179" table:style-name="ce16">
            <text:p>1023652179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90" table:formula="of:=PRODUCT([.B98];[.$A$2])" table:style-name="ce19">
            <text:p>90</text:p>
          </table:table-cell>
          <table:table-cell table:number-columns-repeated="16381"/>
        </table:table-row>
        <table:table-row table:style-name="ro1">
          <table:table-cell office:value-type="float" office:value="1023652192" table:formula="of:=[.A98]+13" table:style-name="ce16">
            <text:p>1023652192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99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180" table:style-name="ce16">
            <text:p>1023652180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18" table:formula="of:=PRODUCT([.B100];[.$A$2])" table:style-name="ce19">
            <text:p>18</text:p>
          </table:table-cell>
          <table:table-cell table:number-columns-repeated="16381"/>
        </table:table-row>
        <table:table-row table:style-name="ro1">
          <table:table-cell office:value-type="float" office:value="1023652193" table:formula="of:=[.A100]+13" table:style-name="ce16">
            <text:p>1023652193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101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181" table:style-name="ce16">
            <text:p>1023652181</text:p>
          </table:table-cell>
          <table:table-cell office:value-type="float" office:value="0" table:formula="of:=ROUND(RAND()*6;0)" table:style-name="ce18">
            <text:p>0</text:p>
          </table:table-cell>
          <table:table-cell office:value-type="float" office:value="0" table:formula="of:=PRODUCT([.B102];[.$A$2])" table:style-name="ce19">
            <text:p>0</text:p>
          </table:table-cell>
          <table:table-cell table:number-columns-repeated="16381"/>
        </table:table-row>
        <table:table-row table:style-name="ro1">
          <table:table-cell office:value-type="float" office:value="1023652194" table:formula="of:=[.A102]+13" table:style-name="ce16">
            <text:p>1023652194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90" table:formula="of:=PRODUCT([.B103];[.$A$2])" table:style-name="ce19">
            <text:p>90</text:p>
          </table:table-cell>
          <table:table-cell table:number-columns-repeated="16381"/>
        </table:table-row>
        <table:table-row table:style-name="ro1">
          <table:table-cell office:value-type="float" office:value="1023652182" table:style-name="ce16">
            <text:p>1023652182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18" table:formula="of:=PRODUCT([.B104];[.$A$2])" table:style-name="ce19">
            <text:p>18</text:p>
          </table:table-cell>
          <table:table-cell table:number-columns-repeated="16381"/>
        </table:table-row>
        <table:table-row table:style-name="ro1">
          <table:table-cell office:value-type="float" office:value="1023652195" table:formula="of:=[.A104]+13" table:style-name="ce16">
            <text:p>1023652195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105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183" table:style-name="ce16">
            <text:p>1023652183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106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196" table:formula="of:=[.A106]+13" table:style-name="ce16">
            <text:p>1023652196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107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184" table:style-name="ce16">
            <text:p>1023652184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18" table:formula="of:=PRODUCT([.B108];[.$A$2])" table:style-name="ce19">
            <text:p>18</text:p>
          </table:table-cell>
          <table:table-cell table:number-columns-repeated="16381"/>
        </table:table-row>
        <table:table-row table:style-name="ro1">
          <table:table-cell office:value-type="float" office:value="1023652197" table:formula="of:=[.A108]+13" table:style-name="ce16">
            <text:p>1023652197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18" table:formula="of:=PRODUCT([.B109];[.$A$2])" table:style-name="ce19">
            <text:p>18</text:p>
          </table:table-cell>
          <table:table-cell table:number-columns-repeated="16381"/>
        </table:table-row>
        <table:table-row table:style-name="ro1">
          <table:table-cell office:value-type="float" office:value="1023652185" table:style-name="ce16">
            <text:p>1023652185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110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198" table:formula="of:=[.A110]+13" table:style-name="ce16">
            <text:p>1023652198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111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186" table:style-name="ce16">
            <text:p>1023652186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54" table:formula="of:=PRODUCT([.B112];[.$A$2])" table:style-name="ce19">
            <text:p>54</text:p>
          </table:table-cell>
          <table:table-cell table:number-columns-repeated="16381"/>
        </table:table-row>
        <table:table-row table:style-name="ro1">
          <table:table-cell office:value-type="float" office:value="1023652199" table:formula="of:=[.A112]+13" table:style-name="ce16">
            <text:p>1023652199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113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187" table:style-name="ce16">
            <text:p>1023652187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114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200" table:formula="of:=[.A114]+13" table:style-name="ce16">
            <text:p>1023652200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115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188" table:style-name="ce16">
            <text:p>1023652188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116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201" table:formula="of:=[.A116]+13" table:style-name="ce16">
            <text:p>1023652201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117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189" table:style-name="ce16">
            <text:p>1023652189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18" table:formula="of:=PRODUCT([.B118];[.$A$2])" table:style-name="ce19">
            <text:p>18</text:p>
          </table:table-cell>
          <table:table-cell table:number-columns-repeated="16381"/>
        </table:table-row>
        <table:table-row table:style-name="ro1">
          <table:table-cell office:value-type="float" office:value="1023652202" table:formula="of:=[.A118]+13" table:style-name="ce16">
            <text:p>1023652202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18" table:formula="of:=PRODUCT([.B119];[.$A$2])" table:style-name="ce19">
            <text:p>18</text:p>
          </table:table-cell>
          <table:table-cell table:number-columns-repeated="16381"/>
        </table:table-row>
        <table:table-row table:style-name="ro1">
          <table:table-cell office:value-type="float" office:value="1023652190" table:style-name="ce16">
            <text:p>1023652190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120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203" table:formula="of:=[.A120]+13" table:style-name="ce16">
            <text:p>1023652203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121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191" table:style-name="ce16">
            <text:p>1023652191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90" table:formula="of:=PRODUCT([.B122];[.$A$2])" table:style-name="ce19">
            <text:p>90</text:p>
          </table:table-cell>
          <table:table-cell table:number-columns-repeated="16381"/>
        </table:table-row>
        <table:table-row table:style-name="ro1">
          <table:table-cell office:value-type="float" office:value="1023652204" table:formula="of:=[.A122]+13" table:style-name="ce16">
            <text:p>1023652204</text:p>
          </table:table-cell>
          <table:table-cell office:value-type="float" office:value="0" table:formula="of:=ROUND(RAND()*6;0)" table:style-name="ce18">
            <text:p>0</text:p>
          </table:table-cell>
          <table:table-cell office:value-type="float" office:value="0" table:formula="of:=PRODUCT([.B123];[.$A$2])" table:style-name="ce19">
            <text:p>0</text:p>
          </table:table-cell>
          <table:table-cell table:number-columns-repeated="16381"/>
        </table:table-row>
        <table:table-row table:style-name="ro1">
          <table:table-cell office:value-type="float" office:value="1023652192" table:style-name="ce16">
            <text:p>1023652192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124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205" table:formula="of:=[.A124]+13" table:style-name="ce16">
            <text:p>1023652205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18" table:formula="of:=PRODUCT([.B125];[.$A$2])" table:style-name="ce19">
            <text:p>18</text:p>
          </table:table-cell>
          <table:table-cell table:number-columns-repeated="16381"/>
        </table:table-row>
        <table:table-row table:style-name="ro1">
          <table:table-cell office:value-type="float" office:value="1023652193" table:style-name="ce16">
            <text:p>1023652193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54" table:formula="of:=PRODUCT([.B126];[.$A$2])" table:style-name="ce19">
            <text:p>54</text:p>
          </table:table-cell>
          <table:table-cell table:number-columns-repeated="16381"/>
        </table:table-row>
        <table:table-row table:style-name="ro1">
          <table:table-cell office:value-type="float" office:value="1023652206" table:formula="of:=[.A126]+13" table:style-name="ce16">
            <text:p>1023652206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127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194" table:style-name="ce16">
            <text:p>1023652194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128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207" table:formula="of:=[.A128]+13" table:style-name="ce16">
            <text:p>1023652207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54" table:formula="of:=PRODUCT([.B129];[.$A$2])" table:style-name="ce19">
            <text:p>54</text:p>
          </table:table-cell>
          <table:table-cell table:number-columns-repeated="16381"/>
        </table:table-row>
        <table:table-row table:style-name="ro1">
          <table:table-cell office:value-type="float" office:value="1023652195" table:style-name="ce16">
            <text:p>1023652195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90" table:formula="of:=PRODUCT([.B130];[.$A$2])" table:style-name="ce19">
            <text:p>90</text:p>
          </table:table-cell>
          <table:table-cell table:number-columns-repeated="16381"/>
        </table:table-row>
        <table:table-row table:style-name="ro1">
          <table:table-cell office:value-type="float" office:value="1023652208" table:formula="of:=[.A130]+13" table:style-name="ce16">
            <text:p>1023652208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131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196" table:style-name="ce16">
            <text:p>1023652196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132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209" table:formula="of:=[.A132]+13" table:style-name="ce16">
            <text:p>1023652209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133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197" table:style-name="ce16">
            <text:p>1023652197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134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210" table:formula="of:=[.A134]+13" table:style-name="ce16">
            <text:p>1023652210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54" table:formula="of:=PRODUCT([.B135];[.$A$2])" table:style-name="ce19">
            <text:p>54</text:p>
          </table:table-cell>
          <table:table-cell table:number-columns-repeated="16381"/>
        </table:table-row>
        <table:table-row table:style-name="ro1">
          <table:table-cell office:value-type="float" office:value="1023652198" table:style-name="ce16">
            <text:p>1023652198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18" table:formula="of:=PRODUCT([.B136];[.$A$2])" table:style-name="ce19">
            <text:p>18</text:p>
          </table:table-cell>
          <table:table-cell table:number-columns-repeated="16381"/>
        </table:table-row>
        <table:table-row table:style-name="ro1">
          <table:table-cell office:value-type="float" office:value="1023652211" table:formula="of:=[.A136]+13" table:style-name="ce16">
            <text:p>1023652211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137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199" table:style-name="ce16">
            <text:p>1023652199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138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212" table:formula="of:=[.A138]+13" table:style-name="ce16">
            <text:p>1023652212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54" table:formula="of:=PRODUCT([.B139];[.$A$2])" table:style-name="ce19">
            <text:p>54</text:p>
          </table:table-cell>
          <table:table-cell table:number-columns-repeated="16381"/>
        </table:table-row>
        <table:table-row table:style-name="ro1">
          <table:table-cell office:value-type="float" office:value="1023652200" table:style-name="ce16">
            <text:p>1023652200</text:p>
          </table:table-cell>
          <table:table-cell office:value-type="float" office:value="6" table:formula="of:=ROUND(RAND()*6;0)" table:style-name="ce18">
            <text:p>6</text:p>
          </table:table-cell>
          <table:table-cell office:value-type="float" office:value="108" table:formula="of:=PRODUCT([.B140];[.$A$2])" table:style-name="ce19">
            <text:p>108</text:p>
          </table:table-cell>
          <table:table-cell table:number-columns-repeated="16381"/>
        </table:table-row>
        <table:table-row table:style-name="ro1">
          <table:table-cell office:value-type="float" office:value="1023652213" table:formula="of:=[.A140]+13" table:style-name="ce16">
            <text:p>1023652213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54" table:formula="of:=PRODUCT([.B141];[.$A$2])" table:style-name="ce19">
            <text:p>54</text:p>
          </table:table-cell>
          <table:table-cell table:number-columns-repeated="16381"/>
        </table:table-row>
        <table:table-row table:style-name="ro1">
          <table:table-cell office:value-type="float" office:value="1023652201" table:style-name="ce16">
            <text:p>1023652201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18" table:formula="of:=PRODUCT([.B142];[.$A$2])" table:style-name="ce19">
            <text:p>18</text:p>
          </table:table-cell>
          <table:table-cell table:number-columns-repeated="16381"/>
        </table:table-row>
        <table:table-row table:style-name="ro1">
          <table:table-cell office:value-type="float" office:value="1023652214" table:formula="of:=[.A142]+13" table:style-name="ce16">
            <text:p>1023652214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18" table:formula="of:=PRODUCT([.B143];[.$A$2])" table:style-name="ce19">
            <text:p>18</text:p>
          </table:table-cell>
          <table:table-cell table:number-columns-repeated="16381"/>
        </table:table-row>
        <table:table-row table:style-name="ro1">
          <table:table-cell office:value-type="float" office:value="1023652202" table:style-name="ce16">
            <text:p>1023652202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54" table:formula="of:=PRODUCT([.B144];[.$A$2])" table:style-name="ce19">
            <text:p>54</text:p>
          </table:table-cell>
          <table:table-cell table:number-columns-repeated="16381"/>
        </table:table-row>
        <table:table-row table:style-name="ro1">
          <table:table-cell office:value-type="float" office:value="1023652215" table:formula="of:=[.A144]+13" table:style-name="ce16">
            <text:p>1023652215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18" table:formula="of:=PRODUCT([.B145];[.$A$2])" table:style-name="ce19">
            <text:p>18</text:p>
          </table:table-cell>
          <table:table-cell table:number-columns-repeated="16381"/>
        </table:table-row>
        <table:table-row table:style-name="ro1">
          <table:table-cell office:value-type="float" office:value="1023652203" table:style-name="ce16">
            <text:p>1023652203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18" table:formula="of:=PRODUCT([.B146];[.$A$2])" table:style-name="ce19">
            <text:p>18</text:p>
          </table:table-cell>
          <table:table-cell table:number-columns-repeated="16381"/>
        </table:table-row>
        <table:table-row table:style-name="ro1">
          <table:table-cell office:value-type="float" office:value="1023652216" table:formula="of:=[.A146]+13" table:style-name="ce16">
            <text:p>1023652216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147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204" table:style-name="ce16">
            <text:p>1023652204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18" table:formula="of:=PRODUCT([.B148];[.$A$2])" table:style-name="ce19">
            <text:p>18</text:p>
          </table:table-cell>
          <table:table-cell table:number-columns-repeated="16381"/>
        </table:table-row>
        <table:table-row table:style-name="ro1">
          <table:table-cell office:value-type="float" office:value="1023652217" table:formula="of:=[.A148]+13" table:style-name="ce16">
            <text:p>1023652217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54" table:formula="of:=PRODUCT([.B149];[.$A$2])" table:style-name="ce19">
            <text:p>54</text:p>
          </table:table-cell>
          <table:table-cell table:number-columns-repeated="16381"/>
        </table:table-row>
        <table:table-row table:style-name="ro1">
          <table:table-cell office:value-type="float" office:value="1023652205" table:style-name="ce16">
            <text:p>1023652205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18" table:formula="of:=PRODUCT([.B150];[.$A$2])" table:style-name="ce19">
            <text:p>18</text:p>
          </table:table-cell>
          <table:table-cell table:number-columns-repeated="16381"/>
        </table:table-row>
        <table:table-row table:style-name="ro1">
          <table:table-cell office:value-type="float" office:value="1023652218" table:formula="of:=[.A150]+13" table:style-name="ce16">
            <text:p>1023652218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54" table:formula="of:=PRODUCT([.B151];[.$A$2])" table:style-name="ce19">
            <text:p>54</text:p>
          </table:table-cell>
          <table:table-cell table:number-columns-repeated="16381"/>
        </table:table-row>
        <table:table-row table:style-name="ro1">
          <table:table-cell office:value-type="float" office:value="1023652206" table:style-name="ce16">
            <text:p>1023652206</text:p>
          </table:table-cell>
          <table:table-cell office:value-type="float" office:value="0" table:formula="of:=ROUND(RAND()*6;0)" table:style-name="ce18">
            <text:p>0</text:p>
          </table:table-cell>
          <table:table-cell office:value-type="float" office:value="0" table:formula="of:=PRODUCT([.B152];[.$A$2])" table:style-name="ce19">
            <text:p>0</text:p>
          </table:table-cell>
          <table:table-cell table:number-columns-repeated="16381"/>
        </table:table-row>
        <table:table-row table:style-name="ro1">
          <table:table-cell office:value-type="float" office:value="1023652219" table:formula="of:=[.A152]+13" table:style-name="ce16">
            <text:p>1023652219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54" table:formula="of:=PRODUCT([.B153];[.$A$2])" table:style-name="ce19">
            <text:p>54</text:p>
          </table:table-cell>
          <table:table-cell table:number-columns-repeated="16381"/>
        </table:table-row>
        <table:table-row table:style-name="ro1">
          <table:table-cell office:value-type="float" office:value="1023652207" table:style-name="ce16">
            <text:p>1023652207</text:p>
          </table:table-cell>
          <table:table-cell office:value-type="float" office:value="0" table:formula="of:=ROUND(RAND()*6;0)" table:style-name="ce18">
            <text:p>0</text:p>
          </table:table-cell>
          <table:table-cell office:value-type="float" office:value="0" table:formula="of:=PRODUCT([.B154];[.$A$2])" table:style-name="ce19">
            <text:p>0</text:p>
          </table:table-cell>
          <table:table-cell table:number-columns-repeated="16381"/>
        </table:table-row>
        <table:table-row table:style-name="ro1">
          <table:table-cell office:value-type="float" office:value="1023652220" table:formula="of:=[.A154]+13" table:style-name="ce16">
            <text:p>1023652220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155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208" table:style-name="ce16">
            <text:p>1023652208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54" table:formula="of:=PRODUCT([.B156];[.$A$2])" table:style-name="ce19">
            <text:p>54</text:p>
          </table:table-cell>
          <table:table-cell table:number-columns-repeated="16381"/>
        </table:table-row>
        <table:table-row table:style-name="ro1">
          <table:table-cell office:value-type="float" office:value="1023652221" table:formula="of:=[.A156]+13" table:style-name="ce16">
            <text:p>1023652221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157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209" table:style-name="ce16">
            <text:p>1023652209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18" table:formula="of:=PRODUCT([.B158];[.$A$2])" table:style-name="ce19">
            <text:p>18</text:p>
          </table:table-cell>
          <table:table-cell table:number-columns-repeated="16381"/>
        </table:table-row>
        <table:table-row table:style-name="ro1">
          <table:table-cell office:value-type="float" office:value="1023652222" table:formula="of:=[.A158]+13" table:style-name="ce16">
            <text:p>1023652222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159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210" table:style-name="ce16">
            <text:p>1023652210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160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223" table:formula="of:=[.A160]+13" table:style-name="ce16">
            <text:p>1023652223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161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211" table:style-name="ce16">
            <text:p>1023652211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162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224" table:formula="of:=[.A162]+13" table:style-name="ce16">
            <text:p>1023652224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90" table:formula="of:=PRODUCT([.B163];[.$A$2])" table:style-name="ce19">
            <text:p>90</text:p>
          </table:table-cell>
          <table:table-cell table:number-columns-repeated="16381"/>
        </table:table-row>
        <table:table-row table:style-name="ro1">
          <table:table-cell office:value-type="float" office:value="1023652212" table:style-name="ce16">
            <text:p>1023652212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164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225" table:formula="of:=[.A164]+13" table:style-name="ce16">
            <text:p>1023652225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18" table:formula="of:=PRODUCT([.B165];[.$A$2])" table:style-name="ce19">
            <text:p>18</text:p>
          </table:table-cell>
          <table:table-cell table:number-columns-repeated="16381"/>
        </table:table-row>
        <table:table-row table:style-name="ro1">
          <table:table-cell office:value-type="float" office:value="1023652213" table:style-name="ce16">
            <text:p>1023652213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54" table:formula="of:=PRODUCT([.B166];[.$A$2])" table:style-name="ce19">
            <text:p>54</text:p>
          </table:table-cell>
          <table:table-cell table:number-columns-repeated="16381"/>
        </table:table-row>
        <table:table-row table:style-name="ro1">
          <table:table-cell office:value-type="float" office:value="1023652226" table:formula="of:=[.A166]+13" table:style-name="ce16">
            <text:p>1023652226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90" table:formula="of:=PRODUCT([.B167];[.$A$2])" table:style-name="ce19">
            <text:p>90</text:p>
          </table:table-cell>
          <table:table-cell table:number-columns-repeated="16381"/>
        </table:table-row>
        <table:table-row table:style-name="ro1">
          <table:table-cell office:value-type="float" office:value="1023652214" table:style-name="ce16">
            <text:p>1023652214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90" table:formula="of:=PRODUCT([.B168];[.$A$2])" table:style-name="ce19">
            <text:p>90</text:p>
          </table:table-cell>
          <table:table-cell table:number-columns-repeated="16381"/>
        </table:table-row>
        <table:table-row table:style-name="ro1">
          <table:table-cell office:value-type="float" office:value="1023652227" table:formula="of:=[.A168]+13" table:style-name="ce16">
            <text:p>1023652227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90" table:formula="of:=PRODUCT([.B169];[.$A$2])" table:style-name="ce19">
            <text:p>90</text:p>
          </table:table-cell>
          <table:table-cell table:number-columns-repeated="16381"/>
        </table:table-row>
        <table:table-row table:style-name="ro1">
          <table:table-cell office:value-type="float" office:value="1023652215" table:style-name="ce16">
            <text:p>1023652215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54" table:formula="of:=PRODUCT([.B170];[.$A$2])" table:style-name="ce19">
            <text:p>54</text:p>
          </table:table-cell>
          <table:table-cell table:number-columns-repeated="16381"/>
        </table:table-row>
        <table:table-row table:style-name="ro1">
          <table:table-cell office:value-type="float" office:value="1023652228" table:formula="of:=[.A170]+13" table:style-name="ce16">
            <text:p>1023652228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171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216" table:style-name="ce16">
            <text:p>1023652216</text:p>
          </table:table-cell>
          <table:table-cell office:value-type="float" office:value="0" table:formula="of:=ROUND(RAND()*6;0)" table:style-name="ce18">
            <text:p>0</text:p>
          </table:table-cell>
          <table:table-cell office:value-type="float" office:value="0" table:formula="of:=PRODUCT([.B172];[.$A$2])" table:style-name="ce19">
            <text:p>0</text:p>
          </table:table-cell>
          <table:table-cell table:number-columns-repeated="16381"/>
        </table:table-row>
        <table:table-row table:style-name="ro1">
          <table:table-cell office:value-type="float" office:value="1023652229" table:formula="of:=[.A172]+13" table:style-name="ce16">
            <text:p>1023652229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173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217" table:style-name="ce16">
            <text:p>1023652217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174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230" table:formula="of:=[.A174]+13" table:style-name="ce16">
            <text:p>1023652230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18" table:formula="of:=PRODUCT([.B175];[.$A$2])" table:style-name="ce19">
            <text:p>18</text:p>
          </table:table-cell>
          <table:table-cell table:number-columns-repeated="16381"/>
        </table:table-row>
        <table:table-row table:style-name="ro1">
          <table:table-cell office:value-type="float" office:value="1023652218" table:style-name="ce16">
            <text:p>1023652218</text:p>
          </table:table-cell>
          <table:table-cell office:value-type="float" office:value="0" table:formula="of:=ROUND(RAND()*6;0)" table:style-name="ce18">
            <text:p>0</text:p>
          </table:table-cell>
          <table:table-cell office:value-type="float" office:value="0" table:formula="of:=PRODUCT([.B176];[.$A$2])" table:style-name="ce19">
            <text:p>0</text:p>
          </table:table-cell>
          <table:table-cell table:number-columns-repeated="16381"/>
        </table:table-row>
        <table:table-row table:style-name="ro1">
          <table:table-cell office:value-type="float" office:value="1023652231" table:formula="of:=[.A176]+13" table:style-name="ce16">
            <text:p>1023652231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18" table:formula="of:=PRODUCT([.B177];[.$A$2])" table:style-name="ce19">
            <text:p>18</text:p>
          </table:table-cell>
          <table:table-cell table:number-columns-repeated="16381"/>
        </table:table-row>
        <table:table-row table:style-name="ro1">
          <table:table-cell office:value-type="float" office:value="1023652219" table:style-name="ce16">
            <text:p>1023652219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54" table:formula="of:=PRODUCT([.B178];[.$A$2])" table:style-name="ce19">
            <text:p>54</text:p>
          </table:table-cell>
          <table:table-cell table:number-columns-repeated="16381"/>
        </table:table-row>
        <table:table-row table:style-name="ro1">
          <table:table-cell office:value-type="float" office:value="1023652232" table:formula="of:=[.A178]+13" table:style-name="ce16">
            <text:p>1023652232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179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220" table:style-name="ce16">
            <text:p>1023652220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180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233" table:formula="of:=[.A180]+13" table:style-name="ce16">
            <text:p>1023652233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54" table:formula="of:=PRODUCT([.B181];[.$A$2])" table:style-name="ce19">
            <text:p>54</text:p>
          </table:table-cell>
          <table:table-cell table:number-columns-repeated="16381"/>
        </table:table-row>
        <table:table-row table:style-name="ro1">
          <table:table-cell office:value-type="float" office:value="1023652221" table:style-name="ce16">
            <text:p>1023652221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182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234" table:formula="of:=[.A182]+13" table:style-name="ce16">
            <text:p>1023652234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54" table:formula="of:=PRODUCT([.B183];[.$A$2])" table:style-name="ce19">
            <text:p>54</text:p>
          </table:table-cell>
          <table:table-cell table:number-columns-repeated="16381"/>
        </table:table-row>
        <table:table-row table:style-name="ro1">
          <table:table-cell office:value-type="float" office:value="1023652222" table:style-name="ce16">
            <text:p>1023652222</text:p>
          </table:table-cell>
          <table:table-cell office:value-type="float" office:value="6" table:formula="of:=ROUND(RAND()*6;0)" table:style-name="ce18">
            <text:p>6</text:p>
          </table:table-cell>
          <table:table-cell office:value-type="float" office:value="108" table:formula="of:=PRODUCT([.B184];[.$A$2])" table:style-name="ce19">
            <text:p>108</text:p>
          </table:table-cell>
          <table:table-cell table:number-columns-repeated="16381"/>
        </table:table-row>
        <table:table-row table:style-name="ro1">
          <table:table-cell office:value-type="float" office:value="1023652235" table:formula="of:=[.A184]+13" table:style-name="ce16">
            <text:p>1023652235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18" table:formula="of:=PRODUCT([.B185];[.$A$2])" table:style-name="ce19">
            <text:p>18</text:p>
          </table:table-cell>
          <table:table-cell table:number-columns-repeated="16381"/>
        </table:table-row>
        <table:table-row table:style-name="ro1">
          <table:table-cell office:value-type="float" office:value="1023652223" table:style-name="ce16">
            <text:p>1023652223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90" table:formula="of:=PRODUCT([.B186];[.$A$2])" table:style-name="ce19">
            <text:p>90</text:p>
          </table:table-cell>
          <table:table-cell table:number-columns-repeated="16381"/>
        </table:table-row>
        <table:table-row table:style-name="ro1">
          <table:table-cell office:value-type="float" office:value="1023652236" table:formula="of:=[.A186]+13" table:style-name="ce16">
            <text:p>1023652236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187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224" table:style-name="ce16">
            <text:p>1023652224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188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237" table:formula="of:=[.A188]+13" table:style-name="ce16">
            <text:p>1023652237</text:p>
          </table:table-cell>
          <table:table-cell office:value-type="float" office:value="0" table:formula="of:=ROUND(RAND()*6;0)" table:style-name="ce18">
            <text:p>0</text:p>
          </table:table-cell>
          <table:table-cell office:value-type="float" office:value="0" table:formula="of:=PRODUCT([.B189];[.$A$2])" table:style-name="ce19">
            <text:p>0</text:p>
          </table:table-cell>
          <table:table-cell table:number-columns-repeated="16381"/>
        </table:table-row>
        <table:table-row table:style-name="ro1">
          <table:table-cell office:value-type="float" office:value="1023652225" table:style-name="ce16">
            <text:p>1023652225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54" table:formula="of:=PRODUCT([.B190];[.$A$2])" table:style-name="ce19">
            <text:p>54</text:p>
          </table:table-cell>
          <table:table-cell table:number-columns-repeated="16381"/>
        </table:table-row>
        <table:table-row table:style-name="ro1">
          <table:table-cell office:value-type="float" office:value="1023652238" table:formula="of:=[.A190]+13" table:style-name="ce16">
            <text:p>1023652238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191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226" table:style-name="ce16">
            <text:p>1023652226</text:p>
          </table:table-cell>
          <table:table-cell office:value-type="float" office:value="0" table:formula="of:=ROUND(RAND()*6;0)" table:style-name="ce18">
            <text:p>0</text:p>
          </table:table-cell>
          <table:table-cell office:value-type="float" office:value="0" table:formula="of:=PRODUCT([.B192];[.$A$2])" table:style-name="ce19">
            <text:p>0</text:p>
          </table:table-cell>
          <table:table-cell table:number-columns-repeated="16381"/>
        </table:table-row>
        <table:table-row table:style-name="ro1">
          <table:table-cell office:value-type="float" office:value="1023652239" table:formula="of:=[.A192]+13" table:style-name="ce16">
            <text:p>1023652239</text:p>
          </table:table-cell>
          <table:table-cell office:value-type="float" office:value="6" table:formula="of:=ROUND(RAND()*6;0)" table:style-name="ce18">
            <text:p>6</text:p>
          </table:table-cell>
          <table:table-cell office:value-type="float" office:value="108" table:formula="of:=PRODUCT([.B193];[.$A$2])" table:style-name="ce19">
            <text:p>108</text:p>
          </table:table-cell>
          <table:table-cell table:number-columns-repeated="16381"/>
        </table:table-row>
        <table:table-row table:style-name="ro1">
          <table:table-cell office:value-type="float" office:value="1023652227" table:style-name="ce16">
            <text:p>1023652227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194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240" table:formula="of:=[.A194]+13" table:style-name="ce16">
            <text:p>1023652240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195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228" table:style-name="ce16">
            <text:p>1023652228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72" table:formula="of:=PRODUCT([.B196];[.$A$2])" table:style-name="ce19">
            <text:p>72</text:p>
          </table:table-cell>
          <table:table-cell table:number-columns-repeated="16381"/>
        </table:table-row>
        <table:table-row table:style-name="ro1">
          <table:table-cell office:value-type="float" office:value="1023652241" table:formula="of:=[.A196]+13" table:style-name="ce16">
            <text:p>1023652241</text:p>
          </table:table-cell>
          <table:table-cell office:value-type="float" office:value="0" table:formula="of:=ROUND(RAND()*6;0)" table:style-name="ce18">
            <text:p>0</text:p>
          </table:table-cell>
          <table:table-cell office:value-type="float" office:value="0" table:formula="of:=PRODUCT([.B197];[.$A$2])" table:style-name="ce19">
            <text:p>0</text:p>
          </table:table-cell>
          <table:table-cell table:number-columns-repeated="16381"/>
        </table:table-row>
        <table:table-row table:style-name="ro1">
          <table:table-cell office:value-type="float" office:value="1023652229" table:style-name="ce16">
            <text:p>1023652229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90" table:formula="of:=PRODUCT([.B198];[.$A$2])" table:style-name="ce19">
            <text:p>90</text:p>
          </table:table-cell>
          <table:table-cell table:number-columns-repeated="16381"/>
        </table:table-row>
        <table:table-row table:style-name="ro1">
          <table:table-cell office:value-type="float" office:value="1023652242" table:formula="of:=[.A198]+13" table:style-name="ce16">
            <text:p>1023652242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36" table:formula="of:=PRODUCT([.B199];[.$A$2])" table:style-name="ce19">
            <text:p>36</text:p>
          </table:table-cell>
          <table:table-cell table:number-columns-repeated="16381"/>
        </table:table-row>
        <table:table-row table:style-name="ro1">
          <table:table-cell office:value-type="float" office:value="1023652230" table:style-name="ce16">
            <text:p>1023652230</text:p>
          </table:table-cell>
          <table:table-cell office:value-type="float" office:value="6" table:formula="of:=ROUND(RAND()*6;0)" table:style-name="ce18">
            <text:p>6</text:p>
          </table:table-cell>
          <table:table-cell office:value-type="float" office:value="108" table:formula="of:=PRODUCT([.B200];[.$A$2])" table:style-name="ce19">
            <text:p>108</text:p>
          </table:table-cell>
          <table:table-cell table:number-columns-repeated="16381"/>
        </table:table-row>
        <table:table-row table:number-rows-repeated="1048376" table:style-name="ro2">
          <table:table-cell table:number-columns-repeated="16384"/>
        </table:table-row>
      </table:table>
      <table:table table:name="6_Urodziny" table:style-name="ta1"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1020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3">
            <text:p>Data dzisiejsza:</text:p>
          </table:table-cell>
          <table:table-cell office:value-type="date" office:date-value="2020-05-06T00:00:00" table:formula="of:=TODAY()" table:style-name="ce24">
            <text:p>2020-05-06</text:p>
          </table:table-cell>
          <table:table-cell table:number-columns-repeated="2" table:style-name="ce1"/>
          <table:table-cell table:number-columns-repeated="16380"/>
        </table:table-row>
        <table:table-row table:style-name="ro1">
          <table:table-cell table:style-name="ce3"/>
          <table:table-cell table:number-columns-repeated="3" table:style-name="ce1"/>
          <table:table-cell table:number-columns-repeated="16380"/>
        </table:table-row>
        <table:table-row table:style-name="ro1">
          <table:table-cell table:style-name="ce3"/>
          <table:table-cell office:value-type="string" table:style-name="ce4">
            <text:p>Uczeń:</text:p>
          </table:table-cell>
          <table:table-cell office:value-type="string" table:style-name="ce4">
            <text:p>Data urodzenia</text:p>
          </table:table-cell>
          <table:table-cell office:value-type="string" table:style-name="ce4">
            <text:p>Liczba dni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5">
            <text:p>Abacki</text:p>
          </table:table-cell>
          <table:table-cell office:value-type="date" office:date-value="2020-04-27T10:18:28" table:formula="of:=RAND()*1111+DATE(YEAR(TODAY());1;1)" table:style-name="ce25">
            <text:p>27.04.2020</text:p>
          </table:table-cell>
          <table:table-cell office:value-type="float" office:value="9" table:formula="of:=DATEDIF([.C4];[.$B$1];&quot;d&quot; )" table:style-name="ce26">
            <text:p>9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5">
            <text:p>Babacki</text:p>
          </table:table-cell>
          <table:table-cell office:value-type="date" office:date-value="2022-01-07T00:37:38" table:formula="of:=RAND()*1111+DATE(YEAR(TODAY());1;1)" table:style-name="ce25">
            <text:p>07.01.2022</text:p>
          </table:table-cell>
          <table:table-cell office:value-type="float" office:value="0" table:formula="of:=DATEDIF([.C5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5">
            <text:p>Cabacki</text:p>
          </table:table-cell>
          <table:table-cell office:value-type="date" office:date-value="2021-06-21T15:01:12" table:formula="of:=RAND()*1111+DATE(YEAR(TODAY());1;1)" table:style-name="ce25">
            <text:p>21.06.2021</text:p>
          </table:table-cell>
          <table:table-cell office:value-type="float" office:value="0" table:formula="of:=DATEDIF([.C6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5">
            <text:p>Dabacki</text:p>
          </table:table-cell>
          <table:table-cell office:value-type="date" office:date-value="2022-04-07T17:51:05" table:formula="of:=RAND()*1111+DATE(YEAR(TODAY());1;1)" table:style-name="ce25">
            <text:p>07.04.2022</text:p>
          </table:table-cell>
          <table:table-cell office:value-type="float" office:value="0" table:formula="of:=DATEDIF([.C7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5">
            <text:p>Ebacki</text:p>
          </table:table-cell>
          <table:table-cell office:value-type="date" office:date-value="2021-11-01T09:19:58" table:formula="of:=RAND()*1111+DATE(YEAR(TODAY());1;1)" table:style-name="ce25">
            <text:p>01.11.2021</text:p>
          </table:table-cell>
          <table:table-cell office:value-type="float" office:value="0" table:formula="of:=DATEDIF([.C8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5">
            <text:p>Fabacki</text:p>
          </table:table-cell>
          <table:table-cell office:value-type="date" office:date-value="2022-08-03T11:03:56" table:formula="of:=RAND()*1111+DATE(YEAR(TODAY());1;1)" table:style-name="ce25">
            <text:p>03.08.2022</text:p>
          </table:table-cell>
          <table:table-cell office:value-type="float" office:value="0" table:formula="of:=DATEDIF([.C9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5">
            <text:p>Gabacki</text:p>
          </table:table-cell>
          <table:table-cell office:value-type="date" office:date-value="2020-06-22T06:32:03" table:formula="of:=RAND()*1111+DATE(YEAR(TODAY());1;1)" table:style-name="ce25">
            <text:p>22.06.2020</text:p>
          </table:table-cell>
          <table:table-cell office:value-type="float" office:value="0" table:formula="of:=DATEDIF([.C10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5">
            <text:p>Habacki</text:p>
          </table:table-cell>
          <table:table-cell office:value-type="date" office:date-value="2022-07-12T21:57:31" table:formula="of:=RAND()*1111+DATE(YEAR(TODAY());1;1)" table:style-name="ce25">
            <text:p>12.07.2022</text:p>
          </table:table-cell>
          <table:table-cell office:value-type="float" office:value="0" table:formula="of:=DATEDIF([.C11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5">
            <text:p>Ibacki</text:p>
          </table:table-cell>
          <table:table-cell office:value-type="date" office:date-value="2022-02-01T06:06:28" table:formula="of:=RAND()*1111+DATE(YEAR(TODAY());1;1)" table:style-name="ce25">
            <text:p>01.02.2022</text:p>
          </table:table-cell>
          <table:table-cell office:value-type="float" office:value="0" table:formula="of:=DATEDIF([.C12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5">
            <text:p>Jabacki</text:p>
          </table:table-cell>
          <table:table-cell office:value-type="date" office:date-value="2021-06-28T04:09:33" table:formula="of:=RAND()*1111+DATE(YEAR(TODAY());1;1)" table:style-name="ce25">
            <text:p>28.06.2021</text:p>
          </table:table-cell>
          <table:table-cell office:value-type="float" office:value="0" table:formula="of:=DATEDIF([.C13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5">
            <text:p>Kabacki</text:p>
          </table:table-cell>
          <table:table-cell office:value-type="date" office:date-value="2022-02-26T02:35:18" table:formula="of:=RAND()*1111+DATE(YEAR(TODAY());1;1)" table:style-name="ce25">
            <text:p>26.02.2022</text:p>
          </table:table-cell>
          <table:table-cell office:value-type="float" office:value="0" table:formula="of:=DATEDIF([.C14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5">
            <text:p>Labacki</text:p>
          </table:table-cell>
          <table:table-cell office:value-type="date" office:date-value="2021-03-21T22:07:45" table:formula="of:=RAND()*1111+DATE(YEAR(TODAY());1;1)" table:style-name="ce25">
            <text:p>21.03.2021</text:p>
          </table:table-cell>
          <table:table-cell office:value-type="float" office:value="0" table:formula="of:=DATEDIF([.C15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5">
            <text:p>Mabacki</text:p>
          </table:table-cell>
          <table:table-cell office:value-type="date" office:date-value="2020-12-25T02:11:47" table:formula="of:=RAND()*1111+DATE(YEAR(TODAY());1;1)" table:style-name="ce25">
            <text:p>25.12.2020</text:p>
          </table:table-cell>
          <table:table-cell office:value-type="float" office:value="0" table:formula="of:=DATEDIF([.C16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5">
            <text:p>Nabacki</text:p>
          </table:table-cell>
          <table:table-cell office:value-type="date" office:date-value="2022-09-11T02:23:26" table:formula="of:=RAND()*1111+DATE(YEAR(TODAY());1;1)" table:style-name="ce25">
            <text:p>11.09.2022</text:p>
          </table:table-cell>
          <table:table-cell office:value-type="float" office:value="0" table:formula="of:=DATEDIF([.C17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5">
            <text:p>Oabacki</text:p>
          </table:table-cell>
          <table:table-cell office:value-type="date" office:date-value="2020-09-19T16:36:04" table:formula="of:=RAND()*1111+DATE(YEAR(TODAY());1;1)" table:style-name="ce25">
            <text:p>19.09.2020</text:p>
          </table:table-cell>
          <table:table-cell office:value-type="float" office:value="0" table:formula="of:=DATEDIF([.C18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5">
            <text:p>Pabacki</text:p>
          </table:table-cell>
          <table:table-cell office:value-type="date" office:date-value="2021-09-02T18:11:46" table:formula="of:=RAND()*1111+DATE(YEAR(TODAY());1;1)" table:style-name="ce25">
            <text:p>02.09.2021</text:p>
          </table:table-cell>
          <table:table-cell office:value-type="float" office:value="0" table:formula="of:=DATEDIF([.C19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5">
            <text:p>Rabacki</text:p>
          </table:table-cell>
          <table:table-cell office:value-type="date" office:date-value="2022-04-20T09:54:55" table:formula="of:=RAND()*1111+DATE(YEAR(TODAY());1;1)" table:style-name="ce25">
            <text:p>20.04.2022</text:p>
          </table:table-cell>
          <table:table-cell office:value-type="float" office:value="0" table:formula="of:=DATEDIF([.C20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5">
            <text:p>Sabacki</text:p>
          </table:table-cell>
          <table:table-cell office:value-type="date" office:date-value="2021-11-28T11:00:53" table:formula="of:=RAND()*1111+DATE(YEAR(TODAY());1;1)" table:style-name="ce25">
            <text:p>28.11.2021</text:p>
          </table:table-cell>
          <table:table-cell office:value-type="float" office:value="0" table:formula="of:=DATEDIF([.C21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5">
            <text:p>Tabacki</text:p>
          </table:table-cell>
          <table:table-cell office:value-type="date" office:date-value="2022-08-18T23:24:08" table:formula="of:=RAND()*1111+DATE(YEAR(TODAY());1;1)" table:style-name="ce25">
            <text:p>18.08.2022</text:p>
          </table:table-cell>
          <table:table-cell office:value-type="float" office:value="0" table:formula="of:=DATEDIF([.C22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5">
            <text:p>Uabacki</text:p>
          </table:table-cell>
          <table:table-cell office:value-type="date" office:date-value="2020-06-16T08:19:50" table:formula="of:=RAND()*1111+DATE(YEAR(TODAY());1;1)" table:style-name="ce25">
            <text:p>16.06.2020</text:p>
          </table:table-cell>
          <table:table-cell office:value-type="float" office:value="0" table:formula="of:=DATEDIF([.C23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5">
            <text:p>Wabacki</text:p>
          </table:table-cell>
          <table:table-cell office:value-type="date" office:date-value="2020-02-05T23:40:47" table:formula="of:=RAND()*1111+DATE(YEAR(TODAY());1;1)" table:style-name="ce25">
            <text:p>05.02.2020</text:p>
          </table:table-cell>
          <table:table-cell office:value-type="float" office:value="91" table:formula="of:=DATEDIF([.C24];[.$B$1];&quot;d&quot; )" table:style-name="ce26">
            <text:p>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5">
            <text:p>Xabacki</text:p>
          </table:table-cell>
          <table:table-cell office:value-type="date" office:date-value="2020-09-08T11:35:33" table:formula="of:=RAND()*1111+DATE(YEAR(TODAY());1;1)" table:style-name="ce25">
            <text:p>08.09.2020</text:p>
          </table:table-cell>
          <table:table-cell office:value-type="float" office:value="0" table:formula="of:=DATEDIF([.C25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5">
            <text:p>Yabacki</text:p>
          </table:table-cell>
          <table:table-cell office:value-type="date" office:date-value="2022-08-19T13:07:26" table:formula="of:=RAND()*1111+DATE(YEAR(TODAY());1;1)" table:style-name="ce25">
            <text:p>19.08.2022</text:p>
          </table:table-cell>
          <table:table-cell office:value-type="float" office:value="0" table:formula="of:=DATEDIF([.C26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5">
            <text:p>Zabacki</text:p>
          </table:table-cell>
          <table:table-cell office:value-type="date" office:date-value="2021-07-13T23:28:59" table:formula="of:=RAND()*1111+DATE(YEAR(TODAY());1;1)" table:style-name="ce25">
            <text:p>13.07.2021</text:p>
          </table:table-cell>
          <table:table-cell office:value-type="float" office:value="0" table:formula="of:=DATEDIF([.C27];[.$B$1];&quot;d&quot; )" table:style-name="ce26">
            <text:p>#LICZBA!</text:p>
          </table:table-cell>
          <table:table-cell table:number-columns-repeated="16380"/>
        </table:table-row>
        <table:table-row table:number-rows-repeated="1048549" table:style-name="ro2">
          <table:table-cell table:number-columns-repeated="16384"/>
        </table:table-row>
      </table:table>
      <table:table table:name="7_Aukcja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9" table:default-cell-style-name="ce1"/>
        <table:table-column table:style-name="co22" table:default-cell-style-name="ce1"/>
        <table:table-column table:style-name="co23" table:default-cell-style-name="ce1"/>
        <table:table-column table:style-name="co17" table:number-columns-repeated="1012" table:default-cell-style-name="ce1"/>
        <table:table-column table:style-name="co4" table:number-columns-repeated="15360" table:default-cell-style-name="ce1"/>
        <table:table-row table:style-name="ro1">
          <table:table-cell office:value-type="string" table:number-columns-spanned="3" table:number-rows-spanned="1" table:style-name="ce35">
            <text:p>Użytkownik</text:p>
          </table:table-cell>
          <table:covered-table-cell table:number-columns-repeated="2"/>
          <table:table-cell office:value-type="string" table:style-name="ce27">
            <text:p>Cena</text:p>
          </table:table-cell>
          <table:table-cell office:value-type="string" table:style-name="ce27">
            <text:p>Liczba sztuk</text:p>
          </table:table-cell>
          <table:table-cell office:value-type="string" table:number-columns-spanned="6" table:number-rows-spanned="1" table:style-name="ce35">
            <text:p>Data</text:p>
          </table:table-cell>
          <table:covered-table-cell table:number-columns-repeated="5"/>
          <table:table-cell office:value-type="string" table:style-name="ce27">
            <text:p>Koszt przesyłki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margula1</text:p>
          </table:table-cell>
          <table:table-cell office:value-type="string" table:style-name="ce29">
            <text:p>(70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2" table:formula="of:=ROUND(RAND()*6+1;0)" table:style-name="ce29">
            <text:p>2</text:p>
          </table:table-cell>
          <table:table-cell office:value-type="string" table:style-name="ce31">
            <text:p>nie</text:p>
          </table:table-cell>
          <table:table-cell office:value-type="float" office:value="15" table:style-name="ce29">
            <text:p>15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20H20M33S" table:style-name="ce32">
            <text:p>20:20:33</text:p>
          </table:table-cell>
          <table:table-cell office:value-type="string" table:style-name="ce29">
            <text:p>CET</text:p>
          </table:table-cell>
          <table:table-cell office:value-type="string" office:string-value="10zł" table:formula="of:=IF([.$E2]&gt;2;&quot;17zł&quot;;&quot;10zł&quot; )" table:style-name="ce33">
            <text:p>10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hydrant</text:p>
          </table:table-cell>
          <table:table-cell office:value-type="string" table:style-name="ce29">
            <text:p>(153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2" table:formula="of:=ROUND(RAND()*6+1;0)" table:style-name="ce29">
            <text:p>2</text:p>
          </table:table-cell>
          <table:table-cell office:value-type="string" table:style-name="ce31">
            <text:p>pon</text:p>
          </table:table-cell>
          <table:table-cell office:value-type="float" office:value="16" table:style-name="ce29">
            <text:p>16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0H27M16S" table:style-name="ce32">
            <text:p>10:27:16</text:p>
          </table:table-cell>
          <table:table-cell office:value-type="string" table:style-name="ce29">
            <text:p>CET</text:p>
          </table:table-cell>
          <table:table-cell office:value-type="string" office:string-value="10zł" table:formula="of:=IF([.$E3]&gt;2;&quot;17zł&quot;;&quot;10zł&quot; )" table:style-name="ce33">
            <text:p>10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lawka_b4</text:p>
          </table:table-cell>
          <table:table-cell office:value-type="string" table:style-name="ce29">
            <text:p>(123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2" table:formula="of:=ROUND(RAND()*6+1;0)" table:style-name="ce29">
            <text:p>2</text:p>
          </table:table-cell>
          <table:table-cell office:value-type="string" table:style-name="ce31">
            <text:p>pon</text:p>
          </table:table-cell>
          <table:table-cell office:value-type="float" office:value="16" table:style-name="ce29">
            <text:p>16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2H58M28S" table:style-name="ce32">
            <text:p>12:58:28</text:p>
          </table:table-cell>
          <table:table-cell office:value-type="string" table:style-name="ce29">
            <text:p>CET</text:p>
          </table:table-cell>
          <table:table-cell office:value-type="string" office:string-value="10zł" table:formula="of:=IF([.$E4]&gt;2;&quot;17zł&quot;;&quot;10zł&quot; )" table:style-name="ce33">
            <text:p>10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olimpiada1978</text:p>
          </table:table-cell>
          <table:table-cell office:value-type="string" table:style-name="ce29">
            <text:p>(81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7" table:formula="of:=ROUND(RAND()*6+1;0)" table:style-name="ce29">
            <text:p>7</text:p>
          </table:table-cell>
          <table:table-cell office:value-type="string" table:style-name="ce31">
            <text:p>pon</text:p>
          </table:table-cell>
          <table:table-cell office:value-type="float" office:value="16" table:style-name="ce29">
            <text:p>16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3H47M14S" table:style-name="ce32">
            <text:p>13:47:14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5]&gt;2;&quot;17zł&quot;;&quot;10zł&quot; )" table:style-name="ce33">
            <text:p>17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michalekw</text:p>
          </table:table-cell>
          <table:table-cell office:value-type="string" table:style-name="ce29">
            <text:p>(184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7" table:formula="of:=ROUND(RAND()*6+1;0)" table:style-name="ce29">
            <text:p>7</text:p>
          </table:table-cell>
          <table:table-cell office:value-type="string" table:style-name="ce31">
            <text:p>pon</text:p>
          </table:table-cell>
          <table:table-cell office:value-type="float" office:value="16" table:style-name="ce29">
            <text:p>16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22H15M38S" table:style-name="ce32">
            <text:p>22:15:38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6]&gt;2;&quot;17zł&quot;;&quot;10zł&quot; )" table:style-name="ce33">
            <text:p>17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rwa97r</text:p>
          </table:table-cell>
          <table:table-cell office:value-type="string" table:style-name="ce29">
            <text:p>(27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1" table:formula="of:=ROUND(RAND()*6+1;0)" table:style-name="ce29">
            <text:p>1</text:p>
          </table:table-cell>
          <table:table-cell office:value-type="string" table:style-name="ce31">
            <text:p>wto</text:p>
          </table:table-cell>
          <table:table-cell office:value-type="float" office:value="17" table:style-name="ce29">
            <text:p>17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2H18M53S" table:style-name="ce32">
            <text:p>12:18:53</text:p>
          </table:table-cell>
          <table:table-cell office:value-type="string" table:style-name="ce29">
            <text:p>CET</text:p>
          </table:table-cell>
          <table:table-cell office:value-type="string" office:string-value="10zł" table:formula="of:=IF([.$E7]&gt;2;&quot;17zł&quot;;&quot;10zł&quot; )" table:style-name="ce33">
            <text:p>10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MagdaF_1</text:p>
          </table:table-cell>
          <table:table-cell office:value-type="string" table:style-name="ce29">
            <text:p>(61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5" table:formula="of:=ROUND(RAND()*6+1;0)" table:style-name="ce29">
            <text:p>5</text:p>
          </table:table-cell>
          <table:table-cell office:value-type="string" table:style-name="ce31">
            <text:p>wto</text:p>
          </table:table-cell>
          <table:table-cell office:value-type="float" office:value="17" table:style-name="ce29">
            <text:p>17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2H31M3S" table:style-name="ce32">
            <text:p>12:31:03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8]&gt;2;&quot;17zł&quot;;&quot;10zł&quot; )" table:style-name="ce33">
            <text:p>17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Martusia_P</text:p>
          </table:table-cell>
          <table:table-cell office:value-type="string" table:style-name="ce29">
            <text:p>(79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3" table:formula="of:=ROUND(RAND()*6+1;0)" table:style-name="ce29">
            <text:p>3</text:p>
          </table:table-cell>
          <table:table-cell office:value-type="string" table:style-name="ce31">
            <text:p>wto</text:p>
          </table:table-cell>
          <table:table-cell office:value-type="float" office:value="17" table:style-name="ce29">
            <text:p>17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4H10M41S" table:style-name="ce32">
            <text:p>14:10:41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9]&gt;2;&quot;17zł&quot;;&quot;10zł&quot; )" table:style-name="ce33">
            <text:p>17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Adieu_15</text:p>
          </table:table-cell>
          <table:table-cell office:value-type="string" table:style-name="ce29">
            <text:p>(126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7" table:formula="of:=ROUND(RAND()*6+1;0)" table:style-name="ce29">
            <text:p>7</text:p>
          </table:table-cell>
          <table:table-cell office:value-type="string" table:style-name="ce31">
            <text:p>śro</text:p>
          </table:table-cell>
          <table:table-cell office:value-type="float" office:value="18" table:style-name="ce29">
            <text:p>18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5H53M14S" table:style-name="ce32">
            <text:p>15:53:14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10]&gt;2;&quot;17zł&quot;;&quot;10zł&quot; )" table:style-name="ce33">
            <text:p>17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hejah5454</text:p>
          </table:table-cell>
          <table:table-cell office:value-type="string" table:style-name="ce29">
            <text:p>(2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5" table:formula="of:=ROUND(RAND()*6+1;0)" table:style-name="ce29">
            <text:p>5</text:p>
          </table:table-cell>
          <table:table-cell office:value-type="string" table:style-name="ce31">
            <text:p>śro</text:p>
          </table:table-cell>
          <table:table-cell office:value-type="float" office:value="18" table:style-name="ce29">
            <text:p>18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6H21M34S" table:style-name="ce32">
            <text:p>16:21:34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11]&gt;2;&quot;17zł&quot;;&quot;10zł&quot; )" table:style-name="ce33">
            <text:p>17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ewcias</text:p>
          </table:table-cell>
          <table:table-cell office:value-type="string" table:style-name="ce29">
            <text:p>(2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6" table:formula="of:=ROUND(RAND()*6+1;0)" table:style-name="ce29">
            <text:p>6</text:p>
          </table:table-cell>
          <table:table-cell office:value-type="string" table:style-name="ce31">
            <text:p>czw</text:p>
          </table:table-cell>
          <table:table-cell office:value-type="float" office:value="19" table:style-name="ce29">
            <text:p>19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8H48M56S" table:style-name="ce32">
            <text:p>18:48:56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12]&gt;2;&quot;17zł&quot;;&quot;10zł&quot; )" table:style-name="ce33">
            <text:p>17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_marley_</text:p>
          </table:table-cell>
          <table:table-cell office:value-type="string" table:style-name="ce29">
            <text:p>(48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3" table:formula="of:=ROUND(RAND()*6+1;0)" table:style-name="ce29">
            <text:p>3</text:p>
          </table:table-cell>
          <table:table-cell office:value-type="string" table:style-name="ce31">
            <text:p>pią</text:p>
          </table:table-cell>
          <table:table-cell office:value-type="float" office:value="20" table:style-name="ce29">
            <text:p>20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7H4M1S" table:style-name="ce32">
            <text:p>17:04:01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13]&gt;2;&quot;17zł&quot;;&quot;10zł&quot; )" table:style-name="ce33">
            <text:p>17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emilka-ania</text:p>
          </table:table-cell>
          <table:table-cell office:value-type="string" table:style-name="ce29">
            <text:p>(175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1" table:formula="of:=ROUND(RAND()*6+1;0)" table:style-name="ce29">
            <text:p>1</text:p>
          </table:table-cell>
          <table:table-cell office:value-type="string" table:style-name="ce31">
            <text:p>sob</text:p>
          </table:table-cell>
          <table:table-cell office:value-type="float" office:value="21" table:style-name="ce29">
            <text:p>21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7H41M15S" table:style-name="ce32">
            <text:p>07:41:15</text:p>
          </table:table-cell>
          <table:table-cell office:value-type="string" table:style-name="ce29">
            <text:p>CET</text:p>
          </table:table-cell>
          <table:table-cell office:value-type="string" office:string-value="10zł" table:formula="of:=IF([.$E14]&gt;2;&quot;17zł&quot;;&quot;10zł&quot; )" table:style-name="ce33">
            <text:p>10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paczusia</text:p>
          </table:table-cell>
          <table:table-cell office:value-type="string" table:style-name="ce29">
            <text:p>(28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2" table:formula="of:=ROUND(RAND()*6+1;0)" table:style-name="ce29">
            <text:p>2</text:p>
          </table:table-cell>
          <table:table-cell office:value-type="string" table:style-name="ce31">
            <text:p>sob</text:p>
          </table:table-cell>
          <table:table-cell office:value-type="float" office:value="21" table:style-name="ce29">
            <text:p>21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7H35M35S" table:style-name="ce32">
            <text:p>17:35:35</text:p>
          </table:table-cell>
          <table:table-cell office:value-type="string" table:style-name="ce29">
            <text:p>CET</text:p>
          </table:table-cell>
          <table:table-cell office:value-type="string" office:string-value="10zł" table:formula="of:=IF([.$E15]&gt;2;&quot;17zł&quot;;&quot;10zł&quot; )" table:style-name="ce33">
            <text:p>10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natasza24</text:p>
          </table:table-cell>
          <table:table-cell office:value-type="string" table:style-name="ce29">
            <text:p>(72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6" table:formula="of:=ROUND(RAND()*6+1;0)" table:style-name="ce29">
            <text:p>6</text:p>
          </table:table-cell>
          <table:table-cell office:value-type="string" table:style-name="ce31">
            <text:p>pon</text:p>
          </table:table-cell>
          <table:table-cell office:value-type="float" office:value="23" table:style-name="ce29">
            <text:p>23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1H0M43S" table:style-name="ce32">
            <text:p>11:00:43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16]&gt;2;&quot;17zł&quot;;&quot;10zł&quot; )" table:style-name="ce33">
            <text:p>17zł</text:p>
          </table:table-cell>
          <table:table-cell table:style-name="ce34"/>
          <table:table-cell table:number-columns-repeated="16371"/>
        </table:table-row>
        <table:table-row table:style-name="ro4">
          <table:table-cell office:value-type="string" table:style-name="ce28">
            <text:p>prprpr</text:p>
          </table:table-cell>
          <table:table-cell office:value-type="string" table:style-name="ce29">
            <text:p>(7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4" table:formula="of:=ROUND(RAND()*6+1;0)" table:style-name="ce29">
            <text:p>4</text:p>
          </table:table-cell>
          <table:table-cell office:value-type="string" table:style-name="ce31">
            <text:p>pon</text:p>
          </table:table-cell>
          <table:table-cell office:value-type="float" office:value="23" table:style-name="ce29">
            <text:p>23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22H6M0S" table:style-name="ce32">
            <text:p>22:06:00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17]&gt;2;&quot;17zł&quot;;&quot;10zł&quot; )" table:style-name="ce33">
            <text:p>17zł</text:p>
          </table:table-cell>
          <table:table-cell table:style-name="ce34"/>
          <table:table-cell table:number-columns-repeated="16371"/>
        </table:table-row>
        <table:table-row table:style-name="ro4">
          <table:table-cell office:value-type="string" table:style-name="ce28">
            <text:p>aaddaamm</text:p>
          </table:table-cell>
          <table:table-cell office:value-type="string" table:style-name="ce29">
            <text:p>(10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2" table:formula="of:=ROUND(RAND()*6+1;0)" table:style-name="ce29">
            <text:p>2</text:p>
          </table:table-cell>
          <table:table-cell office:value-type="string" table:style-name="ce31">
            <text:p>wto</text:p>
          </table:table-cell>
          <table:table-cell office:value-type="float" office:value="24" table:style-name="ce29">
            <text:p>24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20H9M31S" table:style-name="ce32">
            <text:p>20:09:31</text:p>
          </table:table-cell>
          <table:table-cell office:value-type="string" table:style-name="ce29">
            <text:p>CET</text:p>
          </table:table-cell>
          <table:table-cell office:value-type="string" office:string-value="10zł" table:formula="of:=IF([.$E18]&gt;2;&quot;17zł&quot;;&quot;10zł&quot; )" table:style-name="ce33">
            <text:p>10zł</text:p>
          </table:table-cell>
          <table:table-cell table:style-name="ce34"/>
          <table:table-cell table:number-columns-repeated="16371"/>
        </table:table-row>
        <table:table-row table:style-name="ro4">
          <table:table-cell office:value-type="string" table:style-name="ce28">
            <text:p>Magda_88</text:p>
          </table:table-cell>
          <table:table-cell office:value-type="string" table:style-name="ce29">
            <text:p>(42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4" table:formula="of:=ROUND(RAND()*6+1;0)" table:style-name="ce29">
            <text:p>4</text:p>
          </table:table-cell>
          <table:table-cell office:value-type="string" table:style-name="ce31">
            <text:p>wto</text:p>
          </table:table-cell>
          <table:table-cell office:value-type="float" office:value="24" table:style-name="ce29">
            <text:p>24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22H21M29S" table:style-name="ce32">
            <text:p>22:21:29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19]&gt;2;&quot;17zł&quot;;&quot;10zł&quot; )" table:style-name="ce33">
            <text:p>17zł</text:p>
          </table:table-cell>
          <table:table-cell table:style-name="ce34"/>
          <table:table-cell table:number-columns-repeated="16371"/>
        </table:table-row>
        <table:table-row table:style-name="ro4">
          <table:table-cell office:value-type="string" table:style-name="ce28">
            <text:p>lion31</text:p>
          </table:table-cell>
          <table:table-cell office:value-type="string" table:style-name="ce29">
            <text:p>(78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4" table:formula="of:=ROUND(RAND()*6+1;0)" table:style-name="ce29">
            <text:p>4</text:p>
          </table:table-cell>
          <table:table-cell office:value-type="string" table:style-name="ce31">
            <text:p>śro</text:p>
          </table:table-cell>
          <table:table-cell office:value-type="float" office:value="25" table:style-name="ce29">
            <text:p>25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22H57M53S" table:style-name="ce32">
            <text:p>22:57:53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20]&gt;2;&quot;17zł&quot;;&quot;10zł&quot; )" table:style-name="ce33">
            <text:p>17zł</text:p>
          </table:table-cell>
          <table:table-cell table:style-name="ce34"/>
          <table:table-cell table:number-columns-repeated="16371"/>
        </table:table-row>
        <table:table-row table:style-name="ro4">
          <table:table-cell office:value-type="string" table:style-name="ce28">
            <text:p>kotek1221</text:p>
          </table:table-cell>
          <table:table-cell office:value-type="string" table:style-name="ce29">
            <text:p>(122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5" table:formula="of:=ROUND(RAND()*6+1;0)" table:style-name="ce29">
            <text:p>5</text:p>
          </table:table-cell>
          <table:table-cell office:value-type="string" table:style-name="ce31">
            <text:p>czw</text:p>
          </table:table-cell>
          <table:table-cell office:value-type="float" office:value="26" table:style-name="ce29">
            <text:p>26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0H13M13S" table:style-name="ce32">
            <text:p>10:13:13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21]&gt;2;&quot;17zł&quot;;&quot;10zł&quot; )" table:style-name="ce33">
            <text:p>17zł</text:p>
          </table:table-cell>
          <table:table-cell table:style-name="ce34"/>
          <table:table-cell table:number-columns-repeated="16371"/>
        </table:table-row>
        <table:table-row table:style-name="ro4">
          <table:table-cell office:value-type="string" table:style-name="ce28">
            <text:p>akwalon</text:p>
          </table:table-cell>
          <table:table-cell office:value-type="string" table:style-name="ce29">
            <text:p>(261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2" table:formula="of:=ROUND(RAND()*6+1;0)" table:style-name="ce29">
            <text:p>2</text:p>
          </table:table-cell>
          <table:table-cell office:value-type="string" table:style-name="ce31">
            <text:p>czw</text:p>
          </table:table-cell>
          <table:table-cell office:value-type="float" office:value="26" table:style-name="ce29">
            <text:p>26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2H57M2S" table:style-name="ce32">
            <text:p>12:57:02</text:p>
          </table:table-cell>
          <table:table-cell office:value-type="string" table:style-name="ce29">
            <text:p>CET</text:p>
          </table:table-cell>
          <table:table-cell office:value-type="string" office:string-value="10zł" table:formula="of:=IF([.$E22]&gt;2;&quot;17zł&quot;;&quot;10zł&quot; )" table:style-name="ce33">
            <text:p>10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joanna_tancerka</text:p>
          </table:table-cell>
          <table:table-cell office:value-type="string" table:style-name="ce29">
            <text:p>(22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6" table:formula="of:=ROUND(RAND()*6+1;0)" table:style-name="ce29">
            <text:p>6</text:p>
          </table:table-cell>
          <table:table-cell office:value-type="string" table:style-name="ce31">
            <text:p>czw</text:p>
          </table:table-cell>
          <table:table-cell office:value-type="float" office:value="26" table:style-name="ce29">
            <text:p>26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4H3M15S" table:style-name="ce32">
            <text:p>14:03:15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23]&gt;2;&quot;17zł&quot;;&quot;10zł&quot; )" table:style-name="ce33">
            <text:p>17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marta17</text:p>
          </table:table-cell>
          <table:table-cell office:value-type="string" table:style-name="ce29">
            <text:p>(0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7" table:formula="of:=ROUND(RAND()*6+1;0)" table:style-name="ce29">
            <text:p>7</text:p>
          </table:table-cell>
          <table:table-cell office:value-type="string" table:style-name="ce31">
            <text:p>czw</text:p>
          </table:table-cell>
          <table:table-cell office:value-type="float" office:value="26" table:style-name="ce29">
            <text:p>26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5H6M30S" table:style-name="ce32">
            <text:p>15:06:30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24]&gt;2;&quot;17zł&quot;;&quot;10zł&quot; )" table:style-name="ce33">
            <text:p>17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monia17</text:p>
          </table:table-cell>
          <table:table-cell office:value-type="string" table:style-name="ce29">
            <text:p>(38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3" table:formula="of:=ROUND(RAND()*6+1;0)" table:style-name="ce29">
            <text:p>3</text:p>
          </table:table-cell>
          <table:table-cell office:value-type="string" table:style-name="ce31">
            <text:p>pią</text:p>
          </table:table-cell>
          <table:table-cell office:value-type="float" office:value="27" table:style-name="ce29">
            <text:p>27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22H9M49S" table:style-name="ce32">
            <text:p>22:09:49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25]&gt;2;&quot;17zł&quot;;&quot;10zł&quot; )" table:style-name="ce33">
            <text:p>17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kasia89</text:p>
          </table:table-cell>
          <table:table-cell office:value-type="string" table:style-name="ce29">
            <text:p>(139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5" table:formula="of:=ROUND(RAND()*6+1;0)" table:style-name="ce29">
            <text:p>5</text:p>
          </table:table-cell>
          <table:table-cell office:value-type="string" table:style-name="ce31">
            <text:p>sob</text:p>
          </table:table-cell>
          <table:table-cell office:value-type="float" office:value="28" table:style-name="ce29">
            <text:p>28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3H50M58S" table:style-name="ce32">
            <text:p>13:50:58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26]&gt;2;&quot;17zł&quot;;&quot;10zł&quot; )" table:style-name="ce33">
            <text:p>17zł</text:p>
          </table:table-cell>
          <table:table-cell table:number-columns-repeated="16372" table:style-name="ce1"/>
        </table:table-row>
        <table:table-row table:number-rows-repeated="1048550" table:style-name="ro2">
          <table:table-cell table:number-columns-repeated="16384"/>
        </table:table-row>
      </table:table>
      <table:table table:name="8_Aukcja_II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9" table:default-cell-style-name="ce1"/>
        <table:table-column table:style-name="co22" table:default-cell-style-name="ce1"/>
        <table:table-column table:style-name="co23" table:default-cell-style-name="ce1"/>
        <table:table-column table:style-name="co17" table:number-columns-repeated="1012" table:default-cell-style-name="ce1"/>
        <table:table-column table:style-name="co4" table:number-columns-repeated="15360" table:default-cell-style-name="ce1"/>
        <table:table-row table:style-name="ro1">
          <table:table-cell office:value-type="string" table:number-columns-spanned="3" table:number-rows-spanned="1" table:style-name="ce39">
            <text:p>Użytkownik</text:p>
          </table:table-cell>
          <table:covered-table-cell table:number-columns-repeated="2"/>
          <table:table-cell office:value-type="string" table:style-name="ce27">
            <text:p>Cena</text:p>
          </table:table-cell>
          <table:table-cell office:value-type="string" table:style-name="ce27">
            <text:p>Liczba sztuk</text:p>
          </table:table-cell>
          <table:table-cell office:value-type="string" table:number-columns-spanned="6" table:number-rows-spanned="1" table:style-name="ce35">
            <text:p>Data</text:p>
          </table:table-cell>
          <table:covered-table-cell table:number-columns-repeated="5"/>
          <table:table-cell office:value-type="string" table:style-name="ce27">
            <text:p>Koszt przesyłki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margula1</text:p>
          </table:table-cell>
          <table:table-cell office:value-type="string" table:style-name="ce36">
            <text:p>(70)</text:p>
          </table:table-cell>
          <table:table-cell table:style-name="ce36"/>
          <table:table-cell office:value-type="float" office:value="21.9" table:formula="of:=ROUND(RAND()*20+10;1)" table:style-name="ce30">
            <text:p>21,90 zł<text:s/></text:p>
          </table:table-cell>
          <table:table-cell office:value-type="float" office:value="2" table:style-name="ce36">
            <text:p>2</text:p>
          </table:table-cell>
          <table:table-cell office:value-type="string" table:style-name="ce31">
            <text:p>nie</text:p>
          </table:table-cell>
          <table:table-cell office:value-type="float" office:value="15" table:style-name="ce29">
            <text:p>15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20H20M33S" table:style-name="ce32">
            <text:p>20:20:33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2];[.E2])&lt;20;&quot;12,50zł&quot;;&quot;9,90zł&quot; )" table:style-name="ce37">
            <text:p><text:s/>9,9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hydrant</text:p>
          </table:table-cell>
          <table:table-cell office:value-type="string" table:style-name="ce29">
            <text:p>(153)</text:p>
          </table:table-cell>
          <table:table-cell table:style-name="ce29"/>
          <table:table-cell office:value-type="float" office:value="25" table:formula="of:=ROUND(RAND()*20+10;1)" table:style-name="ce30">
            <text:p>25,00 zł<text:s/></text:p>
          </table:table-cell>
          <table:table-cell office:value-type="float" office:value="2" table:style-name="ce29">
            <text:p>2</text:p>
          </table:table-cell>
          <table:table-cell office:value-type="string" table:style-name="ce31">
            <text:p>pon</text:p>
          </table:table-cell>
          <table:table-cell office:value-type="float" office:value="16" table:style-name="ce29">
            <text:p>16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0H27M16S" table:style-name="ce32">
            <text:p>10:27:16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3];[.E3])&lt;20;&quot;12,50zł&quot;;&quot;9,90zł&quot; )" table:style-name="ce37">
            <text:p><text:s/>9,9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lawka_b4</text:p>
          </table:table-cell>
          <table:table-cell office:value-type="string" table:style-name="ce29">
            <text:p>(123)</text:p>
          </table:table-cell>
          <table:table-cell table:style-name="ce29"/>
          <table:table-cell office:value-type="float" office:value="14.4" table:formula="of:=ROUND(RAND()*20+10;1)" table:style-name="ce30">
            <text:p>14,40 zł<text:s/></text:p>
          </table:table-cell>
          <table:table-cell office:value-type="float" office:value="2" table:style-name="ce29">
            <text:p>2</text:p>
          </table:table-cell>
          <table:table-cell office:value-type="string" table:style-name="ce31">
            <text:p>pon</text:p>
          </table:table-cell>
          <table:table-cell office:value-type="float" office:value="16" table:style-name="ce29">
            <text:p>16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2H58M28S" table:style-name="ce32">
            <text:p>12:58:28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4];[.E4])&lt;20;&quot;12,50zł&quot;;&quot;9,90zł&quot; )" table:style-name="ce37">
            <text:p><text:s/>9,9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olimpiada1978</text:p>
          </table:table-cell>
          <table:table-cell office:value-type="string" table:style-name="ce29">
            <text:p>(81)</text:p>
          </table:table-cell>
          <table:table-cell table:style-name="ce29"/>
          <table:table-cell office:value-type="float" office:value="10.3" table:formula="of:=ROUND(RAND()*20+10;1)" table:style-name="ce30">
            <text:p>10,30 zł<text:s/></text:p>
          </table:table-cell>
          <table:table-cell office:value-type="float" office:value="3" table:style-name="ce29">
            <text:p>3</text:p>
          </table:table-cell>
          <table:table-cell office:value-type="string" table:style-name="ce31">
            <text:p>pon</text:p>
          </table:table-cell>
          <table:table-cell office:value-type="float" office:value="16" table:style-name="ce29">
            <text:p>16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3H47M14S" table:style-name="ce32">
            <text:p>13:47:14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5];[.E5])&lt;20;&quot;12,50zł&quot;;&quot;9,90zł&quot; )" table:style-name="ce37">
            <text:p><text:s/>9,9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michalekw</text:p>
          </table:table-cell>
          <table:table-cell office:value-type="string" table:style-name="ce29">
            <text:p>(184)</text:p>
          </table:table-cell>
          <table:table-cell table:style-name="ce29"/>
          <table:table-cell office:value-type="float" office:value="13.2" table:formula="of:=ROUND(RAND()*20+10;1)" table:style-name="ce30">
            <text:p>13,20 zł<text:s/></text:p>
          </table:table-cell>
          <table:table-cell office:value-type="float" office:value="1" table:style-name="ce29">
            <text:p>1</text:p>
          </table:table-cell>
          <table:table-cell office:value-type="string" table:style-name="ce31">
            <text:p>pon</text:p>
          </table:table-cell>
          <table:table-cell office:value-type="float" office:value="16" table:style-name="ce29">
            <text:p>16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22H15M38S" table:style-name="ce32">
            <text:p>22:15:38</text:p>
          </table:table-cell>
          <table:table-cell office:value-type="string" table:style-name="ce29">
            <text:p>CET</text:p>
          </table:table-cell>
          <table:table-cell office:value-type="string" office:string-value="12,50zł" table:formula="of:=IF(PRODUCT([.D6];[.E6])&lt;20;&quot;12,50zł&quot;;&quot;9,90zł&quot; )" table:style-name="ce37">
            <text:p><text:s/>12,5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rwa97r</text:p>
          </table:table-cell>
          <table:table-cell office:value-type="string" table:style-name="ce29">
            <text:p>(27)</text:p>
          </table:table-cell>
          <table:table-cell table:style-name="ce29"/>
          <table:table-cell office:value-type="float" office:value="15.3" table:formula="of:=ROUND(RAND()*20+10;1)" table:style-name="ce30">
            <text:p>15,30 zł<text:s/></text:p>
          </table:table-cell>
          <table:table-cell office:value-type="float" office:value="2" table:style-name="ce29">
            <text:p>2</text:p>
          </table:table-cell>
          <table:table-cell office:value-type="string" table:style-name="ce31">
            <text:p>wto</text:p>
          </table:table-cell>
          <table:table-cell office:value-type="float" office:value="17" table:style-name="ce29">
            <text:p>17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2H18M53S" table:style-name="ce32">
            <text:p>12:18:53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7];[.E7])&lt;20;&quot;12,50zł&quot;;&quot;9,90zł&quot; )" table:style-name="ce37">
            <text:p><text:s/>9,9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MagdaF_1</text:p>
          </table:table-cell>
          <table:table-cell office:value-type="string" table:style-name="ce29">
            <text:p>(61)</text:p>
          </table:table-cell>
          <table:table-cell table:style-name="ce29"/>
          <table:table-cell office:value-type="float" office:value="25.3" table:formula="of:=ROUND(RAND()*20+10;1)" table:style-name="ce30">
            <text:p>25,30 zł<text:s/></text:p>
          </table:table-cell>
          <table:table-cell office:value-type="float" office:value="2" table:style-name="ce29">
            <text:p>2</text:p>
          </table:table-cell>
          <table:table-cell office:value-type="string" table:style-name="ce31">
            <text:p>wto</text:p>
          </table:table-cell>
          <table:table-cell office:value-type="float" office:value="17" table:style-name="ce29">
            <text:p>17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2H31M3S" table:style-name="ce32">
            <text:p>12:31:03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8];[.E8])&lt;20;&quot;12,50zł&quot;;&quot;9,90zł&quot; )" table:style-name="ce37">
            <text:p><text:s/>9,9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Martusia_P</text:p>
          </table:table-cell>
          <table:table-cell office:value-type="string" table:style-name="ce29">
            <text:p>(79)</text:p>
          </table:table-cell>
          <table:table-cell table:style-name="ce29"/>
          <table:table-cell office:value-type="float" office:value="28.4" table:formula="of:=ROUND(RAND()*20+10;1)" table:style-name="ce30">
            <text:p>28,40 zł<text:s/></text:p>
          </table:table-cell>
          <table:table-cell office:value-type="float" office:value="1" table:style-name="ce29">
            <text:p>1</text:p>
          </table:table-cell>
          <table:table-cell office:value-type="string" table:style-name="ce31">
            <text:p>wto</text:p>
          </table:table-cell>
          <table:table-cell office:value-type="float" office:value="17" table:style-name="ce29">
            <text:p>17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4H10M41S" table:style-name="ce32">
            <text:p>14:10:41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9];[.E9])&lt;20;&quot;12,50zł&quot;;&quot;9,90zł&quot; )" table:style-name="ce37">
            <text:p><text:s/>9,9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Adieu_15</text:p>
          </table:table-cell>
          <table:table-cell office:value-type="string" table:style-name="ce29">
            <text:p>(126)</text:p>
          </table:table-cell>
          <table:table-cell table:style-name="ce29"/>
          <table:table-cell office:value-type="float" office:value="20.399999999999999" table:formula="of:=ROUND(RAND()*20+10;1)" table:style-name="ce30">
            <text:p>20,40 zł<text:s/></text:p>
          </table:table-cell>
          <table:table-cell office:value-type="float" office:value="1" table:style-name="ce29">
            <text:p>1</text:p>
          </table:table-cell>
          <table:table-cell office:value-type="string" table:style-name="ce31">
            <text:p>śro</text:p>
          </table:table-cell>
          <table:table-cell office:value-type="float" office:value="18" table:style-name="ce29">
            <text:p>18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5H53M14S" table:style-name="ce32">
            <text:p>15:53:14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10];[.E10])&lt;20;&quot;12,50zł&quot;;&quot;9,90zł&quot; )" table:style-name="ce37">
            <text:p><text:s/>9,9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hejah5454</text:p>
          </table:table-cell>
          <table:table-cell office:value-type="string" table:style-name="ce29">
            <text:p>(2)</text:p>
          </table:table-cell>
          <table:table-cell table:style-name="ce29"/>
          <table:table-cell office:value-type="float" office:value="26.8" table:formula="of:=ROUND(RAND()*20+10;1)" table:style-name="ce30">
            <text:p>26,80 zł<text:s/></text:p>
          </table:table-cell>
          <table:table-cell office:value-type="float" office:value="1" table:style-name="ce29">
            <text:p>1</text:p>
          </table:table-cell>
          <table:table-cell office:value-type="string" table:style-name="ce31">
            <text:p>śro</text:p>
          </table:table-cell>
          <table:table-cell office:value-type="float" office:value="18" table:style-name="ce29">
            <text:p>18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6H21M34S" table:style-name="ce32">
            <text:p>16:21:34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11];[.E11])&lt;20;&quot;12,50zł&quot;;&quot;9,90zł&quot; )" table:style-name="ce37">
            <text:p><text:s/>9,9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ewcias</text:p>
          </table:table-cell>
          <table:table-cell office:value-type="string" table:style-name="ce29">
            <text:p>(2)</text:p>
          </table:table-cell>
          <table:table-cell table:style-name="ce29"/>
          <table:table-cell office:value-type="float" office:value="17.5" table:formula="of:=ROUND(RAND()*20+10;1)" table:style-name="ce30">
            <text:p>17,50 zł<text:s/></text:p>
          </table:table-cell>
          <table:table-cell office:value-type="float" office:value="1" table:style-name="ce29">
            <text:p>1</text:p>
          </table:table-cell>
          <table:table-cell office:value-type="string" table:style-name="ce31">
            <text:p>czw</text:p>
          </table:table-cell>
          <table:table-cell office:value-type="float" office:value="19" table:style-name="ce29">
            <text:p>19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8H48M56S" table:style-name="ce32">
            <text:p>18:48:56</text:p>
          </table:table-cell>
          <table:table-cell office:value-type="string" table:style-name="ce29">
            <text:p>CET</text:p>
          </table:table-cell>
          <table:table-cell office:value-type="string" office:string-value="12,50zł" table:formula="of:=IF(PRODUCT([.D12];[.E12])&lt;20;&quot;12,50zł&quot;;&quot;9,90zł&quot; )" table:style-name="ce37">
            <text:p><text:s/>12,5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_marley_</text:p>
          </table:table-cell>
          <table:table-cell office:value-type="string" table:style-name="ce29">
            <text:p>(48)</text:p>
          </table:table-cell>
          <table:table-cell table:style-name="ce29"/>
          <table:table-cell office:value-type="float" office:value="10.199999999999999" table:formula="of:=ROUND(RAND()*20+10;1)" table:style-name="ce30">
            <text:p>10,20 zł<text:s/></text:p>
          </table:table-cell>
          <table:table-cell office:value-type="float" office:value="2" table:style-name="ce29">
            <text:p>2</text:p>
          </table:table-cell>
          <table:table-cell office:value-type="string" table:style-name="ce31">
            <text:p>pią</text:p>
          </table:table-cell>
          <table:table-cell office:value-type="float" office:value="20" table:style-name="ce29">
            <text:p>20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7H4M1S" table:style-name="ce32">
            <text:p>17:04:01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13];[.E13])&lt;20;&quot;12,50zł&quot;;&quot;9,90zł&quot; )" table:style-name="ce37">
            <text:p><text:s/>9,9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emilka-ania</text:p>
          </table:table-cell>
          <table:table-cell office:value-type="string" table:style-name="ce29">
            <text:p>(175)</text:p>
          </table:table-cell>
          <table:table-cell table:style-name="ce29"/>
          <table:table-cell office:value-type="float" office:value="18.399999999999999" table:formula="of:=ROUND(RAND()*20+10;1)" table:style-name="ce30">
            <text:p>18,40 zł<text:s/></text:p>
          </table:table-cell>
          <table:table-cell office:value-type="float" office:value="1" table:style-name="ce29">
            <text:p>1</text:p>
          </table:table-cell>
          <table:table-cell office:value-type="string" table:style-name="ce31">
            <text:p>sob</text:p>
          </table:table-cell>
          <table:table-cell office:value-type="float" office:value="21" table:style-name="ce29">
            <text:p>21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7H41M15S" table:style-name="ce32">
            <text:p>07:41:15</text:p>
          </table:table-cell>
          <table:table-cell office:value-type="string" table:style-name="ce29">
            <text:p>CET</text:p>
          </table:table-cell>
          <table:table-cell office:value-type="string" office:string-value="12,50zł" table:formula="of:=IF(PRODUCT([.D14];[.E14])&lt;20;&quot;12,50zł&quot;;&quot;9,90zł&quot; )" table:style-name="ce37">
            <text:p><text:s/>12,5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paczusia</text:p>
          </table:table-cell>
          <table:table-cell office:value-type="string" table:style-name="ce29">
            <text:p>(28)</text:p>
          </table:table-cell>
          <table:table-cell table:style-name="ce29"/>
          <table:table-cell office:value-type="float" office:value="21.7" table:formula="of:=ROUND(RAND()*20+10;1)" table:style-name="ce30">
            <text:p>21,70 zł<text:s/></text:p>
          </table:table-cell>
          <table:table-cell office:value-type="float" office:value="2" table:style-name="ce29">
            <text:p>2</text:p>
          </table:table-cell>
          <table:table-cell office:value-type="string" table:style-name="ce31">
            <text:p>sob</text:p>
          </table:table-cell>
          <table:table-cell office:value-type="float" office:value="21" table:style-name="ce29">
            <text:p>21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7H35M35S" table:style-name="ce32">
            <text:p>17:35:35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15];[.E15])&lt;20;&quot;12,50zł&quot;;&quot;9,90zł&quot; )" table:style-name="ce37">
            <text:p><text:s/>9,9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natasza24</text:p>
          </table:table-cell>
          <table:table-cell office:value-type="string" table:style-name="ce29">
            <text:p>(72)</text:p>
          </table:table-cell>
          <table:table-cell table:style-name="ce29"/>
          <table:table-cell office:value-type="float" office:value="27.9" table:formula="of:=ROUND(RAND()*20+10;1)" table:style-name="ce30">
            <text:p>27,90 zł<text:s/></text:p>
          </table:table-cell>
          <table:table-cell office:value-type="float" office:value="1" table:style-name="ce29">
            <text:p>1</text:p>
          </table:table-cell>
          <table:table-cell office:value-type="string" table:style-name="ce31">
            <text:p>pon</text:p>
          </table:table-cell>
          <table:table-cell office:value-type="float" office:value="23" table:style-name="ce29">
            <text:p>23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1H0M43S" table:style-name="ce32">
            <text:p>11:00:43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16];[.E16])&lt;20;&quot;12,50zł&quot;;&quot;9,90zł&quot; )" table:style-name="ce37">
            <text:p><text:s/>9,90zł<text:s/></text:p>
          </table:table-cell>
          <table:table-cell table:style-name="ce34"/>
          <table:table-cell table:number-columns-repeated="16371"/>
        </table:table-row>
        <table:table-row table:style-name="ro4">
          <table:table-cell office:value-type="string" table:style-name="ce28">
            <text:p>prprpr</text:p>
          </table:table-cell>
          <table:table-cell office:value-type="string" table:style-name="ce29">
            <text:p>(7)</text:p>
          </table:table-cell>
          <table:table-cell table:style-name="ce29"/>
          <table:table-cell office:value-type="float" office:value="26.3" table:formula="of:=ROUND(RAND()*20+10;1)" table:style-name="ce30">
            <text:p>26,30 zł<text:s/></text:p>
          </table:table-cell>
          <table:table-cell office:value-type="float" office:value="1" table:style-name="ce29">
            <text:p>1</text:p>
          </table:table-cell>
          <table:table-cell office:value-type="string" table:style-name="ce31">
            <text:p>pon</text:p>
          </table:table-cell>
          <table:table-cell office:value-type="float" office:value="23" table:style-name="ce29">
            <text:p>23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22H6M0S" table:style-name="ce32">
            <text:p>22:06:00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17];[.E17])&lt;20;&quot;12,50zł&quot;;&quot;9,90zł&quot; )" table:style-name="ce37">
            <text:p><text:s/>9,90zł<text:s/></text:p>
          </table:table-cell>
          <table:table-cell table:style-name="ce34"/>
          <table:table-cell table:number-columns-repeated="16371"/>
        </table:table-row>
        <table:table-row table:style-name="ro4">
          <table:table-cell office:value-type="string" table:style-name="ce28">
            <text:p>aaddaamm</text:p>
          </table:table-cell>
          <table:table-cell office:value-type="string" table:style-name="ce29">
            <text:p>(10)</text:p>
          </table:table-cell>
          <table:table-cell table:style-name="ce29"/>
          <table:table-cell office:value-type="float" office:value="27.9" table:formula="of:=ROUND(RAND()*20+10;1)" table:style-name="ce30">
            <text:p>27,90 zł<text:s/></text:p>
          </table:table-cell>
          <table:table-cell office:value-type="float" office:value="1" table:style-name="ce29">
            <text:p>1</text:p>
          </table:table-cell>
          <table:table-cell office:value-type="string" table:style-name="ce31">
            <text:p>wto</text:p>
          </table:table-cell>
          <table:table-cell office:value-type="float" office:value="24" table:style-name="ce29">
            <text:p>24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20H9M31S" table:style-name="ce32">
            <text:p>20:09:31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18];[.E18])&lt;20;&quot;12,50zł&quot;;&quot;9,90zł&quot; )" table:style-name="ce37">
            <text:p><text:s/>9,90zł<text:s/></text:p>
          </table:table-cell>
          <table:table-cell table:style-name="ce34"/>
          <table:table-cell table:number-columns-repeated="16371"/>
        </table:table-row>
        <table:table-row table:style-name="ro4">
          <table:table-cell office:value-type="string" table:style-name="ce28">
            <text:p>Magda_88</text:p>
          </table:table-cell>
          <table:table-cell office:value-type="string" table:style-name="ce29">
            <text:p>(42)</text:p>
          </table:table-cell>
          <table:table-cell table:style-name="ce29"/>
          <table:table-cell office:value-type="float" office:value="26" table:formula="of:=ROUND(RAND()*20+10;1)" table:style-name="ce30">
            <text:p>26,00 zł<text:s/></text:p>
          </table:table-cell>
          <table:table-cell office:value-type="float" office:value="2" table:style-name="ce29">
            <text:p>2</text:p>
          </table:table-cell>
          <table:table-cell office:value-type="string" table:style-name="ce31">
            <text:p>wto</text:p>
          </table:table-cell>
          <table:table-cell office:value-type="float" office:value="24" table:style-name="ce29">
            <text:p>24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22H21M29S" table:style-name="ce32">
            <text:p>22:21:29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19];[.E19])&lt;20;&quot;12,50zł&quot;;&quot;9,90zł&quot; )" table:style-name="ce37">
            <text:p><text:s/>9,90zł<text:s/></text:p>
          </table:table-cell>
          <table:table-cell table:style-name="ce34"/>
          <table:table-cell table:number-columns-repeated="16371"/>
        </table:table-row>
        <table:table-row table:style-name="ro4">
          <table:table-cell office:value-type="string" table:style-name="ce28">
            <text:p>lion31</text:p>
          </table:table-cell>
          <table:table-cell office:value-type="string" table:style-name="ce29">
            <text:p>(78)</text:p>
          </table:table-cell>
          <table:table-cell table:style-name="ce29"/>
          <table:table-cell office:value-type="float" office:value="20.7" table:formula="of:=ROUND(RAND()*20+10;1)" table:style-name="ce30">
            <text:p>20,70 zł<text:s/></text:p>
          </table:table-cell>
          <table:table-cell office:value-type="float" office:value="1" table:style-name="ce29">
            <text:p>1</text:p>
          </table:table-cell>
          <table:table-cell office:value-type="string" table:style-name="ce31">
            <text:p>śro</text:p>
          </table:table-cell>
          <table:table-cell office:value-type="float" office:value="25" table:style-name="ce29">
            <text:p>25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22H57M53S" table:style-name="ce32">
            <text:p>22:57:53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20];[.E20])&lt;20;&quot;12,50zł&quot;;&quot;9,90zł&quot; )" table:style-name="ce37">
            <text:p><text:s/>9,90zł<text:s/></text:p>
          </table:table-cell>
          <table:table-cell table:style-name="ce34"/>
          <table:table-cell table:number-columns-repeated="16371"/>
        </table:table-row>
        <table:table-row table:style-name="ro4">
          <table:table-cell office:value-type="string" table:style-name="ce28">
            <text:p>kotek1221</text:p>
          </table:table-cell>
          <table:table-cell office:value-type="string" table:style-name="ce29">
            <text:p>(122)</text:p>
          </table:table-cell>
          <table:table-cell table:style-name="ce29"/>
          <table:table-cell office:value-type="float" office:value="26" table:formula="of:=ROUND(RAND()*20+10;1)" table:style-name="ce30">
            <text:p>26,00 zł<text:s/></text:p>
          </table:table-cell>
          <table:table-cell office:value-type="float" office:value="1" table:style-name="ce29">
            <text:p>1</text:p>
          </table:table-cell>
          <table:table-cell office:value-type="string" table:style-name="ce31">
            <text:p>czw</text:p>
          </table:table-cell>
          <table:table-cell office:value-type="float" office:value="26" table:style-name="ce29">
            <text:p>26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0H13M13S" table:style-name="ce32">
            <text:p>10:13:13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21];[.E21])&lt;20;&quot;12,50zł&quot;;&quot;9,90zł&quot; )" table:style-name="ce37">
            <text:p><text:s/>9,90zł<text:s/></text:p>
          </table:table-cell>
          <table:table-cell table:style-name="ce34"/>
          <table:table-cell table:number-columns-repeated="16371"/>
        </table:table-row>
        <table:table-row table:style-name="ro4">
          <table:table-cell office:value-type="string" table:style-name="ce28">
            <text:p>akwalon</text:p>
          </table:table-cell>
          <table:table-cell office:value-type="string" table:style-name="ce29">
            <text:p>(261)</text:p>
          </table:table-cell>
          <table:table-cell table:style-name="ce29"/>
          <table:table-cell office:value-type="float" office:value="21.9" table:formula="of:=ROUND(RAND()*20+10;1)" table:style-name="ce30">
            <text:p>21,90 zł<text:s/></text:p>
          </table:table-cell>
          <table:table-cell office:value-type="float" office:value="2" table:style-name="ce29">
            <text:p>2</text:p>
          </table:table-cell>
          <table:table-cell office:value-type="string" table:style-name="ce31">
            <text:p>czw</text:p>
          </table:table-cell>
          <table:table-cell office:value-type="float" office:value="26" table:style-name="ce29">
            <text:p>26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2H57M2S" table:style-name="ce32">
            <text:p>12:57:02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22];[.E22])&lt;20;&quot;12,50zł&quot;;&quot;9,90zł&quot; )" table:style-name="ce37">
            <text:p><text:s/>9,9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joanna_tancerka</text:p>
          </table:table-cell>
          <table:table-cell office:value-type="string" table:style-name="ce29">
            <text:p>(22)</text:p>
          </table:table-cell>
          <table:table-cell table:style-name="ce29"/>
          <table:table-cell office:value-type="float" office:value="13.8" table:formula="of:=ROUND(RAND()*20+10;1)" table:style-name="ce30">
            <text:p>13,80 zł<text:s/></text:p>
          </table:table-cell>
          <table:table-cell office:value-type="float" office:value="1" table:style-name="ce29">
            <text:p>1</text:p>
          </table:table-cell>
          <table:table-cell office:value-type="string" table:style-name="ce31">
            <text:p>czw</text:p>
          </table:table-cell>
          <table:table-cell office:value-type="float" office:value="26" table:style-name="ce29">
            <text:p>26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4H3M15S" table:style-name="ce32">
            <text:p>14:03:15</text:p>
          </table:table-cell>
          <table:table-cell office:value-type="string" table:style-name="ce29">
            <text:p>CET</text:p>
          </table:table-cell>
          <table:table-cell office:value-type="string" office:string-value="12,50zł" table:formula="of:=IF(PRODUCT([.D23];[.E23])&lt;20;&quot;12,50zł&quot;;&quot;9,90zł&quot; )" table:style-name="ce37">
            <text:p><text:s/>12,5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marta17</text:p>
          </table:table-cell>
          <table:table-cell office:value-type="string" table:style-name="ce29">
            <text:p>(0)</text:p>
          </table:table-cell>
          <table:table-cell table:style-name="ce29"/>
          <table:table-cell office:value-type="float" office:value="12.1" table:formula="of:=ROUND(RAND()*20+10;1)" table:style-name="ce30">
            <text:p>12,10 zł<text:s/></text:p>
          </table:table-cell>
          <table:table-cell office:value-type="float" office:value="3" table:style-name="ce29">
            <text:p>3</text:p>
          </table:table-cell>
          <table:table-cell office:value-type="string" table:style-name="ce31">
            <text:p>czw</text:p>
          </table:table-cell>
          <table:table-cell office:value-type="float" office:value="26" table:style-name="ce29">
            <text:p>26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5H6M30S" table:style-name="ce32">
            <text:p>15:06:30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24];[.E24])&lt;20;&quot;12,50zł&quot;;&quot;9,90zł&quot; )" table:style-name="ce37">
            <text:p><text:s/>9,9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monia17</text:p>
          </table:table-cell>
          <table:table-cell office:value-type="string" table:style-name="ce29">
            <text:p>(38)</text:p>
          </table:table-cell>
          <table:table-cell table:style-name="ce29"/>
          <table:table-cell office:value-type="float" office:value="21" table:formula="of:=ROUND(RAND()*20+10;1)" table:style-name="ce30">
            <text:p>21,00 zł<text:s/></text:p>
          </table:table-cell>
          <table:table-cell office:value-type="float" office:value="1" table:style-name="ce29">
            <text:p>1</text:p>
          </table:table-cell>
          <table:table-cell office:value-type="string" table:style-name="ce31">
            <text:p>pią</text:p>
          </table:table-cell>
          <table:table-cell office:value-type="float" office:value="27" table:style-name="ce29">
            <text:p>27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22H9M49S" table:style-name="ce32">
            <text:p>22:09:49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25];[.E25])&lt;20;&quot;12,50zł&quot;;&quot;9,90zł&quot; )" table:style-name="ce37">
            <text:p><text:s/>9,9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kasia89</text:p>
          </table:table-cell>
          <table:table-cell office:value-type="string" table:style-name="ce38">
            <text:p>(139)</text:p>
          </table:table-cell>
          <table:table-cell table:style-name="ce38"/>
          <table:table-cell office:value-type="float" office:value="18.5" table:formula="of:=ROUND(RAND()*20+10;1)" table:style-name="ce30">
            <text:p>18,50 zł<text:s/></text:p>
          </table:table-cell>
          <table:table-cell office:value-type="float" office:value="1" table:style-name="ce38">
            <text:p>1</text:p>
          </table:table-cell>
          <table:table-cell office:value-type="string" table:style-name="ce31">
            <text:p>sob</text:p>
          </table:table-cell>
          <table:table-cell office:value-type="float" office:value="28" table:style-name="ce29">
            <text:p>28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3H50M58S" table:style-name="ce32">
            <text:p>13:50:58</text:p>
          </table:table-cell>
          <table:table-cell office:value-type="string" table:style-name="ce29">
            <text:p>CET</text:p>
          </table:table-cell>
          <table:table-cell office:value-type="string" office:string-value="12,50zł" table:formula="of:=IF(PRODUCT([.D26];[.E26])&lt;20;&quot;12,50zł&quot;;&quot;9,90zł&quot; )" table:style-name="ce37">
            <text:p><text:s/>12,50zł<text:s/></text:p>
          </table:table-cell>
          <table:table-cell table:number-columns-repeated="16372" table:style-name="ce1"/>
        </table:table-row>
        <table:table-row table:number-rows-repeated="1048550" table:style-name="ro2">
          <table:table-cell table:number-columns-repeated="16384"/>
        </table:table-row>
      </table:table>
      <table:table table:name="9_Telefon" table:style-name="ta2">
        <table:table-column table:style-name="co6" table:default-cell-style-name="ce1"/>
        <table:table-column table:style-name="co24" table:default-cell-style-name="ce1"/>
        <table:table-column table:style-name="co25" table:default-cell-style-name="ce1" table:visibility="collapse"/>
        <table:table-column table:style-name="co18" table:default-cell-style-name="ce1"/>
        <table:table-column table:style-name="co26" table:default-cell-style-name="ce1"/>
        <table:table-column table:style-name="co23" table:default-cell-style-name="ce1"/>
        <table:table-column table:style-name="co13" table:default-cell-style-name="ce1"/>
        <table:table-column table:style-name="co17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40">
            <text:p>Nr telefonu</text:p>
          </table:table-cell>
          <table:table-cell office:value-type="string" table:style-name="ce40">
            <text:p>Doładowanie</text:p>
          </table:table-cell>
          <table:table-cell office:value-type="string" table:style-name="ce40">
            <text:p>Forma</text:p>
          </table:table-cell>
          <table:table-cell office:value-type="string" table:style-name="ce40">
            <text:p>Forma</text:p>
          </table:table-cell>
          <table:table-cell office:value-type="string" table:style-name="ce40">
            <text:p>Data doładowania</text:p>
          </table:table-cell>
          <table:table-cell office:value-type="string" table:style-name="ce40">
            <text:p>Kwota bonusu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internet</text:p>
          </table:table-cell>
          <table:table-cell table:number-columns-repeated="16365"/>
        </table:table-row>
        <table:table-row table:style-name="ro4">
          <table:table-cell office:value-type="string" office:string-value="606718915" table:formula="of:=&quot;60&quot;&amp;2*ROUND(RAND()*4;0)&amp;ROUND(RAND()*800000+100000;0)" table:style-name="ce41">
            <text:p>606718915</text:p>
          </table:table-cell>
          <table:table-cell office:value-type="float" office:value="148.6" table:formula="of:=ROUND(RAND()*200+10;1)" table:style-name="ce42">
            <text:p>148,60 zł<text:s/></text:p>
          </table:table-cell>
          <table:table-cell office:value-type="float" office:value="2" table:formula="of:=ROUND(RAND()*2+1;0)" table:style-name="ce43">
            <text:p>2<text:s text:c="6"/></text:p>
          </table:table-cell>
          <table:table-cell office:value-type="string" office:string-value="zdrapka" table:formula="of:=VLOOKUP([.C2];[.$R$1:.$S$3];2)" table:style-name="ce44">
            <text:p>zdrapka</text:p>
          </table:table-cell>
          <table:table-cell office:value-type="date" office:date-value="2010-06-26T06:03:27" table:formula="of:=ROUND(RAND()*365+40179;4)" table:style-name="ce45">
            <text:p>26 cze (o26z.06:03:27)</text:p>
          </table:table-cell>
          <table:table-cell office:value-type="float" office:value="0" table:formula="of:=IF([.D2]=&quot;internet&quot;;[.B2]/10;0)" table:style-name="ce46">
            <text:p>0</text:p>
          </table:table-cell>
          <table:table-cell table:style-name="ce47"/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zdrapka</text:p>
          </table:table-cell>
          <table:table-cell table:number-columns-repeated="16365"/>
        </table:table-row>
        <table:table-row table:style-name="ro4">
          <table:table-cell office:value-type="string" office:string-value="604857172" table:formula="of:=&quot;60&quot;&amp;2*ROUND(RAND()*4;0)&amp;ROUND(RAND()*800000+100000;0)" table:style-name="ce48">
            <text:p>604857172</text:p>
          </table:table-cell>
          <table:table-cell office:value-type="float" office:value="90.4" table:formula="of:=ROUND(RAND()*200+10;1)" table:style-name="ce30">
            <text:p>90,4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3];[.$R$1:.$S$3];2)" table:style-name="ce50">
            <text:p>zdrapka</text:p>
          </table:table-cell>
          <table:table-cell office:value-type="date" office:date-value="2010-05-11T10:24:40" table:formula="of:=ROUND(RAND()*365+40179;4)" table:style-name="ce51">
            <text:p>11 maj (o11z.10:24:40)</text:p>
          </table:table-cell>
          <table:table-cell office:value-type="float" office:value="0" table:formula="of:=IF([.D3]=&quot;internet&quot;;[.B3]/10;0)" table:style-name="ce46">
            <text:p>0</text:p>
          </table:table-cell>
          <table:table-cell table:number-columns-repeated="11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bankomat</text:p>
          </table:table-cell>
          <table:table-cell table:number-columns-repeated="16365"/>
        </table:table-row>
        <table:table-row table:style-name="ro4">
          <table:table-cell office:value-type="string" office:string-value="602413053" table:formula="of:=&quot;60&quot;&amp;2*ROUND(RAND()*4;0)&amp;ROUND(RAND()*800000+100000;0)" table:style-name="ce48">
            <text:p>602413053</text:p>
          </table:table-cell>
          <table:table-cell office:value-type="float" office:value="59.4" table:formula="of:=ROUND(RAND()*200+10;1)" table:style-name="ce30">
            <text:p>59,4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4];[.$R$1:.$S$3];2)" table:style-name="ce50">
            <text:p>zdrapka</text:p>
          </table:table-cell>
          <table:table-cell office:value-type="date" office:date-value="2010-06-13T20:36:31" table:formula="of:=ROUND(RAND()*365+40179;4)" table:style-name="ce51">
            <text:p>13 cze (o13z.20:36:32)</text:p>
          </table:table-cell>
          <table:table-cell office:value-type="float" office:value="0" table:formula="of:=IF([.D4]=&quot;internet&quot;;[.B4]/10;0)" table:style-name="ce46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office:string-value="604231343" table:formula="of:=&quot;60&quot;&amp;2*ROUND(RAND()*4;0)&amp;ROUND(RAND()*800000+100000;0)" table:style-name="ce48">
            <text:p>604231343</text:p>
          </table:table-cell>
          <table:table-cell office:value-type="float" office:value="130.5" table:formula="of:=ROUND(RAND()*200+10;1)" table:style-name="ce30">
            <text:p>130,50 zł<text:s/></text:p>
          </table:table-cell>
          <table:table-cell office:value-type="float" office:value="3" table:formula="of:=ROUND(RAND()*2+1;0)" table:style-name="ce49">
            <text:p>3<text:s text:c="6"/></text:p>
          </table:table-cell>
          <table:table-cell office:value-type="string" office:string-value="bankomat" table:formula="of:=VLOOKUP([.C5];[.$R$1:.$S$3];2)" table:style-name="ce50">
            <text:p>bankomat</text:p>
          </table:table-cell>
          <table:table-cell office:value-type="date" office:date-value="2010-05-31T15:24:54" table:formula="of:=ROUND(RAND()*365+40179;4)" table:style-name="ce51">
            <text:p>31 maj (o31z.15:24:55)</text:p>
          </table:table-cell>
          <table:table-cell office:value-type="float" office:value="0" table:formula="of:=IF([.D5]=&quot;internet&quot;;[.B5]/10;0)" table:style-name="ce46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office:string-value="604463660" table:formula="of:=&quot;60&quot;&amp;2*ROUND(RAND()*4;0)&amp;ROUND(RAND()*800000+100000;0)" table:style-name="ce48">
            <text:p>604463660</text:p>
          </table:table-cell>
          <table:table-cell office:value-type="float" office:value="67.5" table:formula="of:=ROUND(RAND()*200+10;1)" table:style-name="ce30">
            <text:p>67,5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6];[.$R$1:.$S$3];2)" table:style-name="ce50">
            <text:p>zdrapka</text:p>
          </table:table-cell>
          <table:table-cell office:value-type="date" office:date-value="2010-12-01T13:45:24" table:formula="of:=ROUND(RAND()*365+40179;4)" table:style-name="ce51">
            <text:p>01 gru (o1z.13:45:24)</text:p>
          </table:table-cell>
          <table:table-cell office:value-type="float" office:value="0" table:formula="of:=IF([.D6]=&quot;internet&quot;;[.B6]/10;0)" table:style-name="ce46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office:string-value="602398171" table:formula="of:=&quot;60&quot;&amp;2*ROUND(RAND()*4;0)&amp;ROUND(RAND()*800000+100000;0)" table:style-name="ce48">
            <text:p>602398171</text:p>
          </table:table-cell>
          <table:table-cell office:value-type="float" office:value="104.4" table:formula="of:=ROUND(RAND()*200+10;1)" table:style-name="ce30">
            <text:p>104,40 zł<text:s/></text:p>
          </table:table-cell>
          <table:table-cell office:value-type="float" office:value="3" table:formula="of:=ROUND(RAND()*2+1;0)" table:style-name="ce49">
            <text:p>3<text:s text:c="6"/></text:p>
          </table:table-cell>
          <table:table-cell office:value-type="string" office:string-value="bankomat" table:formula="of:=VLOOKUP([.C7];[.$R$1:.$S$3];2)" table:style-name="ce50">
            <text:p>bankomat</text:p>
          </table:table-cell>
          <table:table-cell office:value-type="date" office:date-value="2010-05-22T18:26:55" table:formula="of:=ROUND(RAND()*365+40179;4)" table:style-name="ce51">
            <text:p>22 maj (o22z.18:26:56)</text:p>
          </table:table-cell>
          <table:table-cell office:value-type="float" office:value="0" table:formula="of:=IF([.D7]=&quot;internet&quot;;[.B7]/10;0)" table:style-name="ce46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office:string-value="606619388" table:formula="of:=&quot;60&quot;&amp;2*ROUND(RAND()*4;0)&amp;ROUND(RAND()*800000+100000;0)" table:style-name="ce48">
            <text:p>606619388</text:p>
          </table:table-cell>
          <table:table-cell office:value-type="float" office:value="61.6" table:formula="of:=ROUND(RAND()*200+10;1)" table:style-name="ce30">
            <text:p>61,6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8];[.$R$1:.$S$3];2)" table:style-name="ce50">
            <text:p>zdrapka</text:p>
          </table:table-cell>
          <table:table-cell office:value-type="date" office:date-value="2010-09-11T11:57:50" table:formula="of:=ROUND(RAND()*365+40179;4)" table:style-name="ce51">
            <text:p>11 wrz (o11z.11:57:50)</text:p>
          </table:table-cell>
          <table:table-cell office:value-type="float" office:value="0" table:formula="of:=IF([.D8]=&quot;internet&quot;;[.B8]/10;0)" table:style-name="ce46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office:string-value="606201749" table:formula="of:=&quot;60&quot;&amp;2*ROUND(RAND()*4;0)&amp;ROUND(RAND()*800000+100000;0)" table:style-name="ce48">
            <text:p>606201749</text:p>
          </table:table-cell>
          <table:table-cell office:value-type="float" office:value="141.19999999999999" table:formula="of:=ROUND(RAND()*200+10;1)" table:style-name="ce30">
            <text:p>141,20 zł<text:s/></text:p>
          </table:table-cell>
          <table:table-cell office:value-type="float" office:value="3" table:formula="of:=ROUND(RAND()*2+1;0)" table:style-name="ce49">
            <text:p>3<text:s text:c="6"/></text:p>
          </table:table-cell>
          <table:table-cell office:value-type="string" office:string-value="bankomat" table:formula="of:=VLOOKUP([.C9];[.$R$1:.$S$3];2)" table:style-name="ce50">
            <text:p>bankomat</text:p>
          </table:table-cell>
          <table:table-cell office:value-type="date" office:date-value="2010-08-27T07:04:39" table:formula="of:=ROUND(RAND()*365+40179;4)" table:style-name="ce51">
            <text:p>27 sie (o27z.07:04:39)</text:p>
          </table:table-cell>
          <table:table-cell office:value-type="float" office:value="0" table:formula="of:=IF([.D9]=&quot;internet&quot;;[.B9]/10;0)" table:style-name="ce46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office:string-value="602767848" table:formula="of:=&quot;60&quot;&amp;2*ROUND(RAND()*4;0)&amp;ROUND(RAND()*800000+100000;0)" table:style-name="ce48">
            <text:p>602767848</text:p>
          </table:table-cell>
          <table:table-cell office:value-type="float" office:value="87.6" table:formula="of:=ROUND(RAND()*200+10;1)" table:style-name="ce30">
            <text:p>87,60 zł<text:s/></text:p>
          </table:table-cell>
          <table:table-cell office:value-type="float" office:value="3" table:formula="of:=ROUND(RAND()*2+1;0)" table:style-name="ce49">
            <text:p>3<text:s text:c="6"/></text:p>
          </table:table-cell>
          <table:table-cell office:value-type="string" office:string-value="bankomat" table:formula="of:=VLOOKUP([.C10];[.$R$1:.$S$3];2)" table:style-name="ce50">
            <text:p>bankomat</text:p>
          </table:table-cell>
          <table:table-cell office:value-type="date" office:date-value="2010-05-09T05:12:28" table:formula="of:=ROUND(RAND()*365+40179;4)" table:style-name="ce51">
            <text:p>09 maj (o9z.05:12:29)</text:p>
          </table:table-cell>
          <table:table-cell office:value-type="float" office:value="0" table:formula="of:=IF([.D10]=&quot;internet&quot;;[.B10]/10;0)" table:style-name="ce46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office:string-value="602822412" table:formula="of:=&quot;60&quot;&amp;2*ROUND(RAND()*4;0)&amp;ROUND(RAND()*800000+100000;0)" table:style-name="ce48">
            <text:p>602822412</text:p>
          </table:table-cell>
          <table:table-cell office:value-type="float" office:value="81.400000000000006" table:formula="of:=ROUND(RAND()*200+10;1)" table:style-name="ce30">
            <text:p>81,4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11];[.$R$1:.$S$3];2)" table:style-name="ce50">
            <text:p>zdrapka</text:p>
          </table:table-cell>
          <table:table-cell office:value-type="date" office:date-value="2010-10-14T04:52:27" table:formula="of:=ROUND(RAND()*365+40179;4)" table:style-name="ce51">
            <text:p>14 paź (o14z.04:52:28)</text:p>
          </table:table-cell>
          <table:table-cell office:value-type="float" office:value="0" table:formula="of:=IF([.D11]=&quot;internet&quot;;[.B11]/10;0)" table:style-name="ce46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office:string-value="604787446" table:formula="of:=&quot;60&quot;&amp;2*ROUND(RAND()*4;0)&amp;ROUND(RAND()*800000+100000;0)" table:style-name="ce48">
            <text:p>604787446</text:p>
          </table:table-cell>
          <table:table-cell office:value-type="float" office:value="148.30000000000001" table:formula="of:=ROUND(RAND()*200+10;1)" table:style-name="ce30">
            <text:p>148,30 zł<text:s/></text:p>
          </table:table-cell>
          <table:table-cell office:value-type="float" office:value="3" table:formula="of:=ROUND(RAND()*2+1;0)" table:style-name="ce49">
            <text:p>3<text:s text:c="6"/></text:p>
          </table:table-cell>
          <table:table-cell office:value-type="string" office:string-value="bankomat" table:formula="of:=VLOOKUP([.C12];[.$R$1:.$S$3];2)" table:style-name="ce50">
            <text:p>bankomat</text:p>
          </table:table-cell>
          <table:table-cell office:value-type="date" office:date-value="2010-01-21T17:22:50" table:formula="of:=ROUND(RAND()*365+40179;4)" table:style-name="ce51">
            <text:p>21 sty (o21z.17:22:51)</text:p>
          </table:table-cell>
          <table:table-cell office:value-type="float" office:value="0" table:formula="of:=IF([.D12]=&quot;internet&quot;;[.B12]/10;0)" table:style-name="ce46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office:string-value="606793256" table:formula="of:=&quot;60&quot;&amp;2*ROUND(RAND()*4;0)&amp;ROUND(RAND()*800000+100000;0)" table:style-name="ce48">
            <text:p>606793256</text:p>
          </table:table-cell>
          <table:table-cell office:value-type="float" office:value="90" table:formula="of:=ROUND(RAND()*200+10;1)" table:style-name="ce30">
            <text:p>90,0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13];[.$R$1:.$S$3];2)" table:style-name="ce50">
            <text:p>zdrapka</text:p>
          </table:table-cell>
          <table:table-cell office:value-type="date" office:date-value="2010-06-14T13:58:04" table:formula="of:=ROUND(RAND()*365+40179;4)" table:style-name="ce51">
            <text:p>14 cze (o14z.13:58:05)</text:p>
          </table:table-cell>
          <table:table-cell office:value-type="float" office:value="0" table:formula="of:=IF([.D13]=&quot;internet&quot;;[.B13]/10;0)" table:style-name="ce46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office:string-value="602332698" table:formula="of:=&quot;60&quot;&amp;2*ROUND(RAND()*4;0)&amp;ROUND(RAND()*800000+100000;0)" table:style-name="ce48">
            <text:p>602332698</text:p>
          </table:table-cell>
          <table:table-cell office:value-type="float" office:value="190.5" table:formula="of:=ROUND(RAND()*200+10;1)" table:style-name="ce30">
            <text:p>190,50 zł<text:s/></text:p>
          </table:table-cell>
          <table:table-cell office:value-type="float" office:value="3" table:formula="of:=ROUND(RAND()*2+1;0)" table:style-name="ce49">
            <text:p>3<text:s text:c="6"/></text:p>
          </table:table-cell>
          <table:table-cell office:value-type="string" office:string-value="bankomat" table:formula="of:=VLOOKUP([.C14];[.$R$1:.$S$3];2)" table:style-name="ce50">
            <text:p>bankomat</text:p>
          </table:table-cell>
          <table:table-cell office:value-type="date" office:date-value="2010-09-14T21:03:18" table:formula="of:=ROUND(RAND()*365+40179;4)" table:style-name="ce51">
            <text:p>14 wrz (o14z.21:03:19)</text:p>
          </table:table-cell>
          <table:table-cell office:value-type="float" office:value="0" table:formula="of:=IF([.D14]=&quot;internet&quot;;[.B14]/10;0)" table:style-name="ce46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office:string-value="602437289" table:formula="of:=&quot;60&quot;&amp;2*ROUND(RAND()*4;0)&amp;ROUND(RAND()*800000+100000;0)" table:style-name="ce48">
            <text:p>602437289</text:p>
          </table:table-cell>
          <table:table-cell office:value-type="float" office:value="173" table:formula="of:=ROUND(RAND()*200+10;1)" table:style-name="ce30">
            <text:p>173,0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15];[.$R$1:.$S$3];2)" table:style-name="ce50">
            <text:p>zdrapka</text:p>
          </table:table-cell>
          <table:table-cell office:value-type="date" office:date-value="2010-07-11T17:07:35" table:formula="of:=ROUND(RAND()*365+40179;4)" table:style-name="ce51">
            <text:p>11 lip (o11z.17:07:35)</text:p>
          </table:table-cell>
          <table:table-cell office:value-type="float" office:value="0" table:formula="of:=IF([.D15]=&quot;internet&quot;;[.B15]/10;0)" table:style-name="ce46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office:string-value="606767585" table:formula="of:=&quot;60&quot;&amp;2*ROUND(RAND()*4;0)&amp;ROUND(RAND()*800000+100000;0)" table:style-name="ce48">
            <text:p>606767585</text:p>
          </table:table-cell>
          <table:table-cell office:value-type="float" office:value="207.4" table:formula="of:=ROUND(RAND()*200+10;1)" table:style-name="ce30">
            <text:p>207,4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16];[.$R$1:.$S$3];2)" table:style-name="ce50">
            <text:p>zdrapka</text:p>
          </table:table-cell>
          <table:table-cell office:value-type="date" office:date-value="2010-12-29T16:00:11" table:formula="of:=ROUND(RAND()*365+40179;4)" table:style-name="ce51">
            <text:p>29 gru (o29z.16:00:12)</text:p>
          </table:table-cell>
          <table:table-cell office:value-type="float" office:value="0" table:formula="of:=IF([.D16]=&quot;internet&quot;;[.B16]/10;0)" table:style-name="ce46">
            <text:p>0</text:p>
          </table:table-cell>
          <table:table-cell table:style-name="ce34"/>
          <table:table-cell table:number-columns-repeated="16377" table:style-name="ce1"/>
        </table:table-row>
        <table:table-row table:style-name="ro4">
          <table:table-cell office:value-type="string" office:string-value="602234294" table:formula="of:=&quot;60&quot;&amp;2*ROUND(RAND()*4;0)&amp;ROUND(RAND()*800000+100000;0)" table:style-name="ce48">
            <text:p>602234294</text:p>
          </table:table-cell>
          <table:table-cell office:value-type="float" office:value="148.1" table:formula="of:=ROUND(RAND()*200+10;1)" table:style-name="ce30">
            <text:p>148,1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17];[.$R$1:.$S$3];2)" table:style-name="ce50">
            <text:p>zdrapka</text:p>
          </table:table-cell>
          <table:table-cell office:value-type="date" office:date-value="2010-11-18T10:03:12" table:formula="of:=ROUND(RAND()*365+40179;4)" table:style-name="ce51">
            <text:p>18 lis (o18z.10:03:13)</text:p>
          </table:table-cell>
          <table:table-cell office:value-type="float" office:value="0" table:formula="of:=IF([.D17]=&quot;internet&quot;;[.B17]/10;0)" table:style-name="ce46">
            <text:p>0</text:p>
          </table:table-cell>
          <table:table-cell table:style-name="ce34"/>
          <table:table-cell table:number-columns-repeated="16377"/>
        </table:table-row>
        <table:table-row table:style-name="ro4">
          <table:table-cell office:value-type="string" office:string-value="604641929" table:formula="of:=&quot;60&quot;&amp;2*ROUND(RAND()*4;0)&amp;ROUND(RAND()*800000+100000;0)" table:style-name="ce48">
            <text:p>604641929</text:p>
          </table:table-cell>
          <table:table-cell office:value-type="float" office:value="64.400000000000006" table:formula="of:=ROUND(RAND()*200+10;1)" table:style-name="ce30">
            <text:p>64,40 zł<text:s/></text:p>
          </table:table-cell>
          <table:table-cell office:value-type="float" office:value="1" table:formula="of:=ROUND(RAND()*2+1;0)" table:style-name="ce49">
            <text:p>1<text:s text:c="6"/></text:p>
          </table:table-cell>
          <table:table-cell office:value-type="string" office:string-value="internet" table:formula="of:=VLOOKUP([.C18];[.$R$1:.$S$3];2)" table:style-name="ce50">
            <text:p>internet</text:p>
          </table:table-cell>
          <table:table-cell office:value-type="date" office:date-value="2010-12-11T22:57:12" table:formula="of:=ROUND(RAND()*365+40179;4)" table:style-name="ce51">
            <text:p>11 gru (o11z.22:57:13)</text:p>
          </table:table-cell>
          <table:table-cell office:value-type="float" office:value="6.44" table:formula="of:=IF([.D18]=&quot;internet&quot;;[.B18]/10;0)" table:style-name="ce46">
            <text:p>6,44</text:p>
          </table:table-cell>
          <table:table-cell table:style-name="ce34"/>
          <table:table-cell table:number-columns-repeated="16377"/>
        </table:table-row>
        <table:table-row table:style-name="ro4">
          <table:table-cell office:value-type="string" office:string-value="604896146" table:formula="of:=&quot;60&quot;&amp;2*ROUND(RAND()*4;0)&amp;ROUND(RAND()*800000+100000;0)" table:style-name="ce48">
            <text:p>604896146</text:p>
          </table:table-cell>
          <table:table-cell office:value-type="float" office:value="201.8" table:formula="of:=ROUND(RAND()*200+10;1)" table:style-name="ce30">
            <text:p>201,80 zł<text:s/></text:p>
          </table:table-cell>
          <table:table-cell office:value-type="float" office:value="1" table:formula="of:=ROUND(RAND()*2+1;0)" table:style-name="ce49">
            <text:p>1<text:s text:c="6"/></text:p>
          </table:table-cell>
          <table:table-cell office:value-type="string" office:string-value="internet" table:formula="of:=VLOOKUP([.C19];[.$R$1:.$S$3];2)" table:style-name="ce50">
            <text:p>internet</text:p>
          </table:table-cell>
          <table:table-cell office:value-type="date" office:date-value="2010-01-17T21:38:00" table:formula="of:=ROUND(RAND()*365+40179;4)" table:style-name="ce51">
            <text:p>17 sty (o17z.21:38:01)</text:p>
          </table:table-cell>
          <table:table-cell office:value-type="float" office:value="20.18" table:formula="of:=IF([.D19]=&quot;internet&quot;;[.B19]/10;0)" table:style-name="ce46">
            <text:p>20,18</text:p>
          </table:table-cell>
          <table:table-cell table:style-name="ce34"/>
          <table:table-cell table:number-columns-repeated="16377"/>
        </table:table-row>
        <table:table-row table:style-name="ro4">
          <table:table-cell office:value-type="string" office:string-value="602115747" table:formula="of:=&quot;60&quot;&amp;2*ROUND(RAND()*4;0)&amp;ROUND(RAND()*800000+100000;0)" table:style-name="ce48">
            <text:p>602115747</text:p>
          </table:table-cell>
          <table:table-cell office:value-type="float" office:value="115.5" table:formula="of:=ROUND(RAND()*200+10;1)" table:style-name="ce30">
            <text:p>115,5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20];[.$R$1:.$S$3];2)" table:style-name="ce50">
            <text:p>zdrapka</text:p>
          </table:table-cell>
          <table:table-cell office:value-type="date" office:date-value="2010-11-06T21:23:54" table:formula="of:=ROUND(RAND()*365+40179;4)" table:style-name="ce51">
            <text:p>06 lis (o6z.21:23:54)</text:p>
          </table:table-cell>
          <table:table-cell office:value-type="float" office:value="0" table:formula="of:=IF([.D20]=&quot;internet&quot;;[.B20]/10;0)" table:style-name="ce46">
            <text:p>0</text:p>
          </table:table-cell>
          <table:table-cell table:style-name="ce34"/>
          <table:table-cell table:number-columns-repeated="16377"/>
        </table:table-row>
        <table:table-row table:style-name="ro4">
          <table:table-cell office:value-type="string" office:string-value="606652971" table:formula="of:=&quot;60&quot;&amp;2*ROUND(RAND()*4;0)&amp;ROUND(RAND()*800000+100000;0)" table:style-name="ce48">
            <text:p>606652971</text:p>
          </table:table-cell>
          <table:table-cell office:value-type="float" office:value="53.7" table:formula="of:=ROUND(RAND()*200+10;1)" table:style-name="ce30">
            <text:p>53,70 zł<text:s/></text:p>
          </table:table-cell>
          <table:table-cell office:value-type="float" office:value="1" table:formula="of:=ROUND(RAND()*2+1;0)" table:style-name="ce49">
            <text:p>1<text:s text:c="6"/></text:p>
          </table:table-cell>
          <table:table-cell office:value-type="string" office:string-value="internet" table:formula="of:=VLOOKUP([.C21];[.$R$1:.$S$3];2)" table:style-name="ce50">
            <text:p>internet</text:p>
          </table:table-cell>
          <table:table-cell office:value-type="date" office:date-value="2010-02-17T18:30:14" table:formula="of:=ROUND(RAND()*365+40179;4)" table:style-name="ce51">
            <text:p>17 lut (o17z.18:30:14)</text:p>
          </table:table-cell>
          <table:table-cell office:value-type="float" office:value="5.37" table:formula="of:=IF([.D21]=&quot;internet&quot;;[.B21]/10;0)" table:style-name="ce46">
            <text:p>5,37</text:p>
          </table:table-cell>
          <table:table-cell table:style-name="ce34"/>
          <table:table-cell table:number-columns-repeated="16377"/>
        </table:table-row>
        <table:table-row table:style-name="ro4">
          <table:table-cell office:value-type="string" office:string-value="604571406" table:formula="of:=&quot;60&quot;&amp;2*ROUND(RAND()*4;0)&amp;ROUND(RAND()*800000+100000;0)" table:style-name="ce48">
            <text:p>604571406</text:p>
          </table:table-cell>
          <table:table-cell office:value-type="float" office:value="124.3" table:formula="of:=ROUND(RAND()*200+10;1)" table:style-name="ce30">
            <text:p>124,3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22];[.$R$1:.$S$3];2)" table:style-name="ce50">
            <text:p>zdrapka</text:p>
          </table:table-cell>
          <table:table-cell office:value-type="date" office:date-value="2010-01-13T15:40:19" table:formula="of:=ROUND(RAND()*365+40179;4)" table:style-name="ce51">
            <text:p>13 sty (o13z.15:40:19)</text:p>
          </table:table-cell>
          <table:table-cell office:value-type="float" office:value="0" table:formula="of:=IF([.D22]=&quot;internet&quot;;[.B22]/10;0)" table:style-name="ce46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office:string-value="604500791" table:formula="of:=&quot;60&quot;&amp;2*ROUND(RAND()*4;0)&amp;ROUND(RAND()*800000+100000;0)" table:style-name="ce48">
            <text:p>604500791</text:p>
          </table:table-cell>
          <table:table-cell office:value-type="float" office:value="187" table:formula="of:=ROUND(RAND()*200+10;1)" table:style-name="ce30">
            <text:p>187,00 zł<text:s/></text:p>
          </table:table-cell>
          <table:table-cell office:value-type="float" office:value="1" table:formula="of:=ROUND(RAND()*2+1;0)" table:style-name="ce49">
            <text:p>1<text:s text:c="6"/></text:p>
          </table:table-cell>
          <table:table-cell office:value-type="string" office:string-value="internet" table:formula="of:=VLOOKUP([.C23];[.$R$1:.$S$3];2)" table:style-name="ce50">
            <text:p>internet</text:p>
          </table:table-cell>
          <table:table-cell office:value-type="date" office:date-value="2010-08-04T08:34:30" table:formula="of:=ROUND(RAND()*365+40179;4)" table:style-name="ce51">
            <text:p>04 sie (o4z.08:34:31)</text:p>
          </table:table-cell>
          <table:table-cell office:value-type="float" office:value="18.7" table:formula="of:=IF([.D23]=&quot;internet&quot;;[.B23]/10;0)" table:style-name="ce46">
            <text:p>18,7</text:p>
          </table:table-cell>
          <table:table-cell table:number-columns-repeated="16378" table:style-name="ce1"/>
        </table:table-row>
        <table:table-row table:style-name="ro4">
          <table:table-cell office:value-type="string" office:string-value="600482080" table:formula="of:=&quot;60&quot;&amp;2*ROUND(RAND()*4;0)&amp;ROUND(RAND()*800000+100000;0)" table:style-name="ce48">
            <text:p>600482080</text:p>
          </table:table-cell>
          <table:table-cell office:value-type="float" office:value="146.4" table:formula="of:=ROUND(RAND()*200+10;1)" table:style-name="ce30">
            <text:p>146,4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24];[.$R$1:.$S$3];2)" table:style-name="ce50">
            <text:p>zdrapka</text:p>
          </table:table-cell>
          <table:table-cell office:value-type="date" office:date-value="2010-10-31T18:03:27" table:formula="of:=ROUND(RAND()*365+40179;4)" table:style-name="ce51">
            <text:p>31 paź (o31z.18:03:27)</text:p>
          </table:table-cell>
          <table:table-cell office:value-type="float" office:value="0" table:formula="of:=IF([.D24]=&quot;internet&quot;;[.B24]/10;0)" table:style-name="ce46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office:string-value="608741086" table:formula="of:=&quot;60&quot;&amp;2*ROUND(RAND()*4;0)&amp;ROUND(RAND()*800000+100000;0)" table:style-name="ce48">
            <text:p>608741086</text:p>
          </table:table-cell>
          <table:table-cell office:value-type="float" office:value="11.6" table:formula="of:=ROUND(RAND()*200+10;1)" table:style-name="ce30">
            <text:p>11,6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25];[.$R$1:.$S$3];2)" table:style-name="ce50">
            <text:p>zdrapka</text:p>
          </table:table-cell>
          <table:table-cell office:value-type="date" office:date-value="2010-05-06T07:01:03" table:formula="of:=ROUND(RAND()*365+40179;4)" table:style-name="ce51">
            <text:p>06 maj (o6z.07:01:03)</text:p>
          </table:table-cell>
          <table:table-cell office:value-type="float" office:value="0" table:formula="of:=IF([.D25]=&quot;internet&quot;;[.B25]/10;0)" table:style-name="ce46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office:string-value="600306231" table:formula="of:=&quot;60&quot;&amp;2*ROUND(RAND()*4;0)&amp;ROUND(RAND()*800000+100000;0)" table:style-name="ce48">
            <text:p>600306231</text:p>
          </table:table-cell>
          <table:table-cell office:value-type="float" office:value="192.1" table:formula="of:=ROUND(RAND()*200+10;1)" table:style-name="ce30">
            <text:p>192,1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26];[.$R$1:.$S$3];2)" table:style-name="ce50">
            <text:p>zdrapka</text:p>
          </table:table-cell>
          <table:table-cell office:value-type="date" office:date-value="2010-08-15T04:18:11" table:formula="of:=ROUND(RAND()*365+40179;4)" table:style-name="ce51">
            <text:p>15 sie (o15z.04:18:12)</text:p>
          </table:table-cell>
          <table:table-cell office:value-type="float" office:value="0" table:formula="of:=IF([.D26]=&quot;internet&quot;;[.B26]/10;0)" table:style-name="ce46">
            <text:p>0</text:p>
          </table:table-cell>
          <table:table-cell table:number-columns-repeated="16378" table:style-name="ce1"/>
        </table:table-row>
        <table:table-row table:style-name="ro5">
          <table:table-cell office:value-type="string" office:string-value="602252608" table:formula="of:=&quot;60&quot;&amp;2*ROUND(RAND()*4;0)&amp;ROUND(RAND()*800000+100000;0)" table:style-name="ce48">
            <text:p>602252608</text:p>
          </table:table-cell>
          <table:table-cell office:value-type="float" office:value="194.7" table:formula="of:=ROUND(RAND()*200+10;1)" table:style-name="ce30">
            <text:p>194,70 zł<text:s/></text:p>
          </table:table-cell>
          <table:table-cell office:value-type="float" office:value="1" table:formula="of:=ROUND(RAND()*2+1;0)" table:style-name="ce49">
            <text:p>1<text:s text:c="6"/></text:p>
          </table:table-cell>
          <table:table-cell office:value-type="string" office:string-value="internet" table:formula="of:=VLOOKUP([.C27];[.$R$1:.$S$3];2)" table:style-name="ce50">
            <text:p>internet</text:p>
          </table:table-cell>
          <table:table-cell office:value-type="date" office:date-value="2010-09-20T09:22:36" table:formula="of:=ROUND(RAND()*365+40179;4)" table:style-name="ce51">
            <text:p>20 wrz (o20z.09:22:36)</text:p>
          </table:table-cell>
          <table:table-cell office:value-type="float" office:value="19.47" table:formula="of:=IF([.D27]=&quot;internet&quot;;[.B27]/10;0)" table:style-name="ce46">
            <text:p>19,47</text:p>
          </table:table-cell>
          <table:table-cell table:number-columns-repeated="16378" table:style-name="ce1"/>
        </table:table-row>
        <table:table-row table:style-name="ro5">
          <table:table-cell office:value-type="string" office:string-value="602568008" table:formula="of:=&quot;60&quot;&amp;2*ROUND(RAND()*4;0)&amp;ROUND(RAND()*800000+100000;0)" table:style-name="ce48">
            <text:p>602568008</text:p>
          </table:table-cell>
          <table:table-cell office:value-type="float" office:value="52.2" table:formula="of:=ROUND(RAND()*200+10;1)" table:style-name="ce30">
            <text:p>52,2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28];[.$R$1:.$S$3];2)" table:style-name="ce50">
            <text:p>zdrapka</text:p>
          </table:table-cell>
          <table:table-cell office:value-type="date" office:date-value="2010-12-24T05:32:12" table:formula="of:=ROUND(RAND()*365+40179;4)" table:style-name="ce51">
            <text:p>24 gru (o24z.05:32:12)</text:p>
          </table:table-cell>
          <table:table-cell office:value-type="float" office:value="0" table:formula="of:=IF([.D28]=&quot;internet&quot;;[.B28]/10;0)" table:style-name="ce46">
            <text:p>0</text:p>
          </table:table-cell>
          <table:table-cell table:number-columns-repeated="16378" table:style-name="ce1"/>
        </table:table-row>
        <table:table-row table:style-name="ro5">
          <table:table-cell office:value-type="string" office:string-value="602370027" table:formula="of:=&quot;60&quot;&amp;2*ROUND(RAND()*4;0)&amp;ROUND(RAND()*800000+100000;0)" table:style-name="ce48">
            <text:p>602370027</text:p>
          </table:table-cell>
          <table:table-cell office:value-type="float" office:value="102" table:formula="of:=ROUND(RAND()*200+10;1)" table:style-name="ce30">
            <text:p>102,00 zł<text:s/></text:p>
          </table:table-cell>
          <table:table-cell office:value-type="float" office:value="1" table:formula="of:=ROUND(RAND()*2+1;0)" table:style-name="ce49">
            <text:p>1<text:s text:c="6"/></text:p>
          </table:table-cell>
          <table:table-cell office:value-type="string" office:string-value="internet" table:formula="of:=VLOOKUP([.C29];[.$R$1:.$S$3];2)" table:style-name="ce50">
            <text:p>internet</text:p>
          </table:table-cell>
          <table:table-cell office:value-type="date" office:date-value="2010-08-27T19:28:33" table:formula="of:=ROUND(RAND()*365+40179;4)" table:style-name="ce51">
            <text:p>27 sie (o27z.19:28:34)</text:p>
          </table:table-cell>
          <table:table-cell office:value-type="float" office:value="10.199999999999999" table:formula="of:=IF([.D29]=&quot;internet&quot;;[.B29]/10;0)" table:style-name="ce46">
            <text:p>10,2</text:p>
          </table:table-cell>
          <table:table-cell table:number-columns-repeated="16378" table:style-name="ce1"/>
        </table:table-row>
        <table:table-row table:style-name="ro5">
          <table:table-cell office:value-type="string" office:string-value="608133581" table:formula="of:=&quot;60&quot;&amp;2*ROUND(RAND()*4;0)&amp;ROUND(RAND()*800000+100000;0)" table:style-name="ce48">
            <text:p>608133581</text:p>
          </table:table-cell>
          <table:table-cell office:value-type="float" office:value="124" table:formula="of:=ROUND(RAND()*200+10;1)" table:style-name="ce30">
            <text:p>124,0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30];[.$R$1:.$S$3];2)" table:style-name="ce50">
            <text:p>zdrapka</text:p>
          </table:table-cell>
          <table:table-cell office:value-type="date" office:date-value="2010-11-05T16:07:49" table:formula="of:=ROUND(RAND()*365+40179;4)" table:style-name="ce51">
            <text:p>05 lis (o5z.16:07:49)</text:p>
          </table:table-cell>
          <table:table-cell office:value-type="float" office:value="0" table:formula="of:=IF([.D30]=&quot;internet&quot;;[.B30]/10;0)" table:style-name="ce46">
            <text:p>0</text:p>
          </table:table-cell>
          <table:table-cell table:number-columns-repeated="16378" table:style-name="ce1"/>
        </table:table-row>
        <table:table-row table:style-name="ro5">
          <table:table-cell office:value-type="string" office:string-value="606118386" table:formula="of:=&quot;60&quot;&amp;2*ROUND(RAND()*4;0)&amp;ROUND(RAND()*800000+100000;0)" table:style-name="ce48">
            <text:p>606118386</text:p>
          </table:table-cell>
          <table:table-cell office:value-type="float" office:value="58.6" table:formula="of:=ROUND(RAND()*200+10;1)" table:style-name="ce30">
            <text:p>58,6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31];[.$R$1:.$S$3];2)" table:style-name="ce50">
            <text:p>zdrapka</text:p>
          </table:table-cell>
          <table:table-cell office:value-type="date" office:date-value="2010-04-21T10:02:38" table:formula="of:=ROUND(RAND()*365+40179;4)" table:style-name="ce51">
            <text:p>21 kwi (o21z.10:02:38)</text:p>
          </table:table-cell>
          <table:table-cell office:value-type="float" office:value="0" table:formula="of:=IF([.D31]=&quot;internet&quot;;[.B31]/10;0)" table:style-name="ce46">
            <text:p>0</text:p>
          </table:table-cell>
          <table:table-cell table:number-columns-repeated="16378" table:style-name="ce1"/>
        </table:table-row>
        <table:table-row table:style-name="ro5">
          <table:table-cell office:value-type="string" office:string-value="602743570" table:formula="of:=&quot;60&quot;&amp;2*ROUND(RAND()*4;0)&amp;ROUND(RAND()*800000+100000;0)" table:style-name="ce48">
            <text:p>602743570</text:p>
          </table:table-cell>
          <table:table-cell office:value-type="float" office:value="66.900000000000006" table:formula="of:=ROUND(RAND()*200+10;1)" table:style-name="ce30">
            <text:p>66,9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32];[.$R$1:.$S$3];2)" table:style-name="ce50">
            <text:p>zdrapka</text:p>
          </table:table-cell>
          <table:table-cell office:value-type="date" office:date-value="2010-08-19T11:48:11" table:formula="of:=ROUND(RAND()*365+40179;4)" table:style-name="ce51">
            <text:p>19 sie (o19z.11:48:12)</text:p>
          </table:table-cell>
          <table:table-cell office:value-type="float" office:value="0" table:formula="of:=IF([.D32]=&quot;internet&quot;;[.B32]/10;0)" table:style-name="ce46">
            <text:p>0</text:p>
          </table:table-cell>
          <table:table-cell table:number-columns-repeated="16378" table:style-name="ce1"/>
        </table:table-row>
        <table:table-row table:style-name="ro5">
          <table:table-cell office:value-type="string" office:string-value="602425894" table:formula="of:=&quot;60&quot;&amp;2*ROUND(RAND()*4;0)&amp;ROUND(RAND()*800000+100000;0)" table:style-name="ce48">
            <text:p>602425894</text:p>
          </table:table-cell>
          <table:table-cell office:value-type="float" office:value="153.5" table:formula="of:=ROUND(RAND()*200+10;1)" table:style-name="ce30">
            <text:p>153,5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33];[.$R$1:.$S$3];2)" table:style-name="ce50">
            <text:p>zdrapka</text:p>
          </table:table-cell>
          <table:table-cell office:value-type="date" office:date-value="2010-11-27T12:41:11" table:formula="of:=ROUND(RAND()*365+40179;4)" table:style-name="ce51">
            <text:p>27 lis (o27z.12:41:11)</text:p>
          </table:table-cell>
          <table:table-cell office:value-type="float" office:value="0" table:formula="of:=IF([.D33]=&quot;internet&quot;;[.B33]/10;0)" table:style-name="ce46">
            <text:p>0</text:p>
          </table:table-cell>
          <table:table-cell table:number-columns-repeated="16378"/>
        </table:table-row>
        <table:table-row table:style-name="ro5">
          <table:table-cell office:value-type="string" office:string-value="604537870" table:formula="of:=&quot;60&quot;&amp;2*ROUND(RAND()*4;0)&amp;ROUND(RAND()*800000+100000;0)" table:style-name="ce48">
            <text:p>604537870</text:p>
          </table:table-cell>
          <table:table-cell office:value-type="float" office:value="81" table:formula="of:=ROUND(RAND()*200+10;1)" table:style-name="ce30">
            <text:p>81,0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34];[.$R$1:.$S$3];2)" table:style-name="ce50">
            <text:p>zdrapka</text:p>
          </table:table-cell>
          <table:table-cell office:value-type="date" office:date-value="2010-09-02T14:47:45" table:formula="of:=ROUND(RAND()*365+40179;4)" table:style-name="ce51">
            <text:p>02 wrz (o2z.14:47:46)</text:p>
          </table:table-cell>
          <table:table-cell office:value-type="float" office:value="0" table:formula="of:=IF([.D34]=&quot;internet&quot;;[.B34]/10;0)" table:style-name="ce46">
            <text:p>0</text:p>
          </table:table-cell>
          <table:table-cell table:number-columns-repeated="16378"/>
        </table:table-row>
        <table:table-row table:style-name="ro5">
          <table:table-cell office:value-type="string" office:string-value="606763169" table:formula="of:=&quot;60&quot;&amp;2*ROUND(RAND()*4;0)&amp;ROUND(RAND()*800000+100000;0)" table:style-name="ce48">
            <text:p>606763169</text:p>
          </table:table-cell>
          <table:table-cell office:value-type="float" office:value="93.6" table:formula="of:=ROUND(RAND()*200+10;1)" table:style-name="ce30">
            <text:p>93,60 zł<text:s/></text:p>
          </table:table-cell>
          <table:table-cell office:value-type="float" office:value="1" table:formula="of:=ROUND(RAND()*2+1;0)" table:style-name="ce49">
            <text:p>1<text:s text:c="6"/></text:p>
          </table:table-cell>
          <table:table-cell office:value-type="string" office:string-value="internet" table:formula="of:=VLOOKUP([.C35];[.$R$1:.$S$3];2)" table:style-name="ce50">
            <text:p>internet</text:p>
          </table:table-cell>
          <table:table-cell office:value-type="date" office:date-value="2010-07-25T03:35:42" table:formula="of:=ROUND(RAND()*365+40179;4)" table:style-name="ce51">
            <text:p>25 lip (o25z.03:35:43)</text:p>
          </table:table-cell>
          <table:table-cell office:value-type="float" office:value="9.36" table:formula="of:=IF([.D35]=&quot;internet&quot;;[.B35]/10;0)" table:style-name="ce46">
            <text:p>9,36</text:p>
          </table:table-cell>
          <table:table-cell table:number-columns-repeated="16378"/>
        </table:table-row>
        <table:table-row table:style-name="ro5">
          <table:table-cell office:value-type="string" office:string-value="604801628" table:formula="of:=&quot;60&quot;&amp;2*ROUND(RAND()*4;0)&amp;ROUND(RAND()*800000+100000;0)" table:style-name="ce48">
            <text:p>604801628</text:p>
          </table:table-cell>
          <table:table-cell office:value-type="float" office:value="146.1" table:formula="of:=ROUND(RAND()*200+10;1)" table:style-name="ce30">
            <text:p>146,1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36];[.$R$1:.$S$3];2)" table:style-name="ce50">
            <text:p>zdrapka</text:p>
          </table:table-cell>
          <table:table-cell office:value-type="date" office:date-value="2010-12-28T17:07:00" table:formula="of:=ROUND(RAND()*365+40179;4)" table:style-name="ce51">
            <text:p>28 gru (o28z.17:07:00)</text:p>
          </table:table-cell>
          <table:table-cell office:value-type="float" office:value="0" table:formula="of:=IF([.D36]=&quot;internet&quot;;[.B36]/10;0)" table:style-name="ce46">
            <text:p>0</text:p>
          </table:table-cell>
          <table:table-cell table:number-columns-repeated="16378"/>
        </table:table-row>
        <table:table-row table:style-name="ro5">
          <table:table-cell office:value-type="string" office:string-value="608752457" table:formula="of:=&quot;60&quot;&amp;2*ROUND(RAND()*4;0)&amp;ROUND(RAND()*800000+100000;0)" table:style-name="ce48">
            <text:p>608752457</text:p>
          </table:table-cell>
          <table:table-cell office:value-type="float" office:value="104.8" table:formula="of:=ROUND(RAND()*200+10;1)" table:style-name="ce30">
            <text:p>104,8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37];[.$R$1:.$S$3];2)" table:style-name="ce50">
            <text:p>zdrapka</text:p>
          </table:table-cell>
          <table:table-cell office:value-type="date" office:date-value="2010-05-03T21:19:09" table:formula="of:=ROUND(RAND()*365+40179;4)" table:style-name="ce51">
            <text:p>03 maj (o3z.21:19:09)</text:p>
          </table:table-cell>
          <table:table-cell office:value-type="float" office:value="0" table:formula="of:=IF([.D37]=&quot;internet&quot;;[.B37]/10;0)" table:style-name="ce46">
            <text:p>0</text:p>
          </table:table-cell>
          <table:table-cell table:number-columns-repeated="16378"/>
        </table:table-row>
        <table:table-row table:style-name="ro5">
          <table:table-cell office:value-type="string" office:string-value="600370184" table:formula="of:=&quot;60&quot;&amp;2*ROUND(RAND()*4;0)&amp;ROUND(RAND()*800000+100000;0)" table:style-name="ce48">
            <text:p>600370184</text:p>
          </table:table-cell>
          <table:table-cell office:value-type="float" office:value="61.7" table:formula="of:=ROUND(RAND()*200+10;1)" table:style-name="ce30">
            <text:p>61,70 zł<text:s/></text:p>
          </table:table-cell>
          <table:table-cell office:value-type="float" office:value="3" table:formula="of:=ROUND(RAND()*2+1;0)" table:style-name="ce49">
            <text:p>3<text:s text:c="6"/></text:p>
          </table:table-cell>
          <table:table-cell office:value-type="string" office:string-value="bankomat" table:formula="of:=VLOOKUP([.C38];[.$R$1:.$S$3];2)" table:style-name="ce50">
            <text:p>bankomat</text:p>
          </table:table-cell>
          <table:table-cell office:value-type="date" office:date-value="2010-07-08T01:58:56" table:formula="of:=ROUND(RAND()*365+40179;4)" table:style-name="ce51">
            <text:p>08 lip (o8z.01:58:57)</text:p>
          </table:table-cell>
          <table:table-cell office:value-type="float" office:value="0" table:formula="of:=IF([.D38]=&quot;internet&quot;;[.B38]/10;0)" table:style-name="ce46">
            <text:p>0</text:p>
          </table:table-cell>
          <table:table-cell table:number-columns-repeated="16378"/>
        </table:table-row>
        <table:table-row table:style-name="ro5">
          <table:table-cell office:value-type="string" office:string-value="600230346" table:formula="of:=&quot;60&quot;&amp;2*ROUND(RAND()*4;0)&amp;ROUND(RAND()*800000+100000;0)" table:style-name="ce48">
            <text:p>600230346</text:p>
          </table:table-cell>
          <table:table-cell office:value-type="float" office:value="70" table:formula="of:=ROUND(RAND()*200+10;1)" table:style-name="ce30">
            <text:p>70,0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39];[.$R$1:.$S$3];2)" table:style-name="ce50">
            <text:p>zdrapka</text:p>
          </table:table-cell>
          <table:table-cell office:value-type="date" office:date-value="2010-09-19T04:00:20" table:formula="of:=ROUND(RAND()*365+40179;4)" table:style-name="ce51">
            <text:p>19 wrz (o19z.04:00:20)</text:p>
          </table:table-cell>
          <table:table-cell office:value-type="float" office:value="0" table:formula="of:=IF([.D39]=&quot;internet&quot;;[.B39]/10;0)" table:style-name="ce46">
            <text:p>0</text:p>
          </table:table-cell>
          <table:table-cell table:number-columns-repeated="16378"/>
        </table:table-row>
        <table:table-row table:style-name="ro5">
          <table:table-cell office:value-type="string" office:string-value="606387812" table:formula="of:=&quot;60&quot;&amp;2*ROUND(RAND()*4;0)&amp;ROUND(RAND()*800000+100000;0)" table:style-name="ce48">
            <text:p>606387812</text:p>
          </table:table-cell>
          <table:table-cell office:value-type="float" office:value="113.2" table:formula="of:=ROUND(RAND()*200+10;1)" table:style-name="ce30">
            <text:p>113,20 zł<text:s/></text:p>
          </table:table-cell>
          <table:table-cell office:value-type="float" office:value="3" table:formula="of:=ROUND(RAND()*2+1;0)" table:style-name="ce49">
            <text:p>3<text:s text:c="6"/></text:p>
          </table:table-cell>
          <table:table-cell office:value-type="string" office:string-value="bankomat" table:formula="of:=VLOOKUP([.C40];[.$R$1:.$S$3];2)" table:style-name="ce50">
            <text:p>bankomat</text:p>
          </table:table-cell>
          <table:table-cell office:value-type="date" office:date-value="2010-06-11T15:37:09" table:formula="of:=ROUND(RAND()*365+40179;4)" table:style-name="ce51">
            <text:p>11 cze (o11z.15:37:09)</text:p>
          </table:table-cell>
          <table:table-cell office:value-type="float" office:value="0" table:formula="of:=IF([.D40]=&quot;internet&quot;;[.B40]/10;0)" table:style-name="ce46">
            <text:p>0</text:p>
          </table:table-cell>
          <table:table-cell table:number-columns-repeated="16378"/>
        </table:table-row>
        <table:table-row table:style-name="ro5">
          <table:table-cell office:value-type="string" office:string-value="606719028" table:formula="of:=&quot;60&quot;&amp;2*ROUND(RAND()*4;0)&amp;ROUND(RAND()*800000+100000;0)" table:style-name="ce48">
            <text:p>606719028</text:p>
          </table:table-cell>
          <table:table-cell office:value-type="float" office:value="181.8" table:formula="of:=ROUND(RAND()*200+10;1)" table:style-name="ce30">
            <text:p>181,80 zł<text:s/></text:p>
          </table:table-cell>
          <table:table-cell office:value-type="float" office:value="1" table:formula="of:=ROUND(RAND()*2+1;0)" table:style-name="ce49">
            <text:p>1<text:s text:c="6"/></text:p>
          </table:table-cell>
          <table:table-cell office:value-type="string" office:string-value="internet" table:formula="of:=VLOOKUP([.C41];[.$R$1:.$S$3];2)" table:style-name="ce50">
            <text:p>internet</text:p>
          </table:table-cell>
          <table:table-cell office:value-type="date" office:date-value="2010-09-08T00:47:31" table:formula="of:=ROUND(RAND()*365+40179;4)" table:style-name="ce51">
            <text:p>08 wrz (o8z.00:47:31)</text:p>
          </table:table-cell>
          <table:table-cell office:value-type="float" office:value="18.18" table:formula="of:=IF([.D41]=&quot;internet&quot;;[.B41]/10;0)" table:style-name="ce46">
            <text:p>18,18</text:p>
          </table:table-cell>
          <table:table-cell table:number-columns-repeated="16378"/>
        </table:table-row>
        <table:table-row table:style-name="ro5">
          <table:table-cell office:value-type="string" office:string-value="606406157" table:formula="of:=&quot;60&quot;&amp;2*ROUND(RAND()*4;0)&amp;ROUND(RAND()*800000+100000;0)" table:style-name="ce48">
            <text:p>606406157</text:p>
          </table:table-cell>
          <table:table-cell office:value-type="float" office:value="205.4" table:formula="of:=ROUND(RAND()*200+10;1)" table:style-name="ce30">
            <text:p>205,40 zł<text:s/></text:p>
          </table:table-cell>
          <table:table-cell office:value-type="float" office:value="1" table:formula="of:=ROUND(RAND()*2+1;0)" table:style-name="ce49">
            <text:p>1<text:s text:c="6"/></text:p>
          </table:table-cell>
          <table:table-cell office:value-type="string" office:string-value="internet" table:formula="of:=VLOOKUP([.C42];[.$R$1:.$S$3];2)" table:style-name="ce50">
            <text:p>internet</text:p>
          </table:table-cell>
          <table:table-cell office:value-type="date" office:date-value="2010-08-03T17:16:30" table:formula="of:=ROUND(RAND()*365+40179;4)" table:style-name="ce51">
            <text:p>03 sie (o3z.17:16:31)</text:p>
          </table:table-cell>
          <table:table-cell office:value-type="float" office:value="20.54" table:formula="of:=IF([.D42]=&quot;internet&quot;;[.B42]/10;0)" table:style-name="ce46">
            <text:p>20,54</text:p>
          </table:table-cell>
          <table:table-cell table:number-columns-repeated="16378"/>
        </table:table-row>
        <table:table-row table:style-name="ro5">
          <table:table-cell office:value-type="string" office:string-value="606205024" table:formula="of:=&quot;60&quot;&amp;2*ROUND(RAND()*4;0)&amp;ROUND(RAND()*800000+100000;0)" table:style-name="ce48">
            <text:p>606205024</text:p>
          </table:table-cell>
          <table:table-cell office:value-type="float" office:value="179" table:formula="of:=ROUND(RAND()*200+10;1)" table:style-name="ce30">
            <text:p>179,0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43];[.$R$1:.$S$3];2)" table:style-name="ce50">
            <text:p>zdrapka</text:p>
          </table:table-cell>
          <table:table-cell office:value-type="date" office:date-value="2010-08-20T06:02:00" table:formula="of:=ROUND(RAND()*365+40179;4)" table:style-name="ce51">
            <text:p>20 sie (o20z.06:02:01)</text:p>
          </table:table-cell>
          <table:table-cell office:value-type="float" office:value="0" table:formula="of:=IF([.D43]=&quot;internet&quot;;[.B43]/10;0)" table:style-name="ce46">
            <text:p>0</text:p>
          </table:table-cell>
          <table:table-cell table:number-columns-repeated="16378"/>
        </table:table-row>
        <table:table-row table:style-name="ro5">
          <table:table-cell office:value-type="string" office:string-value="604648381" table:formula="of:=&quot;60&quot;&amp;2*ROUND(RAND()*4;0)&amp;ROUND(RAND()*800000+100000;0)" table:style-name="ce48">
            <text:p>604648381</text:p>
          </table:table-cell>
          <table:table-cell office:value-type="float" office:value="69.099999999999994" table:formula="of:=ROUND(RAND()*200+10;1)" table:style-name="ce30">
            <text:p>69,1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44];[.$R$1:.$S$3];2)" table:style-name="ce50">
            <text:p>zdrapka</text:p>
          </table:table-cell>
          <table:table-cell office:value-type="date" office:date-value="2010-12-05T12:45:56" table:formula="of:=ROUND(RAND()*365+40179;4)" table:style-name="ce51">
            <text:p>05 gru (o5z.12:45:56)</text:p>
          </table:table-cell>
          <table:table-cell office:value-type="float" office:value="0" table:formula="of:=IF([.D44]=&quot;internet&quot;;[.B44]/10;0)" table:style-name="ce46">
            <text:p>0</text:p>
          </table:table-cell>
          <table:table-cell table:number-columns-repeated="16378"/>
        </table:table-row>
        <table:table-row table:style-name="ro5">
          <table:table-cell office:value-type="string" office:string-value="606201559" table:formula="of:=&quot;60&quot;&amp;2*ROUND(RAND()*4;0)&amp;ROUND(RAND()*800000+100000;0)" table:style-name="ce48">
            <text:p>606201559</text:p>
          </table:table-cell>
          <table:table-cell office:value-type="float" office:value="175.9" table:formula="of:=ROUND(RAND()*200+10;1)" table:style-name="ce30">
            <text:p>175,9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45];[.$R$1:.$S$3];2)" table:style-name="ce50">
            <text:p>zdrapka</text:p>
          </table:table-cell>
          <table:table-cell office:value-type="date" office:date-value="2010-06-22T18:32:49" table:formula="of:=ROUND(RAND()*365+40179;4)" table:style-name="ce51">
            <text:p>22 cze (o22z.18:32:50)</text:p>
          </table:table-cell>
          <table:table-cell office:value-type="float" office:value="0" table:formula="of:=IF([.D45]=&quot;internet&quot;;[.B45]/10;0)" table:style-name="ce46">
            <text:p>0</text:p>
          </table:table-cell>
          <table:table-cell table:number-columns-repeated="16378"/>
        </table:table-row>
        <table:table-row table:style-name="ro5">
          <table:table-cell office:value-type="string" office:string-value="606886309" table:formula="of:=&quot;60&quot;&amp;2*ROUND(RAND()*4;0)&amp;ROUND(RAND()*800000+100000;0)" table:style-name="ce48">
            <text:p>606886309</text:p>
          </table:table-cell>
          <table:table-cell office:value-type="float" office:value="121.3" table:formula="of:=ROUND(RAND()*200+10;1)" table:style-name="ce30">
            <text:p>121,30 zł<text:s/></text:p>
          </table:table-cell>
          <table:table-cell office:value-type="float" office:value="3" table:formula="of:=ROUND(RAND()*2+1;0)" table:style-name="ce49">
            <text:p>3<text:s text:c="6"/></text:p>
          </table:table-cell>
          <table:table-cell office:value-type="string" office:string-value="bankomat" table:formula="of:=VLOOKUP([.C46];[.$R$1:.$S$3];2)" table:style-name="ce50">
            <text:p>bankomat</text:p>
          </table:table-cell>
          <table:table-cell office:value-type="date" office:date-value="2010-12-09T21:19:43" table:formula="of:=ROUND(RAND()*365+40179;4)" table:style-name="ce51">
            <text:p>09 gru (o9z.21:19:44)</text:p>
          </table:table-cell>
          <table:table-cell office:value-type="float" office:value="0" table:formula="of:=IF([.D46]=&quot;internet&quot;;[.B46]/10;0)" table:style-name="ce46">
            <text:p>0</text:p>
          </table:table-cell>
          <table:table-cell table:number-columns-repeated="16378"/>
        </table:table-row>
        <table:table-row table:style-name="ro5">
          <table:table-cell office:value-type="string" office:string-value="606473411" table:formula="of:=&quot;60&quot;&amp;2*ROUND(RAND()*4;0)&amp;ROUND(RAND()*800000+100000;0)" table:style-name="ce48">
            <text:p>606473411</text:p>
          </table:table-cell>
          <table:table-cell office:value-type="float" office:value="202.3" table:formula="of:=ROUND(RAND()*200+10;1)" table:style-name="ce30">
            <text:p>202,3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47];[.$R$1:.$S$3];2)" table:style-name="ce50">
            <text:p>zdrapka</text:p>
          </table:table-cell>
          <table:table-cell office:value-type="date" office:date-value="2010-04-09T17:44:00" table:formula="of:=ROUND(RAND()*365+40179;4)" table:style-name="ce51">
            <text:p>09 kwi (o9z.17:44:01)</text:p>
          </table:table-cell>
          <table:table-cell office:value-type="float" office:value="0" table:formula="of:=IF([.D47]=&quot;internet&quot;;[.B47]/10;0)" table:style-name="ce46">
            <text:p>0</text:p>
          </table:table-cell>
          <table:table-cell table:number-columns-repeated="16378"/>
        </table:table-row>
        <table:table-row table:style-name="ro5">
          <table:table-cell office:value-type="string" office:string-value="602688371" table:formula="of:=&quot;60&quot;&amp;2*ROUND(RAND()*4;0)&amp;ROUND(RAND()*800000+100000;0)" table:style-name="ce48">
            <text:p>602688371</text:p>
          </table:table-cell>
          <table:table-cell office:value-type="float" office:value="88.3" table:formula="of:=ROUND(RAND()*200+10;1)" table:style-name="ce30">
            <text:p>88,3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48];[.$R$1:.$S$3];2)" table:style-name="ce50">
            <text:p>zdrapka</text:p>
          </table:table-cell>
          <table:table-cell office:value-type="date" office:date-value="2010-03-15T04:31:43" table:formula="of:=ROUND(RAND()*365+40179;4)" table:style-name="ce51">
            <text:p>15 mar (o15z.04:31:44)</text:p>
          </table:table-cell>
          <table:table-cell office:value-type="float" office:value="0" table:formula="of:=IF([.D48]=&quot;internet&quot;;[.B48]/10;0)" table:style-name="ce46">
            <text:p>0</text:p>
          </table:table-cell>
          <table:table-cell table:number-columns-repeated="16378"/>
        </table:table-row>
        <table:table-row table:style-name="ro5">
          <table:table-cell office:value-type="string" office:string-value="600784929" table:formula="of:=&quot;60&quot;&amp;2*ROUND(RAND()*4;0)&amp;ROUND(RAND()*800000+100000;0)" table:style-name="ce48">
            <text:p>600784929</text:p>
          </table:table-cell>
          <table:table-cell office:value-type="float" office:value="21.6" table:formula="of:=ROUND(RAND()*200+10;1)" table:style-name="ce30">
            <text:p>21,6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49];[.$R$1:.$S$3];2)" table:style-name="ce50">
            <text:p>zdrapka</text:p>
          </table:table-cell>
          <table:table-cell office:value-type="date" office:date-value="2010-09-02T02:44:52" table:formula="of:=ROUND(RAND()*365+40179;4)" table:style-name="ce51">
            <text:p>02 wrz (o2z.02:44:53)</text:p>
          </table:table-cell>
          <table:table-cell office:value-type="float" office:value="0" table:formula="of:=IF([.D49]=&quot;internet&quot;;[.B49]/10;0)" table:style-name="ce46">
            <text:p>0</text:p>
          </table:table-cell>
          <table:table-cell table:number-columns-repeated="16378"/>
        </table:table-row>
        <table:table-row table:style-name="ro5">
          <table:table-cell office:value-type="string" office:string-value="606755900" table:formula="of:=&quot;60&quot;&amp;2*ROUND(RAND()*4;0)&amp;ROUND(RAND()*800000+100000;0)" table:style-name="ce48">
            <text:p>606755900</text:p>
          </table:table-cell>
          <table:table-cell office:value-type="float" office:value="54.8" table:formula="of:=ROUND(RAND()*200+10;1)" table:style-name="ce30">
            <text:p>54,80 zł<text:s/></text:p>
          </table:table-cell>
          <table:table-cell office:value-type="float" office:value="3" table:formula="of:=ROUND(RAND()*2+1;0)" table:style-name="ce49">
            <text:p>3<text:s text:c="6"/></text:p>
          </table:table-cell>
          <table:table-cell office:value-type="string" office:string-value="bankomat" table:formula="of:=VLOOKUP([.C50];[.$R$1:.$S$3];2)" table:style-name="ce50">
            <text:p>bankomat</text:p>
          </table:table-cell>
          <table:table-cell office:value-type="date" office:date-value="2010-05-13T12:53:51" table:formula="of:=ROUND(RAND()*365+40179;4)" table:style-name="ce51">
            <text:p>13 maj (o13z.12:53:51)</text:p>
          </table:table-cell>
          <table:table-cell office:value-type="float" office:value="0" table:formula="of:=IF([.D50]=&quot;internet&quot;;[.B50]/10;0)" table:style-name="ce46">
            <text:p>0</text:p>
          </table:table-cell>
          <table:table-cell table:number-columns-repeated="16378"/>
        </table:table-row>
        <table:table-row table:style-name="ro5">
          <table:table-cell office:value-type="string" office:string-value="608594202" table:formula="of:=&quot;60&quot;&amp;2*ROUND(RAND()*4;0)&amp;ROUND(RAND()*800000+100000;0)" table:style-name="ce48">
            <text:p>608594202</text:p>
          </table:table-cell>
          <table:table-cell office:value-type="float" office:value="169" table:formula="of:=ROUND(RAND()*200+10;1)" table:style-name="ce30">
            <text:p>169,0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51];[.$R$1:.$S$3];2)" table:style-name="ce50">
            <text:p>zdrapka</text:p>
          </table:table-cell>
          <table:table-cell office:value-type="date" office:date-value="2010-11-26T15:33:07" table:formula="of:=ROUND(RAND()*365+40179;4)" table:style-name="ce51">
            <text:p>26 lis (o26z.15:33:07)</text:p>
          </table:table-cell>
          <table:table-cell office:value-type="float" office:value="0" table:formula="of:=IF([.D51]=&quot;internet&quot;;[.B51]/10;0)" table:style-name="ce46">
            <text:p>0</text:p>
          </table:table-cell>
          <table:table-cell table:number-columns-repeated="16378"/>
        </table:table-row>
        <table:table-row table:number-rows-repeated="1048525" table:style-name="ro2">
          <table:table-cell table:number-columns-repeated="16384"/>
        </table:table-row>
        <table:named-expressions>
          <table:named-range table:name="Z_3DF5E802_5CA5_43EF_BE6A_D6FCDA5F65F2_.wvu.Cols" table:cell-range-address="9_Telefon.$C$1:9_Telefon.$C$1048576" table:base-cell-address="9_Telefon.$A$1"/>
          <table:named-range table:name="Z_F9B480CE_077C_416E_ACF9_56227F746F4A_.wvu.Cols" table:cell-range-address="9_Telefon.$C$1:9_Telefon.$C$1048576" table:base-cell-address="9_Telefon.$A$1"/>
        </table:named-expressions>
      </table:table>
      <table:table table:name="10_Telefon_II" table:style-name="ta2">
        <table:table-column table:style-name="co6" table:default-cell-style-name="ce1"/>
        <table:table-column table:style-name="co10" table:default-cell-style-name="ce1"/>
        <table:table-column table:style-name="co27" table:default-cell-style-name="ce1"/>
        <table:table-column table:style-name="co26" table:default-cell-style-name="ce1"/>
        <table:table-column table:style-name="co28" table:default-cell-style-name="ce1"/>
        <table:table-column table:style-name="co13" table:default-cell-style-name="ce1"/>
        <table:table-column table:style-name="co17" table:number-columns-repeated="1018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40">
            <text:p>Nr telefonu</text:p>
          </table:table-cell>
          <table:table-cell office:value-type="string" table:style-name="ce52">
            <text:p>Doładowanie 1</text:p>
          </table:table-cell>
          <table:table-cell office:value-type="string" table:style-name="ce40">
            <text:p>Doładowanie 2</text:p>
          </table:table-cell>
          <table:table-cell office:value-type="string" table:style-name="ce40">
            <text:p>Data doładowania</text:p>
          </table:table-cell>
          <table:table-cell office:value-type="string" table:style-name="ce40">
            <text:p>Kwota doładowania razem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internet</text:p>
          </table:table-cell>
          <table:table-cell table:number-columns-repeated="16366"/>
        </table:table-row>
        <table:table-row table:style-name="ro4">
          <table:table-cell office:value-type="string" office:string-value="884849488" table:formula="of:=&quot;88&quot;&amp;2*ROUND(RAND()*4;0)&amp;ROUND(RAND()*800000+100000;0)" table:style-name="ce41">
            <text:p>884849488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83.1" table:formula="of:=ROUND(RAND()*200+10;1)" table:style-name="ce42">
            <text:p>183,10 zł<text:s/></text:p>
          </table:table-cell>
          <table:table-cell office:value-type="date" office:date-value="2010-10-09T23:35:13" table:formula="of:=ROUND(RAND()*365+40179;4)" table:style-name="ce45">
            <text:p>09 paź (o9z.23:35:14)</text:p>
          </table:table-cell>
          <table:table-cell office:value-type="currency" office:value="386.2" table:formula="of:=IF([.B2]&lt;20;[.B2]+[.C2];[.B2]+2*[.C2])" table:style-name="ce54">
            <text:p>386,20 zł</text:p>
          </table:table-cell>
          <table:table-cell table:style-name="ce47"/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zdrapka</text:p>
          </table:table-cell>
          <table:table-cell table:number-columns-repeated="16366"/>
        </table:table-row>
        <table:table-row table:style-name="ro4">
          <table:table-cell office:value-type="string" office:string-value="882493030" table:formula="of:=&quot;88&quot;&amp;2*ROUND(RAND()*4;0)&amp;ROUND(RAND()*800000+100000;0)" table:style-name="ce41">
            <text:p>882493030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34.200000000000003" table:formula="of:=ROUND(RAND()*200+10;1)" table:style-name="ce30">
            <text:p>34,20 zł<text:s/></text:p>
          </table:table-cell>
          <table:table-cell office:value-type="date" office:date-value="2010-11-28T15:39:10" table:formula="of:=ROUND(RAND()*365+40179;4)" table:style-name="ce51">
            <text:p>28 lis (o28z.15:39:10)</text:p>
          </table:table-cell>
          <table:table-cell office:value-type="currency" office:value="88.4" table:formula="of:=IF([.B3]&lt;20;[.B3]+[.C3];[.B3]+2*[.C3])" table:style-name="ce54">
            <text:p>88,40 zł</text:p>
          </table:table-cell>
          <table:table-cell table:number-columns-repeated="11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bankomat</text:p>
          </table:table-cell>
          <table:table-cell table:number-columns-repeated="16366"/>
        </table:table-row>
        <table:table-row table:style-name="ro4">
          <table:table-cell office:value-type="string" office:string-value="882438227" table:formula="of:=&quot;88&quot;&amp;2*ROUND(RAND()*4;0)&amp;ROUND(RAND()*800000+100000;0)" table:style-name="ce41">
            <text:p>882438227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57.2" table:formula="of:=ROUND(RAND()*200+10;1)" table:style-name="ce30">
            <text:p>57,20 zł<text:s/></text:p>
          </table:table-cell>
          <table:table-cell office:value-type="date" office:date-value="2010-09-04T19:43:49" table:formula="of:=ROUND(RAND()*365+40179;4)" table:style-name="ce51">
            <text:p>04 wrz (o4z.19:43:49)</text:p>
          </table:table-cell>
          <table:table-cell office:value-type="currency" office:value="134.4" table:formula="of:=IF([.B4]&lt;20;[.B4]+[.C4];[.B4]+2*[.C4])" table:style-name="ce54">
            <text:p>134,40 zł</text:p>
          </table:table-cell>
          <table:table-cell table:number-columns-repeated="16379" table:style-name="ce1"/>
        </table:table-row>
        <table:table-row table:style-name="ro4">
          <table:table-cell office:value-type="string" office:string-value="880579509" table:formula="of:=&quot;88&quot;&amp;2*ROUND(RAND()*4;0)&amp;ROUND(RAND()*800000+100000;0)" table:style-name="ce41">
            <text:p>880579509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51.5" table:formula="of:=ROUND(RAND()*200+10;1)" table:style-name="ce30">
            <text:p>51,50 zł<text:s/></text:p>
          </table:table-cell>
          <table:table-cell office:value-type="date" office:date-value="2010-03-10T06:07:37" table:formula="of:=ROUND(RAND()*365+40179;4)" table:style-name="ce51">
            <text:p>10 mar (o10z.06:07:38)</text:p>
          </table:table-cell>
          <table:table-cell office:value-type="currency" office:value="56.5" table:formula="of:=IF([.B5]&lt;20;[.B5]+[.C5];[.B5]+2*[.C5])" table:style-name="ce54">
            <text:p>56,50 zł</text:p>
          </table:table-cell>
          <table:table-cell table:number-columns-repeated="16379" table:style-name="ce1"/>
        </table:table-row>
        <table:table-row table:style-name="ro4">
          <table:table-cell office:value-type="string" office:string-value="882379970" table:formula="of:=&quot;88&quot;&amp;2*ROUND(RAND()*4;0)&amp;ROUND(RAND()*800000+100000;0)" table:style-name="ce41">
            <text:p>882379970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163.19999999999999" table:formula="of:=ROUND(RAND()*200+10;1)" table:style-name="ce30">
            <text:p>163,20 zł<text:s/></text:p>
          </table:table-cell>
          <table:table-cell office:value-type="date" office:date-value="2010-03-10T04:13:35" table:formula="of:=ROUND(RAND()*365+40179;4)" table:style-name="ce51">
            <text:p>10 mar (o10z.04:13:35)</text:p>
          </table:table-cell>
          <table:table-cell office:value-type="currency" office:value="168.2" table:formula="of:=IF([.B6]&lt;20;[.B6]+[.C6];[.B6]+2*[.C6])" table:style-name="ce54">
            <text:p>168,20 zł</text:p>
          </table:table-cell>
          <table:table-cell table:number-columns-repeated="16379" table:style-name="ce1"/>
        </table:table-row>
        <table:table-row table:style-name="ro4">
          <table:table-cell office:value-type="string" office:string-value="884639972" table:formula="of:=&quot;88&quot;&amp;2*ROUND(RAND()*4;0)&amp;ROUND(RAND()*800000+100000;0)" table:style-name="ce41">
            <text:p>884639972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158.5" table:formula="of:=ROUND(RAND()*200+10;1)" table:style-name="ce30">
            <text:p>158,50 zł<text:s/></text:p>
          </table:table-cell>
          <table:table-cell office:value-type="date" office:date-value="2010-02-11T20:42:43" table:formula="of:=ROUND(RAND()*365+40179;4)" table:style-name="ce51">
            <text:p>11 lut (o11z.20:42:43)</text:p>
          </table:table-cell>
          <table:table-cell office:value-type="currency" office:value="163.5" table:formula="of:=IF([.B7]&lt;20;[.B7]+[.C7];[.B7]+2*[.C7])" table:style-name="ce54">
            <text:p>163,50 zł</text:p>
          </table:table-cell>
          <table:table-cell table:number-columns-repeated="16379" table:style-name="ce1"/>
        </table:table-row>
        <table:table-row table:style-name="ro4">
          <table:table-cell office:value-type="string" office:string-value="882887069" table:formula="of:=&quot;88&quot;&amp;2*ROUND(RAND()*4;0)&amp;ROUND(RAND()*800000+100000;0)" table:style-name="ce41">
            <text:p>882887069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13.5" table:formula="of:=ROUND(RAND()*200+10;1)" table:style-name="ce30">
            <text:p>113,50 zł<text:s/></text:p>
          </table:table-cell>
          <table:table-cell office:value-type="date" office:date-value="2010-11-05T19:54:37" table:formula="of:=ROUND(RAND()*365+40179;4)" table:style-name="ce51">
            <text:p>05 lis (o5z.19:54:37)</text:p>
          </table:table-cell>
          <table:table-cell office:value-type="currency" office:value="247" table:formula="of:=IF([.B8]&lt;20;[.B8]+[.C8];[.B8]+2*[.C8])" table:style-name="ce54">
            <text:p>247,00 zł</text:p>
          </table:table-cell>
          <table:table-cell table:number-columns-repeated="16379" table:style-name="ce1"/>
        </table:table-row>
        <table:table-row table:style-name="ro4">
          <table:table-cell office:value-type="string" office:string-value="884861227" table:formula="of:=&quot;88&quot;&amp;2*ROUND(RAND()*4;0)&amp;ROUND(RAND()*800000+100000;0)" table:style-name="ce41">
            <text:p>884861227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159.9" table:formula="of:=ROUND(RAND()*200+10;1)" table:style-name="ce30">
            <text:p>159,90 zł<text:s/></text:p>
          </table:table-cell>
          <table:table-cell office:value-type="date" office:date-value="2010-09-15T15:32:06" table:formula="of:=ROUND(RAND()*365+40179;4)" table:style-name="ce51">
            <text:p>15 wrz (o15z.15:32:07)</text:p>
          </table:table-cell>
          <table:table-cell office:value-type="currency" office:value="164.9" table:formula="of:=IF([.B9]&lt;20;[.B9]+[.C9];[.B9]+2*[.C9])" table:style-name="ce54">
            <text:p>164,90 zł</text:p>
          </table:table-cell>
          <table:table-cell table:number-columns-repeated="16379" table:style-name="ce1"/>
        </table:table-row>
        <table:table-row table:style-name="ro4">
          <table:table-cell office:value-type="string" office:string-value="882515569" table:formula="of:=&quot;88&quot;&amp;2*ROUND(RAND()*4;0)&amp;ROUND(RAND()*800000+100000;0)" table:style-name="ce41">
            <text:p>882515569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197.6" table:formula="of:=ROUND(RAND()*200+10;1)" table:style-name="ce30">
            <text:p>197,60 zł<text:s/></text:p>
          </table:table-cell>
          <table:table-cell office:value-type="date" office:date-value="2010-02-27T00:03:53" table:formula="of:=ROUND(RAND()*365+40179;4)" table:style-name="ce51">
            <text:p>27 lut (o27z.00:03:53)</text:p>
          </table:table-cell>
          <table:table-cell office:value-type="currency" office:value="202.6" table:formula="of:=IF([.B10]&lt;20;[.B10]+[.C10];[.B10]+2*[.C10])" table:style-name="ce54">
            <text:p>202,60 zł</text:p>
          </table:table-cell>
          <table:table-cell table:number-columns-repeated="16379" table:style-name="ce1"/>
        </table:table-row>
        <table:table-row table:style-name="ro4">
          <table:table-cell office:value-type="string" office:string-value="886469202" table:formula="of:=&quot;88&quot;&amp;2*ROUND(RAND()*4;0)&amp;ROUND(RAND()*800000+100000;0)" table:style-name="ce41">
            <text:p>886469202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209.1" table:formula="of:=ROUND(RAND()*200+10;1)" table:style-name="ce30">
            <text:p>209,10 zł<text:s/></text:p>
          </table:table-cell>
          <table:table-cell office:value-type="date" office:date-value="2010-12-23T10:29:51" table:formula="of:=ROUND(RAND()*365+40179;4)" table:style-name="ce51">
            <text:p>23 gru (o23z.10:29:51)</text:p>
          </table:table-cell>
          <table:table-cell office:value-type="currency" office:value="214.1" table:formula="of:=IF([.B11]&lt;20;[.B11]+[.C11];[.B11]+2*[.C11])" table:style-name="ce54">
            <text:p>214,10 zł</text:p>
          </table:table-cell>
          <table:table-cell table:number-columns-repeated="16379" table:style-name="ce1"/>
        </table:table-row>
        <table:table-row table:style-name="ro4">
          <table:table-cell office:value-type="string" office:string-value="882745607" table:formula="of:=&quot;88&quot;&amp;2*ROUND(RAND()*4;0)&amp;ROUND(RAND()*800000+100000;0)" table:style-name="ce41">
            <text:p>882745607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59.69999999999999" table:formula="of:=ROUND(RAND()*200+10;1)" table:style-name="ce30">
            <text:p>159,70 zł<text:s/></text:p>
          </table:table-cell>
          <table:table-cell office:value-type="date" office:date-value="2010-02-01T13:26:06" table:formula="of:=ROUND(RAND()*365+40179;4)" table:style-name="ce51">
            <text:p>01 lut (o1z.13:26:07)</text:p>
          </table:table-cell>
          <table:table-cell office:value-type="currency" office:value="339.4" table:formula="of:=IF([.B12]&lt;20;[.B12]+[.C12];[.B12]+2*[.C12])" table:style-name="ce54">
            <text:p>339,40 zł</text:p>
          </table:table-cell>
          <table:table-cell table:number-columns-repeated="16379" table:style-name="ce1"/>
        </table:table-row>
        <table:table-row table:style-name="ro4">
          <table:table-cell office:value-type="string" office:string-value="882620136" table:formula="of:=&quot;88&quot;&amp;2*ROUND(RAND()*4;0)&amp;ROUND(RAND()*800000+100000;0)" table:style-name="ce41">
            <text:p>882620136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98.5" table:formula="of:=ROUND(RAND()*200+10;1)" table:style-name="ce30">
            <text:p>198,50 zł<text:s/></text:p>
          </table:table-cell>
          <table:table-cell office:value-type="date" office:date-value="2010-03-03T17:23:51" table:formula="of:=ROUND(RAND()*365+40179;4)" table:style-name="ce51">
            <text:p>03 mar (o3z.17:23:51)</text:p>
          </table:table-cell>
          <table:table-cell office:value-type="currency" office:value="417" table:formula="of:=IF([.B13]&lt;20;[.B13]+[.C13];[.B13]+2*[.C13])" table:style-name="ce54">
            <text:p>417,00 zł</text:p>
          </table:table-cell>
          <table:table-cell table:number-columns-repeated="16379" table:style-name="ce1"/>
        </table:table-row>
        <table:table-row table:style-name="ro4">
          <table:table-cell office:value-type="string" office:string-value="884318593" table:formula="of:=&quot;88&quot;&amp;2*ROUND(RAND()*4;0)&amp;ROUND(RAND()*800000+100000;0)" table:style-name="ce41">
            <text:p>884318593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98.5" table:formula="of:=ROUND(RAND()*200+10;1)" table:style-name="ce30">
            <text:p>98,50 zł<text:s/></text:p>
          </table:table-cell>
          <table:table-cell office:value-type="date" office:date-value="2010-10-24T04:26:32" table:formula="of:=ROUND(RAND()*365+40179;4)" table:style-name="ce51">
            <text:p>24 paź (o24z.04:26:33)</text:p>
          </table:table-cell>
          <table:table-cell office:value-type="currency" office:value="217" table:formula="of:=IF([.B14]&lt;20;[.B14]+[.C14];[.B14]+2*[.C14])" table:style-name="ce54">
            <text:p>217,00 zł</text:p>
          </table:table-cell>
          <table:table-cell table:number-columns-repeated="16379" table:style-name="ce1"/>
        </table:table-row>
        <table:table-row table:style-name="ro4">
          <table:table-cell office:value-type="string" office:string-value="888811537" table:formula="of:=&quot;88&quot;&amp;2*ROUND(RAND()*4;0)&amp;ROUND(RAND()*800000+100000;0)" table:style-name="ce41">
            <text:p>888811537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90.8" table:formula="of:=ROUND(RAND()*200+10;1)" table:style-name="ce30">
            <text:p>90,80 zł<text:s/></text:p>
          </table:table-cell>
          <table:table-cell office:value-type="date" office:date-value="2010-07-06T03:29:22" table:formula="of:=ROUND(RAND()*365+40179;4)" table:style-name="ce51">
            <text:p>06 lip (o6z.03:29:23)</text:p>
          </table:table-cell>
          <table:table-cell office:value-type="currency" office:value="95.8" table:formula="of:=IF([.B15]&lt;20;[.B15]+[.C15];[.B15]+2*[.C15])" table:style-name="ce54">
            <text:p>95,80 zł</text:p>
          </table:table-cell>
          <table:table-cell table:number-columns-repeated="16379" table:style-name="ce1"/>
        </table:table-row>
        <table:table-row table:style-name="ro4">
          <table:table-cell office:value-type="string" office:string-value="882394590" table:formula="of:=&quot;88&quot;&amp;2*ROUND(RAND()*4;0)&amp;ROUND(RAND()*800000+100000;0)" table:style-name="ce41">
            <text:p>882394590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58.4" table:formula="of:=ROUND(RAND()*200+10;1)" table:style-name="ce30">
            <text:p>158,40 zł<text:s/></text:p>
          </table:table-cell>
          <table:table-cell office:value-type="date" office:date-value="2010-06-09T11:49:37" table:formula="of:=ROUND(RAND()*365+40179;4)" table:style-name="ce51">
            <text:p>09 cze (o9z.11:49:38)</text:p>
          </table:table-cell>
          <table:table-cell office:value-type="currency" office:value="336.8" table:formula="of:=IF([.B16]&lt;20;[.B16]+[.C16];[.B16]+2*[.C16])" table:style-name="ce54">
            <text:p>336,80 zł</text:p>
          </table:table-cell>
          <table:table-cell table:style-name="ce34"/>
          <table:table-cell table:number-columns-repeated="16378" table:style-name="ce1"/>
        </table:table-row>
        <table:table-row table:style-name="ro4">
          <table:table-cell office:value-type="string" office:string-value="886140743" table:formula="of:=&quot;88&quot;&amp;2*ROUND(RAND()*4;0)&amp;ROUND(RAND()*800000+100000;0)" table:style-name="ce41">
            <text:p>886140743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72.900000000000006" table:formula="of:=ROUND(RAND()*200+10;1)" table:style-name="ce30">
            <text:p>72,90 zł<text:s/></text:p>
          </table:table-cell>
          <table:table-cell office:value-type="date" office:date-value="2010-03-21T16:09:24" table:formula="of:=ROUND(RAND()*365+40179;4)" table:style-name="ce51">
            <text:p>21 mar (o21z.16:09:24)</text:p>
          </table:table-cell>
          <table:table-cell office:value-type="currency" office:value="165.8" table:formula="of:=IF([.B17]&lt;20;[.B17]+[.C17];[.B17]+2*[.C17])" table:style-name="ce54">
            <text:p>165,80 zł</text:p>
          </table:table-cell>
          <table:table-cell table:style-name="ce34"/>
          <table:table-cell table:number-columns-repeated="16378"/>
        </table:table-row>
        <table:table-row table:style-name="ro4">
          <table:table-cell office:value-type="string" office:string-value="886474488" table:formula="of:=&quot;88&quot;&amp;2*ROUND(RAND()*4;0)&amp;ROUND(RAND()*800000+100000;0)" table:style-name="ce41">
            <text:p>886474488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63.80000000000001" table:formula="of:=ROUND(RAND()*200+10;1)" table:style-name="ce30">
            <text:p>163,80 zł<text:s/></text:p>
          </table:table-cell>
          <table:table-cell office:value-type="date" office:date-value="2010-02-17T05:23:08" table:formula="of:=ROUND(RAND()*365+40179;4)" table:style-name="ce51">
            <text:p>17 lut (o17z.05:23:08)</text:p>
          </table:table-cell>
          <table:table-cell office:value-type="currency" office:value="347.6" table:formula="of:=IF([.B18]&lt;20;[.B18]+[.C18];[.B18]+2*[.C18])" table:style-name="ce54">
            <text:p>347,60 zł</text:p>
          </table:table-cell>
          <table:table-cell table:style-name="ce34"/>
          <table:table-cell table:number-columns-repeated="16378"/>
        </table:table-row>
        <table:table-row table:style-name="ro4">
          <table:table-cell office:value-type="string" office:string-value="884356391" table:formula="of:=&quot;88&quot;&amp;2*ROUND(RAND()*4;0)&amp;ROUND(RAND()*800000+100000;0)" table:style-name="ce41">
            <text:p>884356391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05.6" table:formula="of:=ROUND(RAND()*200+10;1)" table:style-name="ce30">
            <text:p>105,60 zł<text:s/></text:p>
          </table:table-cell>
          <table:table-cell office:value-type="date" office:date-value="2010-05-09T11:55:14" table:formula="of:=ROUND(RAND()*365+40179;4)" table:style-name="ce51">
            <text:p>09 maj (o9z.11:55:15)</text:p>
          </table:table-cell>
          <table:table-cell office:value-type="currency" office:value="231.2" table:formula="of:=IF([.B19]&lt;20;[.B19]+[.C19];[.B19]+2*[.C19])" table:style-name="ce54">
            <text:p>231,20 zł</text:p>
          </table:table-cell>
          <table:table-cell table:style-name="ce34"/>
          <table:table-cell table:number-columns-repeated="16378"/>
        </table:table-row>
        <table:table-row table:style-name="ro4">
          <table:table-cell office:value-type="string" office:string-value="886635695" table:formula="of:=&quot;88&quot;&amp;2*ROUND(RAND()*4;0)&amp;ROUND(RAND()*800000+100000;0)" table:style-name="ce41">
            <text:p>886635695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91.7" table:formula="of:=ROUND(RAND()*200+10;1)" table:style-name="ce30">
            <text:p>191,70 zł<text:s/></text:p>
          </table:table-cell>
          <table:table-cell office:value-type="date" office:date-value="2010-09-07T23:49:29" table:formula="of:=ROUND(RAND()*365+40179;4)" table:style-name="ce51">
            <text:p>07 wrz (o7z.23:49:29)</text:p>
          </table:table-cell>
          <table:table-cell office:value-type="currency" office:value="403.4" table:formula="of:=IF([.B20]&lt;20;[.B20]+[.C20];[.B20]+2*[.C20])" table:style-name="ce54">
            <text:p>403,40 zł</text:p>
          </table:table-cell>
          <table:table-cell table:style-name="ce34"/>
          <table:table-cell table:number-columns-repeated="16378"/>
        </table:table-row>
        <table:table-row table:style-name="ro4">
          <table:table-cell office:value-type="string" office:string-value="880598767" table:formula="of:=&quot;88&quot;&amp;2*ROUND(RAND()*4;0)&amp;ROUND(RAND()*800000+100000;0)" table:style-name="ce41">
            <text:p>880598767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141.1" table:formula="of:=ROUND(RAND()*200+10;1)" table:style-name="ce30">
            <text:p>141,10 zł<text:s/></text:p>
          </table:table-cell>
          <table:table-cell office:value-type="date" office:date-value="2010-05-27T03:57:01" table:formula="of:=ROUND(RAND()*365+40179;4)" table:style-name="ce51">
            <text:p>27 maj (o27z.03:57:01)</text:p>
          </table:table-cell>
          <table:table-cell office:value-type="currency" office:value="146.1" table:formula="of:=IF([.B21]&lt;20;[.B21]+[.C21];[.B21]+2*[.C21])" table:style-name="ce54">
            <text:p>146,10 zł</text:p>
          </table:table-cell>
          <table:table-cell table:style-name="ce34"/>
          <table:table-cell table:number-columns-repeated="16378"/>
        </table:table-row>
        <table:table-row table:style-name="ro4">
          <table:table-cell office:value-type="string" office:string-value="880609183" table:formula="of:=&quot;88&quot;&amp;2*ROUND(RAND()*4;0)&amp;ROUND(RAND()*800000+100000;0)" table:style-name="ce41">
            <text:p>880609183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36" table:formula="of:=ROUND(RAND()*200+10;1)" table:style-name="ce30">
            <text:p>136,00 zł<text:s/></text:p>
          </table:table-cell>
          <table:table-cell office:value-type="date" office:date-value="2010-10-24T07:11:51" table:formula="of:=ROUND(RAND()*365+40179;4)" table:style-name="ce51">
            <text:p>24 paź (o24z.07:11:51)</text:p>
          </table:table-cell>
          <table:table-cell office:value-type="currency" office:value="292" table:formula="of:=IF([.B22]&lt;20;[.B22]+[.C22];[.B22]+2*[.C22])" table:style-name="ce54">
            <text:p>292,00 zł</text:p>
          </table:table-cell>
          <table:table-cell table:number-columns-repeated="16379" table:style-name="ce1"/>
        </table:table-row>
        <table:table-row table:style-name="ro4">
          <table:table-cell office:value-type="string" office:string-value="888156849" table:formula="of:=&quot;88&quot;&amp;2*ROUND(RAND()*4;0)&amp;ROUND(RAND()*800000+100000;0)" table:style-name="ce41">
            <text:p>888156849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46.5" table:formula="of:=ROUND(RAND()*200+10;1)" table:style-name="ce30">
            <text:p>146,50 zł<text:s/></text:p>
          </table:table-cell>
          <table:table-cell office:value-type="date" office:date-value="2010-06-29T08:13:46" table:formula="of:=ROUND(RAND()*365+40179;4)" table:style-name="ce51">
            <text:p>29 cze (o29z.08:13:47)</text:p>
          </table:table-cell>
          <table:table-cell office:value-type="currency" office:value="313" table:formula="of:=IF([.B23]&lt;20;[.B23]+[.C23];[.B23]+2*[.C23])" table:style-name="ce54">
            <text:p>313,00 zł</text:p>
          </table:table-cell>
          <table:table-cell table:number-columns-repeated="16379" table:style-name="ce1"/>
        </table:table-row>
        <table:table-row table:style-name="ro4">
          <table:table-cell office:value-type="string" office:string-value="880148611" table:formula="of:=&quot;88&quot;&amp;2*ROUND(RAND()*4;0)&amp;ROUND(RAND()*800000+100000;0)" table:style-name="ce41">
            <text:p>880148611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87.6" table:formula="of:=ROUND(RAND()*200+10;1)" table:style-name="ce30">
            <text:p>87,60 zł<text:s/></text:p>
          </table:table-cell>
          <table:table-cell office:value-type="date" office:date-value="2010-11-20T01:42:40" table:formula="of:=ROUND(RAND()*365+40179;4)" table:style-name="ce51">
            <text:p>20 lis (o20z.01:42:40)</text:p>
          </table:table-cell>
          <table:table-cell office:value-type="currency" office:value="195.2" table:formula="of:=IF([.B24]&lt;20;[.B24]+[.C24];[.B24]+2*[.C24])" table:style-name="ce54">
            <text:p>195,20 zł</text:p>
          </table:table-cell>
          <table:table-cell table:number-columns-repeated="16379" table:style-name="ce1"/>
        </table:table-row>
        <table:table-row table:style-name="ro4">
          <table:table-cell office:value-type="string" office:string-value="884810964" table:formula="of:=&quot;88&quot;&amp;2*ROUND(RAND()*4;0)&amp;ROUND(RAND()*800000+100000;0)" table:style-name="ce41">
            <text:p>884810964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54.4" table:formula="of:=ROUND(RAND()*200+10;1)" table:style-name="ce30">
            <text:p>54,40 zł<text:s/></text:p>
          </table:table-cell>
          <table:table-cell office:value-type="date" office:date-value="2010-03-03T06:11:05" table:formula="of:=ROUND(RAND()*365+40179;4)" table:style-name="ce51">
            <text:p>03 mar (o3z.06:11:05)</text:p>
          </table:table-cell>
          <table:table-cell office:value-type="currency" office:value="128.80000000000001" table:formula="of:=IF([.B25]&lt;20;[.B25]+[.C25];[.B25]+2*[.C25])" table:style-name="ce54">
            <text:p>128,80 zł</text:p>
          </table:table-cell>
          <table:table-cell table:number-columns-repeated="16379" table:style-name="ce1"/>
        </table:table-row>
        <table:table-row table:style-name="ro4">
          <table:table-cell office:value-type="string" office:string-value="888191913" table:formula="of:=&quot;88&quot;&amp;2*ROUND(RAND()*4;0)&amp;ROUND(RAND()*800000+100000;0)" table:style-name="ce41">
            <text:p>888191913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11.2" table:formula="of:=ROUND(RAND()*200+10;1)" table:style-name="ce30">
            <text:p>111,20 zł<text:s/></text:p>
          </table:table-cell>
          <table:table-cell office:value-type="date" office:date-value="2010-03-13T18:05:11" table:formula="of:=ROUND(RAND()*365+40179;4)" table:style-name="ce51">
            <text:p>13 mar (o13z.18:05:11)</text:p>
          </table:table-cell>
          <table:table-cell office:value-type="currency" office:value="242.4" table:formula="of:=IF([.B26]&lt;20;[.B26]+[.C26];[.B26]+2*[.C26])" table:style-name="ce54">
            <text:p>242,40 zł</text:p>
          </table:table-cell>
          <table:table-cell table:number-columns-repeated="16379" table:style-name="ce1"/>
        </table:table-row>
        <table:table-row table:style-name="ro5">
          <table:table-cell office:value-type="string" office:string-value="886431734" table:formula="of:=&quot;88&quot;&amp;2*ROUND(RAND()*4;0)&amp;ROUND(RAND()*800000+100000;0)" table:style-name="ce41">
            <text:p>886431734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77.099999999999994" table:formula="of:=ROUND(RAND()*200+10;1)" table:style-name="ce30">
            <text:p>77,10 zł<text:s/></text:p>
          </table:table-cell>
          <table:table-cell office:value-type="date" office:date-value="2010-10-22T15:54:00" table:formula="of:=ROUND(RAND()*365+40179;4)" table:style-name="ce51">
            <text:p>22 paź (o22z.15:54:00)</text:p>
          </table:table-cell>
          <table:table-cell office:value-type="currency" office:value="82.1" table:formula="of:=IF([.B27]&lt;20;[.B27]+[.C27];[.B27]+2*[.C27])" table:style-name="ce54">
            <text:p>82,10 zł</text:p>
          </table:table-cell>
          <table:table-cell table:number-columns-repeated="16379" table:style-name="ce1"/>
        </table:table-row>
        <table:table-row table:style-name="ro5">
          <table:table-cell office:value-type="string" office:string-value="880343633" table:formula="of:=&quot;88&quot;&amp;2*ROUND(RAND()*4;0)&amp;ROUND(RAND()*800000+100000;0)" table:style-name="ce41">
            <text:p>880343633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139.6" table:formula="of:=ROUND(RAND()*200+10;1)" table:style-name="ce30">
            <text:p>139,60 zł<text:s/></text:p>
          </table:table-cell>
          <table:table-cell office:value-type="date" office:date-value="2010-03-27T14:53:39" table:formula="of:=ROUND(RAND()*365+40179;4)" table:style-name="ce51">
            <text:p>27 mar (o27z.14:53:40)</text:p>
          </table:table-cell>
          <table:table-cell office:value-type="currency" office:value="144.6" table:formula="of:=IF([.B28]&lt;20;[.B28]+[.C28];[.B28]+2*[.C28])" table:style-name="ce54">
            <text:p>144,60 zł</text:p>
          </table:table-cell>
          <table:table-cell table:number-columns-repeated="16379" table:style-name="ce1"/>
        </table:table-row>
        <table:table-row table:style-name="ro5">
          <table:table-cell office:value-type="string" office:string-value="884459957" table:formula="of:=&quot;88&quot;&amp;2*ROUND(RAND()*4;0)&amp;ROUND(RAND()*800000+100000;0)" table:style-name="ce41">
            <text:p>884459957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19.3" table:formula="of:=ROUND(RAND()*200+10;1)" table:style-name="ce30">
            <text:p>19,30 zł<text:s/></text:p>
          </table:table-cell>
          <table:table-cell office:value-type="date" office:date-value="2010-01-24T22:54:11" table:formula="of:=ROUND(RAND()*365+40179;4)" table:style-name="ce51">
            <text:p>24 sty (o24z.22:54:12)</text:p>
          </table:table-cell>
          <table:table-cell office:value-type="currency" office:value="24.3" table:formula="of:=IF([.B29]&lt;20;[.B29]+[.C29];[.B29]+2*[.C29])" table:style-name="ce54">
            <text:p>24,30 zł</text:p>
          </table:table-cell>
          <table:table-cell table:number-columns-repeated="16379" table:style-name="ce1"/>
        </table:table-row>
        <table:table-row table:style-name="ro5">
          <table:table-cell office:value-type="string" office:string-value="884303819" table:formula="of:=&quot;88&quot;&amp;2*ROUND(RAND()*4;0)&amp;ROUND(RAND()*800000+100000;0)" table:style-name="ce41">
            <text:p>884303819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40.6" table:formula="of:=ROUND(RAND()*200+10;1)" table:style-name="ce30">
            <text:p>140,60 zł<text:s/></text:p>
          </table:table-cell>
          <table:table-cell office:value-type="date" office:date-value="2010-02-01T03:40:53" table:formula="of:=ROUND(RAND()*365+40179;4)" table:style-name="ce51">
            <text:p>01 lut (o1z.03:40:54)</text:p>
          </table:table-cell>
          <table:table-cell office:value-type="currency" office:value="301.2" table:formula="of:=IF([.B30]&lt;20;[.B30]+[.C30];[.B30]+2*[.C30])" table:style-name="ce54">
            <text:p>301,20 zł</text:p>
          </table:table-cell>
          <table:table-cell table:number-columns-repeated="16379" table:style-name="ce1"/>
        </table:table-row>
        <table:table-row table:style-name="ro5">
          <table:table-cell office:value-type="string" office:string-value="884654346" table:formula="of:=&quot;88&quot;&amp;2*ROUND(RAND()*4;0)&amp;ROUND(RAND()*800000+100000;0)" table:style-name="ce41">
            <text:p>884654346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44" table:formula="of:=ROUND(RAND()*200+10;1)" table:style-name="ce30">
            <text:p>44,00 zł<text:s/></text:p>
          </table:table-cell>
          <table:table-cell office:value-type="date" office:date-value="2010-07-10T02:38:32" table:formula="of:=ROUND(RAND()*365+40179;4)" table:style-name="ce51">
            <text:p>10 lip (o10z.02:38:33)</text:p>
          </table:table-cell>
          <table:table-cell office:value-type="currency" office:value="108" table:formula="of:=IF([.B31]&lt;20;[.B31]+[.C31];[.B31]+2*[.C31])" table:style-name="ce54">
            <text:p>108,00 zł</text:p>
          </table:table-cell>
          <table:table-cell table:number-columns-repeated="16379" table:style-name="ce1"/>
        </table:table-row>
        <table:table-row table:style-name="ro5">
          <table:table-cell office:value-type="string" office:string-value="884402628" table:formula="of:=&quot;88&quot;&amp;2*ROUND(RAND()*4;0)&amp;ROUND(RAND()*800000+100000;0)" table:style-name="ce41">
            <text:p>884402628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54.5" table:formula="of:=ROUND(RAND()*200+10;1)" table:style-name="ce30">
            <text:p>54,50 zł<text:s/></text:p>
          </table:table-cell>
          <table:table-cell office:value-type="date" office:date-value="2010-10-18T11:03:07" table:formula="of:=ROUND(RAND()*365+40179;4)" table:style-name="ce51">
            <text:p>18 paź (o18z.11:03:07)</text:p>
          </table:table-cell>
          <table:table-cell office:value-type="currency" office:value="129" table:formula="of:=IF([.B32]&lt;20;[.B32]+[.C32];[.B32]+2*[.C32])" table:style-name="ce54">
            <text:p>129,00 zł</text:p>
          </table:table-cell>
          <table:table-cell table:number-columns-repeated="16379" table:style-name="ce1"/>
        </table:table-row>
        <table:table-row table:style-name="ro5">
          <table:table-cell office:value-type="string" office:string-value="886491722" table:formula="of:=&quot;88&quot;&amp;2*ROUND(RAND()*4;0)&amp;ROUND(RAND()*800000+100000;0)" table:style-name="ce41">
            <text:p>886491722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70.4" table:formula="of:=ROUND(RAND()*200+10;1)" table:style-name="ce30">
            <text:p>170,40 zł<text:s/></text:p>
          </table:table-cell>
          <table:table-cell office:value-type="date" office:date-value="2010-06-30T10:28:24" table:formula="of:=ROUND(RAND()*365+40179;4)" table:style-name="ce51">
            <text:p>30 cze (o30z.10:28:25)</text:p>
          </table:table-cell>
          <table:table-cell office:value-type="currency" office:value="360.8" table:formula="of:=IF([.B33]&lt;20;[.B33]+[.C33];[.B33]+2*[.C33])" table:style-name="ce54">
            <text:p>360,80 zł</text:p>
          </table:table-cell>
          <table:table-cell table:number-columns-repeated="16379"/>
        </table:table-row>
        <table:table-row table:style-name="ro5">
          <table:table-cell office:value-type="string" office:string-value="884300679" table:formula="of:=&quot;88&quot;&amp;2*ROUND(RAND()*4;0)&amp;ROUND(RAND()*800000+100000;0)" table:style-name="ce41">
            <text:p>884300679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200.3" table:formula="of:=ROUND(RAND()*200+10;1)" table:style-name="ce30">
            <text:p>200,30 zł<text:s/></text:p>
          </table:table-cell>
          <table:table-cell office:value-type="date" office:date-value="2010-10-18T08:11:11" table:formula="of:=ROUND(RAND()*365+40179;4)" table:style-name="ce51">
            <text:p>18 paź (o18z.08:11:11)</text:p>
          </table:table-cell>
          <table:table-cell office:value-type="currency" office:value="205.3" table:formula="of:=IF([.B34]&lt;20;[.B34]+[.C34];[.B34]+2*[.C34])" table:style-name="ce54">
            <text:p>205,30 zł</text:p>
          </table:table-cell>
          <table:table-cell table:number-columns-repeated="16379"/>
        </table:table-row>
        <table:table-row table:style-name="ro5">
          <table:table-cell office:value-type="string" office:string-value="884720052" table:formula="of:=&quot;88&quot;&amp;2*ROUND(RAND()*4;0)&amp;ROUND(RAND()*800000+100000;0)" table:style-name="ce41">
            <text:p>884720052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75.5" table:formula="of:=ROUND(RAND()*200+10;1)" table:style-name="ce30">
            <text:p>75,50 zł<text:s/></text:p>
          </table:table-cell>
          <table:table-cell office:value-type="date" office:date-value="2010-12-27T07:14:26" table:formula="of:=ROUND(RAND()*365+40179;4)" table:style-name="ce51">
            <text:p>27 gru (o27z.07:14:27)</text:p>
          </table:table-cell>
          <table:table-cell office:value-type="currency" office:value="80.5" table:formula="of:=IF([.B35]&lt;20;[.B35]+[.C35];[.B35]+2*[.C35])" table:style-name="ce54">
            <text:p>80,50 zł</text:p>
          </table:table-cell>
          <table:table-cell table:number-columns-repeated="16379"/>
        </table:table-row>
        <table:table-row table:style-name="ro5">
          <table:table-cell office:value-type="string" office:string-value="880138589" table:formula="of:=&quot;88&quot;&amp;2*ROUND(RAND()*4;0)&amp;ROUND(RAND()*800000+100000;0)" table:style-name="ce41">
            <text:p>880138589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31.5" table:formula="of:=ROUND(RAND()*200+10;1)" table:style-name="ce30">
            <text:p>131,50 zł<text:s/></text:p>
          </table:table-cell>
          <table:table-cell office:value-type="date" office:date-value="2010-03-16T00:23:36" table:formula="of:=ROUND(RAND()*365+40179;4)" table:style-name="ce51">
            <text:p>16 mar (o16z.00:23:37)</text:p>
          </table:table-cell>
          <table:table-cell office:value-type="currency" office:value="283" table:formula="of:=IF([.B36]&lt;20;[.B36]+[.C36];[.B36]+2*[.C36])" table:style-name="ce54">
            <text:p>283,00 zł</text:p>
          </table:table-cell>
          <table:table-cell table:number-columns-repeated="16379"/>
        </table:table-row>
        <table:table-row table:style-name="ro5">
          <table:table-cell office:value-type="string" office:string-value="888679082" table:formula="of:=&quot;88&quot;&amp;2*ROUND(RAND()*4;0)&amp;ROUND(RAND()*800000+100000;0)" table:style-name="ce41">
            <text:p>888679082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182.7" table:formula="of:=ROUND(RAND()*200+10;1)" table:style-name="ce30">
            <text:p>182,70 zł<text:s/></text:p>
          </table:table-cell>
          <table:table-cell office:value-type="date" office:date-value="2010-06-20T20:35:05" table:formula="of:=ROUND(RAND()*365+40179;4)" table:style-name="ce51">
            <text:p>20 cze (o20z.20:35:05)</text:p>
          </table:table-cell>
          <table:table-cell office:value-type="currency" office:value="187.7" table:formula="of:=IF([.B37]&lt;20;[.B37]+[.C37];[.B37]+2*[.C37])" table:style-name="ce54">
            <text:p>187,70 zł</text:p>
          </table:table-cell>
          <table:table-cell table:number-columns-repeated="16379"/>
        </table:table-row>
        <table:table-row table:style-name="ro5">
          <table:table-cell office:value-type="string" office:string-value="880530618" table:formula="of:=&quot;88&quot;&amp;2*ROUND(RAND()*4;0)&amp;ROUND(RAND()*800000+100000;0)" table:style-name="ce41">
            <text:p>880530618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7" table:formula="of:=ROUND(RAND()*200+10;1)" table:style-name="ce30">
            <text:p>17,00 zł<text:s/></text:p>
          </table:table-cell>
          <table:table-cell office:value-type="date" office:date-value="2010-06-06T16:34:10" table:formula="of:=ROUND(RAND()*365+40179;4)" table:style-name="ce51">
            <text:p>06 cze (o6z.16:34:11)</text:p>
          </table:table-cell>
          <table:table-cell office:value-type="currency" office:value="54" table:formula="of:=IF([.B38]&lt;20;[.B38]+[.C38];[.B38]+2*[.C38])" table:style-name="ce54">
            <text:p>54,00 zł</text:p>
          </table:table-cell>
          <table:table-cell table:number-columns-repeated="16379"/>
        </table:table-row>
        <table:table-row table:style-name="ro5">
          <table:table-cell office:value-type="string" office:string-value="888228918" table:formula="of:=&quot;88&quot;&amp;2*ROUND(RAND()*4;0)&amp;ROUND(RAND()*800000+100000;0)" table:style-name="ce41">
            <text:p>888228918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32.5" table:formula="of:=ROUND(RAND()*200+10;1)" table:style-name="ce30">
            <text:p>32,50 zł<text:s/></text:p>
          </table:table-cell>
          <table:table-cell office:value-type="date" office:date-value="2010-07-21T08:35:22" table:formula="of:=ROUND(RAND()*365+40179;4)" table:style-name="ce51">
            <text:p>21 lip (o21z.08:35:23)</text:p>
          </table:table-cell>
          <table:table-cell office:value-type="currency" office:value="37.5" table:formula="of:=IF([.B39]&lt;20;[.B39]+[.C39];[.B39]+2*[.C39])" table:style-name="ce54">
            <text:p>37,50 zł</text:p>
          </table:table-cell>
          <table:table-cell table:number-columns-repeated="16379"/>
        </table:table-row>
        <table:table-row table:style-name="ro5">
          <table:table-cell office:value-type="string" office:string-value="886892047" table:formula="of:=&quot;88&quot;&amp;2*ROUND(RAND()*4;0)&amp;ROUND(RAND()*800000+100000;0)" table:style-name="ce41">
            <text:p>886892047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04.1" table:formula="of:=ROUND(RAND()*200+10;1)" table:style-name="ce30">
            <text:p>104,10 zł<text:s/></text:p>
          </table:table-cell>
          <table:table-cell office:value-type="date" office:date-value="2010-07-14T01:56:55" table:formula="of:=ROUND(RAND()*365+40179;4)" table:style-name="ce51">
            <text:p>14 lip (o14z.01:56:56)</text:p>
          </table:table-cell>
          <table:table-cell office:value-type="currency" office:value="228.2" table:formula="of:=IF([.B40]&lt;20;[.B40]+[.C40];[.B40]+2*[.C40])" table:style-name="ce54">
            <text:p>228,20 zł</text:p>
          </table:table-cell>
          <table:table-cell table:number-columns-repeated="16379"/>
        </table:table-row>
        <table:table-row table:style-name="ro5">
          <table:table-cell office:value-type="string" office:string-value="884385948" table:formula="of:=&quot;88&quot;&amp;2*ROUND(RAND()*4;0)&amp;ROUND(RAND()*800000+100000;0)" table:style-name="ce41">
            <text:p>884385948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01.8" table:formula="of:=ROUND(RAND()*200+10;1)" table:style-name="ce30">
            <text:p>101,80 zł<text:s/></text:p>
          </table:table-cell>
          <table:table-cell office:value-type="date" office:date-value="2010-01-14T22:49:52" table:formula="of:=ROUND(RAND()*365+40179;4)" table:style-name="ce51">
            <text:p>14 sty (o14z.22:49:52)</text:p>
          </table:table-cell>
          <table:table-cell office:value-type="currency" office:value="223.6" table:formula="of:=IF([.B41]&lt;20;[.B41]+[.C41];[.B41]+2*[.C41])" table:style-name="ce54">
            <text:p>223,60 zł</text:p>
          </table:table-cell>
          <table:table-cell table:number-columns-repeated="16379"/>
        </table:table-row>
        <table:table-row table:style-name="ro5">
          <table:table-cell office:value-type="string" office:string-value="886816301" table:formula="of:=&quot;88&quot;&amp;2*ROUND(RAND()*4;0)&amp;ROUND(RAND()*800000+100000;0)" table:style-name="ce41">
            <text:p>886816301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200.5" table:formula="of:=ROUND(RAND()*200+10;1)" table:style-name="ce30">
            <text:p>200,50 zł<text:s/></text:p>
          </table:table-cell>
          <table:table-cell office:value-type="date" office:date-value="2010-02-19T13:56:29" table:formula="of:=ROUND(RAND()*365+40179;4)" table:style-name="ce51">
            <text:p>19 lut (o19z.13:56:30)</text:p>
          </table:table-cell>
          <table:table-cell office:value-type="currency" office:value="421" table:formula="of:=IF([.B42]&lt;20;[.B42]+[.C42];[.B42]+2*[.C42])" table:style-name="ce54">
            <text:p>421,00 zł</text:p>
          </table:table-cell>
          <table:table-cell table:number-columns-repeated="16379"/>
        </table:table-row>
        <table:table-row table:style-name="ro5">
          <table:table-cell office:value-type="string" office:string-value="882325726" table:formula="of:=&quot;88&quot;&amp;2*ROUND(RAND()*4;0)&amp;ROUND(RAND()*800000+100000;0)" table:style-name="ce41">
            <text:p>882325726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18.1" table:formula="of:=ROUND(RAND()*200+10;1)" table:style-name="ce30">
            <text:p>118,10 zł<text:s/></text:p>
          </table:table-cell>
          <table:table-cell office:value-type="date" office:date-value="2010-02-24T20:16:56" table:formula="of:=ROUND(RAND()*365+40179;4)" table:style-name="ce51">
            <text:p>24 lut (o24z.20:16:57)</text:p>
          </table:table-cell>
          <table:table-cell office:value-type="currency" office:value="256.2" table:formula="of:=IF([.B43]&lt;20;[.B43]+[.C43];[.B43]+2*[.C43])" table:style-name="ce54">
            <text:p>256,20 zł</text:p>
          </table:table-cell>
          <table:table-cell table:number-columns-repeated="16379"/>
        </table:table-row>
        <table:table-row table:style-name="ro5">
          <table:table-cell office:value-type="string" office:string-value="884487229" table:formula="of:=&quot;88&quot;&amp;2*ROUND(RAND()*4;0)&amp;ROUND(RAND()*800000+100000;0)" table:style-name="ce41">
            <text:p>884487229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10" table:formula="of:=ROUND(RAND()*200+10;1)" table:style-name="ce30">
            <text:p>110,00 zł<text:s/></text:p>
          </table:table-cell>
          <table:table-cell office:value-type="date" office:date-value="2010-05-16T15:56:44" table:formula="of:=ROUND(RAND()*365+40179;4)" table:style-name="ce51">
            <text:p>16 maj (o16z.15:56:44)</text:p>
          </table:table-cell>
          <table:table-cell office:value-type="currency" office:value="240" table:formula="of:=IF([.B44]&lt;20;[.B44]+[.C44];[.B44]+2*[.C44])" table:style-name="ce54">
            <text:p>240,00 zł</text:p>
          </table:table-cell>
          <table:table-cell table:number-columns-repeated="16379"/>
        </table:table-row>
        <table:table-row table:style-name="ro5">
          <table:table-cell office:value-type="string" office:string-value="886651099" table:formula="of:=&quot;88&quot;&amp;2*ROUND(RAND()*4;0)&amp;ROUND(RAND()*800000+100000;0)" table:style-name="ce41">
            <text:p>886651099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148.5" table:formula="of:=ROUND(RAND()*200+10;1)" table:style-name="ce30">
            <text:p>148,50 zł<text:s/></text:p>
          </table:table-cell>
          <table:table-cell office:value-type="date" office:date-value="2010-04-15T17:57:07" table:formula="of:=ROUND(RAND()*365+40179;4)" table:style-name="ce51">
            <text:p>15 kwi (o15z.17:57:07)</text:p>
          </table:table-cell>
          <table:table-cell office:value-type="currency" office:value="153.5" table:formula="of:=IF([.B45]&lt;20;[.B45]+[.C45];[.B45]+2*[.C45])" table:style-name="ce54">
            <text:p>153,50 zł</text:p>
          </table:table-cell>
          <table:table-cell table:number-columns-repeated="16379"/>
        </table:table-row>
        <table:table-row table:style-name="ro5">
          <table:table-cell office:value-type="string" office:string-value="888819845" table:formula="of:=&quot;88&quot;&amp;2*ROUND(RAND()*4;0)&amp;ROUND(RAND()*800000+100000;0)" table:style-name="ce41">
            <text:p>888819845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74.1" table:formula="of:=ROUND(RAND()*200+10;1)" table:style-name="ce30">
            <text:p>174,10 zł<text:s/></text:p>
          </table:table-cell>
          <table:table-cell office:value-type="date" office:date-value="2010-01-04T13:37:03" table:formula="of:=ROUND(RAND()*365+40179;4)" table:style-name="ce51">
            <text:p>04 sty (o4z.13:37:03)</text:p>
          </table:table-cell>
          <table:table-cell office:value-type="currency" office:value="368.2" table:formula="of:=IF([.B46]&lt;20;[.B46]+[.C46];[.B46]+2*[.C46])" table:style-name="ce54">
            <text:p>368,20 zł</text:p>
          </table:table-cell>
          <table:table-cell table:number-columns-repeated="16379"/>
        </table:table-row>
        <table:table-row table:style-name="ro5">
          <table:table-cell office:value-type="string" office:string-value="886832620" table:formula="of:=&quot;88&quot;&amp;2*ROUND(RAND()*4;0)&amp;ROUND(RAND()*800000+100000;0)" table:style-name="ce41">
            <text:p>886832620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43.6" table:formula="of:=ROUND(RAND()*200+10;1)" table:style-name="ce30">
            <text:p>143,60 zł<text:s/></text:p>
          </table:table-cell>
          <table:table-cell office:value-type="date" office:date-value="2010-05-06T14:40:24" table:formula="of:=ROUND(RAND()*365+40179;4)" table:style-name="ce51">
            <text:p>06 maj (o6z.14:40:25)</text:p>
          </table:table-cell>
          <table:table-cell office:value-type="currency" office:value="307.2" table:formula="of:=IF([.B47]&lt;20;[.B47]+[.C47];[.B47]+2*[.C47])" table:style-name="ce54">
            <text:p>307,20 zł</text:p>
          </table:table-cell>
          <table:table-cell table:number-columns-repeated="16379"/>
        </table:table-row>
        <table:table-row table:style-name="ro5">
          <table:table-cell office:value-type="string" office:string-value="886599640" table:formula="of:=&quot;88&quot;&amp;2*ROUND(RAND()*4;0)&amp;ROUND(RAND()*800000+100000;0)" table:style-name="ce41">
            <text:p>886599640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74" table:formula="of:=ROUND(RAND()*200+10;1)" table:style-name="ce30">
            <text:p>74,00 zł<text:s/></text:p>
          </table:table-cell>
          <table:table-cell office:value-type="date" office:date-value="2010-12-07T20:05:25" table:formula="of:=ROUND(RAND()*365+40179;4)" table:style-name="ce51">
            <text:p>07 gru (o7z.20:05:25)</text:p>
          </table:table-cell>
          <table:table-cell office:value-type="currency" office:value="168" table:formula="of:=IF([.B48]&lt;20;[.B48]+[.C48];[.B48]+2*[.C48])" table:style-name="ce54">
            <text:p>168,00 zł</text:p>
          </table:table-cell>
          <table:table-cell table:number-columns-repeated="16379"/>
        </table:table-row>
        <table:table-row table:style-name="ro5">
          <table:table-cell office:value-type="string" office:string-value="882656931" table:formula="of:=&quot;88&quot;&amp;2*ROUND(RAND()*4;0)&amp;ROUND(RAND()*800000+100000;0)" table:style-name="ce41">
            <text:p>882656931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08.8" table:formula="of:=ROUND(RAND()*200+10;1)" table:style-name="ce30">
            <text:p>108,80 zł<text:s/></text:p>
          </table:table-cell>
          <table:table-cell office:value-type="date" office:date-value="2010-05-29T00:39:53" table:formula="of:=ROUND(RAND()*365+40179;4)" table:style-name="ce51">
            <text:p>29 maj (o29z.00:39:53)</text:p>
          </table:table-cell>
          <table:table-cell office:value-type="currency" office:value="237.6" table:formula="of:=IF([.B49]&lt;20;[.B49]+[.C49];[.B49]+2*[.C49])" table:style-name="ce54">
            <text:p>237,60 zł</text:p>
          </table:table-cell>
          <table:table-cell table:number-columns-repeated="16379"/>
        </table:table-row>
        <table:table-row table:style-name="ro5">
          <table:table-cell office:value-type="string" office:string-value="884862731" table:formula="of:=&quot;88&quot;&amp;2*ROUND(RAND()*4;0)&amp;ROUND(RAND()*800000+100000;0)" table:style-name="ce41">
            <text:p>884862731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90.5" table:formula="of:=ROUND(RAND()*200+10;1)" table:style-name="ce30">
            <text:p>190,50 zł<text:s/></text:p>
          </table:table-cell>
          <table:table-cell office:value-type="date" office:date-value="2010-06-14T13:42:05" table:formula="of:=ROUND(RAND()*365+40179;4)" table:style-name="ce51">
            <text:p>14 cze (o14z.13:42:06)</text:p>
          </table:table-cell>
          <table:table-cell office:value-type="currency" office:value="401" table:formula="of:=IF([.B50]&lt;20;[.B50]+[.C50];[.B50]+2*[.C50])" table:style-name="ce54">
            <text:p>401,00 zł</text:p>
          </table:table-cell>
          <table:table-cell table:number-columns-repeated="16379"/>
        </table:table-row>
        <table:table-row table:style-name="ro5">
          <table:table-cell office:value-type="string" office:string-value="886783586" table:formula="of:=&quot;88&quot;&amp;2*ROUND(RAND()*4;0)&amp;ROUND(RAND()*800000+100000;0)" table:style-name="ce41">
            <text:p>886783586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61" table:formula="of:=ROUND(RAND()*200+10;1)" table:style-name="ce30">
            <text:p>161,00 zł<text:s/></text:p>
          </table:table-cell>
          <table:table-cell office:value-type="date" office:date-value="2010-12-07T14:16:04" table:formula="of:=ROUND(RAND()*365+40179;4)" table:style-name="ce51">
            <text:p>07 gru (o7z.14:16:05)</text:p>
          </table:table-cell>
          <table:table-cell office:value-type="currency" office:value="342" table:formula="of:=IF([.B51]&lt;20;[.B51]+[.C51];[.B51]+2*[.C51])" table:style-name="ce54">
            <text:p>342,00 zł</text:p>
          </table:table-cell>
          <table:table-cell table:number-columns-repeated="16379"/>
        </table:table-row>
        <table:table-row table:number-rows-repeated="1048525" table:style-name="ro2">
          <table:table-cell table:number-columns-repeated="16384"/>
        </table:table-row>
      </table:table>
      <table:table table:name="11_TIRy" table:style-name="ta1">
        <table:table-column table:style-name="co3" table:number-columns-repeated="4" table:default-cell-style-name="ce13"/>
        <table:table-column table:style-name="co6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3" table:number-columns-repeated="1015" table:default-cell-style-name="ce13"/>
        <table:table-column table:style-name="co4" table:number-columns-repeated="15360" table:default-cell-style-name="ce1"/>
        <table:table-row table:number-rows-repeated="4" table:style-name="ro1">
          <table:table-cell table:number-columns-repeated="4"/>
          <table:table-cell table:number-columns-repeated="5" table:style-name="ce1"/>
          <table:table-cell table:number-columns-repeated="16375"/>
        </table:table-row>
        <table:table-row table:style-name="ro3">
          <table:table-cell table:number-columns-repeated="4"/>
          <table:table-cell table:number-columns-repeated="3" table:style-name="ce1"/>
          <table:table-cell office:value-type="string" table:number-columns-spanned="2" table:number-rows-spanned="1" table:style-name="ce21">
            <text:p>Długość trasy</text:p>
          </table:table-cell>
          <table:covered-table-cell/>
          <table:table-cell table:number-columns-repeated="16375"/>
        </table:table-row>
        <table:table-row table:style-name="ro3">
          <table:table-cell table:number-columns-repeated="4"/>
          <table:table-cell table:number-columns-repeated="3" table:style-name="ce1"/>
          <table:table-cell office:value-type="float" office:value="1032" table:formula="of:=ROUND(RAND()*1000+500;0)" table:style-name="ce55">
            <text:p>1 032<text:s text:c="6"/></text:p>
          </table:table-cell>
          <table:table-cell office:value-type="string" table:style-name="ce56">
            <text:p>km</text:p>
          </table:table-cell>
          <table:table-cell table:number-columns-repeated="16375"/>
        </table:table-row>
        <table:table-row table:number-rows-repeated="10" table:style-name="ro1">
          <table:table-cell table:number-columns-repeated="4"/>
          <table:table-cell table:number-columns-repeated="5" table:style-name="ce1"/>
          <table:table-cell table:number-columns-repeated="16375"/>
        </table:table-row>
        <table:table-row table:number-rows-repeated="2" table:style-name="ro1">
          <table:table-cell table:number-columns-repeated="4"/>
          <table:table-cell table:number-columns-repeated="4" table:style-name="ce1"/>
          <table:table-cell table:number-columns-repeated="16376"/>
        </table:table-row>
        <table:table-row table:style-name="ro1">
          <table:table-cell table:number-columns-repeated="4"/>
          <table:table-cell office:value-type="string" table:style-name="ce16">
            <text:p>NIP firmy</text:p>
          </table:table-cell>
          <table:table-cell office:value-type="string" table:style-name="ce57">
            <text:p>Liczba tirów</text:p>
          </table:table-cell>
          <table:table-cell office:value-type="string" table:style-name="ce57">
            <text:p>Łączna trasa</text:p>
          </table:table-cell>
          <table:table-cell office:value-type="string" table:style-name="ce16">
            <text:p>Opłata za przejazd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35" table:style-name="ce58">
            <text:p>1023652135</text:p>
          </table:table-cell>
          <table:table-cell office:value-type="float" office:value="7" table:formula="of:=ROUND(RAND()*16+3;0)" table:style-name="ce59">
            <text:p>7</text:p>
          </table:table-cell>
          <table:table-cell office:value-type="float" office:value="7224" table:formula="of:=PRODUCT([.$H$6];[.F20])" table:style-name="ce60">
            <text:p>7224</text:p>
          </table:table-cell>
          <table:table-cell office:value-type="float" office:value="1400.32" table:formula="of:=IF([.G20]&gt;10001;400+0.15*[.G20];IF([.G20]&gt;5000;100+0.18*[.G20];1000))" table:style-name="ce61">
            <text:p>1 400,32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48" table:formula="of:=[.E20]+13" table:style-name="ce16">
            <text:p>1023652148</text:p>
          </table:table-cell>
          <table:table-cell office:value-type="float" office:value="9" table:formula="of:=ROUND(RAND()*16+3;0)" table:style-name="ce18">
            <text:p>9</text:p>
          </table:table-cell>
          <table:table-cell office:value-type="float" office:value="9288" table:formula="of:=PRODUCT([.$H$6];[.F21])" table:style-name="ce60">
            <text:p>9288</text:p>
          </table:table-cell>
          <table:table-cell office:value-type="float" office:value="1771.84" table:formula="of:=IF([.G21]&gt;10001;400+0.15*[.G21];IF([.G21]&gt;5000;100+0.18*[.G21];1000))" table:style-name="ce61">
            <text:p>1 771,84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36" table:style-name="ce16">
            <text:p>1023652136</text:p>
          </table:table-cell>
          <table:table-cell office:value-type="float" office:value="14" table:formula="of:=ROUND(RAND()*16+3;0)" table:style-name="ce18">
            <text:p>14</text:p>
          </table:table-cell>
          <table:table-cell office:value-type="float" office:value="14448" table:formula="of:=PRODUCT([.$H$6];[.F22])" table:style-name="ce60">
            <text:p>14448</text:p>
          </table:table-cell>
          <table:table-cell office:value-type="float" office:value="2567.1999999999998" table:formula="of:=IF([.G22]&gt;10001;400+0.15*[.G22];IF([.G22]&gt;5000;100+0.18*[.G22];1000))" table:style-name="ce61">
            <text:p>2 567,2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49" table:formula="of:=[.E22]+13" table:style-name="ce16">
            <text:p>1023652149</text:p>
          </table:table-cell>
          <table:table-cell office:value-type="float" office:value="6" table:formula="of:=ROUND(RAND()*16+3;0)" table:style-name="ce18">
            <text:p>6</text:p>
          </table:table-cell>
          <table:table-cell office:value-type="float" office:value="6192" table:formula="of:=PRODUCT([.$H$6];[.F23])" table:style-name="ce60">
            <text:p>6192</text:p>
          </table:table-cell>
          <table:table-cell office:value-type="float" office:value="1214.56" table:formula="of:=IF([.G23]&gt;10001;400+0.15*[.G23];IF([.G23]&gt;5000;100+0.18*[.G23];1000))" table:style-name="ce61">
            <text:p>1 214,56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37" table:style-name="ce16">
            <text:p>1023652137</text:p>
          </table:table-cell>
          <table:table-cell office:value-type="float" office:value="11" table:formula="of:=ROUND(RAND()*16+3;0)" table:style-name="ce18">
            <text:p>11</text:p>
          </table:table-cell>
          <table:table-cell office:value-type="float" office:value="11352" table:formula="of:=PRODUCT([.$H$6];[.F24])" table:style-name="ce60">
            <text:p>11352</text:p>
          </table:table-cell>
          <table:table-cell office:value-type="float" office:value="2102.8000000000002" table:formula="of:=IF([.G24]&gt;10001;400+0.15*[.G24];IF([.G24]&gt;5000;100+0.18*[.G24];1000))" table:style-name="ce61">
            <text:p>2 102,8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50" table:formula="of:=[.E24]+13" table:style-name="ce16">
            <text:p>1023652150</text:p>
          </table:table-cell>
          <table:table-cell office:value-type="float" office:value="10" table:formula="of:=ROUND(RAND()*16+3;0)" table:style-name="ce18">
            <text:p>10</text:p>
          </table:table-cell>
          <table:table-cell office:value-type="float" office:value="10320" table:formula="of:=PRODUCT([.$H$6];[.F25])" table:style-name="ce60">
            <text:p>10320</text:p>
          </table:table-cell>
          <table:table-cell office:value-type="float" office:value="1948" table:formula="of:=IF([.G25]&gt;10001;400+0.15*[.G25];IF([.G25]&gt;5000;100+0.18*[.G25];1000))" table:style-name="ce61">
            <text:p>1 948,0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38" table:style-name="ce16">
            <text:p>1023652138</text:p>
          </table:table-cell>
          <table:table-cell office:value-type="float" office:value="10" table:formula="of:=ROUND(RAND()*16+3;0)" table:style-name="ce18">
            <text:p>10</text:p>
          </table:table-cell>
          <table:table-cell office:value-type="float" office:value="10320" table:formula="of:=PRODUCT([.$H$6];[.F26])" table:style-name="ce60">
            <text:p>10320</text:p>
          </table:table-cell>
          <table:table-cell office:value-type="float" office:value="1948" table:formula="of:=IF([.G26]&gt;10001;400+0.15*[.G26];IF([.G26]&gt;5000;100+0.18*[.G26];1000))" table:style-name="ce61">
            <text:p>1 948,0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51" table:formula="of:=[.E26]+13" table:style-name="ce16">
            <text:p>1023652151</text:p>
          </table:table-cell>
          <table:table-cell office:value-type="float" office:value="11" table:formula="of:=ROUND(RAND()*16+3;0)" table:style-name="ce18">
            <text:p>11</text:p>
          </table:table-cell>
          <table:table-cell office:value-type="float" office:value="11352" table:formula="of:=PRODUCT([.$H$6];[.F27])" table:style-name="ce60">
            <text:p>11352</text:p>
          </table:table-cell>
          <table:table-cell office:value-type="float" office:value="2102.8000000000002" table:formula="of:=IF([.G27]&gt;10001;400+0.15*[.G27];IF([.G27]&gt;5000;100+0.18*[.G27];1000))" table:style-name="ce61">
            <text:p>2 102,8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39" table:style-name="ce16">
            <text:p>1023652139</text:p>
          </table:table-cell>
          <table:table-cell office:value-type="float" office:value="11" table:formula="of:=ROUND(RAND()*16+3;0)" table:style-name="ce18">
            <text:p>11</text:p>
          </table:table-cell>
          <table:table-cell office:value-type="float" office:value="11352" table:formula="of:=PRODUCT([.$H$6];[.F28])" table:style-name="ce60">
            <text:p>11352</text:p>
          </table:table-cell>
          <table:table-cell office:value-type="float" office:value="2102.8000000000002" table:formula="of:=IF([.G28]&gt;10001;400+0.15*[.G28];IF([.G28]&gt;5000;100+0.18*[.G28];1000))" table:style-name="ce61">
            <text:p>2 102,8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52" table:formula="of:=[.E28]+13" table:style-name="ce16">
            <text:p>1023652152</text:p>
          </table:table-cell>
          <table:table-cell office:value-type="float" office:value="3" table:formula="of:=ROUND(RAND()*16+3;0)" table:style-name="ce18">
            <text:p>3</text:p>
          </table:table-cell>
          <table:table-cell office:value-type="float" office:value="3096" table:formula="of:=PRODUCT([.$H$6];[.F29])" table:style-name="ce60">
            <text:p>3096</text:p>
          </table:table-cell>
          <table:table-cell office:value-type="float" office:value="1000" table:formula="of:=IF([.G29]&gt;10001;400+0.15*[.G29];IF([.G29]&gt;5000;100+0.18*[.G29];1000))" table:style-name="ce61">
            <text:p>1 000,0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40" table:style-name="ce16">
            <text:p>1023652140</text:p>
          </table:table-cell>
          <table:table-cell office:value-type="float" office:value="10" table:formula="of:=ROUND(RAND()*16+3;0)" table:style-name="ce18">
            <text:p>10</text:p>
          </table:table-cell>
          <table:table-cell office:value-type="float" office:value="10320" table:formula="of:=PRODUCT([.$H$6];[.F30])" table:style-name="ce60">
            <text:p>10320</text:p>
          </table:table-cell>
          <table:table-cell office:value-type="float" office:value="1948" table:formula="of:=IF([.G30]&gt;10001;400+0.15*[.G30];IF([.G30]&gt;5000;100+0.18*[.G30];1000))" table:style-name="ce61">
            <text:p>1 948,0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53" table:formula="of:=[.E30]+13" table:style-name="ce16">
            <text:p>1023652153</text:p>
          </table:table-cell>
          <table:table-cell office:value-type="float" office:value="7" table:formula="of:=ROUND(RAND()*16+3;0)" table:style-name="ce18">
            <text:p>7</text:p>
          </table:table-cell>
          <table:table-cell office:value-type="float" office:value="7224" table:formula="of:=PRODUCT([.$H$6];[.F31])" table:style-name="ce60">
            <text:p>7224</text:p>
          </table:table-cell>
          <table:table-cell office:value-type="float" office:value="1400.32" table:formula="of:=IF([.G31]&gt;10001;400+0.15*[.G31];IF([.G31]&gt;5000;100+0.18*[.G31];1000))" table:style-name="ce61">
            <text:p>1 400,32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41" table:style-name="ce16">
            <text:p>1023652141</text:p>
          </table:table-cell>
          <table:table-cell office:value-type="float" office:value="16" table:formula="of:=ROUND(RAND()*16+3;0)" table:style-name="ce18">
            <text:p>16</text:p>
          </table:table-cell>
          <table:table-cell office:value-type="float" office:value="16512" table:formula="of:=PRODUCT([.$H$6];[.F32])" table:style-name="ce60">
            <text:p>16512</text:p>
          </table:table-cell>
          <table:table-cell office:value-type="float" office:value="2876.7999999999997" table:formula="of:=IF([.G32]&gt;10001;400+0.15*[.G32];IF([.G32]&gt;5000;100+0.18*[.G32];1000))" table:style-name="ce61">
            <text:p>2 876,8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54" table:formula="of:=[.E32]+13" table:style-name="ce16">
            <text:p>1023652154</text:p>
          </table:table-cell>
          <table:table-cell office:value-type="float" office:value="5" table:formula="of:=ROUND(RAND()*16+3;0)" table:style-name="ce18">
            <text:p>5</text:p>
          </table:table-cell>
          <table:table-cell office:value-type="float" office:value="5160" table:formula="of:=PRODUCT([.$H$6];[.F33])" table:style-name="ce60">
            <text:p>5160</text:p>
          </table:table-cell>
          <table:table-cell office:value-type="float" office:value="1028.8" table:formula="of:=IF([.G33]&gt;10001;400+0.15*[.G33];IF([.G33]&gt;5000;100+0.18*[.G33];1000))" table:style-name="ce61">
            <text:p>1 028,8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42" table:style-name="ce16">
            <text:p>1023652142</text:p>
          </table:table-cell>
          <table:table-cell office:value-type="float" office:value="19" table:formula="of:=ROUND(RAND()*16+3;0)" table:style-name="ce18">
            <text:p>19</text:p>
          </table:table-cell>
          <table:table-cell office:value-type="float" office:value="19608" table:formula="of:=PRODUCT([.$H$6];[.F34])" table:style-name="ce60">
            <text:p>19608</text:p>
          </table:table-cell>
          <table:table-cell office:value-type="float" office:value="3341.2" table:formula="of:=IF([.G34]&gt;10001;400+0.15*[.G34];IF([.G34]&gt;5000;100+0.18*[.G34];1000))" table:style-name="ce61">
            <text:p>3 341,2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55" table:formula="of:=[.E34]+13" table:style-name="ce16">
            <text:p>1023652155</text:p>
          </table:table-cell>
          <table:table-cell office:value-type="float" office:value="17" table:formula="of:=ROUND(RAND()*16+3;0)" table:style-name="ce18">
            <text:p>17</text:p>
          </table:table-cell>
          <table:table-cell office:value-type="float" office:value="17544" table:formula="of:=PRODUCT([.$H$6];[.F35])" table:style-name="ce60">
            <text:p>17544</text:p>
          </table:table-cell>
          <table:table-cell office:value-type="float" office:value="3031.6" table:formula="of:=IF([.G35]&gt;10001;400+0.15*[.G35];IF([.G35]&gt;5000;100+0.18*[.G35];1000))" table:style-name="ce61">
            <text:p>3 031,6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43" table:style-name="ce16">
            <text:p>1023652143</text:p>
          </table:table-cell>
          <table:table-cell office:value-type="float" office:value="11" table:formula="of:=ROUND(RAND()*16+3;0)" table:style-name="ce18">
            <text:p>11</text:p>
          </table:table-cell>
          <table:table-cell office:value-type="float" office:value="11352" table:formula="of:=PRODUCT([.$H$6];[.F36])" table:style-name="ce60">
            <text:p>11352</text:p>
          </table:table-cell>
          <table:table-cell office:value-type="float" office:value="2102.8000000000002" table:formula="of:=IF([.G36]&gt;10001;400+0.15*[.G36];IF([.G36]&gt;5000;100+0.18*[.G36];1000))" table:style-name="ce61">
            <text:p>2 102,8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56" table:formula="of:=[.E36]+13" table:style-name="ce16">
            <text:p>1023652156</text:p>
          </table:table-cell>
          <table:table-cell office:value-type="float" office:value="14" table:formula="of:=ROUND(RAND()*16+3;0)" table:style-name="ce18">
            <text:p>14</text:p>
          </table:table-cell>
          <table:table-cell office:value-type="float" office:value="14448" table:formula="of:=PRODUCT([.$H$6];[.F37])" table:style-name="ce60">
            <text:p>14448</text:p>
          </table:table-cell>
          <table:table-cell office:value-type="float" office:value="2567.1999999999998" table:formula="of:=IF([.G37]&gt;10001;400+0.15*[.G37];IF([.G37]&gt;5000;100+0.18*[.G37];1000))" table:style-name="ce61">
            <text:p>2 567,2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44" table:style-name="ce16">
            <text:p>1023652144</text:p>
          </table:table-cell>
          <table:table-cell office:value-type="float" office:value="7" table:formula="of:=ROUND(RAND()*16+3;0)" table:style-name="ce18">
            <text:p>7</text:p>
          </table:table-cell>
          <table:table-cell office:value-type="float" office:value="7224" table:formula="of:=PRODUCT([.$H$6];[.F38])" table:style-name="ce60">
            <text:p>7224</text:p>
          </table:table-cell>
          <table:table-cell office:value-type="float" office:value="1400.32" table:formula="of:=IF([.G38]&gt;10001;400+0.15*[.G38];IF([.G38]&gt;5000;100+0.18*[.G38];1000))" table:style-name="ce61">
            <text:p>1 400,32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57" table:formula="of:=[.E38]+13" table:style-name="ce16">
            <text:p>1023652157</text:p>
          </table:table-cell>
          <table:table-cell office:value-type="float" office:value="15" table:formula="of:=ROUND(RAND()*16+3;0)" table:style-name="ce18">
            <text:p>15</text:p>
          </table:table-cell>
          <table:table-cell office:value-type="float" office:value="15480" table:formula="of:=PRODUCT([.$H$6];[.F39])" table:style-name="ce60">
            <text:p>15480</text:p>
          </table:table-cell>
          <table:table-cell office:value-type="float" office:value="2722" table:formula="of:=IF([.G39]&gt;10001;400+0.15*[.G39];IF([.G39]&gt;5000;100+0.18*[.G39];1000))" table:style-name="ce61">
            <text:p>2 722,0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45" table:style-name="ce16">
            <text:p>1023652145</text:p>
          </table:table-cell>
          <table:table-cell office:value-type="float" office:value="8" table:formula="of:=ROUND(RAND()*16+3;0)" table:style-name="ce18">
            <text:p>8</text:p>
          </table:table-cell>
          <table:table-cell office:value-type="float" office:value="8256" table:formula="of:=PRODUCT([.$H$6];[.F40])" table:style-name="ce60">
            <text:p>8256</text:p>
          </table:table-cell>
          <table:table-cell office:value-type="float" office:value="1586.08" table:formula="of:=IF([.G40]&gt;10001;400+0.15*[.G40];IF([.G40]&gt;5000;100+0.18*[.G40];1000))" table:style-name="ce61">
            <text:p>1 586,08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58" table:formula="of:=[.E40]+13" table:style-name="ce16">
            <text:p>1023652158</text:p>
          </table:table-cell>
          <table:table-cell office:value-type="float" office:value="5" table:formula="of:=ROUND(RAND()*16+3;0)" table:style-name="ce18">
            <text:p>5</text:p>
          </table:table-cell>
          <table:table-cell office:value-type="float" office:value="5160" table:formula="of:=PRODUCT([.$H$6];[.F41])" table:style-name="ce60">
            <text:p>5160</text:p>
          </table:table-cell>
          <table:table-cell office:value-type="float" office:value="1028.8" table:formula="of:=IF([.G41]&gt;10001;400+0.15*[.G41];IF([.G41]&gt;5000;100+0.18*[.G41];1000))" table:style-name="ce61">
            <text:p>1 028,8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46" table:style-name="ce16">
            <text:p>1023652146</text:p>
          </table:table-cell>
          <table:table-cell office:value-type="float" office:value="4" table:formula="of:=ROUND(RAND()*16+3;0)" table:style-name="ce18">
            <text:p>4</text:p>
          </table:table-cell>
          <table:table-cell office:value-type="float" office:value="4128" table:formula="of:=PRODUCT([.$H$6];[.F42])" table:style-name="ce60">
            <text:p>4128</text:p>
          </table:table-cell>
          <table:table-cell office:value-type="float" office:value="1000" table:formula="of:=IF([.G42]&gt;10001;400+0.15*[.G42];IF([.G42]&gt;5000;100+0.18*[.G42];1000))" table:style-name="ce61">
            <text:p>1 000,0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59" table:formula="of:=[.E42]+13" table:style-name="ce16">
            <text:p>1023652159</text:p>
          </table:table-cell>
          <table:table-cell office:value-type="float" office:value="4" table:formula="of:=ROUND(RAND()*16+3;0)" table:style-name="ce18">
            <text:p>4</text:p>
          </table:table-cell>
          <table:table-cell office:value-type="float" office:value="4128" table:formula="of:=PRODUCT([.$H$6];[.F43])" table:style-name="ce60">
            <text:p>4128</text:p>
          </table:table-cell>
          <table:table-cell office:value-type="float" office:value="1000" table:formula="of:=IF([.G43]&gt;10001;400+0.15*[.G43];IF([.G43]&gt;5000;100+0.18*[.G43];1000))" table:style-name="ce61">
            <text:p>1 000,00 zł<text:s/></text:p>
          </table:table-cell>
          <table:table-cell table:number-columns-repeated="16376"/>
        </table:table-row>
        <table:table-row table:number-rows-repeated="1048533" table:style-name="ro2">
          <table:table-cell table:number-columns-repeated="16384"/>
        </table:table-row>
      </table:table>
      <table:table table:name="12_Miasta" table:style-name="ta1">
        <table:table-column table:style-name="co33" table:default-cell-style-name="ce3" table:visibility="collapse"/>
        <table:table-column table:style-name="co34" table:default-cell-style-name="ce3"/>
        <table:table-column table:style-name="co3" table:number-columns-repeated="9" table:default-cell-style-name="ce3"/>
        <table:table-column table:style-name="co3" table:number-columns-repeated="2" table:default-cell-style-name="ce3" table:visibility="collapse"/>
        <table:table-column table:style-name="co3" table:number-columns-repeated="1011" table:default-cell-style-name="ce3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62">
            <text:p>Miasto</text:p>
          </table:table-cell>
          <table:table-cell office:value-type="string" table:style-name="ce63">
            <text:p>Kod</text:p>
          </table:table-cell>
          <table:table-cell table:number-columns-repeated="8" table:style-name="ce3"/>
          <table:table-cell table:number-columns-repeated="2" table:style-name="ce1"/>
          <table:table-cell table:number-columns-repeated="16371"/>
        </table:table-row>
        <table:table-row table:style-name="ro1">
          <table:table-cell office:value-type="float" office:value="5" table:formula="of:=ROUND(RAND()*19+1;0)" table:style-name="ce3">
            <text:p>5</text:p>
          </table:table-cell>
          <table:table-cell office:value-type="string" office:string-value="Szczecin" table:formula="of:=VLOOKUP([.A2];[.$L$2:.$M$41];2)" table:style-name="ce64">
            <text:p>Szczecin</text:p>
          </table:table-cell>
          <table:table-cell office:value-type="string" office:string-value="s_z_c" table:formula="of:=LOWER(LEFT([.B2];1))&amp;&quot;_&quot;&amp;LOWER(MID([.B2];2;1))&amp;&quot;_&quot;&amp;LOWER(MID([.B2];3;1))" table:style-name="ce65">
            <text:p>s_z_c</text:p>
          </table:table-cell>
          <table:table-cell table:number-columns-repeated="8" table:style-name="ce3"/>
          <table:table-cell office:value-type="float" office:value="1" table:style-name="ce3">
            <text:p>1</text:p>
          </table:table-cell>
          <table:table-cell office:value-type="string" table:style-name="ce64">
            <text:p>Łódź</text:p>
          </table:table-cell>
          <table:table-cell table:number-columns-repeated="16371"/>
        </table:table-row>
        <table:table-row table:style-name="ro1">
          <table:table-cell office:value-type="float" office:value="6" table:formula="of:=[.A2]+1" table:style-name="ce3">
            <text:p>6</text:p>
          </table:table-cell>
          <table:table-cell office:value-type="string" office:string-value="Gdańsk" table:formula="of:=VLOOKUP([.A3];[.$L$2:.$M$41];2)" table:style-name="ce64">
            <text:p>Gdańsk</text:p>
          </table:table-cell>
          <table:table-cell office:value-type="string" office:string-value="g_d_a" table:formula="of:=LOWER(LEFT([.B3];1))&amp;&quot;_&quot;&amp;LOWER(MID([.B3];2;1))&amp;&quot;_&quot;&amp;LOWER(MID([.B3];3;1))" table:style-name="ce65">
            <text:p>g_d_a</text:p>
          </table:table-cell>
          <table:table-cell table:number-columns-repeated="8" table:style-name="ce3"/>
          <table:table-cell office:value-type="float" office:value="2" table:style-name="ce3">
            <text:p>2</text:p>
          </table:table-cell>
          <table:table-cell office:value-type="string" table:style-name="ce64">
            <text:p>Warszawa</text:p>
          </table:table-cell>
          <table:table-cell table:number-columns-repeated="16371"/>
        </table:table-row>
        <table:table-row table:style-name="ro1">
          <table:table-cell office:value-type="float" office:value="7" table:formula="of:=[.A3]+1" table:style-name="ce3">
            <text:p>7</text:p>
          </table:table-cell>
          <table:table-cell office:value-type="string" office:string-value="Jaworzno" table:formula="of:=VLOOKUP([.A4];[.$L$2:.$M$41];2)" table:style-name="ce64">
            <text:p>Jaworzno</text:p>
          </table:table-cell>
          <table:table-cell office:value-type="string" office:string-value="j_a_w" table:formula="of:=LOWER(LEFT([.B4];1))&amp;&quot;_&quot;&amp;LOWER(MID([.B4];2;1))&amp;&quot;_&quot;&amp;LOWER(MID([.B4];3;1))" table:style-name="ce65">
            <text:p>j_a_w</text:p>
          </table:table-cell>
          <table:table-cell table:number-columns-repeated="8" table:style-name="ce3"/>
          <table:table-cell office:value-type="float" office:value="3" table:style-name="ce3">
            <text:p>3</text:p>
          </table:table-cell>
          <table:table-cell office:value-type="string" table:style-name="ce64">
            <text:p>Poznań</text:p>
          </table:table-cell>
          <table:table-cell table:number-columns-repeated="16371"/>
        </table:table-row>
        <table:table-row table:style-name="ro1">
          <table:table-cell office:value-type="float" office:value="8" table:formula="of:=[.A4]+1" table:style-name="ce3">
            <text:p>8</text:p>
          </table:table-cell>
          <table:table-cell office:value-type="string" office:string-value="Katowice" table:formula="of:=VLOOKUP([.A5];[.$L$2:.$M$41];2)" table:style-name="ce64">
            <text:p>Katowice</text:p>
          </table:table-cell>
          <table:table-cell office:value-type="string" office:string-value="k_a_t" table:formula="of:=LOWER(LEFT([.B5];1))&amp;&quot;_&quot;&amp;LOWER(MID([.B5];2;1))&amp;&quot;_&quot;&amp;LOWER(MID([.B5];3;1))" table:style-name="ce65">
            <text:p>k_a_t</text:p>
          </table:table-cell>
          <table:table-cell table:number-columns-repeated="8" table:style-name="ce3"/>
          <table:table-cell office:value-type="float" office:value="4" table:style-name="ce3">
            <text:p>4</text:p>
          </table:table-cell>
          <table:table-cell office:value-type="string" table:style-name="ce64">
            <text:p>Kraków</text:p>
          </table:table-cell>
          <table:table-cell table:number-columns-repeated="16371"/>
        </table:table-row>
        <table:table-row table:style-name="ro1">
          <table:table-cell office:value-type="float" office:value="9" table:formula="of:=[.A5]+1" table:style-name="ce3">
            <text:p>9</text:p>
          </table:table-cell>
          <table:table-cell office:value-type="string" office:string-value="Radom" table:formula="of:=VLOOKUP([.A6];[.$L$2:.$M$41];2)" table:style-name="ce64">
            <text:p>Radom</text:p>
          </table:table-cell>
          <table:table-cell office:value-type="string" office:string-value="r_a_d" table:formula="of:=LOWER(LEFT([.B6];1))&amp;&quot;_&quot;&amp;LOWER(MID([.B6];2;1))&amp;&quot;_&quot;&amp;LOWER(MID([.B6];3;1))" table:style-name="ce65">
            <text:p>r_a_d</text:p>
          </table:table-cell>
          <table:table-cell table:number-columns-repeated="8" table:style-name="ce3"/>
          <table:table-cell office:value-type="float" office:value="5" table:style-name="ce3">
            <text:p>5</text:p>
          </table:table-cell>
          <table:table-cell office:value-type="string" table:style-name="ce64">
            <text:p>Szczecin</text:p>
          </table:table-cell>
          <table:table-cell table:number-columns-repeated="16371"/>
        </table:table-row>
        <table:table-row table:style-name="ro1">
          <table:table-cell office:value-type="float" office:value="10" table:formula="of:=[.A6]+1" table:style-name="ce3">
            <text:p>10</text:p>
          </table:table-cell>
          <table:table-cell office:value-type="string" office:string-value="Kielce" table:formula="of:=VLOOKUP([.A7];[.$L$2:.$M$41];2)" table:style-name="ce64">
            <text:p>Kielce</text:p>
          </table:table-cell>
          <table:table-cell office:value-type="string" office:string-value="k_i_e" table:formula="of:=LOWER(LEFT([.B7];1))&amp;&quot;_&quot;&amp;LOWER(MID([.B7];2;1))&amp;&quot;_&quot;&amp;LOWER(MID([.B7];3;1))" table:style-name="ce65">
            <text:p>k_i_e</text:p>
          </table:table-cell>
          <table:table-cell table:number-columns-repeated="8" table:style-name="ce3"/>
          <table:table-cell office:value-type="float" office:value="6" table:style-name="ce3">
            <text:p>6</text:p>
          </table:table-cell>
          <table:table-cell office:value-type="string" table:style-name="ce64">
            <text:p>Gdańsk</text:p>
          </table:table-cell>
          <table:table-cell table:number-columns-repeated="16371"/>
        </table:table-row>
        <table:table-row table:style-name="ro1">
          <table:table-cell office:value-type="float" office:value="11" table:formula="of:=[.A7]+1" table:style-name="ce3">
            <text:p>11</text:p>
          </table:table-cell>
          <table:table-cell office:value-type="string" office:string-value="Gdynia" table:formula="of:=VLOOKUP([.A8];[.$L$2:.$M$41];2)" table:style-name="ce64">
            <text:p>Gdynia</text:p>
          </table:table-cell>
          <table:table-cell office:value-type="string" office:string-value="g_d_y" table:formula="of:=LOWER(LEFT([.B8];1))&amp;&quot;_&quot;&amp;LOWER(MID([.B8];2;1))&amp;&quot;_&quot;&amp;LOWER(MID([.B8];3;1))" table:style-name="ce65">
            <text:p>g_d_y</text:p>
          </table:table-cell>
          <table:table-cell table:number-columns-repeated="8" table:style-name="ce3"/>
          <table:table-cell office:value-type="float" office:value="7" table:style-name="ce3">
            <text:p>7</text:p>
          </table:table-cell>
          <table:table-cell office:value-type="string" table:style-name="ce64">
            <text:p>Jaworzno</text:p>
          </table:table-cell>
          <table:table-cell table:number-columns-repeated="16371"/>
        </table:table-row>
        <table:table-row table:style-name="ro1">
          <table:table-cell office:value-type="float" office:value="12" table:formula="of:=[.A8]+1" table:style-name="ce3">
            <text:p>12</text:p>
          </table:table-cell>
          <table:table-cell office:value-type="string" office:string-value="Wrocław" table:formula="of:=VLOOKUP([.A9];[.$L$2:.$M$41];2)" table:style-name="ce64">
            <text:p>Wrocław</text:p>
          </table:table-cell>
          <table:table-cell office:value-type="string" office:string-value="w_r_o" table:formula="of:=LOWER(LEFT([.B9];1))&amp;&quot;_&quot;&amp;LOWER(MID([.B9];2;1))&amp;&quot;_&quot;&amp;LOWER(MID([.B9];3;1))" table:style-name="ce65">
            <text:p>w_r_o</text:p>
          </table:table-cell>
          <table:table-cell table:number-columns-repeated="8" table:style-name="ce3"/>
          <table:table-cell office:value-type="float" office:value="8" table:style-name="ce3">
            <text:p>8</text:p>
          </table:table-cell>
          <table:table-cell office:value-type="string" table:style-name="ce64">
            <text:p>Katowice</text:p>
          </table:table-cell>
          <table:table-cell table:number-columns-repeated="16371"/>
        </table:table-row>
        <table:table-row table:style-name="ro1">
          <table:table-cell office:value-type="float" office:value="13" table:formula="of:=[.A9]+1" table:style-name="ce3">
            <text:p>13</text:p>
          </table:table-cell>
          <table:table-cell office:value-type="string" office:string-value="Zielona Góra" table:formula="of:=VLOOKUP([.A10];[.$L$2:.$M$41];2)" table:style-name="ce64">
            <text:p>Zielona Góra</text:p>
          </table:table-cell>
          <table:table-cell office:value-type="string" office:string-value="z_i_e" table:formula="of:=LOWER(LEFT([.B10];1))&amp;&quot;_&quot;&amp;LOWER(MID([.B10];2;1))&amp;&quot;_&quot;&amp;LOWER(MID([.B10];3;1))" table:style-name="ce65">
            <text:p>z_i_e</text:p>
          </table:table-cell>
          <table:table-cell table:number-columns-repeated="8" table:style-name="ce3"/>
          <table:table-cell office:value-type="float" office:value="9" table:style-name="ce3">
            <text:p>9</text:p>
          </table:table-cell>
          <table:table-cell office:value-type="string" table:style-name="ce64">
            <text:p>Radom</text:p>
          </table:table-cell>
          <table:table-cell table:number-columns-repeated="16371"/>
        </table:table-row>
        <table:table-row table:style-name="ro1">
          <table:table-cell office:value-type="float" office:value="14" table:formula="of:=[.A10]+1" table:style-name="ce3">
            <text:p>14</text:p>
          </table:table-cell>
          <table:table-cell office:value-type="string" office:string-value="Olsztyn" table:formula="of:=VLOOKUP([.A11];[.$L$2:.$M$41];2)" table:style-name="ce64">
            <text:p>Olsztyn</text:p>
          </table:table-cell>
          <table:table-cell office:value-type="string" office:string-value="o_l_s" table:formula="of:=LOWER(LEFT([.B11];1))&amp;&quot;_&quot;&amp;LOWER(MID([.B11];2;1))&amp;&quot;_&quot;&amp;LOWER(MID([.B11];3;1))" table:style-name="ce65">
            <text:p>o_l_s</text:p>
          </table:table-cell>
          <table:table-cell table:number-columns-repeated="8" table:style-name="ce3"/>
          <table:table-cell office:value-type="float" office:value="10" table:style-name="ce3">
            <text:p>10</text:p>
          </table:table-cell>
          <table:table-cell office:value-type="string" table:style-name="ce64">
            <text:p>Kielce</text:p>
          </table:table-cell>
          <table:table-cell table:number-columns-repeated="16371"/>
        </table:table-row>
        <table:table-row table:style-name="ro1">
          <table:table-cell office:value-type="float" office:value="15" table:formula="of:=[.A11]+1" table:style-name="ce3">
            <text:p>15</text:p>
          </table:table-cell>
          <table:table-cell office:value-type="string" office:string-value="Tomaszów Mazowiecki" table:formula="of:=VLOOKUP([.A12];[.$L$2:.$M$41];2)" table:style-name="ce64">
            <text:p>Tomaszów Mazowiecki</text:p>
          </table:table-cell>
          <table:table-cell office:value-type="string" office:string-value="t_o_m" table:formula="of:=LOWER(LEFT([.B12];1))&amp;&quot;_&quot;&amp;LOWER(MID([.B12];2;1))&amp;&quot;_&quot;&amp;LOWER(MID([.B12];3;1))" table:style-name="ce65">
            <text:p>t_o_m</text:p>
          </table:table-cell>
          <table:table-cell table:number-columns-repeated="8" table:style-name="ce3"/>
          <table:table-cell office:value-type="float" office:value="11" table:style-name="ce3">
            <text:p>11</text:p>
          </table:table-cell>
          <table:table-cell office:value-type="string" table:style-name="ce64">
            <text:p>Gdynia</text:p>
          </table:table-cell>
          <table:table-cell table:number-columns-repeated="16371"/>
        </table:table-row>
        <table:table-row table:style-name="ro1">
          <table:table-cell office:value-type="float" office:value="16" table:formula="of:=[.A12]+1" table:style-name="ce3">
            <text:p>16</text:p>
          </table:table-cell>
          <table:table-cell office:value-type="string" office:string-value="Częstochowa" table:formula="of:=VLOOKUP([.A13];[.$L$2:.$M$41];2)" table:style-name="ce64">
            <text:p>Częstochowa</text:p>
          </table:table-cell>
          <table:table-cell office:value-type="string" office:string-value="c_z_ę" table:formula="of:=LOWER(LEFT([.B13];1))&amp;&quot;_&quot;&amp;LOWER(MID([.B13];2;1))&amp;&quot;_&quot;&amp;LOWER(MID([.B13];3;1))" table:style-name="ce65">
            <text:p>c_z_ę</text:p>
          </table:table-cell>
          <table:table-cell table:number-columns-repeated="8" table:style-name="ce3"/>
          <table:table-cell office:value-type="float" office:value="12" table:style-name="ce3">
            <text:p>12</text:p>
          </table:table-cell>
          <table:table-cell office:value-type="string" table:style-name="ce64">
            <text:p>Wrocław</text:p>
          </table:table-cell>
          <table:table-cell table:number-columns-repeated="16371"/>
        </table:table-row>
        <table:table-row table:style-name="ro1">
          <table:table-cell office:value-type="float" office:value="17" table:formula="of:=[.A13]+1" table:style-name="ce3">
            <text:p>17</text:p>
          </table:table-cell>
          <table:table-cell office:value-type="string" office:string-value="Zamość" table:formula="of:=VLOOKUP([.A14];[.$L$2:.$M$41];2)" table:style-name="ce64">
            <text:p>Zamość</text:p>
          </table:table-cell>
          <table:table-cell office:value-type="string" office:string-value="z_a_m" table:formula="of:=LOWER(LEFT([.B14];1))&amp;&quot;_&quot;&amp;LOWER(MID([.B14];2;1))&amp;&quot;_&quot;&amp;LOWER(MID([.B14];3;1))" table:style-name="ce65">
            <text:p>z_a_m</text:p>
          </table:table-cell>
          <table:table-cell table:number-columns-repeated="8" table:style-name="ce3"/>
          <table:table-cell office:value-type="float" office:value="13" table:style-name="ce3">
            <text:p>13</text:p>
          </table:table-cell>
          <table:table-cell office:value-type="string" table:style-name="ce64">
            <text:p>Zielona Góra</text:p>
          </table:table-cell>
          <table:table-cell table:number-columns-repeated="16371"/>
        </table:table-row>
        <table:table-row table:style-name="ro1">
          <table:table-cell office:value-type="float" office:value="18" table:formula="of:=[.A14]+1" table:style-name="ce3">
            <text:p>18</text:p>
          </table:table-cell>
          <table:table-cell office:value-type="string" office:string-value="Białystok" table:formula="of:=VLOOKUP([.A15];[.$L$2:.$M$41];2)" table:style-name="ce64">
            <text:p>Białystok</text:p>
          </table:table-cell>
          <table:table-cell office:value-type="string" office:string-value="b_i_a" table:formula="of:=LOWER(LEFT([.B15];1))&amp;&quot;_&quot;&amp;LOWER(MID([.B15];2;1))&amp;&quot;_&quot;&amp;LOWER(MID([.B15];3;1))" table:style-name="ce65">
            <text:p>b_i_a</text:p>
          </table:table-cell>
          <table:table-cell table:number-columns-repeated="8" table:style-name="ce3"/>
          <table:table-cell office:value-type="float" office:value="14" table:style-name="ce3">
            <text:p>14</text:p>
          </table:table-cell>
          <table:table-cell office:value-type="string" table:style-name="ce64">
            <text:p>Olsztyn</text:p>
          </table:table-cell>
          <table:table-cell table:number-columns-repeated="16371"/>
        </table:table-row>
        <table:table-row table:style-name="ro1">
          <table:table-cell office:value-type="float" office:value="19" table:formula="of:=[.A15]+1" table:style-name="ce3">
            <text:p>19</text:p>
          </table:table-cell>
          <table:table-cell office:value-type="string" office:string-value="Sopot" table:formula="of:=VLOOKUP([.A16];[.$L$2:.$M$41];2)" table:style-name="ce64">
            <text:p>Sopot</text:p>
          </table:table-cell>
          <table:table-cell office:value-type="string" office:string-value="s_o_p" table:formula="of:=LOWER(LEFT([.B16];1))&amp;&quot;_&quot;&amp;LOWER(MID([.B16];2;1))&amp;&quot;_&quot;&amp;LOWER(MID([.B16];3;1))" table:style-name="ce65">
            <text:p>s_o_p</text:p>
          </table:table-cell>
          <table:table-cell table:number-columns-repeated="8" table:style-name="ce3"/>
          <table:table-cell office:value-type="float" office:value="15" table:style-name="ce3">
            <text:p>15</text:p>
          </table:table-cell>
          <table:table-cell office:value-type="string" table:style-name="ce64">
            <text:p>Tomaszów Mazowiecki</text:p>
          </table:table-cell>
          <table:table-cell table:number-columns-repeated="16371"/>
        </table:table-row>
        <table:table-row table:style-name="ro1">
          <table:table-cell office:value-type="float" office:value="20" table:formula="of:=[.A16]+1" table:style-name="ce3">
            <text:p>20</text:p>
          </table:table-cell>
          <table:table-cell office:value-type="string" office:string-value="Zakopane" table:formula="of:=VLOOKUP([.A17];[.$L$2:.$M$41];2)" table:style-name="ce64">
            <text:p>Zakopane</text:p>
          </table:table-cell>
          <table:table-cell office:value-type="string" office:string-value="z_a_k" table:formula="of:=LOWER(LEFT([.B17];1))&amp;&quot;_&quot;&amp;LOWER(MID([.B17];2;1))&amp;&quot;_&quot;&amp;LOWER(MID([.B17];3;1))" table:style-name="ce65">
            <text:p>z_a_k</text:p>
          </table:table-cell>
          <table:table-cell table:number-columns-repeated="8" table:style-name="ce3"/>
          <table:table-cell office:value-type="float" office:value="16" table:style-name="ce3">
            <text:p>16</text:p>
          </table:table-cell>
          <table:table-cell office:value-type="string" table:style-name="ce64">
            <text:p>Częstochowa</text:p>
          </table:table-cell>
          <table:table-cell table:number-columns-repeated="16371"/>
        </table:table-row>
        <table:table-row table:style-name="ro1">
          <table:table-cell office:value-type="float" office:value="21" table:formula="of:=[.A17]+1" table:style-name="ce3">
            <text:p>21</text:p>
          </table:table-cell>
          <table:table-cell office:value-type="string" office:string-value="Łódź" table:formula="of:=VLOOKUP([.A18];[.$L$2:.$M$41];2)" table:style-name="ce64">
            <text:p>Łódź</text:p>
          </table:table-cell>
          <table:table-cell office:value-type="string" office:string-value="ł_ó_d" table:formula="of:=LOWER(LEFT([.B18];1))&amp;&quot;_&quot;&amp;LOWER(MID([.B18];2;1))&amp;&quot;_&quot;&amp;LOWER(MID([.B18];3;1))" table:style-name="ce65">
            <text:p>ł_ó_d</text:p>
          </table:table-cell>
          <table:table-cell table:number-columns-repeated="8" table:style-name="ce3"/>
          <table:table-cell office:value-type="float" office:value="17" table:style-name="ce3">
            <text:p>17</text:p>
          </table:table-cell>
          <table:table-cell office:value-type="string" table:style-name="ce64">
            <text:p>Zamość</text:p>
          </table:table-cell>
          <table:table-cell table:number-columns-repeated="16371"/>
        </table:table-row>
        <table:table-row table:style-name="ro1">
          <table:table-cell office:value-type="float" office:value="22" table:formula="of:=[.A18]+1" table:style-name="ce3">
            <text:p>22</text:p>
          </table:table-cell>
          <table:table-cell office:value-type="string" office:string-value="Warszawa" table:formula="of:=VLOOKUP([.A19];[.$L$2:.$M$41];2)" table:style-name="ce64">
            <text:p>Warszawa</text:p>
          </table:table-cell>
          <table:table-cell office:value-type="string" office:string-value="w_a_r" table:formula="of:=LOWER(LEFT([.B19];1))&amp;&quot;_&quot;&amp;LOWER(MID([.B19];2;1))&amp;&quot;_&quot;&amp;LOWER(MID([.B19];3;1))" table:style-name="ce65">
            <text:p>w_a_r</text:p>
          </table:table-cell>
          <table:table-cell table:number-columns-repeated="8" table:style-name="ce3"/>
          <table:table-cell office:value-type="float" office:value="18" table:style-name="ce3">
            <text:p>18</text:p>
          </table:table-cell>
          <table:table-cell office:value-type="string" table:style-name="ce64">
            <text:p>Białystok</text:p>
          </table:table-cell>
          <table:table-cell table:number-columns-repeated="16371"/>
        </table:table-row>
        <table:table-row table:style-name="ro1">
          <table:table-cell office:value-type="float" office:value="23" table:formula="of:=[.A19]+1" table:style-name="ce3">
            <text:p>23</text:p>
          </table:table-cell>
          <table:table-cell office:value-type="string" office:string-value="Poznań" table:formula="of:=VLOOKUP([.A20];[.$L$2:.$M$41];2)" table:style-name="ce64">
            <text:p>Poznań</text:p>
          </table:table-cell>
          <table:table-cell office:value-type="string" office:string-value="p_o_z" table:formula="of:=LOWER(LEFT([.B20];1))&amp;&quot;_&quot;&amp;LOWER(MID([.B20];2;1))&amp;&quot;_&quot;&amp;LOWER(MID([.B20];3;1))" table:style-name="ce65">
            <text:p>p_o_z</text:p>
          </table:table-cell>
          <table:table-cell table:number-columns-repeated="8" table:style-name="ce3"/>
          <table:table-cell office:value-type="float" office:value="19" table:style-name="ce3">
            <text:p>19</text:p>
          </table:table-cell>
          <table:table-cell office:value-type="string" table:style-name="ce64">
            <text:p>Sopot</text:p>
          </table:table-cell>
          <table:table-cell table:number-columns-repeated="16371"/>
        </table:table-row>
        <table:table-row table:style-name="ro1">
          <table:table-cell office:value-type="float" office:value="24" table:formula="of:=[.A20]+1" table:style-name="ce3">
            <text:p>24</text:p>
          </table:table-cell>
          <table:table-cell office:value-type="string" office:string-value="Kraków" table:formula="of:=VLOOKUP([.A21];[.$L$2:.$M$41];2)" table:style-name="ce64">
            <text:p>Kraków</text:p>
          </table:table-cell>
          <table:table-cell office:value-type="string" office:string-value="k_r_a" table:formula="of:=LOWER(LEFT([.B21];1))&amp;&quot;_&quot;&amp;LOWER(MID([.B21];2;1))&amp;&quot;_&quot;&amp;LOWER(MID([.B21];3;1))" table:style-name="ce65">
            <text:p>k_r_a</text:p>
          </table:table-cell>
          <table:table-cell table:number-columns-repeated="8" table:style-name="ce3"/>
          <table:table-cell office:value-type="float" office:value="20" table:style-name="ce3">
            <text:p>20</text:p>
          </table:table-cell>
          <table:table-cell office:value-type="string" table:style-name="ce64">
            <text:p>Zakopane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number-columns-repeated="9" table:style-name="ce3"/>
          <table:table-cell office:value-type="float" office:value="21" table:style-name="ce3">
            <text:p>21</text:p>
          </table:table-cell>
          <table:table-cell office:value-type="string" table:style-name="ce64">
            <text:p>Łódź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number-columns-repeated="9" table:style-name="ce3"/>
          <table:table-cell office:value-type="float" office:value="22" table:style-name="ce3">
            <text:p>22</text:p>
          </table:table-cell>
          <table:table-cell office:value-type="string" table:style-name="ce64">
            <text:p>Warszawa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number-columns-repeated="9" table:style-name="ce3"/>
          <table:table-cell office:value-type="float" office:value="23" table:style-name="ce3">
            <text:p>23</text:p>
          </table:table-cell>
          <table:table-cell office:value-type="string" table:style-name="ce64">
            <text:p>Poznań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number-columns-repeated="9" table:style-name="ce3"/>
          <table:table-cell office:value-type="float" office:value="24" table:style-name="ce3">
            <text:p>24</text:p>
          </table:table-cell>
          <table:table-cell office:value-type="string" table:style-name="ce64">
            <text:p>Kraków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number-columns-repeated="9" table:style-name="ce3"/>
          <table:table-cell office:value-type="float" office:value="25" table:style-name="ce3">
            <text:p>25</text:p>
          </table:table-cell>
          <table:table-cell office:value-type="string" table:style-name="ce64">
            <text:p>Szczecin</text:p>
          </table:table-cell>
          <table:table-cell table:number-columns-repeated="16371"/>
        </table:table-row>
        <table:table-row table:style-name="ro1">
          <table:table-cell table:number-columns-repeated="11" table:style-name="ce3"/>
          <table:table-cell office:value-type="float" office:value="26" table:style-name="ce3">
            <text:p>26</text:p>
          </table:table-cell>
          <table:table-cell office:value-type="string" table:style-name="ce64">
            <text:p>Gdańsk</text:p>
          </table:table-cell>
          <table:table-cell table:number-columns-repeated="16371"/>
        </table:table-row>
        <table:table-row table:style-name="ro1">
          <table:table-cell table:number-columns-repeated="11" table:style-name="ce3"/>
          <table:table-cell office:value-type="float" office:value="27" table:style-name="ce3">
            <text:p>27</text:p>
          </table:table-cell>
          <table:table-cell office:value-type="string" table:style-name="ce64">
            <text:p>Jaworzno</text:p>
          </table:table-cell>
          <table:table-cell table:number-columns-repeated="16371"/>
        </table:table-row>
        <table:table-row table:style-name="ro1">
          <table:table-cell table:number-columns-repeated="11" table:style-name="ce3"/>
          <table:table-cell office:value-type="float" office:value="28" table:style-name="ce3">
            <text:p>28</text:p>
          </table:table-cell>
          <table:table-cell office:value-type="string" table:style-name="ce64">
            <text:p>Katowice</text:p>
          </table:table-cell>
          <table:table-cell table:number-columns-repeated="16371"/>
        </table:table-row>
        <table:table-row table:style-name="ro1">
          <table:table-cell table:number-columns-repeated="11" table:style-name="ce3"/>
          <table:table-cell office:value-type="float" office:value="29" table:style-name="ce3">
            <text:p>29</text:p>
          </table:table-cell>
          <table:table-cell office:value-type="string" table:style-name="ce64">
            <text:p>Radom</text:p>
          </table:table-cell>
          <table:table-cell table:number-columns-repeated="16371"/>
        </table:table-row>
        <table:table-row table:style-name="ro1">
          <table:table-cell table:number-columns-repeated="11" table:style-name="ce3"/>
          <table:table-cell office:value-type="float" office:value="30" table:style-name="ce3">
            <text:p>30</text:p>
          </table:table-cell>
          <table:table-cell office:value-type="string" table:style-name="ce64">
            <text:p>Kielce</text:p>
          </table:table-cell>
          <table:table-cell table:number-columns-repeated="16371"/>
        </table:table-row>
        <table:table-row table:style-name="ro1">
          <table:table-cell table:number-columns-repeated="11" table:style-name="ce3"/>
          <table:table-cell office:value-type="float" office:value="31" table:style-name="ce3">
            <text:p>31</text:p>
          </table:table-cell>
          <table:table-cell office:value-type="string" table:style-name="ce64">
            <text:p>Gdynia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2" table:style-name="ce3">
            <text:p>32</text:p>
          </table:table-cell>
          <table:table-cell office:value-type="string" table:style-name="ce64">
            <text:p>Wrocław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3" table:style-name="ce3">
            <text:p>33</text:p>
          </table:table-cell>
          <table:table-cell office:value-type="string" table:style-name="ce64">
            <text:p>Zielona Góra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4" table:style-name="ce3">
            <text:p>34</text:p>
          </table:table-cell>
          <table:table-cell office:value-type="string" table:style-name="ce64">
            <text:p>Olsztyn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5" table:style-name="ce3">
            <text:p>35</text:p>
          </table:table-cell>
          <table:table-cell office:value-type="string" table:style-name="ce64">
            <text:p>Tomaszów Mazowiecki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6" table:style-name="ce3">
            <text:p>36</text:p>
          </table:table-cell>
          <table:table-cell office:value-type="string" table:style-name="ce64">
            <text:p>Częstochowa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7" table:style-name="ce3">
            <text:p>37</text:p>
          </table:table-cell>
          <table:table-cell office:value-type="string" table:style-name="ce64">
            <text:p>Zamość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8" table:style-name="ce3">
            <text:p>38</text:p>
          </table:table-cell>
          <table:table-cell office:value-type="string" table:style-name="ce64">
            <text:p>Białystok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9" table:style-name="ce3">
            <text:p>39</text:p>
          </table:table-cell>
          <table:table-cell office:value-type="string" table:style-name="ce64">
            <text:p>Sopot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40" table:style-name="ce3">
            <text:p>40</text:p>
          </table:table-cell>
          <table:table-cell office:value-type="string" table:style-name="ce64">
            <text:p>Zakopane</text:p>
          </table:table-cell>
          <table:table-cell table:number-columns-repeated="16371"/>
        </table:table-row>
        <table:table-row table:number-rows-repeated="1048535" table:style-name="ro2">
          <table:table-cell table:number-columns-repeated="16384"/>
        </table:table-row>
        <table:named-expressions>
          <table:named-expression table:name="Z_3DF5E802_5CA5_43EF_BE6A_D6FCDA5F65F2_.wvu.Cols" table:expression="of:=&quot;[$'12.Miasta'.$A$1:.$A$1048576];[$'12.Miasta'.$L$1:.$M$1048576]&quot;" table:base-cell-address="1_Stypendium.$A$1"/>
          <table:named-expression table:name="Z_F9B480CE_077C_416E_ACF9_56227F746F4A_.wvu.Cols" table:expression="of:=&quot;[$'12.Miasta'.$A$1:.$A$1048576];[$'12.Miasta'.$L$1:.$M$1048576]&quot;" table:base-cell-address="1_Stypendium.$A$1"/>
        </table:named-expressions>
      </table:table>
      <table:table table:name="13_Dni_tygodnia" table:style-name="ta1">
        <table:table-column table:style-name="co33" table:default-cell-style-name="ce3" table:visibility="collapse"/>
        <table:table-column table:style-name="co34" table:default-cell-style-name="ce3"/>
        <table:table-column table:style-name="co3" table:number-columns-repeated="9" table:default-cell-style-name="ce3"/>
        <table:table-column table:style-name="co35" table:default-cell-style-name="ce3" table:visibility="collapse"/>
        <table:table-column table:style-name="co36" table:default-cell-style-name="ce3" table:visibility="collapse"/>
        <table:table-column table:style-name="co3" table:number-columns-repeated="1011" table:default-cell-style-name="ce3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62">
            <text:p>Dni tygodnia</text:p>
          </table:table-cell>
          <table:table-cell office:value-type="string" table:style-name="ce63">
            <text:p>Skrót</text:p>
          </table:table-cell>
          <table:table-cell table:number-columns-repeated="8" table:style-name="ce3"/>
          <table:table-cell table:number-columns-repeated="2" table:style-name="ce1"/>
          <table:table-cell table:number-columns-repeated="16371"/>
        </table:table-row>
        <table:table-row table:style-name="ro1">
          <table:table-cell office:value-type="float" office:value="10" table:formula="of:=ROUND(RAND()*19+1;0)" table:style-name="ce3">
            <text:p>10</text:p>
          </table:table-cell>
          <table:table-cell office:value-type="string" office:string-value="środa" table:formula="of:=VLOOKUP([.A2];[.$L$2:.$M$41];2)" table:style-name="ce64">
            <text:p>środa</text:p>
          </table:table-cell>
          <table:table-cell office:value-type="string" office:string-value="ś-r" table:formula="of:=LOWER(LEFT([.B2];1))&amp;&quot;-&quot;&amp;LOWER(MID([.B2];2;1))" table:style-name="ce65">
            <text:p>ś-r</text:p>
          </table:table-cell>
          <table:table-cell table:number-columns-repeated="8" table:style-name="ce3"/>
          <table:table-cell office:value-type="float" office:value="1" table:style-name="ce3">
            <text:p>1</text:p>
          </table:table-cell>
          <table:table-cell office:value-type="string" table:style-name="ce64">
            <text:p>poNiedziałek</text:p>
          </table:table-cell>
          <table:table-cell table:number-columns-repeated="16371"/>
        </table:table-row>
        <table:table-row table:style-name="ro1">
          <table:table-cell office:value-type="float" office:value="11" table:formula="of:=[.A2]+1" table:style-name="ce3">
            <text:p>11</text:p>
          </table:table-cell>
          <table:table-cell office:value-type="string" office:string-value="czwartek" table:formula="of:=VLOOKUP([.A3];[.$L$2:.$M$41];2)" table:style-name="ce64">
            <text:p>czwartek</text:p>
          </table:table-cell>
          <table:table-cell office:value-type="string" office:string-value="c-z" table:formula="of:=LOWER(LEFT([.B3];1))&amp;&quot;-&quot;&amp;LOWER(MID([.B3];2;1))" table:style-name="ce65">
            <text:p>c-z</text:p>
          </table:table-cell>
          <table:table-cell table:number-columns-repeated="8" table:style-name="ce3"/>
          <table:table-cell office:value-type="float" office:value="2" table:style-name="ce3">
            <text:p>2</text:p>
          </table:table-cell>
          <table:table-cell office:value-type="string" table:style-name="ce64">
            <text:p>Wtorek</text:p>
          </table:table-cell>
          <table:table-cell table:number-columns-repeated="16371"/>
        </table:table-row>
        <table:table-row table:style-name="ro1">
          <table:table-cell office:value-type="float" office:value="12" table:formula="of:=[.A3]+1" table:style-name="ce3">
            <text:p>12</text:p>
          </table:table-cell>
          <table:table-cell office:value-type="string" office:string-value="piątek" table:formula="of:=VLOOKUP([.A4];[.$L$2:.$M$41];2)" table:style-name="ce64">
            <text:p>piątek</text:p>
          </table:table-cell>
          <table:table-cell office:value-type="string" office:string-value="p-i" table:formula="of:=LOWER(LEFT([.B4];1))&amp;&quot;-&quot;&amp;LOWER(MID([.B4];2;1))" table:style-name="ce65">
            <text:p>p-i</text:p>
          </table:table-cell>
          <table:table-cell table:number-columns-repeated="8" table:style-name="ce3"/>
          <table:table-cell office:value-type="float" office:value="3" table:style-name="ce3">
            <text:p>3</text:p>
          </table:table-cell>
          <table:table-cell office:value-type="string" table:style-name="ce64">
            <text:p>środa</text:p>
          </table:table-cell>
          <table:table-cell table:number-columns-repeated="16371"/>
        </table:table-row>
        <table:table-row table:style-name="ro1">
          <table:table-cell office:value-type="float" office:value="13" table:formula="of:=[.A4]+1" table:style-name="ce3">
            <text:p>13</text:p>
          </table:table-cell>
          <table:table-cell office:value-type="string" office:string-value="SOBOTA" table:formula="of:=VLOOKUP([.A5];[.$L$2:.$M$41];2)" table:style-name="ce64">
            <text:p>SOBOTA</text:p>
          </table:table-cell>
          <table:table-cell office:value-type="string" office:string-value="s-o" table:formula="of:=LOWER(LEFT([.B5];1))&amp;&quot;-&quot;&amp;LOWER(MID([.B5];2;1))" table:style-name="ce65">
            <text:p>s-o</text:p>
          </table:table-cell>
          <table:table-cell table:number-columns-repeated="8" table:style-name="ce3"/>
          <table:table-cell office:value-type="float" office:value="4" table:style-name="ce3">
            <text:p>4</text:p>
          </table:table-cell>
          <table:table-cell office:value-type="string" table:style-name="ce64">
            <text:p>CZWartek</text:p>
          </table:table-cell>
          <table:table-cell table:number-columns-repeated="16371"/>
        </table:table-row>
        <table:table-row table:style-name="ro1">
          <table:table-cell office:value-type="float" office:value="14" table:formula="of:=[.A5]+1" table:style-name="ce3">
            <text:p>14</text:p>
          </table:table-cell>
          <table:table-cell office:value-type="string" office:string-value="niedziela" table:formula="of:=VLOOKUP([.A6];[.$L$2:.$M$41];2)" table:style-name="ce64">
            <text:p>niedziela</text:p>
          </table:table-cell>
          <table:table-cell office:value-type="string" office:string-value="n-i" table:formula="of:=LOWER(LEFT([.B6];1))&amp;&quot;-&quot;&amp;LOWER(MID([.B6];2;1))" table:style-name="ce65">
            <text:p>n-i</text:p>
          </table:table-cell>
          <table:table-cell table:number-columns-repeated="8" table:style-name="ce3"/>
          <table:table-cell office:value-type="float" office:value="5" table:style-name="ce3">
            <text:p>5</text:p>
          </table:table-cell>
          <table:table-cell office:value-type="string" table:style-name="ce64">
            <text:p>piątek</text:p>
          </table:table-cell>
          <table:table-cell table:number-columns-repeated="16371"/>
        </table:table-row>
        <table:table-row table:style-name="ro1">
          <table:table-cell office:value-type="float" office:value="15" table:formula="of:=[.A6]+1" table:style-name="ce3">
            <text:p>15</text:p>
          </table:table-cell>
          <table:table-cell office:value-type="string" office:string-value="poniedziałek" table:formula="of:=VLOOKUP([.A7];[.$L$2:.$M$41];2)" table:style-name="ce64">
            <text:p>poniedziałek</text:p>
          </table:table-cell>
          <table:table-cell office:value-type="string" office:string-value="p-o" table:formula="of:=LOWER(LEFT([.B7];1))&amp;&quot;-&quot;&amp;LOWER(MID([.B7];2;1))" table:style-name="ce65">
            <text:p>p-o</text:p>
          </table:table-cell>
          <table:table-cell table:number-columns-repeated="8" table:style-name="ce3"/>
          <table:table-cell office:value-type="float" office:value="6" table:style-name="ce3">
            <text:p>6</text:p>
          </table:table-cell>
          <table:table-cell office:value-type="string" table:style-name="ce64">
            <text:p>sobota</text:p>
          </table:table-cell>
          <table:table-cell table:number-columns-repeated="16371"/>
        </table:table-row>
        <table:table-row table:style-name="ro1">
          <table:table-cell office:value-type="float" office:value="16" table:formula="of:=[.A7]+1" table:style-name="ce3">
            <text:p>16</text:p>
          </table:table-cell>
          <table:table-cell office:value-type="string" office:string-value="wtorek" table:formula="of:=VLOOKUP([.A8];[.$L$2:.$M$41];2)" table:style-name="ce64">
            <text:p>wtorek</text:p>
          </table:table-cell>
          <table:table-cell office:value-type="string" office:string-value="w-t" table:formula="of:=LOWER(LEFT([.B8];1))&amp;&quot;-&quot;&amp;LOWER(MID([.B8];2;1))" table:style-name="ce65">
            <text:p>w-t</text:p>
          </table:table-cell>
          <table:table-cell table:number-columns-repeated="8" table:style-name="ce3"/>
          <table:table-cell office:value-type="float" office:value="7" table:style-name="ce3">
            <text:p>7</text:p>
          </table:table-cell>
          <table:table-cell office:value-type="string" table:style-name="ce64">
            <text:p>niedziela</text:p>
          </table:table-cell>
          <table:table-cell table:number-columns-repeated="16371"/>
        </table:table-row>
        <table:table-row table:style-name="ro1">
          <table:table-cell office:value-type="float" office:value="17" table:formula="of:=[.A8]+1" table:style-name="ce3">
            <text:p>17</text:p>
          </table:table-cell>
          <table:table-cell office:value-type="string" office:string-value="środa" table:formula="of:=VLOOKUP([.A9];[.$L$2:.$M$41];2)" table:style-name="ce64">
            <text:p>środa</text:p>
          </table:table-cell>
          <table:table-cell office:value-type="string" office:string-value="ś-r" table:formula="of:=LOWER(LEFT([.B9];1))&amp;&quot;-&quot;&amp;LOWER(MID([.B9];2;1))" table:style-name="ce65">
            <text:p>ś-r</text:p>
          </table:table-cell>
          <table:table-cell table:number-columns-repeated="8" table:style-name="ce3"/>
          <table:table-cell office:value-type="float" office:value="8" table:style-name="ce3">
            <text:p>8</text:p>
          </table:table-cell>
          <table:table-cell office:value-type="string" table:style-name="ce64">
            <text:p>poniedziałek</text:p>
          </table:table-cell>
          <table:table-cell table:number-columns-repeated="16371"/>
        </table:table-row>
        <table:table-row table:style-name="ro1">
          <table:table-cell office:value-type="float" office:value="18" table:formula="of:=[.A9]+1" table:style-name="ce3">
            <text:p>18</text:p>
          </table:table-cell>
          <table:table-cell office:value-type="string" office:string-value="cZwartek" table:formula="of:=VLOOKUP([.A10];[.$L$2:.$M$41];2)" table:style-name="ce64">
            <text:p>cZwartek</text:p>
          </table:table-cell>
          <table:table-cell office:value-type="string" office:string-value="c-z" table:formula="of:=LOWER(LEFT([.B10];1))&amp;&quot;-&quot;&amp;LOWER(MID([.B10];2;1))" table:style-name="ce65">
            <text:p>c-z</text:p>
          </table:table-cell>
          <table:table-cell table:number-columns-repeated="8" table:style-name="ce3"/>
          <table:table-cell office:value-type="float" office:value="9" table:style-name="ce3">
            <text:p>9</text:p>
          </table:table-cell>
          <table:table-cell office:value-type="string" table:style-name="ce64">
            <text:p>wtorek</text:p>
          </table:table-cell>
          <table:table-cell table:number-columns-repeated="16371"/>
        </table:table-row>
        <table:table-row table:style-name="ro1">
          <table:table-cell office:value-type="float" office:value="19" table:formula="of:=[.A10]+1" table:style-name="ce3">
            <text:p>19</text:p>
          </table:table-cell>
          <table:table-cell office:value-type="string" office:string-value="piątek" table:formula="of:=VLOOKUP([.A11];[.$L$2:.$M$41];2)" table:style-name="ce64">
            <text:p>piątek</text:p>
          </table:table-cell>
          <table:table-cell office:value-type="string" office:string-value="p-i" table:formula="of:=LOWER(LEFT([.B11];1))&amp;&quot;-&quot;&amp;LOWER(MID([.B11];2;1))" table:style-name="ce65">
            <text:p>p-i</text:p>
          </table:table-cell>
          <table:table-cell table:number-columns-repeated="8" table:style-name="ce3"/>
          <table:table-cell office:value-type="float" office:value="10" table:style-name="ce3">
            <text:p>10</text:p>
          </table:table-cell>
          <table:table-cell office:value-type="string" table:style-name="ce64">
            <text:p>środa</text:p>
          </table:table-cell>
          <table:table-cell table:number-columns-repeated="16371"/>
        </table:table-row>
        <table:table-row table:style-name="ro1">
          <table:table-cell office:value-type="float" office:value="20" table:formula="of:=[.A11]+1" table:style-name="ce3">
            <text:p>20</text:p>
          </table:table-cell>
          <table:table-cell office:value-type="string" office:string-value="sobota" table:formula="of:=VLOOKUP([.A12];[.$L$2:.$M$41];2)" table:style-name="ce64">
            <text:p>sobota</text:p>
          </table:table-cell>
          <table:table-cell office:value-type="string" office:string-value="s-o" table:formula="of:=LOWER(LEFT([.B12];1))&amp;&quot;-&quot;&amp;LOWER(MID([.B12];2;1))" table:style-name="ce65">
            <text:p>s-o</text:p>
          </table:table-cell>
          <table:table-cell table:number-columns-repeated="8" table:style-name="ce3"/>
          <table:table-cell office:value-type="float" office:value="11" table:style-name="ce3">
            <text:p>11</text:p>
          </table:table-cell>
          <table:table-cell office:value-type="string" table:style-name="ce64">
            <text:p>czwartek</text:p>
          </table:table-cell>
          <table:table-cell table:number-columns-repeated="16371"/>
        </table:table-row>
        <table:table-row table:style-name="ro1">
          <table:table-cell office:value-type="float" office:value="21" table:formula="of:=[.A12]+1" table:style-name="ce3">
            <text:p>21</text:p>
          </table:table-cell>
          <table:table-cell office:value-type="string" office:string-value="niedziela" table:formula="of:=VLOOKUP([.A13];[.$L$2:.$M$41];2)" table:style-name="ce64">
            <text:p>niedziela</text:p>
          </table:table-cell>
          <table:table-cell office:value-type="string" office:string-value="n-i" table:formula="of:=LOWER(LEFT([.B13];1))&amp;&quot;-&quot;&amp;LOWER(MID([.B13];2;1))" table:style-name="ce65">
            <text:p>n-i</text:p>
          </table:table-cell>
          <table:table-cell table:number-columns-repeated="8" table:style-name="ce3"/>
          <table:table-cell office:value-type="float" office:value="12" table:style-name="ce3">
            <text:p>12</text:p>
          </table:table-cell>
          <table:table-cell office:value-type="string" table:style-name="ce64">
            <text:p>piątek</text:p>
          </table:table-cell>
          <table:table-cell table:number-columns-repeated="16371"/>
        </table:table-row>
        <table:table-row table:style-name="ro1">
          <table:table-cell office:value-type="float" office:value="22" table:formula="of:=[.A13]+1" table:style-name="ce3">
            <text:p>22</text:p>
          </table:table-cell>
          <table:table-cell office:value-type="string" office:string-value="pONiedziałek" table:formula="of:=VLOOKUP([.A14];[.$L$2:.$M$41];2)" table:style-name="ce64">
            <text:p>pONiedziałek</text:p>
          </table:table-cell>
          <table:table-cell office:value-type="string" office:string-value="p-o" table:formula="of:=LOWER(LEFT([.B14];1))&amp;&quot;-&quot;&amp;LOWER(MID([.B14];2;1))" table:style-name="ce65">
            <text:p>p-o</text:p>
          </table:table-cell>
          <table:table-cell table:number-columns-repeated="8" table:style-name="ce3"/>
          <table:table-cell office:value-type="float" office:value="13" table:style-name="ce3">
            <text:p>13</text:p>
          </table:table-cell>
          <table:table-cell office:value-type="string" table:style-name="ce64">
            <text:p>SOBOTA</text:p>
          </table:table-cell>
          <table:table-cell table:number-columns-repeated="16371"/>
        </table:table-row>
        <table:table-row table:style-name="ro1">
          <table:table-cell office:value-type="float" office:value="23" table:formula="of:=[.A14]+1" table:style-name="ce3">
            <text:p>23</text:p>
          </table:table-cell>
          <table:table-cell office:value-type="string" office:string-value="wtorek" table:formula="of:=VLOOKUP([.A15];[.$L$2:.$M$41];2)" table:style-name="ce64">
            <text:p>wtorek</text:p>
          </table:table-cell>
          <table:table-cell office:value-type="string" office:string-value="w-t" table:formula="of:=LOWER(LEFT([.B15];1))&amp;&quot;-&quot;&amp;LOWER(MID([.B15];2;1))" table:style-name="ce65">
            <text:p>w-t</text:p>
          </table:table-cell>
          <table:table-cell table:number-columns-repeated="8" table:style-name="ce3"/>
          <table:table-cell office:value-type="float" office:value="14" table:style-name="ce3">
            <text:p>14</text:p>
          </table:table-cell>
          <table:table-cell office:value-type="string" table:style-name="ce64">
            <text:p>niedziela</text:p>
          </table:table-cell>
          <table:table-cell table:number-columns-repeated="16371"/>
        </table:table-row>
        <table:table-row table:style-name="ro1">
          <table:table-cell office:value-type="float" office:value="24" table:formula="of:=[.A15]+1" table:style-name="ce3">
            <text:p>24</text:p>
          </table:table-cell>
          <table:table-cell office:value-type="string" office:string-value="środa" table:formula="of:=VLOOKUP([.A16];[.$L$2:.$M$41];2)" table:style-name="ce64">
            <text:p>środa</text:p>
          </table:table-cell>
          <table:table-cell office:value-type="string" office:string-value="ś-r" table:formula="of:=LOWER(LEFT([.B16];1))&amp;&quot;-&quot;&amp;LOWER(MID([.B16];2;1))" table:style-name="ce65">
            <text:p>ś-r</text:p>
          </table:table-cell>
          <table:table-cell table:number-columns-repeated="8" table:style-name="ce3"/>
          <table:table-cell office:value-type="float" office:value="15" table:style-name="ce3">
            <text:p>15</text:p>
          </table:table-cell>
          <table:table-cell office:value-type="string" table:style-name="ce64">
            <text:p>poniedziałek</text:p>
          </table:table-cell>
          <table:table-cell table:number-columns-repeated="16371"/>
        </table:table-row>
        <table:table-row table:style-name="ro1">
          <table:table-cell office:value-type="float" office:value="25" table:formula="of:=[.A16]+1" table:style-name="ce3">
            <text:p>25</text:p>
          </table:table-cell>
          <table:table-cell office:value-type="string" office:string-value="czwartek" table:formula="of:=VLOOKUP([.A17];[.$L$2:.$M$41];2)" table:style-name="ce64">
            <text:p>czwartek</text:p>
          </table:table-cell>
          <table:table-cell office:value-type="string" office:string-value="c-z" table:formula="of:=LOWER(LEFT([.B17];1))&amp;&quot;-&quot;&amp;LOWER(MID([.B17];2;1))" table:style-name="ce65">
            <text:p>c-z</text:p>
          </table:table-cell>
          <table:table-cell table:number-columns-repeated="8" table:style-name="ce3"/>
          <table:table-cell office:value-type="float" office:value="16" table:style-name="ce3">
            <text:p>16</text:p>
          </table:table-cell>
          <table:table-cell office:value-type="string" table:style-name="ce64">
            <text:p>wtorek</text:p>
          </table:table-cell>
          <table:table-cell table:number-columns-repeated="16371"/>
        </table:table-row>
        <table:table-row table:style-name="ro1">
          <table:table-cell office:value-type="float" office:value="26" table:formula="of:=[.A17]+1" table:style-name="ce3">
            <text:p>26</text:p>
          </table:table-cell>
          <table:table-cell office:value-type="string" office:string-value="pIĄtek" table:formula="of:=VLOOKUP([.A18];[.$L$2:.$M$41];2)" table:style-name="ce64">
            <text:p>pIĄtek</text:p>
          </table:table-cell>
          <table:table-cell office:value-type="string" office:string-value="p-i" table:formula="of:=LOWER(LEFT([.B18];1))&amp;&quot;-&quot;&amp;LOWER(MID([.B18];2;1))" table:style-name="ce65">
            <text:p>p-i</text:p>
          </table:table-cell>
          <table:table-cell table:number-columns-repeated="8" table:style-name="ce3"/>
          <table:table-cell office:value-type="float" office:value="17" table:style-name="ce3">
            <text:p>17</text:p>
          </table:table-cell>
          <table:table-cell office:value-type="string" table:style-name="ce64">
            <text:p>środa</text:p>
          </table:table-cell>
          <table:table-cell table:number-columns-repeated="16371"/>
        </table:table-row>
        <table:table-row table:style-name="ro1">
          <table:table-cell office:value-type="float" office:value="27" table:formula="of:=[.A18]+1" table:style-name="ce3">
            <text:p>27</text:p>
          </table:table-cell>
          <table:table-cell office:value-type="string" office:string-value="sobota" table:formula="of:=VLOOKUP([.A19];[.$L$2:.$M$41];2)" table:style-name="ce64">
            <text:p>sobota</text:p>
          </table:table-cell>
          <table:table-cell office:value-type="string" office:string-value="s-o" table:formula="of:=LOWER(LEFT([.B19];1))&amp;&quot;-&quot;&amp;LOWER(MID([.B19];2;1))" table:style-name="ce65">
            <text:p>s-o</text:p>
          </table:table-cell>
          <table:table-cell table:number-columns-repeated="8" table:style-name="ce3"/>
          <table:table-cell office:value-type="float" office:value="18" table:style-name="ce3">
            <text:p>18</text:p>
          </table:table-cell>
          <table:table-cell office:value-type="string" table:style-name="ce64">
            <text:p>cZwartek</text:p>
          </table:table-cell>
          <table:table-cell table:number-columns-repeated="16371"/>
        </table:table-row>
        <table:table-row table:style-name="ro1">
          <table:table-cell office:value-type="float" office:value="28" table:formula="of:=[.A19]+1" table:style-name="ce3">
            <text:p>28</text:p>
          </table:table-cell>
          <table:table-cell office:value-type="string" office:string-value="niedziela" table:formula="of:=VLOOKUP([.A20];[.$L$2:.$M$41];2)" table:style-name="ce64">
            <text:p>niedziela</text:p>
          </table:table-cell>
          <table:table-cell office:value-type="string" office:string-value="n-i" table:formula="of:=LOWER(LEFT([.B20];1))&amp;&quot;-&quot;&amp;LOWER(MID([.B20];2;1))" table:style-name="ce65">
            <text:p>n-i</text:p>
          </table:table-cell>
          <table:table-cell table:number-columns-repeated="8" table:style-name="ce3"/>
          <table:table-cell office:value-type="float" office:value="19" table:style-name="ce3">
            <text:p>19</text:p>
          </table:table-cell>
          <table:table-cell office:value-type="string" table:style-name="ce64">
            <text:p>piątek</text:p>
          </table:table-cell>
          <table:table-cell table:number-columns-repeated="16371"/>
        </table:table-row>
        <table:table-row table:style-name="ro1">
          <table:table-cell office:value-type="float" office:value="29" table:formula="of:=[.A20]+1" table:style-name="ce3">
            <text:p>29</text:p>
          </table:table-cell>
          <table:table-cell office:value-type="string" office:string-value="Poniedziałek" table:formula="of:=VLOOKUP([.A21];[.$L$2:.$M$41];2)" table:style-name="ce64">
            <text:p>Poniedziałek</text:p>
          </table:table-cell>
          <table:table-cell office:value-type="string" office:string-value="p-o" table:formula="of:=LOWER(LEFT([.B21];1))&amp;&quot;-&quot;&amp;LOWER(MID([.B21];2;1))" table:style-name="ce65">
            <text:p>p-o</text:p>
          </table:table-cell>
          <table:table-cell table:number-columns-repeated="8" table:style-name="ce3"/>
          <table:table-cell office:value-type="float" office:value="20" table:style-name="ce3">
            <text:p>20</text:p>
          </table:table-cell>
          <table:table-cell office:value-type="string" table:style-name="ce64">
            <text:p>sobota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number-columns-repeated="9" table:style-name="ce3"/>
          <table:table-cell office:value-type="float" office:value="21" table:style-name="ce3">
            <text:p>21</text:p>
          </table:table-cell>
          <table:table-cell office:value-type="string" table:style-name="ce64">
            <text:p>niedziela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number-columns-repeated="9" table:style-name="ce3"/>
          <table:table-cell office:value-type="float" office:value="22" table:style-name="ce3">
            <text:p>22</text:p>
          </table:table-cell>
          <table:table-cell office:value-type="string" table:style-name="ce64">
            <text:p>pONiedziałek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number-columns-repeated="9" table:style-name="ce3"/>
          <table:table-cell office:value-type="float" office:value="23" table:style-name="ce3">
            <text:p>23</text:p>
          </table:table-cell>
          <table:table-cell office:value-type="string" table:style-name="ce64">
            <text:p>wtorek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number-columns-repeated="9" table:style-name="ce3"/>
          <table:table-cell office:value-type="float" office:value="24" table:style-name="ce3">
            <text:p>24</text:p>
          </table:table-cell>
          <table:table-cell office:value-type="string" table:style-name="ce64">
            <text:p>środa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number-columns-repeated="9" table:style-name="ce3"/>
          <table:table-cell office:value-type="float" office:value="25" table:style-name="ce3">
            <text:p>25</text:p>
          </table:table-cell>
          <table:table-cell office:value-type="string" table:style-name="ce64">
            <text:p>czwartek</text:p>
          </table:table-cell>
          <table:table-cell table:number-columns-repeated="16371"/>
        </table:table-row>
        <table:table-row table:style-name="ro1">
          <table:table-cell table:number-columns-repeated="11" table:style-name="ce3"/>
          <table:table-cell office:value-type="float" office:value="26" table:style-name="ce3">
            <text:p>26</text:p>
          </table:table-cell>
          <table:table-cell office:value-type="string" table:style-name="ce64">
            <text:p>pIĄtek</text:p>
          </table:table-cell>
          <table:table-cell table:number-columns-repeated="16371"/>
        </table:table-row>
        <table:table-row table:style-name="ro1">
          <table:table-cell table:number-columns-repeated="11" table:style-name="ce3"/>
          <table:table-cell office:value-type="float" office:value="27" table:style-name="ce3">
            <text:p>27</text:p>
          </table:table-cell>
          <table:table-cell office:value-type="string" table:style-name="ce64">
            <text:p>sobota</text:p>
          </table:table-cell>
          <table:table-cell table:number-columns-repeated="16371"/>
        </table:table-row>
        <table:table-row table:style-name="ro1">
          <table:table-cell table:number-columns-repeated="11" table:style-name="ce3"/>
          <table:table-cell office:value-type="float" office:value="28" table:style-name="ce3">
            <text:p>28</text:p>
          </table:table-cell>
          <table:table-cell office:value-type="string" table:style-name="ce64">
            <text:p>niedziela</text:p>
          </table:table-cell>
          <table:table-cell table:number-columns-repeated="16371"/>
        </table:table-row>
        <table:table-row table:style-name="ro1">
          <table:table-cell table:number-columns-repeated="11" table:style-name="ce3"/>
          <table:table-cell office:value-type="float" office:value="29" table:style-name="ce3">
            <text:p>29</text:p>
          </table:table-cell>
          <table:table-cell office:value-type="string" table:style-name="ce64">
            <text:p>Poniedziałek</text:p>
          </table:table-cell>
          <table:table-cell table:number-columns-repeated="16371"/>
        </table:table-row>
        <table:table-row table:style-name="ro1">
          <table:table-cell table:number-columns-repeated="11" table:style-name="ce3"/>
          <table:table-cell office:value-type="float" office:value="30" table:style-name="ce3">
            <text:p>30</text:p>
          </table:table-cell>
          <table:table-cell office:value-type="string" table:style-name="ce64">
            <text:p>wTorek</text:p>
          </table:table-cell>
          <table:table-cell table:number-columns-repeated="16371"/>
        </table:table-row>
        <table:table-row table:style-name="ro1">
          <table:table-cell table:number-columns-repeated="11" table:style-name="ce3"/>
          <table:table-cell office:value-type="float" office:value="31" table:style-name="ce3">
            <text:p>31</text:p>
          </table:table-cell>
          <table:table-cell office:value-type="string" table:style-name="ce64">
            <text:p>ŚROda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2" table:style-name="ce3">
            <text:p>32</text:p>
          </table:table-cell>
          <table:table-cell office:value-type="string" table:style-name="ce64">
            <text:p>czwartek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3" table:style-name="ce3">
            <text:p>33</text:p>
          </table:table-cell>
          <table:table-cell office:value-type="string" table:style-name="ce64">
            <text:p>piątek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4" table:style-name="ce3">
            <text:p>34</text:p>
          </table:table-cell>
          <table:table-cell office:value-type="string" table:style-name="ce64">
            <text:p>sobota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5" table:style-name="ce3">
            <text:p>35</text:p>
          </table:table-cell>
          <table:table-cell office:value-type="string" table:style-name="ce64">
            <text:p>niedziela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6" table:style-name="ce3">
            <text:p>36</text:p>
          </table:table-cell>
          <table:table-cell office:value-type="string" table:style-name="ce64">
            <text:p>poniedziałek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7" table:style-name="ce3">
            <text:p>37</text:p>
          </table:table-cell>
          <table:table-cell office:value-type="string" table:style-name="ce64">
            <text:p>wtorek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8" table:style-name="ce3">
            <text:p>38</text:p>
          </table:table-cell>
          <table:table-cell office:value-type="string" table:style-name="ce64">
            <text:p>środa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9" table:style-name="ce3">
            <text:p>39</text:p>
          </table:table-cell>
          <table:table-cell office:value-type="string" table:style-name="ce64">
            <text:p>czwartek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40" table:style-name="ce3">
            <text:p>40</text:p>
          </table:table-cell>
          <table:table-cell office:value-type="string" table:style-name="ce64">
            <text:p>piątek</text:p>
          </table:table-cell>
          <table:table-cell table:number-columns-repeated="16371"/>
        </table:table-row>
        <table:table-row table:number-rows-repeated="1048535" table:style-name="ro2">
          <table:table-cell table:number-columns-repeated="16384"/>
        </table:table-row>
        <table:named-expressions>
          <table:named-expression table:name="Z_3DF5E802_5CA5_43EF_BE6A_D6FCDA5F65F2_.wvu.Cols" table:expression="of:=&quot;[$'13.Dni tygodnia'.$A$1:.$A$1048576];[$'13.Dni tygodnia'.$L$1:.$M$1048576]&quot;" table:base-cell-address="1_Stypendium.$A$1"/>
          <table:named-expression table:name="Z_F9B480CE_077C_416E_ACF9_56227F746F4A_.wvu.Cols" table:expression="of:=&quot;[$'13.Dni tygodnia'.$A$1:.$A$1048576];[$'13.Dni tygodnia'.$L$1:.$M$1048576]&quot;" table:base-cell-address="1_Stypendium.$A$1"/>
        </table:named-expressions>
      </table:table>
      <table:table table:name="14_Loginy" table:style-name="ta1">
        <table:table-column table:style-name="co37" table:default-cell-style-name="ce3" table:visibility="collapse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default-cell-style-name="ce3" table:visibility="collapse"/>
        <table:table-column table:style-name="co40" table:default-cell-style-name="ce3" table:visibility="collapse"/>
        <table:table-column table:style-name="co3" table:number-columns-repeated="1010" table:default-cell-style-name="ce3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6">
            <text:p>Rok urodzenia</text:p>
          </table:table-cell>
          <table:table-cell office:value-type="string" table:style-name="ce64">
            <text:p>Imię</text:p>
          </table:table-cell>
          <table:table-cell office:value-type="string" table:style-name="ce63">
            <text:p>Login</text:p>
          </table:table-cell>
          <table:table-cell table:number-columns-repeated="8" table:style-name="ce3"/>
          <table:table-cell table:number-columns-repeated="2" table:style-name="ce1"/>
          <table:table-cell table:number-columns-repeated="16370"/>
        </table:table-row>
        <table:table-row table:style-name="ro1">
          <table:table-cell office:value-type="float" office:value="3" table:formula="of:=ROUND(RAND()*19+1;0)" table:style-name="ce3">
            <text:p>3</text:p>
          </table:table-cell>
          <table:table-cell office:value-type="float" office:value="2009" table:formula="of:=ROUND(RAND()*20+1989;0)" table:style-name="ce26">
            <text:p>2009</text:p>
          </table:table-cell>
          <table:table-cell office:value-type="string" office:string-value="Jarosław" table:formula="of:=VLOOKUP([.A2];[.$M$2:.$N$41];2)" table:style-name="ce64">
            <text:p>Jarosław</text:p>
          </table:table-cell>
          <table:table-cell office:value-type="string" office:string-value="Jaro2009" table:formula="of:=LEFT([.C2];4)&amp;[.B2]" table:style-name="ce65">
            <text:p>Jaro2009</text:p>
          </table:table-cell>
          <table:table-cell table:number-columns-repeated="8" table:style-name="ce3"/>
          <table:table-cell office:value-type="float" office:value="1" table:style-name="ce3">
            <text:p>1</text:p>
          </table:table-cell>
          <table:table-cell office:value-type="string" table:style-name="ce67">
            <text:p>Anna</text:p>
          </table:table-cell>
          <table:table-cell table:number-columns-repeated="16370"/>
        </table:table-row>
        <table:table-row table:style-name="ro1">
          <table:table-cell office:value-type="float" office:value="4" table:formula="of:=[.A2]+1" table:style-name="ce3">
            <text:p>4</text:p>
          </table:table-cell>
          <table:table-cell office:value-type="float" office:value="2006" table:formula="of:=ROUND(RAND()*20+1989;0)" table:style-name="ce26">
            <text:p>2006</text:p>
          </table:table-cell>
          <table:table-cell office:value-type="string" office:string-value="Andrzej" table:formula="of:=VLOOKUP([.A3];[.$M$2:.$N$41];2)" table:style-name="ce64">
            <text:p>Andrzej</text:p>
          </table:table-cell>
          <table:table-cell office:value-type="string" office:string-value="Andr2006" table:formula="of:=LEFT([.C3];4)&amp;[.B3]" table:style-name="ce65">
            <text:p>Andr2006</text:p>
          </table:table-cell>
          <table:table-cell table:number-columns-repeated="8" table:style-name="ce3"/>
          <table:table-cell office:value-type="float" office:value="2" table:style-name="ce3">
            <text:p>2</text:p>
          </table:table-cell>
          <table:table-cell office:value-type="string" table:style-name="ce67">
            <text:p>Monika</text:p>
          </table:table-cell>
          <table:table-cell table:number-columns-repeated="16370"/>
        </table:table-row>
        <table:table-row table:style-name="ro1">
          <table:table-cell office:value-type="float" office:value="5" table:formula="of:=[.A3]+1" table:style-name="ce3">
            <text:p>5</text:p>
          </table:table-cell>
          <table:table-cell office:value-type="float" office:value="1991" table:formula="of:=ROUND(RAND()*20+1989;0)" table:style-name="ce26">
            <text:p>1991</text:p>
          </table:table-cell>
          <table:table-cell office:value-type="string" office:string-value="Maciej" table:formula="of:=VLOOKUP([.A4];[.$M$2:.$N$41];2)" table:style-name="ce64">
            <text:p>Maciej</text:p>
          </table:table-cell>
          <table:table-cell office:value-type="string" office:string-value="Maci1991" table:formula="of:=LEFT([.C4];4)&amp;[.B4]" table:style-name="ce65">
            <text:p>Maci1991</text:p>
          </table:table-cell>
          <table:table-cell table:number-columns-repeated="8" table:style-name="ce3"/>
          <table:table-cell office:value-type="float" office:value="3" table:style-name="ce3">
            <text:p>3</text:p>
          </table:table-cell>
          <table:table-cell office:value-type="string" table:style-name="ce68">
            <text:p>Jarosław</text:p>
          </table:table-cell>
          <table:table-cell table:number-columns-repeated="16370"/>
        </table:table-row>
        <table:table-row table:style-name="ro1">
          <table:table-cell office:value-type="float" office:value="6" table:formula="of:=[.A4]+1" table:style-name="ce3">
            <text:p>6</text:p>
          </table:table-cell>
          <table:table-cell office:value-type="float" office:value="2005" table:formula="of:=ROUND(RAND()*20+1989;0)" table:style-name="ce26">
            <text:p>2005</text:p>
          </table:table-cell>
          <table:table-cell office:value-type="string" office:string-value="Katarzyna" table:formula="of:=VLOOKUP([.A5];[.$M$2:.$N$41];2)" table:style-name="ce64">
            <text:p>Katarzyna</text:p>
          </table:table-cell>
          <table:table-cell office:value-type="string" office:string-value="Kata2005" table:formula="of:=LEFT([.C5];4)&amp;[.B5]" table:style-name="ce65">
            <text:p>Kata2005</text:p>
          </table:table-cell>
          <table:table-cell table:number-columns-repeated="8" table:style-name="ce3"/>
          <table:table-cell office:value-type="float" office:value="4" table:style-name="ce3">
            <text:p>4</text:p>
          </table:table-cell>
          <table:table-cell office:value-type="string" table:style-name="ce67">
            <text:p>Andrzej</text:p>
          </table:table-cell>
          <table:table-cell table:number-columns-repeated="16370"/>
        </table:table-row>
        <table:table-row table:style-name="ro1">
          <table:table-cell office:value-type="float" office:value="7" table:formula="of:=[.A5]+1" table:style-name="ce3">
            <text:p>7</text:p>
          </table:table-cell>
          <table:table-cell office:value-type="float" office:value="2003" table:formula="of:=ROUND(RAND()*20+1989;0)" table:style-name="ce26">
            <text:p>2003</text:p>
          </table:table-cell>
          <table:table-cell office:value-type="string" office:string-value="Justyna" table:formula="of:=VLOOKUP([.A6];[.$M$2:.$N$41];2)" table:style-name="ce64">
            <text:p>Justyna</text:p>
          </table:table-cell>
          <table:table-cell office:value-type="string" office:string-value="Just2003" table:formula="of:=LEFT([.C6];4)&amp;[.B6]" table:style-name="ce65">
            <text:p>Just2003</text:p>
          </table:table-cell>
          <table:table-cell table:number-columns-repeated="8" table:style-name="ce3"/>
          <table:table-cell office:value-type="float" office:value="5" table:style-name="ce3">
            <text:p>5</text:p>
          </table:table-cell>
          <table:table-cell office:value-type="string" table:style-name="ce67">
            <text:p>Maciej</text:p>
          </table:table-cell>
          <table:table-cell table:number-columns-repeated="16370"/>
        </table:table-row>
        <table:table-row table:style-name="ro1">
          <table:table-cell office:value-type="float" office:value="8" table:formula="of:=[.A6]+1" table:style-name="ce3">
            <text:p>8</text:p>
          </table:table-cell>
          <table:table-cell office:value-type="float" office:value="1994" table:formula="of:=ROUND(RAND()*20+1989;0)" table:style-name="ce26">
            <text:p>1994</text:p>
          </table:table-cell>
          <table:table-cell office:value-type="string" office:string-value="Monika" table:formula="of:=VLOOKUP([.A7];[.$M$2:.$N$41];2)" table:style-name="ce64">
            <text:p>Monika</text:p>
          </table:table-cell>
          <table:table-cell office:value-type="string" office:string-value="Moni1994" table:formula="of:=LEFT([.C7];4)&amp;[.B7]" table:style-name="ce65">
            <text:p>Moni1994</text:p>
          </table:table-cell>
          <table:table-cell table:number-columns-repeated="8" table:style-name="ce3"/>
          <table:table-cell office:value-type="float" office:value="6" table:style-name="ce3">
            <text:p>6</text:p>
          </table:table-cell>
          <table:table-cell office:value-type="string" table:style-name="ce67">
            <text:p>Katarzyna</text:p>
          </table:table-cell>
          <table:table-cell table:number-columns-repeated="16370"/>
        </table:table-row>
        <table:table-row table:style-name="ro1">
          <table:table-cell office:value-type="float" office:value="9" table:formula="of:=[.A7]+1" table:style-name="ce3">
            <text:p>9</text:p>
          </table:table-cell>
          <table:table-cell office:value-type="float" office:value="1997" table:formula="of:=ROUND(RAND()*20+1989;0)" table:style-name="ce26">
            <text:p>1997</text:p>
          </table:table-cell>
          <table:table-cell office:value-type="string" office:string-value="Maria" table:formula="of:=VLOOKUP([.A8];[.$M$2:.$N$41];2)" table:style-name="ce64">
            <text:p>Maria</text:p>
          </table:table-cell>
          <table:table-cell office:value-type="string" office:string-value="Mari1997" table:formula="of:=LEFT([.C8];4)&amp;[.B8]" table:style-name="ce65">
            <text:p>Mari1997</text:p>
          </table:table-cell>
          <table:table-cell table:number-columns-repeated="8" table:style-name="ce3"/>
          <table:table-cell office:value-type="float" office:value="7" table:style-name="ce3">
            <text:p>7</text:p>
          </table:table-cell>
          <table:table-cell office:value-type="string" table:style-name="ce67">
            <text:p>Justyna</text:p>
          </table:table-cell>
          <table:table-cell table:number-columns-repeated="16370"/>
        </table:table-row>
        <table:table-row table:style-name="ro1">
          <table:table-cell office:value-type="float" office:value="10" table:formula="of:=[.A8]+1" table:style-name="ce3">
            <text:p>10</text:p>
          </table:table-cell>
          <table:table-cell office:value-type="float" office:value="2004" table:formula="of:=ROUND(RAND()*20+1989;0)" table:style-name="ce26">
            <text:p>2004</text:p>
          </table:table-cell>
          <table:table-cell office:value-type="string" office:string-value="Anna" table:formula="of:=VLOOKUP([.A9];[.$M$2:.$N$41];2)" table:style-name="ce64">
            <text:p>Anna</text:p>
          </table:table-cell>
          <table:table-cell office:value-type="string" office:string-value="Anna2004" table:formula="of:=LEFT([.C9];4)&amp;[.B9]" table:style-name="ce65">
            <text:p>Anna2004</text:p>
          </table:table-cell>
          <table:table-cell table:number-columns-repeated="8" table:style-name="ce3"/>
          <table:table-cell office:value-type="float" office:value="8" table:style-name="ce3">
            <text:p>8</text:p>
          </table:table-cell>
          <table:table-cell office:value-type="string" table:style-name="ce67">
            <text:p>Monika</text:p>
          </table:table-cell>
          <table:table-cell table:number-columns-repeated="16370"/>
        </table:table-row>
        <table:table-row table:style-name="ro1">
          <table:table-cell office:value-type="float" office:value="11" table:formula="of:=[.A9]+1" table:style-name="ce3">
            <text:p>11</text:p>
          </table:table-cell>
          <table:table-cell office:value-type="float" office:value="1992" table:formula="of:=ROUND(RAND()*20+1989;0)" table:style-name="ce26">
            <text:p>1992</text:p>
          </table:table-cell>
          <table:table-cell office:value-type="string" office:string-value="Monika" table:formula="of:=VLOOKUP([.A10];[.$M$2:.$N$41];2)" table:style-name="ce64">
            <text:p>Monika</text:p>
          </table:table-cell>
          <table:table-cell office:value-type="string" office:string-value="Moni1992" table:formula="of:=LEFT([.C10];4)&amp;[.B10]" table:style-name="ce65">
            <text:p>Moni1992</text:p>
          </table:table-cell>
          <table:table-cell table:number-columns-repeated="8" table:style-name="ce3"/>
          <table:table-cell office:value-type="float" office:value="9" table:style-name="ce3">
            <text:p>9</text:p>
          </table:table-cell>
          <table:table-cell office:value-type="string" table:style-name="ce67">
            <text:p>Maria</text:p>
          </table:table-cell>
          <table:table-cell table:number-columns-repeated="16370"/>
        </table:table-row>
        <table:table-row table:style-name="ro1">
          <table:table-cell office:value-type="float" office:value="12" table:formula="of:=[.A10]+1" table:style-name="ce3">
            <text:p>12</text:p>
          </table:table-cell>
          <table:table-cell office:value-type="float" office:value="1998" table:formula="of:=ROUND(RAND()*20+1989;0)" table:style-name="ce26">
            <text:p>1998</text:p>
          </table:table-cell>
          <table:table-cell office:value-type="string" office:string-value="Jarosław" table:formula="of:=VLOOKUP([.A11];[.$M$2:.$N$41];2)" table:style-name="ce64">
            <text:p>Jarosław</text:p>
          </table:table-cell>
          <table:table-cell office:value-type="string" office:string-value="Jaro1998" table:formula="of:=LEFT([.C11];4)&amp;[.B11]" table:style-name="ce65">
            <text:p>Jaro1998</text:p>
          </table:table-cell>
          <table:table-cell table:number-columns-repeated="8" table:style-name="ce3"/>
          <table:table-cell office:value-type="float" office:value="10" table:style-name="ce3">
            <text:p>10</text:p>
          </table:table-cell>
          <table:table-cell office:value-type="string" table:style-name="ce67">
            <text:p>Anna</text:p>
          </table:table-cell>
          <table:table-cell table:number-columns-repeated="16370"/>
        </table:table-row>
        <table:table-row table:style-name="ro1">
          <table:table-cell office:value-type="float" office:value="13" table:formula="of:=[.A11]+1" table:style-name="ce3">
            <text:p>13</text:p>
          </table:table-cell>
          <table:table-cell office:value-type="float" office:value="1999" table:formula="of:=ROUND(RAND()*20+1989;0)" table:style-name="ce26">
            <text:p>1999</text:p>
          </table:table-cell>
          <table:table-cell office:value-type="string" office:string-value="Andrzej" table:formula="of:=VLOOKUP([.A12];[.$M$2:.$N$41];2)" table:style-name="ce64">
            <text:p>Andrzej</text:p>
          </table:table-cell>
          <table:table-cell office:value-type="string" office:string-value="Andr1999" table:formula="of:=LEFT([.C12];4)&amp;[.B12]" table:style-name="ce65">
            <text:p>Andr1999</text:p>
          </table:table-cell>
          <table:table-cell table:number-columns-repeated="8" table:style-name="ce3"/>
          <table:table-cell office:value-type="float" office:value="11" table:style-name="ce3">
            <text:p>11</text:p>
          </table:table-cell>
          <table:table-cell office:value-type="string" table:style-name="ce67">
            <text:p>Monika</text:p>
          </table:table-cell>
          <table:table-cell table:number-columns-repeated="16370"/>
        </table:table-row>
        <table:table-row table:style-name="ro1">
          <table:table-cell office:value-type="float" office:value="14" table:formula="of:=[.A12]+1" table:style-name="ce3">
            <text:p>14</text:p>
          </table:table-cell>
          <table:table-cell office:value-type="float" office:value="2007" table:formula="of:=ROUND(RAND()*20+1989;0)" table:style-name="ce26">
            <text:p>2007</text:p>
          </table:table-cell>
          <table:table-cell office:value-type="string" office:string-value="Maciej" table:formula="of:=VLOOKUP([.A13];[.$M$2:.$N$41];2)" table:style-name="ce64">
            <text:p>Maciej</text:p>
          </table:table-cell>
          <table:table-cell office:value-type="string" office:string-value="Maci2007" table:formula="of:=LEFT([.C13];4)&amp;[.B13]" table:style-name="ce65">
            <text:p>Maci2007</text:p>
          </table:table-cell>
          <table:table-cell table:number-columns-repeated="8" table:style-name="ce3"/>
          <table:table-cell office:value-type="float" office:value="12" table:style-name="ce3">
            <text:p>12</text:p>
          </table:table-cell>
          <table:table-cell office:value-type="string" table:style-name="ce67">
            <text:p>Jarosław</text:p>
          </table:table-cell>
          <table:table-cell table:number-columns-repeated="16370"/>
        </table:table-row>
        <table:table-row table:style-name="ro1">
          <table:table-cell office:value-type="float" office:value="15" table:formula="of:=[.A13]+1" table:style-name="ce3">
            <text:p>15</text:p>
          </table:table-cell>
          <table:table-cell office:value-type="float" office:value="1994" table:formula="of:=ROUND(RAND()*20+1989;0)" table:style-name="ce26">
            <text:p>1994</text:p>
          </table:table-cell>
          <table:table-cell office:value-type="string" office:string-value="Katarzyna" table:formula="of:=VLOOKUP([.A14];[.$M$2:.$N$41];2)" table:style-name="ce64">
            <text:p>Katarzyna</text:p>
          </table:table-cell>
          <table:table-cell office:value-type="string" office:string-value="Kata1994" table:formula="of:=LEFT([.C14];4)&amp;[.B14]" table:style-name="ce65">
            <text:p>Kata1994</text:p>
          </table:table-cell>
          <table:table-cell table:number-columns-repeated="8" table:style-name="ce3"/>
          <table:table-cell office:value-type="float" office:value="13" table:style-name="ce3">
            <text:p>13</text:p>
          </table:table-cell>
          <table:table-cell office:value-type="string" table:style-name="ce67">
            <text:p>Andrzej</text:p>
          </table:table-cell>
          <table:table-cell table:number-columns-repeated="16370"/>
        </table:table-row>
        <table:table-row table:style-name="ro1">
          <table:table-cell office:value-type="float" office:value="16" table:formula="of:=[.A14]+1" table:style-name="ce3">
            <text:p>16</text:p>
          </table:table-cell>
          <table:table-cell office:value-type="float" office:value="1993" table:formula="of:=ROUND(RAND()*20+1989;0)" table:style-name="ce26">
            <text:p>1993</text:p>
          </table:table-cell>
          <table:table-cell office:value-type="string" office:string-value="Justyna" table:formula="of:=VLOOKUP([.A15];[.$M$2:.$N$41];2)" table:style-name="ce64">
            <text:p>Justyna</text:p>
          </table:table-cell>
          <table:table-cell office:value-type="string" office:string-value="Just1993" table:formula="of:=LEFT([.C15];4)&amp;[.B15]" table:style-name="ce65">
            <text:p>Just1993</text:p>
          </table:table-cell>
          <table:table-cell table:number-columns-repeated="8" table:style-name="ce3"/>
          <table:table-cell office:value-type="float" office:value="14" table:style-name="ce3">
            <text:p>14</text:p>
          </table:table-cell>
          <table:table-cell office:value-type="string" table:style-name="ce67">
            <text:p>Maciej</text:p>
          </table:table-cell>
          <table:table-cell table:number-columns-repeated="16370"/>
        </table:table-row>
        <table:table-row table:style-name="ro1">
          <table:table-cell office:value-type="float" office:value="17" table:formula="of:=[.A15]+1" table:style-name="ce3">
            <text:p>17</text:p>
          </table:table-cell>
          <table:table-cell office:value-type="float" office:value="1989" table:formula="of:=ROUND(RAND()*20+1989;0)" table:style-name="ce26">
            <text:p>1989</text:p>
          </table:table-cell>
          <table:table-cell office:value-type="string" office:string-value="Monika" table:formula="of:=VLOOKUP([.A16];[.$M$2:.$N$41];2)" table:style-name="ce64">
            <text:p>Monika</text:p>
          </table:table-cell>
          <table:table-cell office:value-type="string" office:string-value="Moni1989" table:formula="of:=LEFT([.C16];4)&amp;[.B16]" table:style-name="ce65">
            <text:p>Moni1989</text:p>
          </table:table-cell>
          <table:table-cell table:number-columns-repeated="8" table:style-name="ce3"/>
          <table:table-cell office:value-type="float" office:value="15" table:style-name="ce3">
            <text:p>15</text:p>
          </table:table-cell>
          <table:table-cell office:value-type="string" table:style-name="ce67">
            <text:p>Katarzyna</text:p>
          </table:table-cell>
          <table:table-cell table:number-columns-repeated="16370"/>
        </table:table-row>
        <table:table-row table:style-name="ro1">
          <table:table-cell office:value-type="float" office:value="18" table:formula="of:=[.A16]+1" table:style-name="ce3">
            <text:p>18</text:p>
          </table:table-cell>
          <table:table-cell office:value-type="float" office:value="1995" table:formula="of:=ROUND(RAND()*20+1989;0)" table:style-name="ce26">
            <text:p>1995</text:p>
          </table:table-cell>
          <table:table-cell office:value-type="string" office:string-value="Maria" table:formula="of:=VLOOKUP([.A17];[.$M$2:.$N$41];2)" table:style-name="ce64">
            <text:p>Maria</text:p>
          </table:table-cell>
          <table:table-cell office:value-type="string" office:string-value="Mari1995" table:formula="of:=LEFT([.C17];4)&amp;[.B17]" table:style-name="ce65">
            <text:p>Mari1995</text:p>
          </table:table-cell>
          <table:table-cell table:number-columns-repeated="8" table:style-name="ce3"/>
          <table:table-cell office:value-type="float" office:value="16" table:style-name="ce3">
            <text:p>16</text:p>
          </table:table-cell>
          <table:table-cell office:value-type="string" table:style-name="ce67">
            <text:p>Justyna</text:p>
          </table:table-cell>
          <table:table-cell table:number-columns-repeated="16370"/>
        </table:table-row>
        <table:table-row table:style-name="ro1">
          <table:table-cell office:value-type="float" office:value="19" table:formula="of:=[.A17]+1" table:style-name="ce3">
            <text:p>19</text:p>
          </table:table-cell>
          <table:table-cell office:value-type="float" office:value="1994" table:formula="of:=ROUND(RAND()*20+1989;0)" table:style-name="ce26">
            <text:p>1994</text:p>
          </table:table-cell>
          <table:table-cell office:value-type="string" office:string-value="Anna" table:formula="of:=VLOOKUP([.A18];[.$M$2:.$N$41];2)" table:style-name="ce64">
            <text:p>Anna</text:p>
          </table:table-cell>
          <table:table-cell office:value-type="string" office:string-value="Anna1994" table:formula="of:=LEFT([.C18];4)&amp;[.B18]" table:style-name="ce65">
            <text:p>Anna1994</text:p>
          </table:table-cell>
          <table:table-cell table:number-columns-repeated="8" table:style-name="ce3"/>
          <table:table-cell office:value-type="float" office:value="17" table:style-name="ce3">
            <text:p>17</text:p>
          </table:table-cell>
          <table:table-cell office:value-type="string" table:style-name="ce67">
            <text:p>Monika</text:p>
          </table:table-cell>
          <table:table-cell table:number-columns-repeated="16370"/>
        </table:table-row>
        <table:table-row table:style-name="ro1">
          <table:table-cell office:value-type="float" office:value="20" table:formula="of:=[.A18]+1" table:style-name="ce3">
            <text:p>20</text:p>
          </table:table-cell>
          <table:table-cell office:value-type="float" office:value="2001" table:formula="of:=ROUND(RAND()*20+1989;0)" table:style-name="ce26">
            <text:p>2001</text:p>
          </table:table-cell>
          <table:table-cell office:value-type="string" office:string-value="Monika" table:formula="of:=VLOOKUP([.A19];[.$M$2:.$N$41];2)" table:style-name="ce64">
            <text:p>Monika</text:p>
          </table:table-cell>
          <table:table-cell office:value-type="string" office:string-value="Moni2001" table:formula="of:=LEFT([.C19];4)&amp;[.B19]" table:style-name="ce65">
            <text:p>Moni2001</text:p>
          </table:table-cell>
          <table:table-cell table:number-columns-repeated="8" table:style-name="ce3"/>
          <table:table-cell office:value-type="float" office:value="18" table:style-name="ce3">
            <text:p>18</text:p>
          </table:table-cell>
          <table:table-cell office:value-type="string" table:style-name="ce67">
            <text:p>Maria</text:p>
          </table:table-cell>
          <table:table-cell table:number-columns-repeated="16370"/>
        </table:table-row>
        <table:table-row table:style-name="ro1">
          <table:table-cell office:value-type="float" office:value="21" table:formula="of:=[.A19]+1" table:style-name="ce3">
            <text:p>21</text:p>
          </table:table-cell>
          <table:table-cell office:value-type="float" office:value="2007" table:formula="of:=ROUND(RAND()*20+1989;0)" table:style-name="ce26">
            <text:p>2007</text:p>
          </table:table-cell>
          <table:table-cell office:value-type="string" office:string-value="Jarosław" table:formula="of:=VLOOKUP([.A20];[.$M$2:.$N$41];2)" table:style-name="ce64">
            <text:p>Jarosław</text:p>
          </table:table-cell>
          <table:table-cell office:value-type="string" office:string-value="Jaro2007" table:formula="of:=LEFT([.C20];4)&amp;[.B20]" table:style-name="ce65">
            <text:p>Jaro2007</text:p>
          </table:table-cell>
          <table:table-cell table:number-columns-repeated="8" table:style-name="ce3"/>
          <table:table-cell office:value-type="float" office:value="19" table:style-name="ce3">
            <text:p>19</text:p>
          </table:table-cell>
          <table:table-cell office:value-type="string" table:style-name="ce67">
            <text:p>Anna</text:p>
          </table:table-cell>
          <table:table-cell table:number-columns-repeated="16370"/>
        </table:table-row>
        <table:table-row table:style-name="ro1">
          <table:table-cell office:value-type="float" office:value="22" table:formula="of:=[.A20]+1" table:style-name="ce3">
            <text:p>22</text:p>
          </table:table-cell>
          <table:table-cell office:value-type="float" office:value="2000" table:formula="of:=ROUND(RAND()*20+1989;0)" table:style-name="ce26">
            <text:p>2000</text:p>
          </table:table-cell>
          <table:table-cell office:value-type="string" office:string-value="Andrzej" table:formula="of:=VLOOKUP([.A21];[.$M$2:.$N$41];2)" table:style-name="ce64">
            <text:p>Andrzej</text:p>
          </table:table-cell>
          <table:table-cell office:value-type="string" office:string-value="Andr2000" table:formula="of:=LEFT([.C21];4)&amp;[.B21]" table:style-name="ce65">
            <text:p>Andr2000</text:p>
          </table:table-cell>
          <table:table-cell table:number-columns-repeated="8" table:style-name="ce3"/>
          <table:table-cell office:value-type="float" office:value="20" table:style-name="ce3">
            <text:p>20</text:p>
          </table:table-cell>
          <table:table-cell office:value-type="string" table:style-name="ce67">
            <text:p>Monika</text:p>
          </table:table-cell>
          <table:table-cell table:number-columns-repeated="16370"/>
        </table:table-row>
        <table:table-row table:style-name="ro1">
          <table:table-cell table:number-columns-repeated="2" table:style-name="ce3"/>
          <table:table-cell table:style-name="ce66"/>
          <table:table-cell table:number-columns-repeated="9" table:style-name="ce3"/>
          <table:table-cell office:value-type="float" office:value="21" table:style-name="ce3">
            <text:p>21</text:p>
          </table:table-cell>
          <table:table-cell office:value-type="string" table:style-name="ce67">
            <text:p>Jarosław</text:p>
          </table:table-cell>
          <table:table-cell table:number-columns-repeated="16370"/>
        </table:table-row>
        <table:table-row table:style-name="ro1">
          <table:table-cell table:number-columns-repeated="2" table:style-name="ce3"/>
          <table:table-cell table:style-name="ce66"/>
          <table:table-cell table:number-columns-repeated="9" table:style-name="ce3"/>
          <table:table-cell office:value-type="float" office:value="22" table:style-name="ce3">
            <text:p>22</text:p>
          </table:table-cell>
          <table:table-cell office:value-type="string" table:style-name="ce67">
            <text:p>Andrzej</text:p>
          </table:table-cell>
          <table:table-cell table:number-columns-repeated="16370"/>
        </table:table-row>
        <table:table-row table:style-name="ro1">
          <table:table-cell table:number-columns-repeated="2" table:style-name="ce3"/>
          <table:table-cell table:style-name="ce66"/>
          <table:table-cell table:number-columns-repeated="9" table:style-name="ce3"/>
          <table:table-cell office:value-type="float" office:value="23" table:style-name="ce3">
            <text:p>23</text:p>
          </table:table-cell>
          <table:table-cell office:value-type="string" table:style-name="ce67">
            <text:p>Maciej</text:p>
          </table:table-cell>
          <table:table-cell table:number-columns-repeated="16370"/>
        </table:table-row>
        <table:table-row table:style-name="ro1">
          <table:table-cell table:number-columns-repeated="2" table:style-name="ce3"/>
          <table:table-cell table:style-name="ce66"/>
          <table:table-cell table:number-columns-repeated="9" table:style-name="ce3"/>
          <table:table-cell office:value-type="float" office:value="24" table:style-name="ce3">
            <text:p>24</text:p>
          </table:table-cell>
          <table:table-cell office:value-type="string" table:style-name="ce67">
            <text:p>Katarzyna</text:p>
          </table:table-cell>
          <table:table-cell table:number-columns-repeated="16370"/>
        </table:table-row>
        <table:table-row table:style-name="ro1">
          <table:table-cell table:number-columns-repeated="2" table:style-name="ce3"/>
          <table:table-cell table:style-name="ce66"/>
          <table:table-cell table:number-columns-repeated="9" table:style-name="ce3"/>
          <table:table-cell office:value-type="float" office:value="25" table:style-name="ce3">
            <text:p>25</text:p>
          </table:table-cell>
          <table:table-cell office:value-type="string" table:style-name="ce67">
            <text:p>Justyna</text:p>
          </table:table-cell>
          <table:table-cell table:number-columns-repeated="16370"/>
        </table:table-row>
        <table:table-row table:style-name="ro1">
          <table:table-cell table:number-columns-repeated="12" table:style-name="ce3"/>
          <table:table-cell office:value-type="float" office:value="26" table:style-name="ce3">
            <text:p>26</text:p>
          </table:table-cell>
          <table:table-cell office:value-type="string" table:style-name="ce67">
            <text:p>Monika</text:p>
          </table:table-cell>
          <table:table-cell table:number-columns-repeated="16370"/>
        </table:table-row>
        <table:table-row table:style-name="ro1">
          <table:table-cell table:number-columns-repeated="12" table:style-name="ce3"/>
          <table:table-cell office:value-type="float" office:value="27" table:style-name="ce3">
            <text:p>27</text:p>
          </table:table-cell>
          <table:table-cell office:value-type="string" table:style-name="ce67">
            <text:p>Maria</text:p>
          </table:table-cell>
          <table:table-cell table:number-columns-repeated="16370"/>
        </table:table-row>
        <table:table-row table:style-name="ro1">
          <table:table-cell table:number-columns-repeated="12" table:style-name="ce3"/>
          <table:table-cell office:value-type="float" office:value="28" table:style-name="ce3">
            <text:p>28</text:p>
          </table:table-cell>
          <table:table-cell office:value-type="string" table:style-name="ce67">
            <text:p>Anna</text:p>
          </table:table-cell>
          <table:table-cell table:number-columns-repeated="16370"/>
        </table:table-row>
        <table:table-row table:style-name="ro1">
          <table:table-cell table:number-columns-repeated="12" table:style-name="ce3"/>
          <table:table-cell office:value-type="float" office:value="29" table:style-name="ce3">
            <text:p>29</text:p>
          </table:table-cell>
          <table:table-cell office:value-type="string" table:style-name="ce67">
            <text:p>Monika</text:p>
          </table:table-cell>
          <table:table-cell table:number-columns-repeated="16370"/>
        </table:table-row>
        <table:table-row table:style-name="ro1">
          <table:table-cell table:number-columns-repeated="12" table:style-name="ce3"/>
          <table:table-cell office:value-type="float" office:value="30" table:style-name="ce3">
            <text:p>30</text:p>
          </table:table-cell>
          <table:table-cell office:value-type="string" table:style-name="ce67">
            <text:p>Jarosław</text:p>
          </table:table-cell>
          <table:table-cell table:number-columns-repeated="16370"/>
        </table:table-row>
        <table:table-row table:style-name="ro1">
          <table:table-cell table:number-columns-repeated="12" table:style-name="ce3"/>
          <table:table-cell office:value-type="float" office:value="31" table:style-name="ce3">
            <text:p>31</text:p>
          </table:table-cell>
          <table:table-cell office:value-type="string" table:style-name="ce67">
            <text:p>Andrzej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float" office:value="32" table:style-name="ce3">
            <text:p>32</text:p>
          </table:table-cell>
          <table:table-cell office:value-type="string" table:style-name="ce67">
            <text:p>Maciej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float" office:value="33" table:style-name="ce3">
            <text:p>33</text:p>
          </table:table-cell>
          <table:table-cell office:value-type="string" table:style-name="ce67">
            <text:p>Katarzyna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float" office:value="34" table:style-name="ce3">
            <text:p>34</text:p>
          </table:table-cell>
          <table:table-cell office:value-type="string" table:style-name="ce67">
            <text:p>Justyna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float" office:value="35" table:style-name="ce3">
            <text:p>35</text:p>
          </table:table-cell>
          <table:table-cell office:value-type="string" table:style-name="ce67">
            <text:p>Monika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float" office:value="36" table:style-name="ce3">
            <text:p>36</text:p>
          </table:table-cell>
          <table:table-cell office:value-type="string" table:style-name="ce67">
            <text:p>Maria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float" office:value="37" table:style-name="ce3">
            <text:p>37</text:p>
          </table:table-cell>
          <table:table-cell office:value-type="string" table:style-name="ce67">
            <text:p>Anna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float" office:value="38" table:style-name="ce3">
            <text:p>38</text:p>
          </table:table-cell>
          <table:table-cell office:value-type="string" table:style-name="ce67">
            <text:p>Monika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float" office:value="39" table:style-name="ce3">
            <text:p>39</text:p>
          </table:table-cell>
          <table:table-cell office:value-type="string" table:style-name="ce67">
            <text:p>Jarosław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float" office:value="40" table:style-name="ce3">
            <text:p>40</text:p>
          </table:table-cell>
          <table:table-cell office:value-type="string" table:style-name="ce67">
            <text:p>Andrzej</text:p>
          </table:table-cell>
          <table:table-cell table:number-columns-repeated="16370"/>
        </table:table-row>
        <table:table-row table:style-name="ro1">
          <table:table-cell table:number-columns-repeated="12"/>
          <table:table-cell table:style-name="ce3"/>
          <table:table-cell office:value-type="string" table:style-name="ce67">
            <text:p>Maciej</text:p>
          </table:table-cell>
          <table:table-cell table:number-columns-repeated="16370"/>
        </table:table-row>
        <table:table-row table:style-name="ro1">
          <table:table-cell table:number-columns-repeated="12"/>
          <table:table-cell table:style-name="ce3"/>
          <table:table-cell office:value-type="string" table:style-name="ce67">
            <text:p>Katarzyna</text:p>
          </table:table-cell>
          <table:table-cell table:number-columns-repeated="16370"/>
        </table:table-row>
        <table:table-row table:style-name="ro1">
          <table:table-cell table:number-columns-repeated="12"/>
          <table:table-cell table:style-name="ce3"/>
          <table:table-cell office:value-type="string" table:style-name="ce67">
            <text:p>Justyna</text:p>
          </table:table-cell>
          <table:table-cell table:number-columns-repeated="16370"/>
        </table:table-row>
        <table:table-row table:style-name="ro1">
          <table:table-cell table:number-columns-repeated="12"/>
          <table:table-cell table:style-name="ce3"/>
          <table:table-cell office:value-type="string" table:style-name="ce67">
            <text:p>Monika</text:p>
          </table:table-cell>
          <table:table-cell table:number-columns-repeated="16370"/>
        </table:table-row>
        <table:table-row table:style-name="ro1">
          <table:table-cell table:number-columns-repeated="12"/>
          <table:table-cell table:style-name="ce3"/>
          <table:table-cell office:value-type="string" table:style-name="ce67">
            <text:p>Maria</text:p>
          </table:table-cell>
          <table:table-cell table:number-columns-repeated="16370"/>
        </table:table-row>
        <table:table-row table:number-rows-repeated="1048530" table:style-name="ro2">
          <table:table-cell table:number-columns-repeated="16384"/>
        </table:table-row>
        <table:named-expressions>
          <table:named-expression table:name="Z_3DF5E802_5CA5_43EF_BE6A_D6FCDA5F65F2_.wvu.Cols" table:expression="of:=&quot;[$'14.Loginy'.$A$1:.$A$1048576];[$'14.Loginy'.$M$1:.$N$1048576]&quot;" table:base-cell-address="1_Stypendium.$A$1"/>
          <table:named-expression table:name="Z_F9B480CE_077C_416E_ACF9_56227F746F4A_.wvu.Cols" table:expression="of:=&quot;[$'14.Loginy'.$A$1:.$A$1048576];[$'14.Loginy'.$M$1:.$N$1048576]&quot;" table:base-cell-address="1_Stypendium.$A$1"/>
        </table:named-expressions>
      </table:table>
      <table:table table:name="15_Mat" table:style-name="ta2">
        <table:shapes>
          <draw:frame draw:z-index="1" draw:id="id0" draw:style-name="a0" draw:name="Picture 2" svg:x="1.82262in" svg:y="0.26033in" svg:width="1.35433in" svg:height="0.5311in" style:rel-width="scale" style:rel-height="scale">
            <draw:image xlink:href="media/image1.emf" xlink:type="simple" xlink:show="embed" xlink:actuate="onLoad"/>
            <svg:title/>
            <svg:desc/>
          </draw:frame>
          <draw:frame draw:z-index="2" draw:id="id1" draw:style-name="a1" draw:name="Picture 5" svg:x="1.98924in" svg:y="2.91627in" svg:width="0.94803in" svg:height="0.51063in" style:rel-width="scale" style:rel-height="scale">
            <draw:image xlink:href="media/image2.emf" xlink:type="simple" xlink:show="embed" xlink:actuate="onLoad"/>
            <svg:title/>
            <svg:desc/>
          </draw:frame>
          <draw:frame draw:z-index="3" draw:id="id2" draw:style-name="a2" draw:name="Picture 6" svg:x="1.72908in" svg:y="5.0103in" svg:width="1.2815in" svg:height="0.5622in" style:rel-width="scale" style:rel-height="scale">
            <draw:image xlink:href="media/image3.emf" xlink:type="simple" xlink:show="embed" xlink:actuate="onLoad"/>
            <svg:title/>
            <svg:desc/>
          </draw:frame>
          <draw:frame draw:z-index="4" draw:id="id3" draw:style-name="a3" draw:name="Picture 7" svg:x="1.83292in" svg:y="7.52088in" svg:width="1.16693in" svg:height="0.67717in" style:rel-width="scale" style:rel-height="scale">
            <draw:image xlink:href="media/image4.emf" xlink:type="simple" xlink:show="embed" xlink:actuate="onLoad"/>
            <svg:title/>
            <svg:desc/>
          </draw:frame>
          <draw:frame draw:z-index="5" draw:id="id4" draw:style-name="a4" draw:name="Picture 8" svg:x="1.90604in" svg:y="9.79142in" svg:width="0.9374in" svg:height="0.47913in" style:rel-width="scale" style:rel-height="scale">
            <draw:image xlink:href="media/image5.emf" xlink:type="simple" xlink:show="embed" xlink:actuate="onLoad"/>
            <svg:title/>
            <svg:desc/>
          </draw:frame>
        </table:shapes>
        <table:table-column table:style-name="co17" table:number-columns-repeated="5" table:default-cell-style-name="ce1"/>
        <table:table-column table:style-name="co33" table:default-cell-style-name="ce1"/>
        <table:table-column table:style-name="co41" table:default-cell-style-name="ce1"/>
        <table:table-column table:style-name="co42" table:default-cell-style-name="ce1"/>
        <table:table-column table:style-name="co17" table:number-columns-repeated="1016" table:default-cell-style-name="ce1"/>
        <table:table-column table:style-name="co4" table:number-columns-repeated="15360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table:number-columns-repeated="8" table:style-name="ce1"/>
          <table:table-cell office:value-type="string" table:number-columns-spanned="4" table:number-rows-spanned="1" table:style-name="ce73">
            <text:p>Formułę (wynik) wpisz w czerwone pole</text:p>
          </table:table-cell>
          <table:covered-table-cell table:number-columns-repeated="3"/>
          <table:table-cell table:number-columns-repeated="16372"/>
        </table:table-row>
        <table:table-row table:style-name="ro1">
          <table:table-cell office:value-type="string" table:style-name="ce69">
            <text:p>Oblicz wartość wyrażenia:</text:p>
          </table:table-cell>
          <table:table-cell table:number-columns-repeated="4" table:style-name="ce20"/>
          <table:table-cell office:value-type="string" table:style-name="ce69">
            <text:p>dla kąta x=</text:p>
          </table:table-cell>
          <table:table-cell office:value-type="float" office:value="171" table:formula="of:=ROUND(RAND()*180;0)" table:style-name="ce70">
            <text:p>171</text:p>
          </table:table-cell>
          <table:table-cell office:value-type="string" table:style-name="ce69">
            <text:p>stopni</text:p>
          </table:table-cell>
          <table:table-cell office:value-type="float" office:value="0.45399049973954658" table:formula="of:=SIN(2*RADIANS([.G3]) + (PI()/4))" table:number-columns-spanned="4" table:number-rows-spanned="6" table:style-name="ce74">
            <text:p>0,454</text:p>
          </table:table-cell>
          <table:covered-table-cell table:number-columns-repeated="3"/>
          <table:table-cell table:number-columns-repeated="16372"/>
        </table:table-row>
        <table:table-row table:style-name="ro1">
          <table:table-cell office:value-type="string" table:style-name="ce71">
            <text:p>Uwaga! Kąt zmienia się <text:s text:c="41"/>automatycznie!</text:p>
          </table:table-cell>
          <table:table-cell table:number-columns-repeated="7" table:style-name="ce71"/>
          <table:covered-table-cell/>
          <table:covered-table-cell table:number-columns-repeated="3"/>
          <table:table-cell table:number-columns-repeated="16372"/>
        </table:table-row>
        <table:table-row table:style-name="ro1">
          <table:table-cell office:value-type="string" table:number-columns-spanned="8" table:number-rows-spanned="1" table:style-name="ce75">
            <text:p>Do formuły użyj adresu G3</text:p>
          </table:table-cell>
          <table:covered-table-cell table:number-columns-repeated="7"/>
          <table:covered-table-cell/>
          <table:covered-table-cell table:number-columns-repeated="3"/>
          <table:table-cell table:number-columns-repeated="16372"/>
        </table:table-row>
        <table:table-row table:number-rows-repeated="3" table:style-name="ro1">
          <table:table-cell table:number-columns-repeated="8" table:style-name="ce1"/>
          <table:covered-table-cell/>
          <table:covered-table-cell table:number-columns-repeated="3"/>
          <table:table-cell table:number-columns-repeated="16372"/>
        </table:table-row>
        <table:table-row table:number-rows-repeated="6" table:style-name="ro1">
          <table:table-cell table:number-columns-repeated="16384" table:style-name="ce1"/>
        </table:table-row>
        <table:table-row table:style-name="ro1">
          <table:table-cell table:number-columns-repeated="8" table:style-name="ce1"/>
          <table:table-cell office:value-type="string" table:number-columns-spanned="4" table:number-rows-spanned="1" table:style-name="ce73">
            <text:p>Formułę (wynik) wpisz w czerwone pole</text:p>
          </table:table-cell>
          <table:covered-table-cell table:number-columns-repeated="3"/>
          <table:table-cell table:number-columns-repeated="16372"/>
        </table:table-row>
        <table:table-row table:style-name="ro1">
          <table:table-cell office:value-type="string" table:style-name="ce69">
            <text:p>Oblicz wartość wyrażenia:</text:p>
          </table:table-cell>
          <table:table-cell table:number-columns-repeated="4" table:style-name="ce20"/>
          <table:table-cell office:value-type="string" table:style-name="ce72">
            <text:p>dla y=</text:p>
          </table:table-cell>
          <table:table-cell office:value-type="float" office:value="179" table:formula="of:=ROUND(RAND()*180;0)" table:style-name="ce70">
            <text:p>179</text:p>
          </table:table-cell>
          <table:table-cell table:style-name="ce69"/>
          <table:table-cell office:value-type="float" office:value="2.1636778470432497E-2" table:formula="of:=SQRT(15)/[.G16]" table:number-columns-spanned="4" table:number-rows-spanned="6" table:style-name="ce74">
            <text:p>0,022</text:p>
          </table:table-cell>
          <table:covered-table-cell table:number-columns-repeated="3"/>
          <table:table-cell table:number-columns-repeated="16372"/>
        </table:table-row>
        <table:table-row table:style-name="ro1">
          <table:table-cell office:value-type="string" table:style-name="ce71">
            <text:p>Uwaga! Y zmienia się <text:s text:c="41"/>automatycznie!</text:p>
          </table:table-cell>
          <table:table-cell table:number-columns-repeated="7" table:style-name="ce71"/>
          <table:covered-table-cell/>
          <table:covered-table-cell table:number-columns-repeated="3"/>
          <table:table-cell table:number-columns-repeated="16372"/>
        </table:table-row>
        <table:table-row table:style-name="ro1">
          <table:table-cell office:value-type="string" table:number-columns-spanned="8" table:number-rows-spanned="1" table:style-name="ce75">
            <text:p>Do formuły użyj adresu G16</text:p>
          </table:table-cell>
          <table:covered-table-cell table:number-columns-repeated="7"/>
          <table:covered-table-cell/>
          <table:covered-table-cell table:number-columns-repeated="3"/>
          <table:table-cell table:number-columns-repeated="16372"/>
        </table:table-row>
        <table:table-row table:number-rows-repeated="3" table:style-name="ro1">
          <table:table-cell table:number-columns-repeated="8" table:style-name="ce1"/>
          <table:covered-table-cell/>
          <table:covered-table-cell table:number-columns-repeated="3"/>
          <table:table-cell table:number-columns-repeated="16372"/>
        </table:table-row>
        <table:table-row table:number-rows-repeated="4" table:style-name="ro1">
          <table:table-cell table:number-columns-repeated="16384" table:style-name="ce1"/>
        </table:table-row>
        <table:table-row table:style-name="ro1">
          <table:table-cell table:number-columns-repeated="8" table:style-name="ce1"/>
          <table:table-cell office:value-type="string" table:number-columns-spanned="4" table:number-rows-spanned="1" table:style-name="ce73">
            <text:p>Formułę (wynik) wpisz w czerwone pole</text:p>
          </table:table-cell>
          <table:covered-table-cell table:number-columns-repeated="3"/>
          <table:table-cell table:number-columns-repeated="16372"/>
        </table:table-row>
        <table:table-row table:style-name="ro1">
          <table:table-cell office:value-type="string" table:style-name="ce69">
            <text:p>Oblicz wartość wyrażenia:</text:p>
          </table:table-cell>
          <table:table-cell table:number-columns-repeated="4" table:style-name="ce20"/>
          <table:table-cell office:value-type="string" table:style-name="ce69">
            <text:p>dla kąta x=</text:p>
          </table:table-cell>
          <table:table-cell office:value-type="float" office:value="165" table:formula="of:=ROUND(RAND()*180;0)" table:style-name="ce70">
            <text:p>165</text:p>
          </table:table-cell>
          <table:table-cell office:value-type="string" table:style-name="ce69">
            <text:p>stopni</text:p>
          </table:table-cell>
          <table:table-cell office:value-type="float" office:value="-0.25881904510252018" table:formula="of:=COS(3*RADIANS([.G27])-(PI()/6))" table:number-columns-spanned="4" table:number-rows-spanned="6" table:style-name="ce74">
            <text:p>-0,259</text:p>
          </table:table-cell>
          <table:covered-table-cell table:number-columns-repeated="3"/>
          <table:table-cell table:number-columns-repeated="16372"/>
        </table:table-row>
        <table:table-row table:style-name="ro1">
          <table:table-cell office:value-type="string" table:style-name="ce71">
            <text:p>Uwaga! Kąt zmienia się <text:s text:c="41"/>automatycznie!</text:p>
          </table:table-cell>
          <table:table-cell table:number-columns-repeated="7" table:style-name="ce71"/>
          <table:covered-table-cell/>
          <table:covered-table-cell table:number-columns-repeated="3"/>
          <table:table-cell table:number-columns-repeated="16372"/>
        </table:table-row>
        <table:table-row table:style-name="ro1">
          <table:table-cell office:value-type="string" table:number-columns-spanned="8" table:number-rows-spanned="1" table:style-name="ce75">
            <text:p>Do formuły użyj adresu G27</text:p>
          </table:table-cell>
          <table:covered-table-cell table:number-columns-repeated="7"/>
          <table:covered-table-cell/>
          <table:covered-table-cell table:number-columns-repeated="3"/>
          <table:table-cell table:number-columns-repeated="16372"/>
        </table:table-row>
        <table:table-row table:number-rows-repeated="3" table:style-name="ro1">
          <table:table-cell table:number-columns-repeated="8" table:style-name="ce1"/>
          <table:covered-table-cell/>
          <table:covered-table-cell table:number-columns-repeated="3"/>
          <table:table-cell table:number-columns-repeated="16372"/>
        </table:table-row>
        <table:table-row table:number-rows-repeated="6" table:style-name="ro2">
          <table:table-cell table:number-columns-repeated="16384"/>
        </table:table-row>
        <table:table-row table:style-name="ro1">
          <table:table-cell table:number-columns-repeated="8" table:style-name="ce1"/>
          <table:table-cell office:value-type="string" table:number-columns-spanned="4" table:number-rows-spanned="1" table:style-name="ce73">
            <text:p>Formułę (wynik) wpisz w czerwone pole</text:p>
          </table:table-cell>
          <table:covered-table-cell table:number-columns-repeated="3"/>
          <table:table-cell table:number-columns-repeated="16372"/>
        </table:table-row>
        <table:table-row table:style-name="ro1">
          <table:table-cell office:value-type="string" table:style-name="ce69">
            <text:p>Oblicz wartość wyrażenia:</text:p>
          </table:table-cell>
          <table:table-cell table:number-columns-repeated="4" table:style-name="ce20"/>
          <table:table-cell office:value-type="string" table:style-name="ce72">
            <text:p>dla y =</text:p>
          </table:table-cell>
          <table:table-cell office:value-type="float" office:value="91" table:formula="of:=ROUND(RAND()*180;0)" table:style-name="ce70">
            <text:p>91</text:p>
          </table:table-cell>
          <table:table-cell table:style-name="ce69"/>
          <table:table-cell office:value-type="float" office:value="2.4300817552575756E+29" table:formula="of:=POWER([.G40];15)" table:number-columns-spanned="4" table:number-rows-spanned="6" table:style-name="ce76">
            <text:p>2,43E+29</text:p>
          </table:table-cell>
          <table:covered-table-cell table:number-columns-repeated="3"/>
          <table:table-cell table:number-columns-repeated="16372"/>
        </table:table-row>
        <table:table-row table:style-name="ro1">
          <table:table-cell office:value-type="string" table:style-name="ce71">
            <text:p>Uwaga! Y zmienia się <text:s text:c="41"/>automatycznie!</text:p>
          </table:table-cell>
          <table:table-cell table:number-columns-repeated="7" table:style-name="ce71"/>
          <table:covered-table-cell/>
          <table:covered-table-cell table:number-columns-repeated="3"/>
          <table:table-cell table:number-columns-repeated="16372"/>
        </table:table-row>
        <table:table-row table:style-name="ro1">
          <table:table-cell office:value-type="string" table:number-columns-spanned="8" table:number-rows-spanned="1" table:style-name="ce75">
            <text:p>Do formuły użyj adresu G40</text:p>
          </table:table-cell>
          <table:covered-table-cell table:number-columns-repeated="7"/>
          <table:covered-table-cell/>
          <table:covered-table-cell table:number-columns-repeated="3"/>
          <table:table-cell table:number-columns-repeated="16372"/>
        </table:table-row>
        <table:table-row table:number-rows-repeated="3" table:style-name="ro1">
          <table:table-cell table:number-columns-repeated="8" table:style-name="ce1"/>
          <table:covered-table-cell/>
          <table:covered-table-cell table:number-columns-repeated="3"/>
          <table:table-cell table:number-columns-repeated="16372"/>
        </table:table-row>
        <table:table-row table:number-rows-repeated="3" table:style-name="ro1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8" table:style-name="ce1"/>
          <table:table-cell office:value-type="string" table:number-columns-spanned="4" table:number-rows-spanned="1" table:style-name="ce73">
            <text:p>Formułę (wynik) wpisz w czerwone pole</text:p>
          </table:table-cell>
          <table:covered-table-cell table:number-columns-repeated="3"/>
          <table:table-cell table:number-columns-repeated="16372"/>
        </table:table-row>
        <table:table-row table:style-name="ro1">
          <table:table-cell office:value-type="string" table:style-name="ce69">
            <text:p>Oblicz wartość wyrażenia:</text:p>
          </table:table-cell>
          <table:table-cell table:number-columns-repeated="4" table:style-name="ce20"/>
          <table:table-cell office:value-type="string" table:style-name="ce72">
            <text:p>dla y =</text:p>
          </table:table-cell>
          <table:table-cell office:value-type="float" office:value="153" table:formula="of:=ROUND(RAND()*180;0)" table:style-name="ce70">
            <text:p>153</text:p>
          </table:table-cell>
          <table:table-cell table:style-name="ce69"/>
          <table:table-cell office:value-type="float" office:value="1.1417981541647679E+46" table:formula="of:=POWER(2;[.G51])" table:number-columns-spanned="4" table:number-rows-spanned="6" table:style-name="ce76">
            <text:p>1,14E+46</text:p>
          </table:table-cell>
          <table:covered-table-cell table:number-columns-repeated="3"/>
          <table:table-cell table:number-columns-repeated="16372"/>
        </table:table-row>
        <table:table-row table:style-name="ro1">
          <table:table-cell office:value-type="string" table:style-name="ce71">
            <text:p>Uwaga! Y zmienia się <text:s text:c="41"/>automatycznie!</text:p>
          </table:table-cell>
          <table:table-cell table:number-columns-repeated="7" table:style-name="ce71"/>
          <table:covered-table-cell/>
          <table:covered-table-cell table:number-columns-repeated="3"/>
          <table:table-cell table:number-columns-repeated="16372"/>
        </table:table-row>
        <table:table-row table:style-name="ro1">
          <table:table-cell office:value-type="string" table:number-columns-spanned="8" table:number-rows-spanned="1" table:style-name="ce75">
            <text:p>Do formuły użyj adresu G51</text:p>
          </table:table-cell>
          <table:covered-table-cell table:number-columns-repeated="7"/>
          <table:covered-table-cell/>
          <table:covered-table-cell table:number-columns-repeated="3"/>
          <table:table-cell table:number-columns-repeated="16372"/>
        </table:table-row>
        <table:table-row table:number-rows-repeated="3" table:style-name="ro1">
          <table:table-cell table:number-columns-repeated="8" table:style-name="ce1"/>
          <table:covered-table-cell/>
          <table:covered-table-cell table:number-columns-repeated="3"/>
          <table:table-cell table:number-columns-repeated="16372"/>
        </table:table-row>
        <table:table-row table:number-rows-repeated="1048520" table:style-name="ro2">
          <table:table-cell table:number-columns-repeated="16384"/>
        </table:table-row>
      </table:table>
      <table:table table:name="16_Rok" table:style-name="ta1">
        <table:shapes>
          <draw:frame draw:z-index="1" draw:id="id5" draw:style-name="a5" draw:name="Picture 8" svg:x="1.98937in" svg:y="8.7185in" svg:width="0.9374in" svg:height="0.47913in" style:rel-width="scale" style:rel-height="scale">
            <draw:image xlink:href="media/image5.emf" xlink:type="simple" xlink:show="embed" xlink:actuate="onLoad"/>
            <svg:title/>
            <svg:desc/>
          </draw:frame>
        </table:shapes>
        <table:table-column table:style-name="co11" table:default-cell-style-name="ce3"/>
        <table:table-column table:style-name="co38" table:default-cell-style-name="ce3"/>
        <table:table-column table:style-name="co43" table:default-cell-style-name="ce3"/>
        <table:table-column table:style-name="co27" table:default-cell-style-name="ce3"/>
        <table:table-column table:style-name="co44" table:default-cell-style-name="ce3"/>
        <table:table-column table:style-name="co3" table:number-columns-repeated="6" table:default-cell-style-name="ce3"/>
        <table:table-column table:style-name="co3" table:number-columns-repeated="2" table:default-cell-style-name="ce3" table:visibility="collapse"/>
        <table:table-column table:style-name="co3" table:number-columns-repeated="1011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6">
            <text:p>Data</text:p>
          </table:table-cell>
          <table:table-cell office:value-type="string" table:style-name="ce62">
            <text:p>Rok</text:p>
          </table:table-cell>
          <table:table-cell office:value-type="string" table:style-name="ce62">
            <text:p>Słownie</text:p>
          </table:table-cell>
          <table:table-cell office:value-type="string" table:style-name="ce66">
            <text:p>Słownie 2 sposób</text:p>
          </table:table-cell>
          <table:table-cell office:value-type="string" table:style-name="ce3">
            <text:p>Słownie 3 sposób</text:p>
          </table:table-cell>
          <table:table-cell table:number-columns-repeated="6" table:style-name="ce3"/>
          <table:table-cell table:number-columns-repeated="2" table:style-name="ce1"/>
          <table:table-cell table:number-columns-repeated="16371"/>
        </table:table-row>
        <table:table-row table:style-name="ro1">
          <table:table-cell office:value-type="date" office:date-value="2011-05-03T00:00:00" table:formula="of:=ROUND(RAND()*3286+40544;0)" table:style-name="ce77">
            <text:p>2011-05-03</text:p>
          </table:table-cell>
          <table:table-cell office:value-type="float" office:value="2011" table:formula="of:=YEAR([.A2])" table:style-name="ce62">
            <text:p>2011</text:p>
          </table:table-cell>
          <table:table-cell office:value-type="string" office:string-value="jedenasty" table:formula="of:=INDIRECT(&quot;$G&quot;&amp;RIGHT([.B2]-9;2))" table:style-name="ce23">
            <text:p>jedenasty</text:p>
          </table:table-cell>
          <table:table-cell office:value-type="string" office:string-value="jedenasty" table:formula="of:=IF(RIGHT([.B2];1)=&quot;1&quot;;&quot;jedenasty&quot;;IF(RIGHT([.B2];1)=&quot;2&quot;;&quot;dwunasty&quot;;IF(RIGHT([.B2];1)=&quot;3&quot;;&quot;trzynasty&quot;;IF(RIGHT([.B2];1)=&quot;4&quot;;&quot;czternasty&quot;;IF(RIGHT([.B2];1)=&quot;5&quot;;&quot;piętnasty&quot;;IF(RIGHT([.B2];1)=&quot;6&quot;;&quot;szesnasty&quot;;IF(RIGHT([.B2];1)=&quot;7&quot;;&quot;siedemnasty&quot;;IF(RIGHT([.B2];1)=&quot;8&quot;;&quot;osiemnasty&quot;;IF(RIGHT([.B2];1)=&quot;9&quot;;&quot;dziewiętnasty&quot;)))))))))" table:style-name="ce95">
            <text:p>jedenasty</text:p>
          </table:table-cell>
          <table:table-cell office:value-type="string" office:string-value="jedenasty" table:formula="of:=INDIRECT(&quot;G&quot;&amp;MATCH([.B2];[.$F$2:.$F$10])+1)" table:style-name="ce95">
            <text:p>jedenasty</text:p>
          </table:table-cell>
          <table:table-cell office:value-type="float" office:value="2011" table:style-name="ce3">
            <text:p>2011</text:p>
          </table:table-cell>
          <table:table-cell office:value-type="string" table:style-name="ce3">
            <text:p>jedenasty</text:p>
          </table:table-cell>
          <table:table-cell table:number-columns-repeated="4" table:style-name="ce3"/>
          <table:table-cell office:value-type="float" office:value="1" table:style-name="ce3">
            <text:p>1</text:p>
          </table:table-cell>
          <table:table-cell office:value-type="string" table:style-name="ce64">
            <text:p>Łódź</text:p>
          </table:table-cell>
          <table:table-cell table:number-columns-repeated="16371"/>
        </table:table-row>
        <table:table-row table:style-name="ro1">
          <table:table-cell office:value-type="date" office:date-value="2016-02-17T00:00:00" table:formula="of:=ROUND(RAND()*3286+40544;0)" table:style-name="ce77">
            <text:p>2016-02-17</text:p>
          </table:table-cell>
          <table:table-cell office:value-type="float" office:value="2016" table:formula="of:=YEAR([.A3])" table:style-name="ce62">
            <text:p>2016</text:p>
          </table:table-cell>
          <table:table-cell office:value-type="string" office:string-value="szesnasty" table:formula="of:=INDIRECT(&quot;$G&quot;&amp;RIGHT([.B3]-9;2))" table:style-name="ce23">
            <text:p>szesnasty</text:p>
          </table:table-cell>
          <table:table-cell office:value-type="string" office:string-value="szesnasty" table:formula="of:=IF(RIGHT([.B3];1)=&quot;1&quot;;&quot;jedenasty&quot;;IF(RIGHT([.B3];1)=&quot;2&quot;;&quot;dwunasty&quot;;IF(RIGHT([.B3];1)=&quot;3&quot;;&quot;trzynasty&quot;;IF(RIGHT([.B3];1)=&quot;4&quot;;&quot;czternasty&quot;;IF(RIGHT([.B3];1)=&quot;5&quot;;&quot;piętnasty&quot;;IF(RIGHT([.B3];1)=&quot;6&quot;;&quot;szesnasty&quot;;IF(RIGHT([.B3];1)=&quot;7&quot;;&quot;siedemnasty&quot;;IF(RIGHT([.B3];1)=&quot;8&quot;;&quot;osiemnasty&quot;;IF(RIGHT([.B3];1)=&quot;9&quot;;&quot;dziewiętnasty&quot;)))))))))" table:style-name="ce95">
            <text:p>szesnasty</text:p>
          </table:table-cell>
          <table:table-cell office:value-type="string" office:string-value="szesnasty" table:formula="of:=INDIRECT(&quot;G&quot;&amp;MATCH([.B3];[.$F$2:.$F$10])+1)" table:style-name="ce95">
            <text:p>szesnasty</text:p>
          </table:table-cell>
          <table:table-cell office:value-type="float" office:value="2012" table:style-name="ce3">
            <text:p>2012</text:p>
          </table:table-cell>
          <table:table-cell office:value-type="string" table:style-name="ce3">
            <text:p>dwunasty</text:p>
          </table:table-cell>
          <table:table-cell table:number-columns-repeated="4" table:style-name="ce3"/>
          <table:table-cell office:value-type="float" office:value="2" table:style-name="ce3">
            <text:p>2</text:p>
          </table:table-cell>
          <table:table-cell office:value-type="string" table:style-name="ce64">
            <text:p>Warszawa</text:p>
          </table:table-cell>
          <table:table-cell table:number-columns-repeated="16371"/>
        </table:table-row>
        <table:table-row table:style-name="ro1">
          <table:table-cell office:value-type="date" office:date-value="2011-12-15T00:00:00" table:formula="of:=ROUND(RAND()*3286+40544;0)" table:style-name="ce77">
            <text:p>2011-12-15</text:p>
          </table:table-cell>
          <table:table-cell office:value-type="float" office:value="2011" table:formula="of:=YEAR([.A4])" table:style-name="ce62">
            <text:p>2011</text:p>
          </table:table-cell>
          <table:table-cell office:value-type="string" office:string-value="jedenasty" table:formula="of:=INDIRECT(&quot;$G&quot;&amp;RIGHT([.B4]-9;2))" table:style-name="ce23">
            <text:p>jedenasty</text:p>
          </table:table-cell>
          <table:table-cell office:value-type="string" office:string-value="jedenasty" table:formula="of:=IF(RIGHT([.B4];1)=&quot;1&quot;;&quot;jedenasty&quot;;IF(RIGHT([.B4];1)=&quot;2&quot;;&quot;dwunasty&quot;;IF(RIGHT([.B4];1)=&quot;3&quot;;&quot;trzynasty&quot;;IF(RIGHT([.B4];1)=&quot;4&quot;;&quot;czternasty&quot;;IF(RIGHT([.B4];1)=&quot;5&quot;;&quot;piętnasty&quot;;IF(RIGHT([.B4];1)=&quot;6&quot;;&quot;szesnasty&quot;;IF(RIGHT([.B4];1)=&quot;7&quot;;&quot;siedemnasty&quot;;IF(RIGHT([.B4];1)=&quot;8&quot;;&quot;osiemnasty&quot;;IF(RIGHT([.B4];1)=&quot;9&quot;;&quot;dziewiętnasty&quot;)))))))))" table:style-name="ce95">
            <text:p>jedenasty</text:p>
          </table:table-cell>
          <table:table-cell office:value-type="string" office:string-value="jedenasty" table:formula="of:=INDIRECT(&quot;G&quot;&amp;MATCH([.B4];[.$F$2:.$F$10])+1)" table:style-name="ce95">
            <text:p>jedenasty</text:p>
          </table:table-cell>
          <table:table-cell office:value-type="float" office:value="2013" table:style-name="ce3">
            <text:p>2013</text:p>
          </table:table-cell>
          <table:table-cell office:value-type="string" table:style-name="ce3">
            <text:p>trzynasty</text:p>
          </table:table-cell>
          <table:table-cell table:number-columns-repeated="4" table:style-name="ce3"/>
          <table:table-cell office:value-type="float" office:value="3" table:style-name="ce3">
            <text:p>3</text:p>
          </table:table-cell>
          <table:table-cell office:value-type="string" table:style-name="ce64">
            <text:p>Poznań</text:p>
          </table:table-cell>
          <table:table-cell table:number-columns-repeated="16371"/>
        </table:table-row>
        <table:table-row table:style-name="ro1">
          <table:table-cell office:value-type="date" office:date-value="2014-09-20T00:00:00" table:formula="of:=ROUND(RAND()*3286+40544;0)" table:style-name="ce77">
            <text:p>2014-09-20</text:p>
          </table:table-cell>
          <table:table-cell office:value-type="float" office:value="2014" table:formula="of:=YEAR([.A5])" table:style-name="ce62">
            <text:p>2014</text:p>
          </table:table-cell>
          <table:table-cell office:value-type="string" office:string-value="czternasty" table:formula="of:=INDIRECT(&quot;$G&quot;&amp;RIGHT([.B5]-9;2))" table:style-name="ce23">
            <text:p>czternasty</text:p>
          </table:table-cell>
          <table:table-cell office:value-type="string" office:string-value="czternasty" table:formula="of:=IF(RIGHT([.B5];1)=&quot;1&quot;;&quot;jedenasty&quot;;IF(RIGHT([.B5];1)=&quot;2&quot;;&quot;dwunasty&quot;;IF(RIGHT([.B5];1)=&quot;3&quot;;&quot;trzynasty&quot;;IF(RIGHT([.B5];1)=&quot;4&quot;;&quot;czternasty&quot;;IF(RIGHT([.B5];1)=&quot;5&quot;;&quot;piętnasty&quot;;IF(RIGHT([.B5];1)=&quot;6&quot;;&quot;szesnasty&quot;;IF(RIGHT([.B5];1)=&quot;7&quot;;&quot;siedemnasty&quot;;IF(RIGHT([.B5];1)=&quot;8&quot;;&quot;osiemnasty&quot;;IF(RIGHT([.B5];1)=&quot;9&quot;;&quot;dziewiętnasty&quot;)))))))))" table:style-name="ce95">
            <text:p>czternasty</text:p>
          </table:table-cell>
          <table:table-cell office:value-type="string" office:string-value="czternasty" table:formula="of:=INDIRECT(&quot;G&quot;&amp;MATCH([.B5];[.$F$2:.$F$10])+1)" table:style-name="ce95">
            <text:p>czternasty</text:p>
          </table:table-cell>
          <table:table-cell office:value-type="float" office:value="2014" table:style-name="ce3">
            <text:p>2014</text:p>
          </table:table-cell>
          <table:table-cell office:value-type="string" table:style-name="ce3">
            <text:p>czternasty</text:p>
          </table:table-cell>
          <table:table-cell table:number-columns-repeated="4" table:style-name="ce3"/>
          <table:table-cell office:value-type="float" office:value="4" table:style-name="ce3">
            <text:p>4</text:p>
          </table:table-cell>
          <table:table-cell office:value-type="string" table:style-name="ce64">
            <text:p>Kraków</text:p>
          </table:table-cell>
          <table:table-cell table:number-columns-repeated="16371"/>
        </table:table-row>
        <table:table-row table:style-name="ro1">
          <table:table-cell office:value-type="date" office:date-value="2013-06-29T00:00:00" table:formula="of:=ROUND(RAND()*3286+40544;0)" table:style-name="ce77">
            <text:p>2013-06-29</text:p>
          </table:table-cell>
          <table:table-cell office:value-type="float" office:value="2013" table:formula="of:=YEAR([.A6])" table:style-name="ce62">
            <text:p>2013</text:p>
          </table:table-cell>
          <table:table-cell office:value-type="string" office:string-value="trzynasty" table:formula="of:=INDIRECT(&quot;$G&quot;&amp;RIGHT([.B6]-9;2))" table:style-name="ce23">
            <text:p>trzynasty</text:p>
          </table:table-cell>
          <table:table-cell office:value-type="string" office:string-value="trzynasty" table:formula="of:=IF(RIGHT([.B6];1)=&quot;1&quot;;&quot;jedenasty&quot;;IF(RIGHT([.B6];1)=&quot;2&quot;;&quot;dwunasty&quot;;IF(RIGHT([.B6];1)=&quot;3&quot;;&quot;trzynasty&quot;;IF(RIGHT([.B6];1)=&quot;4&quot;;&quot;czternasty&quot;;IF(RIGHT([.B6];1)=&quot;5&quot;;&quot;piętnasty&quot;;IF(RIGHT([.B6];1)=&quot;6&quot;;&quot;szesnasty&quot;;IF(RIGHT([.B6];1)=&quot;7&quot;;&quot;siedemnasty&quot;;IF(RIGHT([.B6];1)=&quot;8&quot;;&quot;osiemnasty&quot;;IF(RIGHT([.B6];1)=&quot;9&quot;;&quot;dziewiętnasty&quot;)))))))))" table:style-name="ce95">
            <text:p>trzynasty</text:p>
          </table:table-cell>
          <table:table-cell office:value-type="string" office:string-value="trzynasty" table:formula="of:=INDIRECT(&quot;G&quot;&amp;MATCH([.B6];[.$F$2:.$F$10])+1)" table:style-name="ce95">
            <text:p>trzynasty</text:p>
          </table:table-cell>
          <table:table-cell office:value-type="float" office:value="2015" table:style-name="ce3">
            <text:p>2015</text:p>
          </table:table-cell>
          <table:table-cell office:value-type="string" table:style-name="ce3">
            <text:p>piętnasty</text:p>
          </table:table-cell>
          <table:table-cell table:number-columns-repeated="4" table:style-name="ce3"/>
          <table:table-cell office:value-type="float" office:value="5" table:style-name="ce3">
            <text:p>5</text:p>
          </table:table-cell>
          <table:table-cell office:value-type="string" table:style-name="ce64">
            <text:p>Szczecin</text:p>
          </table:table-cell>
          <table:table-cell table:number-columns-repeated="16371"/>
        </table:table-row>
        <table:table-row table:style-name="ro1">
          <table:table-cell office:value-type="date" office:date-value="2019-08-19T00:00:00" table:formula="of:=ROUND(RAND()*3286+40544;0)" table:style-name="ce77">
            <text:p>2019-08-19</text:p>
          </table:table-cell>
          <table:table-cell office:value-type="float" office:value="2019" table:formula="of:=YEAR([.A7])" table:style-name="ce62">
            <text:p>2019</text:p>
          </table:table-cell>
          <table:table-cell office:value-type="string" office:string-value="dziewiętnasty" table:formula="of:=INDIRECT(&quot;$G&quot;&amp;RIGHT([.B7]-9;2))" table:style-name="ce23">
            <text:p>dziewiętnasty</text:p>
          </table:table-cell>
          <table:table-cell office:value-type="string" office:string-value="dziewiętnasty" table:formula="of:=IF(RIGHT([.B7];1)=&quot;1&quot;;&quot;jedenasty&quot;;IF(RIGHT([.B7];1)=&quot;2&quot;;&quot;dwunasty&quot;;IF(RIGHT([.B7];1)=&quot;3&quot;;&quot;trzynasty&quot;;IF(RIGHT([.B7];1)=&quot;4&quot;;&quot;czternasty&quot;;IF(RIGHT([.B7];1)=&quot;5&quot;;&quot;piętnasty&quot;;IF(RIGHT([.B7];1)=&quot;6&quot;;&quot;szesnasty&quot;;IF(RIGHT([.B7];1)=&quot;7&quot;;&quot;siedemnasty&quot;;IF(RIGHT([.B7];1)=&quot;8&quot;;&quot;osiemnasty&quot;;IF(RIGHT([.B7];1)=&quot;9&quot;;&quot;dziewiętnasty&quot;)))))))))" table:style-name="ce95">
            <text:p>dziewiętnasty</text:p>
          </table:table-cell>
          <table:table-cell office:value-type="string" office:string-value="dziewiętnasty" table:formula="of:=INDIRECT(&quot;G&quot;&amp;MATCH([.B7];[.$F$2:.$F$10])+1)" table:style-name="ce95">
            <text:p>dziewiętnasty</text:p>
          </table:table-cell>
          <table:table-cell office:value-type="float" office:value="2016" table:style-name="ce3">
            <text:p>2016</text:p>
          </table:table-cell>
          <table:table-cell office:value-type="string" table:style-name="ce3">
            <text:p>szesnasty</text:p>
          </table:table-cell>
          <table:table-cell table:number-columns-repeated="4" table:style-name="ce3"/>
          <table:table-cell office:value-type="float" office:value="6" table:style-name="ce3">
            <text:p>6</text:p>
          </table:table-cell>
          <table:table-cell office:value-type="string" table:style-name="ce64">
            <text:p>Gdańsk</text:p>
          </table:table-cell>
          <table:table-cell table:number-columns-repeated="16371"/>
        </table:table-row>
        <table:table-row table:style-name="ro1">
          <table:table-cell office:value-type="date" office:date-value="2012-07-13T00:00:00" table:formula="of:=ROUND(RAND()*3286+40544;0)" table:style-name="ce77">
            <text:p>2012-07-13</text:p>
          </table:table-cell>
          <table:table-cell office:value-type="float" office:value="2012" table:formula="of:=YEAR([.A8])" table:style-name="ce62">
            <text:p>2012</text:p>
          </table:table-cell>
          <table:table-cell office:value-type="string" office:string-value="dwunasty" table:formula="of:=INDIRECT(&quot;$G&quot;&amp;RIGHT([.B8]-9;2))" table:style-name="ce23">
            <text:p>dwunasty</text:p>
          </table:table-cell>
          <table:table-cell office:value-type="string" office:string-value="dwunasty" table:formula="of:=IF(RIGHT([.B8];1)=&quot;1&quot;;&quot;jedenasty&quot;;IF(RIGHT([.B8];1)=&quot;2&quot;;&quot;dwunasty&quot;;IF(RIGHT([.B8];1)=&quot;3&quot;;&quot;trzynasty&quot;;IF(RIGHT([.B8];1)=&quot;4&quot;;&quot;czternasty&quot;;IF(RIGHT([.B8];1)=&quot;5&quot;;&quot;piętnasty&quot;;IF(RIGHT([.B8];1)=&quot;6&quot;;&quot;szesnasty&quot;;IF(RIGHT([.B8];1)=&quot;7&quot;;&quot;siedemnasty&quot;;IF(RIGHT([.B8];1)=&quot;8&quot;;&quot;osiemnasty&quot;;IF(RIGHT([.B8];1)=&quot;9&quot;;&quot;dziewiętnasty&quot;)))))))))" table:style-name="ce95">
            <text:p>dwunasty</text:p>
          </table:table-cell>
          <table:table-cell office:value-type="string" office:string-value="dwunasty" table:formula="of:=INDIRECT(&quot;G&quot;&amp;MATCH([.B8];[.$F$2:.$F$10])+1)" table:style-name="ce95">
            <text:p>dwunasty</text:p>
          </table:table-cell>
          <table:table-cell office:value-type="float" office:value="2017" table:style-name="ce3">
            <text:p>2017</text:p>
          </table:table-cell>
          <table:table-cell office:value-type="string" table:style-name="ce3">
            <text:p>siedemnasty</text:p>
          </table:table-cell>
          <table:table-cell table:number-columns-repeated="4" table:style-name="ce3"/>
          <table:table-cell office:value-type="float" office:value="7" table:style-name="ce3">
            <text:p>7</text:p>
          </table:table-cell>
          <table:table-cell office:value-type="string" table:style-name="ce64">
            <text:p>Jaworzno</text:p>
          </table:table-cell>
          <table:table-cell table:number-columns-repeated="16371"/>
        </table:table-row>
        <table:table-row table:style-name="ro1">
          <table:table-cell office:value-type="date" office:date-value="2016-10-14T00:00:00" table:formula="of:=ROUND(RAND()*3286+40544;0)" table:style-name="ce77">
            <text:p>2016-10-14</text:p>
          </table:table-cell>
          <table:table-cell office:value-type="float" office:value="2016" table:formula="of:=YEAR([.A9])" table:style-name="ce62">
            <text:p>2016</text:p>
          </table:table-cell>
          <table:table-cell office:value-type="string" office:string-value="szesnasty" table:formula="of:=INDIRECT(&quot;$G&quot;&amp;RIGHT([.B9]-9;2))" table:style-name="ce23">
            <text:p>szesnasty</text:p>
          </table:table-cell>
          <table:table-cell office:value-type="string" office:string-value="szesnasty" table:formula="of:=IF(RIGHT([.B9];1)=&quot;1&quot;;&quot;jedenasty&quot;;IF(RIGHT([.B9];1)=&quot;2&quot;;&quot;dwunasty&quot;;IF(RIGHT([.B9];1)=&quot;3&quot;;&quot;trzynasty&quot;;IF(RIGHT([.B9];1)=&quot;4&quot;;&quot;czternasty&quot;;IF(RIGHT([.B9];1)=&quot;5&quot;;&quot;piętnasty&quot;;IF(RIGHT([.B9];1)=&quot;6&quot;;&quot;szesnasty&quot;;IF(RIGHT([.B9];1)=&quot;7&quot;;&quot;siedemnasty&quot;;IF(RIGHT([.B9];1)=&quot;8&quot;;&quot;osiemnasty&quot;;IF(RIGHT([.B9];1)=&quot;9&quot;;&quot;dziewiętnasty&quot;)))))))))" table:style-name="ce95">
            <text:p>szesnasty</text:p>
          </table:table-cell>
          <table:table-cell office:value-type="string" office:string-value="szesnasty" table:formula="of:=INDIRECT(&quot;G&quot;&amp;MATCH([.B9];[.$F$2:.$F$10])+1)" table:style-name="ce95">
            <text:p>szesnasty</text:p>
          </table:table-cell>
          <table:table-cell office:value-type="float" office:value="2018" table:style-name="ce3">
            <text:p>2018</text:p>
          </table:table-cell>
          <table:table-cell office:value-type="string" table:style-name="ce3">
            <text:p>osiemnasty</text:p>
          </table:table-cell>
          <table:table-cell table:number-columns-repeated="4" table:style-name="ce3"/>
          <table:table-cell office:value-type="float" office:value="8" table:style-name="ce3">
            <text:p>8</text:p>
          </table:table-cell>
          <table:table-cell office:value-type="string" table:style-name="ce64">
            <text:p>Katowice</text:p>
          </table:table-cell>
          <table:table-cell table:number-columns-repeated="16371"/>
        </table:table-row>
        <table:table-row table:style-name="ro1">
          <table:table-cell office:value-type="date" office:date-value="2015-09-24T00:00:00" table:formula="of:=ROUND(RAND()*3286+40544;0)" table:style-name="ce77">
            <text:p>2015-09-24</text:p>
          </table:table-cell>
          <table:table-cell office:value-type="float" office:value="2015" table:formula="of:=YEAR([.A10])" table:style-name="ce62">
            <text:p>2015</text:p>
          </table:table-cell>
          <table:table-cell office:value-type="string" office:string-value="piętnasty" table:formula="of:=INDIRECT(&quot;$G&quot;&amp;RIGHT([.B10]-9;2))" table:style-name="ce23">
            <text:p>piętnasty</text:p>
          </table:table-cell>
          <table:table-cell office:value-type="string" office:string-value="piętnasty" table:formula="of:=IF(RIGHT([.B10];1)=&quot;1&quot;;&quot;jedenasty&quot;;IF(RIGHT([.B10];1)=&quot;2&quot;;&quot;dwunasty&quot;;IF(RIGHT([.B10];1)=&quot;3&quot;;&quot;trzynasty&quot;;IF(RIGHT([.B10];1)=&quot;4&quot;;&quot;czternasty&quot;;IF(RIGHT([.B10];1)=&quot;5&quot;;&quot;piętnasty&quot;;IF(RIGHT([.B10];1)=&quot;6&quot;;&quot;szesnasty&quot;;IF(RIGHT([.B10];1)=&quot;7&quot;;&quot;siedemnasty&quot;;IF(RIGHT([.B10];1)=&quot;8&quot;;&quot;osiemnasty&quot;;IF(RIGHT([.B10];1)=&quot;9&quot;;&quot;dziewiętnasty&quot;)))))))))" table:style-name="ce95">
            <text:p>piętnasty</text:p>
          </table:table-cell>
          <table:table-cell office:value-type="string" office:string-value="piętnasty" table:formula="of:=INDIRECT(&quot;G&quot;&amp;MATCH([.B10];[.$F$2:.$F$10])+1)" table:style-name="ce95">
            <text:p>piętnasty</text:p>
          </table:table-cell>
          <table:table-cell office:value-type="float" office:value="2019" table:style-name="ce3">
            <text:p>2019</text:p>
          </table:table-cell>
          <table:table-cell office:value-type="string" table:style-name="ce3">
            <text:p>dziewiętnasty</text:p>
          </table:table-cell>
          <table:table-cell table:number-columns-repeated="4" table:style-name="ce3"/>
          <table:table-cell office:value-type="float" office:value="9" table:style-name="ce3">
            <text:p>9</text:p>
          </table:table-cell>
          <table:table-cell office:value-type="string" table:style-name="ce64">
            <text:p>Radom</text:p>
          </table:table-cell>
          <table:table-cell table:number-columns-repeated="16371"/>
        </table:table-row>
        <table:table-row table:style-name="ro1">
          <table:table-cell office:value-type="date" office:date-value="2015-03-30T00:00:00" table:formula="of:=ROUND(RAND()*3286+40544;0)" table:style-name="ce77">
            <text:p>2015-03-30</text:p>
          </table:table-cell>
          <table:table-cell office:value-type="float" office:value="2015" table:formula="of:=YEAR([.A11])" table:style-name="ce62">
            <text:p>2015</text:p>
          </table:table-cell>
          <table:table-cell office:value-type="string" office:string-value="piętnasty" table:formula="of:=INDIRECT(&quot;$G&quot;&amp;RIGHT([.B11]-9;2))" table:style-name="ce23">
            <text:p>piętnasty</text:p>
          </table:table-cell>
          <table:table-cell office:value-type="string" office:string-value="piętnasty" table:formula="of:=IF(RIGHT([.B11];1)=&quot;1&quot;;&quot;jedenasty&quot;;IF(RIGHT([.B11];1)=&quot;2&quot;;&quot;dwunasty&quot;;IF(RIGHT([.B11];1)=&quot;3&quot;;&quot;trzynasty&quot;;IF(RIGHT([.B11];1)=&quot;4&quot;;&quot;czternasty&quot;;IF(RIGHT([.B11];1)=&quot;5&quot;;&quot;piętnasty&quot;;IF(RIGHT([.B11];1)=&quot;6&quot;;&quot;szesnasty&quot;;IF(RIGHT([.B11];1)=&quot;7&quot;;&quot;siedemnasty&quot;;IF(RIGHT([.B11];1)=&quot;8&quot;;&quot;osiemnasty&quot;;IF(RIGHT([.B11];1)=&quot;9&quot;;&quot;dziewiętnasty&quot;)))))))))" table:style-name="ce95">
            <text:p>piętnasty</text:p>
          </table:table-cell>
          <table:table-cell office:value-type="string" office:string-value="piętnasty" table:formula="of:=INDIRECT(&quot;G&quot;&amp;MATCH([.B11];[.$F$2:.$F$10])+1)" table:style-name="ce95">
            <text:p>piętnasty</text:p>
          </table:table-cell>
          <table:table-cell table:number-columns-repeated="6" table:style-name="ce3"/>
          <table:table-cell office:value-type="float" office:value="10" table:style-name="ce3">
            <text:p>10</text:p>
          </table:table-cell>
          <table:table-cell office:value-type="string" table:style-name="ce64">
            <text:p>Kielce</text:p>
          </table:table-cell>
          <table:table-cell table:number-columns-repeated="16371"/>
        </table:table-row>
        <table:table-row table:style-name="ro1">
          <table:table-cell office:value-type="date" office:date-value="2017-02-17T00:00:00" table:formula="of:=ROUND(RAND()*3286+40544;0)" table:style-name="ce77">
            <text:p>2017-02-17</text:p>
          </table:table-cell>
          <table:table-cell office:value-type="float" office:value="2017" table:formula="of:=YEAR([.A12])" table:style-name="ce62">
            <text:p>2017</text:p>
          </table:table-cell>
          <table:table-cell office:value-type="string" office:string-value="siedemnasty" table:formula="of:=INDIRECT(&quot;$G&quot;&amp;RIGHT([.B12]-9;2))" table:style-name="ce23">
            <text:p>siedemnasty</text:p>
          </table:table-cell>
          <table:table-cell office:value-type="string" office:string-value="siedemnasty" table:formula="of:=IF(RIGHT([.B12];1)=&quot;1&quot;;&quot;jedenasty&quot;;IF(RIGHT([.B12];1)=&quot;2&quot;;&quot;dwunasty&quot;;IF(RIGHT([.B12];1)=&quot;3&quot;;&quot;trzynasty&quot;;IF(RIGHT([.B12];1)=&quot;4&quot;;&quot;czternasty&quot;;IF(RIGHT([.B12];1)=&quot;5&quot;;&quot;piętnasty&quot;;IF(RIGHT([.B12];1)=&quot;6&quot;;&quot;szesnasty&quot;;IF(RIGHT([.B12];1)=&quot;7&quot;;&quot;siedemnasty&quot;;IF(RIGHT([.B12];1)=&quot;8&quot;;&quot;osiemnasty&quot;;IF(RIGHT([.B12];1)=&quot;9&quot;;&quot;dziewiętnasty&quot;)))))))))" table:style-name="ce95">
            <text:p>siedemnasty</text:p>
          </table:table-cell>
          <table:table-cell office:value-type="string" office:string-value="siedemnasty" table:formula="of:=INDIRECT(&quot;G&quot;&amp;MATCH([.B12];[.$F$2:.$F$10])+1)" table:style-name="ce95">
            <text:p>siedemnasty</text:p>
          </table:table-cell>
          <table:table-cell table:number-columns-repeated="6" table:style-name="ce3"/>
          <table:table-cell office:value-type="float" office:value="11" table:style-name="ce3">
            <text:p>11</text:p>
          </table:table-cell>
          <table:table-cell office:value-type="string" table:style-name="ce64">
            <text:p>Gdynia</text:p>
          </table:table-cell>
          <table:table-cell table:number-columns-repeated="16371"/>
        </table:table-row>
        <table:table-row table:style-name="ro1">
          <table:table-cell office:value-type="date" office:date-value="2012-11-10T00:00:00" table:formula="of:=ROUND(RAND()*3286+40544;0)" table:style-name="ce77">
            <text:p>2012-11-10</text:p>
          </table:table-cell>
          <table:table-cell office:value-type="float" office:value="2012" table:formula="of:=YEAR([.A13])" table:style-name="ce62">
            <text:p>2012</text:p>
          </table:table-cell>
          <table:table-cell office:value-type="string" office:string-value="dwunasty" table:formula="of:=INDIRECT(&quot;$G&quot;&amp;RIGHT([.B13]-9;2))" table:style-name="ce23">
            <text:p>dwunasty</text:p>
          </table:table-cell>
          <table:table-cell office:value-type="string" office:string-value="dwunasty" table:formula="of:=IF(RIGHT([.B13];1)=&quot;1&quot;;&quot;jedenasty&quot;;IF(RIGHT([.B13];1)=&quot;2&quot;;&quot;dwunasty&quot;;IF(RIGHT([.B13];1)=&quot;3&quot;;&quot;trzynasty&quot;;IF(RIGHT([.B13];1)=&quot;4&quot;;&quot;czternasty&quot;;IF(RIGHT([.B13];1)=&quot;5&quot;;&quot;piętnasty&quot;;IF(RIGHT([.B13];1)=&quot;6&quot;;&quot;szesnasty&quot;;IF(RIGHT([.B13];1)=&quot;7&quot;;&quot;siedemnasty&quot;;IF(RIGHT([.B13];1)=&quot;8&quot;;&quot;osiemnasty&quot;;IF(RIGHT([.B13];1)=&quot;9&quot;;&quot;dziewiętnasty&quot;)))))))))" table:style-name="ce95">
            <text:p>dwunasty</text:p>
          </table:table-cell>
          <table:table-cell office:value-type="string" office:string-value="dwunasty" table:formula="of:=INDIRECT(&quot;G&quot;&amp;MATCH([.B13];[.$F$2:.$F$10])+1)" table:style-name="ce95">
            <text:p>dwunasty</text:p>
          </table:table-cell>
          <table:table-cell table:number-columns-repeated="6" table:style-name="ce3"/>
          <table:table-cell office:value-type="float" office:value="12" table:style-name="ce3">
            <text:p>12</text:p>
          </table:table-cell>
          <table:table-cell office:value-type="string" table:style-name="ce64">
            <text:p>Wrocław</text:p>
          </table:table-cell>
          <table:table-cell table:number-columns-repeated="16371"/>
        </table:table-row>
        <table:table-row table:style-name="ro1">
          <table:table-cell office:value-type="date" office:date-value="2013-09-08T00:00:00" table:formula="of:=ROUND(RAND()*3286+40544;0)" table:style-name="ce77">
            <text:p>2013-09-08</text:p>
          </table:table-cell>
          <table:table-cell office:value-type="float" office:value="2013" table:formula="of:=YEAR([.A14])" table:style-name="ce62">
            <text:p>2013</text:p>
          </table:table-cell>
          <table:table-cell office:value-type="string" office:string-value="trzynasty" table:formula="of:=INDIRECT(&quot;$G&quot;&amp;RIGHT([.B14]-9;2))" table:style-name="ce23">
            <text:p>trzynasty</text:p>
          </table:table-cell>
          <table:table-cell office:value-type="string" office:string-value="trzynasty" table:formula="of:=IF(RIGHT([.B14];1)=&quot;1&quot;;&quot;jedenasty&quot;;IF(RIGHT([.B14];1)=&quot;2&quot;;&quot;dwunasty&quot;;IF(RIGHT([.B14];1)=&quot;3&quot;;&quot;trzynasty&quot;;IF(RIGHT([.B14];1)=&quot;4&quot;;&quot;czternasty&quot;;IF(RIGHT([.B14];1)=&quot;5&quot;;&quot;piętnasty&quot;;IF(RIGHT([.B14];1)=&quot;6&quot;;&quot;szesnasty&quot;;IF(RIGHT([.B14];1)=&quot;7&quot;;&quot;siedemnasty&quot;;IF(RIGHT([.B14];1)=&quot;8&quot;;&quot;osiemnasty&quot;;IF(RIGHT([.B14];1)=&quot;9&quot;;&quot;dziewiętnasty&quot;)))))))))" table:style-name="ce95">
            <text:p>trzynasty</text:p>
          </table:table-cell>
          <table:table-cell office:value-type="string" office:string-value="trzynasty" table:formula="of:=INDIRECT(&quot;G&quot;&amp;MATCH([.B14];[.$F$2:.$F$10])+1)" table:style-name="ce95">
            <text:p>trzynasty</text:p>
          </table:table-cell>
          <table:table-cell table:number-columns-repeated="6" table:style-name="ce3"/>
          <table:table-cell office:value-type="float" office:value="13" table:style-name="ce3">
            <text:p>13</text:p>
          </table:table-cell>
          <table:table-cell office:value-type="string" table:style-name="ce64">
            <text:p>Zielona Góra</text:p>
          </table:table-cell>
          <table:table-cell table:number-columns-repeated="16371"/>
        </table:table-row>
        <table:table-row table:style-name="ro1">
          <table:table-cell office:value-type="date" office:date-value="2018-08-28T00:00:00" table:formula="of:=ROUND(RAND()*3286+40544;0)" table:style-name="ce77">
            <text:p>2018-08-28</text:p>
          </table:table-cell>
          <table:table-cell office:value-type="float" office:value="2018" table:formula="of:=YEAR([.A15])" table:style-name="ce62">
            <text:p>2018</text:p>
          </table:table-cell>
          <table:table-cell office:value-type="string" office:string-value="osiemnasty" table:formula="of:=INDIRECT(&quot;$G&quot;&amp;RIGHT([.B15]-9;2))" table:style-name="ce23">
            <text:p>osiemnasty</text:p>
          </table:table-cell>
          <table:table-cell office:value-type="string" office:string-value="osiemnasty" table:formula="of:=IF(RIGHT([.B15];1)=&quot;1&quot;;&quot;jedenasty&quot;;IF(RIGHT([.B15];1)=&quot;2&quot;;&quot;dwunasty&quot;;IF(RIGHT([.B15];1)=&quot;3&quot;;&quot;trzynasty&quot;;IF(RIGHT([.B15];1)=&quot;4&quot;;&quot;czternasty&quot;;IF(RIGHT([.B15];1)=&quot;5&quot;;&quot;piętnasty&quot;;IF(RIGHT([.B15];1)=&quot;6&quot;;&quot;szesnasty&quot;;IF(RIGHT([.B15];1)=&quot;7&quot;;&quot;siedemnasty&quot;;IF(RIGHT([.B15];1)=&quot;8&quot;;&quot;osiemnasty&quot;;IF(RIGHT([.B15];1)=&quot;9&quot;;&quot;dziewiętnasty&quot;)))))))))" table:style-name="ce95">
            <text:p>osiemnasty</text:p>
          </table:table-cell>
          <table:table-cell office:value-type="string" office:string-value="osiemnasty" table:formula="of:=INDIRECT(&quot;G&quot;&amp;MATCH([.B15];[.$F$2:.$F$10])+1)" table:style-name="ce95">
            <text:p>osiemnasty</text:p>
          </table:table-cell>
          <table:table-cell table:number-columns-repeated="6" table:style-name="ce3"/>
          <table:table-cell office:value-type="float" office:value="14" table:style-name="ce3">
            <text:p>14</text:p>
          </table:table-cell>
          <table:table-cell office:value-type="string" table:style-name="ce64">
            <text:p>Olsztyn</text:p>
          </table:table-cell>
          <table:table-cell table:number-columns-repeated="16371"/>
        </table:table-row>
        <table:table-row table:style-name="ro1">
          <table:table-cell office:value-type="date" office:date-value="2019-08-18T00:00:00" table:formula="of:=ROUND(RAND()*3286+40544;0)" table:style-name="ce77">
            <text:p>2019-08-18</text:p>
          </table:table-cell>
          <table:table-cell office:value-type="float" office:value="2019" table:formula="of:=YEAR([.A16])" table:style-name="ce62">
            <text:p>2019</text:p>
          </table:table-cell>
          <table:table-cell office:value-type="string" office:string-value="dziewiętnasty" table:formula="of:=INDIRECT(&quot;$G&quot;&amp;RIGHT([.B16]-9;2))" table:style-name="ce23">
            <text:p>dziewiętnasty</text:p>
          </table:table-cell>
          <table:table-cell office:value-type="string" office:string-value="dziewiętnasty" table:formula="of:=IF(RIGHT([.B16];1)=&quot;1&quot;;&quot;jedenasty&quot;;IF(RIGHT([.B16];1)=&quot;2&quot;;&quot;dwunasty&quot;;IF(RIGHT([.B16];1)=&quot;3&quot;;&quot;trzynasty&quot;;IF(RIGHT([.B16];1)=&quot;4&quot;;&quot;czternasty&quot;;IF(RIGHT([.B16];1)=&quot;5&quot;;&quot;piętnasty&quot;;IF(RIGHT([.B16];1)=&quot;6&quot;;&quot;szesnasty&quot;;IF(RIGHT([.B16];1)=&quot;7&quot;;&quot;siedemnasty&quot;;IF(RIGHT([.B16];1)=&quot;8&quot;;&quot;osiemnasty&quot;;IF(RIGHT([.B16];1)=&quot;9&quot;;&quot;dziewiętnasty&quot;)))))))))" table:style-name="ce95">
            <text:p>dziewiętnasty</text:p>
          </table:table-cell>
          <table:table-cell office:value-type="string" office:string-value="dziewiętnasty" table:formula="of:=INDIRECT(&quot;G&quot;&amp;MATCH([.B16];[.$F$2:.$F$10])+1)" table:style-name="ce95">
            <text:p>dziewiętnasty</text:p>
          </table:table-cell>
          <table:table-cell table:number-columns-repeated="4" table:style-name="ce3"/>
          <table:table-cell table:style-name="ce78"/>
          <table:table-cell table:style-name="ce3"/>
          <table:table-cell office:value-type="float" office:value="15" table:style-name="ce3">
            <text:p>15</text:p>
          </table:table-cell>
          <table:table-cell office:value-type="string" table:style-name="ce64">
            <text:p>Tomaszów Mazowiecki</text:p>
          </table:table-cell>
          <table:table-cell table:number-columns-repeated="16371"/>
        </table:table-row>
        <table:table-row table:style-name="ro1">
          <table:table-cell office:value-type="date" office:date-value="2016-03-20T00:00:00" table:formula="of:=ROUND(RAND()*3286+40544;0)" table:style-name="ce77">
            <text:p>2016-03-20</text:p>
          </table:table-cell>
          <table:table-cell office:value-type="float" office:value="2016" table:formula="of:=YEAR([.A17])" table:style-name="ce62">
            <text:p>2016</text:p>
          </table:table-cell>
          <table:table-cell office:value-type="string" office:string-value="szesnasty" table:formula="of:=INDIRECT(&quot;$G&quot;&amp;RIGHT([.B17]-9;2))" table:style-name="ce23">
            <text:p>szesnasty</text:p>
          </table:table-cell>
          <table:table-cell office:value-type="string" office:string-value="szesnasty" table:formula="of:=IF(RIGHT([.B17];1)=&quot;1&quot;;&quot;jedenasty&quot;;IF(RIGHT([.B17];1)=&quot;2&quot;;&quot;dwunasty&quot;;IF(RIGHT([.B17];1)=&quot;3&quot;;&quot;trzynasty&quot;;IF(RIGHT([.B17];1)=&quot;4&quot;;&quot;czternasty&quot;;IF(RIGHT([.B17];1)=&quot;5&quot;;&quot;piętnasty&quot;;IF(RIGHT([.B17];1)=&quot;6&quot;;&quot;szesnasty&quot;;IF(RIGHT([.B17];1)=&quot;7&quot;;&quot;siedemnasty&quot;;IF(RIGHT([.B17];1)=&quot;8&quot;;&quot;osiemnasty&quot;;IF(RIGHT([.B17];1)=&quot;9&quot;;&quot;dziewiętnasty&quot;)))))))))" table:style-name="ce95">
            <text:p>szesnasty</text:p>
          </table:table-cell>
          <table:table-cell office:value-type="string" office:string-value="szesnasty" table:formula="of:=INDIRECT(&quot;G&quot;&amp;MATCH([.B17];[.$F$2:.$F$10])+1)" table:style-name="ce95">
            <text:p>szesnasty</text:p>
          </table:table-cell>
          <table:table-cell table:number-columns-repeated="6" table:style-name="ce3"/>
          <table:table-cell office:value-type="float" office:value="16" table:style-name="ce3">
            <text:p>16</text:p>
          </table:table-cell>
          <table:table-cell office:value-type="string" table:style-name="ce64">
            <text:p>Częstochowa</text:p>
          </table:table-cell>
          <table:table-cell table:number-columns-repeated="16371"/>
        </table:table-row>
        <table:table-row table:style-name="ro1">
          <table:table-cell office:value-type="date" office:date-value="2017-07-12T00:00:00" table:formula="of:=ROUND(RAND()*3286+40544;0)" table:style-name="ce77">
            <text:p>2017-07-12</text:p>
          </table:table-cell>
          <table:table-cell office:value-type="float" office:value="2017" table:formula="of:=YEAR([.A18])" table:style-name="ce62">
            <text:p>2017</text:p>
          </table:table-cell>
          <table:table-cell office:value-type="string" office:string-value="siedemnasty" table:formula="of:=INDIRECT(&quot;$G&quot;&amp;RIGHT([.B18]-9;2))" table:style-name="ce23">
            <text:p>siedemnasty</text:p>
          </table:table-cell>
          <table:table-cell office:value-type="string" office:string-value="siedemnasty" table:formula="of:=IF(RIGHT([.B18];1)=&quot;1&quot;;&quot;jedenasty&quot;;IF(RIGHT([.B18];1)=&quot;2&quot;;&quot;dwunasty&quot;;IF(RIGHT([.B18];1)=&quot;3&quot;;&quot;trzynasty&quot;;IF(RIGHT([.B18];1)=&quot;4&quot;;&quot;czternasty&quot;;IF(RIGHT([.B18];1)=&quot;5&quot;;&quot;piętnasty&quot;;IF(RIGHT([.B18];1)=&quot;6&quot;;&quot;szesnasty&quot;;IF(RIGHT([.B18];1)=&quot;7&quot;;&quot;siedemnasty&quot;;IF(RIGHT([.B18];1)=&quot;8&quot;;&quot;osiemnasty&quot;;IF(RIGHT([.B18];1)=&quot;9&quot;;&quot;dziewiętnasty&quot;)))))))))" table:style-name="ce95">
            <text:p>siedemnasty</text:p>
          </table:table-cell>
          <table:table-cell office:value-type="string" office:string-value="siedemnasty" table:formula="of:=INDIRECT(&quot;G&quot;&amp;MATCH([.B18];[.$F$2:.$F$10])+1)" table:style-name="ce95">
            <text:p>siedemnasty</text:p>
          </table:table-cell>
          <table:table-cell table:number-columns-repeated="6" table:style-name="ce3"/>
          <table:table-cell office:value-type="float" office:value="17" table:style-name="ce3">
            <text:p>17</text:p>
          </table:table-cell>
          <table:table-cell office:value-type="string" table:style-name="ce64">
            <text:p>Zamość</text:p>
          </table:table-cell>
          <table:table-cell table:number-columns-repeated="16371"/>
        </table:table-row>
        <table:table-row table:style-name="ro1">
          <table:table-cell office:value-type="date" office:date-value="2013-03-05T00:00:00" table:formula="of:=ROUND(RAND()*3286+40544;0)" table:style-name="ce77">
            <text:p>2013-03-05</text:p>
          </table:table-cell>
          <table:table-cell office:value-type="float" office:value="2013" table:formula="of:=YEAR([.A19])" table:style-name="ce62">
            <text:p>2013</text:p>
          </table:table-cell>
          <table:table-cell office:value-type="string" office:string-value="trzynasty" table:formula="of:=INDIRECT(&quot;$G&quot;&amp;RIGHT([.B19]-9;2))" table:style-name="ce23">
            <text:p>trzynasty</text:p>
          </table:table-cell>
          <table:table-cell office:value-type="string" office:string-value="trzynasty" table:formula="of:=IF(RIGHT([.B19];1)=&quot;1&quot;;&quot;jedenasty&quot;;IF(RIGHT([.B19];1)=&quot;2&quot;;&quot;dwunasty&quot;;IF(RIGHT([.B19];1)=&quot;3&quot;;&quot;trzynasty&quot;;IF(RIGHT([.B19];1)=&quot;4&quot;;&quot;czternasty&quot;;IF(RIGHT([.B19];1)=&quot;5&quot;;&quot;piętnasty&quot;;IF(RIGHT([.B19];1)=&quot;6&quot;;&quot;szesnasty&quot;;IF(RIGHT([.B19];1)=&quot;7&quot;;&quot;siedemnasty&quot;;IF(RIGHT([.B19];1)=&quot;8&quot;;&quot;osiemnasty&quot;;IF(RIGHT([.B19];1)=&quot;9&quot;;&quot;dziewiętnasty&quot;)))))))))" table:style-name="ce95">
            <text:p>trzynasty</text:p>
          </table:table-cell>
          <table:table-cell office:value-type="string" office:string-value="trzynasty" table:formula="of:=INDIRECT(&quot;G&quot;&amp;MATCH([.B19];[.$F$2:.$F$10])+1)" table:style-name="ce95">
            <text:p>trzynasty</text:p>
          </table:table-cell>
          <table:table-cell table:number-columns-repeated="6" table:style-name="ce3"/>
          <table:table-cell office:value-type="float" office:value="18" table:style-name="ce3">
            <text:p>18</text:p>
          </table:table-cell>
          <table:table-cell office:value-type="string" table:style-name="ce64">
            <text:p>Białystok</text:p>
          </table:table-cell>
          <table:table-cell table:number-columns-repeated="16371"/>
        </table:table-row>
        <table:table-row table:style-name="ro1">
          <table:table-cell office:value-type="date" office:date-value="2014-06-01T00:00:00" table:formula="of:=ROUND(RAND()*3286+40544;0)" table:style-name="ce77">
            <text:p>2014-06-01</text:p>
          </table:table-cell>
          <table:table-cell office:value-type="float" office:value="2014" table:formula="of:=YEAR([.A20])" table:style-name="ce62">
            <text:p>2014</text:p>
          </table:table-cell>
          <table:table-cell office:value-type="string" office:string-value="czternasty" table:formula="of:=INDIRECT(&quot;$G&quot;&amp;RIGHT([.B20]-9;2))" table:style-name="ce23">
            <text:p>czternasty</text:p>
          </table:table-cell>
          <table:table-cell office:value-type="string" office:string-value="czternasty" table:formula="of:=IF(RIGHT([.B20];1)=&quot;1&quot;;&quot;jedenasty&quot;;IF(RIGHT([.B20];1)=&quot;2&quot;;&quot;dwunasty&quot;;IF(RIGHT([.B20];1)=&quot;3&quot;;&quot;trzynasty&quot;;IF(RIGHT([.B20];1)=&quot;4&quot;;&quot;czternasty&quot;;IF(RIGHT([.B20];1)=&quot;5&quot;;&quot;piętnasty&quot;;IF(RIGHT([.B20];1)=&quot;6&quot;;&quot;szesnasty&quot;;IF(RIGHT([.B20];1)=&quot;7&quot;;&quot;siedemnasty&quot;;IF(RIGHT([.B20];1)=&quot;8&quot;;&quot;osiemnasty&quot;;IF(RIGHT([.B20];1)=&quot;9&quot;;&quot;dziewiętnasty&quot;)))))))))" table:style-name="ce95">
            <text:p>czternasty</text:p>
          </table:table-cell>
          <table:table-cell office:value-type="string" office:string-value="czternasty" table:formula="of:=INDIRECT(&quot;G&quot;&amp;MATCH([.B20];[.$F$2:.$F$10])+1)" table:style-name="ce95">
            <text:p>czternasty</text:p>
          </table:table-cell>
          <table:table-cell table:number-columns-repeated="6" table:style-name="ce3"/>
          <table:table-cell office:value-type="float" office:value="19" table:style-name="ce3">
            <text:p>19</text:p>
          </table:table-cell>
          <table:table-cell office:value-type="string" table:style-name="ce64">
            <text:p>Sopot</text:p>
          </table:table-cell>
          <table:table-cell table:number-columns-repeated="16371"/>
        </table:table-row>
        <table:table-row table:style-name="ro1">
          <table:table-cell office:value-type="date" office:date-value="2017-11-12T00:00:00" table:formula="of:=ROUND(RAND()*3286+40544;0)" table:style-name="ce77">
            <text:p>2017-11-12</text:p>
          </table:table-cell>
          <table:table-cell office:value-type="float" office:value="2017" table:formula="of:=YEAR([.A21])" table:style-name="ce62">
            <text:p>2017</text:p>
          </table:table-cell>
          <table:table-cell office:value-type="string" office:string-value="siedemnasty" table:formula="of:=INDIRECT(&quot;$G&quot;&amp;RIGHT([.B21]-9;2))" table:style-name="ce23">
            <text:p>siedemnasty</text:p>
          </table:table-cell>
          <table:table-cell office:value-type="string" office:string-value="siedemnasty" table:formula="of:=IF(RIGHT([.B21];1)=&quot;1&quot;;&quot;jedenasty&quot;;IF(RIGHT([.B21];1)=&quot;2&quot;;&quot;dwunasty&quot;;IF(RIGHT([.B21];1)=&quot;3&quot;;&quot;trzynasty&quot;;IF(RIGHT([.B21];1)=&quot;4&quot;;&quot;czternasty&quot;;IF(RIGHT([.B21];1)=&quot;5&quot;;&quot;piętnasty&quot;;IF(RIGHT([.B21];1)=&quot;6&quot;;&quot;szesnasty&quot;;IF(RIGHT([.B21];1)=&quot;7&quot;;&quot;siedemnasty&quot;;IF(RIGHT([.B21];1)=&quot;8&quot;;&quot;osiemnasty&quot;;IF(RIGHT([.B21];1)=&quot;9&quot;;&quot;dziewiętnasty&quot;)))))))))" table:style-name="ce95">
            <text:p>siedemnasty</text:p>
          </table:table-cell>
          <table:table-cell office:value-type="string" office:string-value="siedemnasty" table:formula="of:=INDIRECT(&quot;G&quot;&amp;MATCH([.B21];[.$F$2:.$F$10])+1)" table:style-name="ce95">
            <text:p>siedemnasty</text:p>
          </table:table-cell>
          <table:table-cell table:number-columns-repeated="6" table:style-name="ce3"/>
          <table:table-cell office:value-type="float" office:value="20" table:style-name="ce3">
            <text:p>20</text:p>
          </table:table-cell>
          <table:table-cell office:value-type="string" table:style-name="ce64">
            <text:p>Zakopane</text:p>
          </table:table-cell>
          <table:table-cell table:number-columns-repeated="16371"/>
        </table:table-row>
        <table:table-row table:style-name="ro1">
          <table:table-cell table:style-name="ce79"/>
          <table:table-cell table:style-name="ce66"/>
          <table:table-cell table:style-name="ce1"/>
          <table:table-cell table:number-columns-repeated="8" table:style-name="ce3"/>
          <table:table-cell office:value-type="float" office:value="21" table:style-name="ce3">
            <text:p>21</text:p>
          </table:table-cell>
          <table:table-cell office:value-type="string" table:style-name="ce64">
            <text:p>Łódź</text:p>
          </table:table-cell>
          <table:table-cell table:number-columns-repeated="16371"/>
        </table:table-row>
        <table:table-row table:style-name="ro1">
          <table:table-cell table:style-name="ce80"/>
          <table:table-cell table:style-name="ce66"/>
          <table:table-cell table:style-name="ce1"/>
          <table:table-cell table:number-columns-repeated="8" table:style-name="ce3"/>
          <table:table-cell office:value-type="float" office:value="22" table:style-name="ce3">
            <text:p>22</text:p>
          </table:table-cell>
          <table:table-cell office:value-type="string" table:style-name="ce64">
            <text:p>Warszawa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style-name="ce1"/>
          <table:table-cell table:number-columns-repeated="8" table:style-name="ce3"/>
          <table:table-cell office:value-type="float" office:value="23" table:style-name="ce3">
            <text:p>23</text:p>
          </table:table-cell>
          <table:table-cell office:value-type="string" table:style-name="ce64">
            <text:p>Poznań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style-name="ce1"/>
          <table:table-cell table:number-columns-repeated="8" table:style-name="ce3"/>
          <table:table-cell office:value-type="float" office:value="24" table:style-name="ce3">
            <text:p>24</text:p>
          </table:table-cell>
          <table:table-cell office:value-type="string" table:style-name="ce64">
            <text:p>Kraków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style-name="ce1"/>
          <table:table-cell table:number-columns-repeated="8" table:style-name="ce3"/>
          <table:table-cell office:value-type="float" office:value="25" table:style-name="ce3">
            <text:p>25</text:p>
          </table:table-cell>
          <table:table-cell office:value-type="string" table:style-name="ce64">
            <text:p>Szczecin</text:p>
          </table:table-cell>
          <table:table-cell table:number-columns-repeated="16371"/>
        </table:table-row>
        <table:table-row table:style-name="ro1">
          <table:table-cell table:number-columns-repeated="2" table:style-name="ce3"/>
          <table:table-cell table:style-name="ce1"/>
          <table:table-cell table:number-columns-repeated="8" table:style-name="ce3"/>
          <table:table-cell office:value-type="float" office:value="26" table:style-name="ce3">
            <text:p>26</text:p>
          </table:table-cell>
          <table:table-cell office:value-type="string" table:style-name="ce64">
            <text:p>Gdańsk</text:p>
          </table:table-cell>
          <table:table-cell table:number-columns-repeated="16371"/>
        </table:table-row>
        <table:table-row table:style-name="ro1">
          <table:table-cell table:number-columns-repeated="2" table:style-name="ce3"/>
          <table:table-cell table:style-name="ce1"/>
          <table:table-cell table:number-columns-repeated="8" table:style-name="ce3"/>
          <table:table-cell office:value-type="float" office:value="27" table:style-name="ce3">
            <text:p>27</text:p>
          </table:table-cell>
          <table:table-cell office:value-type="string" table:style-name="ce64">
            <text:p>Jaworzno</text:p>
          </table:table-cell>
          <table:table-cell table:number-columns-repeated="16371"/>
        </table:table-row>
        <table:table-row table:style-name="ro1">
          <table:table-cell table:number-columns-repeated="2" table:style-name="ce3"/>
          <table:table-cell table:style-name="ce79"/>
          <table:table-cell table:number-columns-repeated="8" table:style-name="ce3"/>
          <table:table-cell office:value-type="float" office:value="28" table:style-name="ce3">
            <text:p>28</text:p>
          </table:table-cell>
          <table:table-cell office:value-type="string" table:style-name="ce64">
            <text:p>Katowice</text:p>
          </table:table-cell>
          <table:table-cell table:number-columns-repeated="16371"/>
        </table:table-row>
        <table:table-row table:style-name="ro1">
          <table:table-cell table:number-columns-repeated="2" table:style-name="ce3"/>
          <table:table-cell table:style-name="ce79"/>
          <table:table-cell table:number-columns-repeated="8" table:style-name="ce3"/>
          <table:table-cell office:value-type="float" office:value="29" table:style-name="ce3">
            <text:p>29</text:p>
          </table:table-cell>
          <table:table-cell office:value-type="string" table:style-name="ce64">
            <text:p>Radom</text:p>
          </table:table-cell>
          <table:table-cell table:number-columns-repeated="16371"/>
        </table:table-row>
        <table:table-row table:style-name="ro1">
          <table:table-cell table:number-columns-repeated="11" table:style-name="ce3"/>
          <table:table-cell office:value-type="float" office:value="30" table:style-name="ce3">
            <text:p>30</text:p>
          </table:table-cell>
          <table:table-cell office:value-type="string" table:style-name="ce64">
            <text:p>Kielce</text:p>
          </table:table-cell>
          <table:table-cell table:number-columns-repeated="16371"/>
        </table:table-row>
        <table:table-row table:style-name="ro1">
          <table:table-cell table:number-columns-repeated="11" table:style-name="ce3"/>
          <table:table-cell office:value-type="float" office:value="31" table:style-name="ce3">
            <text:p>31</text:p>
          </table:table-cell>
          <table:table-cell office:value-type="string" table:style-name="ce64">
            <text:p>Gdynia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2" table:style-name="ce3">
            <text:p>32</text:p>
          </table:table-cell>
          <table:table-cell office:value-type="string" table:style-name="ce64">
            <text:p>Wrocław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3" table:style-name="ce3">
            <text:p>33</text:p>
          </table:table-cell>
          <table:table-cell office:value-type="string" table:style-name="ce64">
            <text:p>Zielona Góra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4" table:style-name="ce3">
            <text:p>34</text:p>
          </table:table-cell>
          <table:table-cell office:value-type="string" table:style-name="ce64">
            <text:p>Olsztyn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5" table:style-name="ce3">
            <text:p>35</text:p>
          </table:table-cell>
          <table:table-cell office:value-type="string" table:style-name="ce64">
            <text:p>Tomaszów Mazowiecki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6" table:style-name="ce3">
            <text:p>36</text:p>
          </table:table-cell>
          <table:table-cell office:value-type="string" table:style-name="ce64">
            <text:p>Częstochowa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7" table:style-name="ce3">
            <text:p>37</text:p>
          </table:table-cell>
          <table:table-cell office:value-type="string" table:style-name="ce64">
            <text:p>Zamość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8" table:style-name="ce3">
            <text:p>38</text:p>
          </table:table-cell>
          <table:table-cell office:value-type="string" table:style-name="ce64">
            <text:p>Białystok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9" table:style-name="ce3">
            <text:p>39</text:p>
          </table:table-cell>
          <table:table-cell office:value-type="string" table:style-name="ce64">
            <text:p>Sopot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40" table:style-name="ce3">
            <text:p>40</text:p>
          </table:table-cell>
          <table:table-cell office:value-type="string" table:style-name="ce64">
            <text:p>Zakopane</text:p>
          </table:table-cell>
          <table:table-cell table:number-columns-repeated="16371"/>
        </table:table-row>
        <table:table-row table:number-rows-repeated="1048535" table:style-name="ro2">
          <table:table-cell table:number-columns-repeated="16384"/>
        </table:table-row>
        <table:named-expressions>
          <table:named-range table:name="Z_3DF5E802_5CA5_43EF_BE6A_D6FCDA5F65F2_.wvu.Cols" table:cell-range-address="16_Rok.$L$1:16_Rok.$M$1048576" table:base-cell-address="16_Rok.$A$1"/>
          <table:named-range table:name="Z_F9B480CE_077C_416E_ACF9_56227F746F4A_.wvu.Cols" table:cell-range-address="16_Rok.$L$1:16_Rok.$M$1048576" table:base-cell-address="16_Rok.$A$1"/>
        </table:named-expressions>
      </table:table>
      <table:table table:name="17_Miesiąc" table:style-name="ta1">
        <table:shapes>
          <draw:frame draw:z-index="1" draw:id="id6" draw:style-name="a6" draw:name="Picture 8" svg:x="1.98937in" svg:y="8.7185in" svg:width="0.9374in" svg:height="0.47913in" style:rel-width="scale" style:rel-height="scale">
            <draw:image xlink:href="media/image5.emf" xlink:type="simple" xlink:show="embed" xlink:actuate="onLoad"/>
            <svg:title/>
            <svg:desc/>
          </draw:frame>
        </table:shapes>
        <table:table-column table:style-name="co11" table:default-cell-style-name="ce3"/>
        <table:table-column table:style-name="co34" table:default-cell-style-name="ce3"/>
        <table:table-column table:style-name="co13" table:default-cell-style-name="ce3"/>
        <table:table-column table:style-name="co3" table:number-columns-repeated="4" table:default-cell-style-name="ce3"/>
        <table:table-column table:style-name="co33" table:default-cell-style-name="ce3"/>
        <table:table-column table:style-name="co3" table:number-columns-repeated="3" table:default-cell-style-name="ce3"/>
        <table:table-column table:style-name="co3" table:number-columns-repeated="2" table:default-cell-style-name="ce3" table:visibility="collapse"/>
        <table:table-column table:style-name="co3" table:number-columns-repeated="1011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6">
            <text:p>Data</text:p>
          </table:table-cell>
          <table:table-cell office:value-type="string" table:style-name="ce62">
            <text:p>Miesiąc</text:p>
          </table:table-cell>
          <table:table-cell office:value-type="string" table:style-name="ce62">
            <text:p>Słownie</text:p>
          </table:table-cell>
          <table:table-cell table:number-columns-repeated="8" table:style-name="ce3"/>
          <table:table-cell table:number-columns-repeated="2" table:style-name="ce1"/>
          <table:table-cell table:number-columns-repeated="16371"/>
        </table:table-row>
        <table:table-row table:style-name="ro1">
          <table:table-cell office:value-type="date" office:date-value="2017-04-18T00:00:00" table:formula="of:=ROUND(RAND()*3286+40544;0)" table:style-name="ce77">
            <text:p>2017-04-18</text:p>
          </table:table-cell>
          <table:table-cell office:value-type="float" office:value="4" table:formula="of:=MONTH([.A2])" table:style-name="ce62">
            <text:p>4</text:p>
          </table:table-cell>
          <table:table-cell office:value-type="string" office:string-value="Kwietnia" table:formula="of:=INDIRECT(&quot;H&quot;&amp;[.B2]+1)" table:style-name="ce65">
            <text:p>Kwietnia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Stycznia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64">
            <text:p>Łódź</text:p>
          </table:table-cell>
          <table:table-cell table:number-columns-repeated="16371"/>
        </table:table-row>
        <table:table-row table:style-name="ro1">
          <table:table-cell office:value-type="date" office:date-value="2017-08-30T00:00:00" table:formula="of:=ROUND(RAND()*3286+40544;0)" table:style-name="ce77">
            <text:p>2017-08-30</text:p>
          </table:table-cell>
          <table:table-cell office:value-type="float" office:value="8" table:formula="of:=MONTH([.A3])" table:style-name="ce62">
            <text:p>8</text:p>
          </table:table-cell>
          <table:table-cell office:value-type="string" office:string-value="Sierpnia" table:formula="of:=INDIRECT(&quot;H&quot;&amp;[.B3]+1)" table:style-name="ce65">
            <text:p>Sierpnia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Lutego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string" table:style-name="ce64">
            <text:p>Warszawa</text:p>
          </table:table-cell>
          <table:table-cell table:number-columns-repeated="16371"/>
        </table:table-row>
        <table:table-row table:style-name="ro1">
          <table:table-cell office:value-type="date" office:date-value="2012-02-24T00:00:00" table:formula="of:=ROUND(RAND()*3286+40544;0)" table:style-name="ce77">
            <text:p>2012-02-24</text:p>
          </table:table-cell>
          <table:table-cell office:value-type="float" office:value="2" table:formula="of:=MONTH([.A4])" table:style-name="ce62">
            <text:p>2</text:p>
          </table:table-cell>
          <table:table-cell office:value-type="string" office:string-value="Lutego" table:formula="of:=INDIRECT(&quot;H&quot;&amp;[.B4]+1)" table:style-name="ce65">
            <text:p>Lutego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Marca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64">
            <text:p>Poznań</text:p>
          </table:table-cell>
          <table:table-cell table:number-columns-repeated="16371"/>
        </table:table-row>
        <table:table-row table:style-name="ro1">
          <table:table-cell office:value-type="date" office:date-value="2014-04-22T00:00:00" table:formula="of:=ROUND(RAND()*3286+40544;0)" table:style-name="ce77">
            <text:p>2014-04-22</text:p>
          </table:table-cell>
          <table:table-cell office:value-type="float" office:value="4" table:formula="of:=MONTH([.A5])" table:style-name="ce62">
            <text:p>4</text:p>
          </table:table-cell>
          <table:table-cell office:value-type="string" office:string-value="Kwietnia" table:formula="of:=INDIRECT(&quot;H&quot;&amp;[.B5]+1)" table:style-name="ce65">
            <text:p>Kwietnia</text:p>
          </table:table-cell>
          <table:table-cell table:number-columns-repeated="3" table:style-name="ce3"/>
          <table:table-cell office:value-type="float" office:value="4" table:style-name="ce3">
            <text:p>4</text:p>
          </table:table-cell>
          <table:table-cell office:value-type="string" table:style-name="ce3">
            <text:p>Kwietnia</text:p>
          </table:table-cell>
          <table:table-cell table:number-columns-repeated="3" table:style-name="ce3"/>
          <table:table-cell office:value-type="float" office:value="4" table:style-name="ce3">
            <text:p>4</text:p>
          </table:table-cell>
          <table:table-cell office:value-type="string" table:style-name="ce64">
            <text:p>Kraków</text:p>
          </table:table-cell>
          <table:table-cell table:number-columns-repeated="16371"/>
        </table:table-row>
        <table:table-row table:style-name="ro1">
          <table:table-cell office:value-type="date" office:date-value="2012-05-22T00:00:00" table:formula="of:=ROUND(RAND()*3286+40544;0)" table:style-name="ce77">
            <text:p>2012-05-22</text:p>
          </table:table-cell>
          <table:table-cell office:value-type="float" office:value="5" table:formula="of:=MONTH([.A6])" table:style-name="ce62">
            <text:p>5</text:p>
          </table:table-cell>
          <table:table-cell office:value-type="string" office:string-value="Maja" table:formula="of:=INDIRECT(&quot;H&quot;&amp;[.B6]+1)" table:style-name="ce65">
            <text:p>Maja</text:p>
          </table:table-cell>
          <table:table-cell table:number-columns-repeated="3" table:style-name="ce3"/>
          <table:table-cell office:value-type="float" office:value="5" table:style-name="ce3">
            <text:p>5</text:p>
          </table:table-cell>
          <table:table-cell office:value-type="string" table:style-name="ce3">
            <text:p>Maja</text:p>
          </table:table-cell>
          <table:table-cell table:number-columns-repeated="3" table:style-name="ce3"/>
          <table:table-cell office:value-type="float" office:value="5" table:style-name="ce3">
            <text:p>5</text:p>
          </table:table-cell>
          <table:table-cell office:value-type="string" table:style-name="ce64">
            <text:p>Szczecin</text:p>
          </table:table-cell>
          <table:table-cell table:number-columns-repeated="16371"/>
        </table:table-row>
        <table:table-row table:style-name="ro1">
          <table:table-cell office:value-type="date" office:date-value="2016-01-19T00:00:00" table:formula="of:=ROUND(RAND()*3286+40544;0)" table:style-name="ce77">
            <text:p>2016-01-19</text:p>
          </table:table-cell>
          <table:table-cell office:value-type="float" office:value="1" table:formula="of:=MONTH([.A7])" table:style-name="ce62">
            <text:p>1</text:p>
          </table:table-cell>
          <table:table-cell office:value-type="string" office:string-value="Stycznia" table:formula="of:=INDIRECT(&quot;H&quot;&amp;[.B7]+1)" table:style-name="ce65">
            <text:p>Stycznia</text:p>
          </table:table-cell>
          <table:table-cell table:number-columns-repeated="3" table:style-name="ce3"/>
          <table:table-cell office:value-type="float" office:value="6" table:style-name="ce3">
            <text:p>6</text:p>
          </table:table-cell>
          <table:table-cell office:value-type="string" table:style-name="ce3">
            <text:p>Czerwca</text:p>
          </table:table-cell>
          <table:table-cell table:number-columns-repeated="3" table:style-name="ce3"/>
          <table:table-cell office:value-type="float" office:value="6" table:style-name="ce3">
            <text:p>6</text:p>
          </table:table-cell>
          <table:table-cell office:value-type="string" table:style-name="ce64">
            <text:p>Gdańsk</text:p>
          </table:table-cell>
          <table:table-cell table:number-columns-repeated="16371"/>
        </table:table-row>
        <table:table-row table:style-name="ro1">
          <table:table-cell office:value-type="date" office:date-value="2011-12-23T00:00:00" table:formula="of:=ROUND(RAND()*3286+40544;0)" table:style-name="ce77">
            <text:p>2011-12-23</text:p>
          </table:table-cell>
          <table:table-cell office:value-type="float" office:value="12" table:formula="of:=MONTH([.A8])" table:style-name="ce62">
            <text:p>12</text:p>
          </table:table-cell>
          <table:table-cell office:value-type="string" office:string-value="Grudnia" table:formula="of:=INDIRECT(&quot;H&quot;&amp;[.B8]+1)" table:style-name="ce65">
            <text:p>Grudnia</text:p>
          </table:table-cell>
          <table:table-cell table:number-columns-repeated="3" table:style-name="ce3"/>
          <table:table-cell office:value-type="float" office:value="7" table:style-name="ce3">
            <text:p>7</text:p>
          </table:table-cell>
          <table:table-cell office:value-type="string" table:style-name="ce3">
            <text:p>Lipca</text:p>
          </table:table-cell>
          <table:table-cell table:number-columns-repeated="3" table:style-name="ce3"/>
          <table:table-cell office:value-type="float" office:value="7" table:style-name="ce3">
            <text:p>7</text:p>
          </table:table-cell>
          <table:table-cell office:value-type="string" table:style-name="ce64">
            <text:p>Jaworzno</text:p>
          </table:table-cell>
          <table:table-cell table:number-columns-repeated="16371"/>
        </table:table-row>
        <table:table-row table:style-name="ro1">
          <table:table-cell office:value-type="date" office:date-value="2014-05-17T00:00:00" table:formula="of:=ROUND(RAND()*3286+40544;0)" table:style-name="ce77">
            <text:p>2014-05-17</text:p>
          </table:table-cell>
          <table:table-cell office:value-type="float" office:value="5" table:formula="of:=MONTH([.A9])" table:style-name="ce62">
            <text:p>5</text:p>
          </table:table-cell>
          <table:table-cell office:value-type="string" office:string-value="Maja" table:formula="of:=INDIRECT(&quot;H&quot;&amp;[.B9]+1)" table:style-name="ce65">
            <text:p>Maja</text:p>
          </table:table-cell>
          <table:table-cell table:number-columns-repeated="3" table:style-name="ce3"/>
          <table:table-cell office:value-type="float" office:value="8" table:style-name="ce3">
            <text:p>8</text:p>
          </table:table-cell>
          <table:table-cell office:value-type="string" table:style-name="ce3">
            <text:p>Sierpnia</text:p>
          </table:table-cell>
          <table:table-cell table:number-columns-repeated="3" table:style-name="ce3"/>
          <table:table-cell office:value-type="float" office:value="8" table:style-name="ce3">
            <text:p>8</text:p>
          </table:table-cell>
          <table:table-cell office:value-type="string" table:style-name="ce64">
            <text:p>Katowice</text:p>
          </table:table-cell>
          <table:table-cell table:number-columns-repeated="16371"/>
        </table:table-row>
        <table:table-row table:style-name="ro1">
          <table:table-cell office:value-type="date" office:date-value="2015-09-17T00:00:00" table:formula="of:=ROUND(RAND()*3286+40544;0)" table:style-name="ce77">
            <text:p>2015-09-17</text:p>
          </table:table-cell>
          <table:table-cell office:value-type="float" office:value="9" table:formula="of:=MONTH([.A10])" table:style-name="ce62">
            <text:p>9</text:p>
          </table:table-cell>
          <table:table-cell office:value-type="string" office:string-value="Września" table:formula="of:=INDIRECT(&quot;H&quot;&amp;[.B10]+1)" table:style-name="ce65">
            <text:p>Września</text:p>
          </table:table-cell>
          <table:table-cell table:number-columns-repeated="3" table:style-name="ce3"/>
          <table:table-cell office:value-type="float" office:value="9" table:style-name="ce3">
            <text:p>9</text:p>
          </table:table-cell>
          <table:table-cell office:value-type="string" table:style-name="ce3">
            <text:p>Września</text:p>
          </table:table-cell>
          <table:table-cell table:number-columns-repeated="3" table:style-name="ce3"/>
          <table:table-cell office:value-type="float" office:value="9" table:style-name="ce3">
            <text:p>9</text:p>
          </table:table-cell>
          <table:table-cell office:value-type="string" table:style-name="ce64">
            <text:p>Radom</text:p>
          </table:table-cell>
          <table:table-cell table:number-columns-repeated="16371"/>
        </table:table-row>
        <table:table-row table:style-name="ro1">
          <table:table-cell office:value-type="date" office:date-value="2013-11-06T00:00:00" table:formula="of:=ROUND(RAND()*3286+40544;0)" table:style-name="ce77">
            <text:p>2013-11-06</text:p>
          </table:table-cell>
          <table:table-cell office:value-type="float" office:value="11" table:formula="of:=MONTH([.A11])" table:style-name="ce62">
            <text:p>11</text:p>
          </table:table-cell>
          <table:table-cell office:value-type="string" office:string-value="Listopada" table:formula="of:=INDIRECT(&quot;H&quot;&amp;[.B11]+1)" table:style-name="ce65">
            <text:p>Listopada</text:p>
          </table:table-cell>
          <table:table-cell table:number-columns-repeated="3" table:style-name="ce3"/>
          <table:table-cell office:value-type="float" office:value="10" table:style-name="ce3">
            <text:p>10</text:p>
          </table:table-cell>
          <table:table-cell office:value-type="string" table:style-name="ce3">
            <text:p>Października</text:p>
          </table:table-cell>
          <table:table-cell table:number-columns-repeated="3" table:style-name="ce3"/>
          <table:table-cell office:value-type="float" office:value="10" table:style-name="ce3">
            <text:p>10</text:p>
          </table:table-cell>
          <table:table-cell office:value-type="string" table:style-name="ce64">
            <text:p>Kielce</text:p>
          </table:table-cell>
          <table:table-cell table:number-columns-repeated="16371"/>
        </table:table-row>
        <table:table-row table:style-name="ro1">
          <table:table-cell office:value-type="date" office:date-value="2019-06-22T00:00:00" table:formula="of:=ROUND(RAND()*3286+40544;0)" table:style-name="ce77">
            <text:p>2019-06-22</text:p>
          </table:table-cell>
          <table:table-cell office:value-type="float" office:value="6" table:formula="of:=MONTH([.A12])" table:style-name="ce62">
            <text:p>6</text:p>
          </table:table-cell>
          <table:table-cell office:value-type="string" office:string-value="Czerwca" table:formula="of:=INDIRECT(&quot;H&quot;&amp;[.B12]+1)" table:style-name="ce65">
            <text:p>Czerwca</text:p>
          </table:table-cell>
          <table:table-cell table:number-columns-repeated="3" table:style-name="ce3"/>
          <table:table-cell office:value-type="float" office:value="11" table:style-name="ce3">
            <text:p>11</text:p>
          </table:table-cell>
          <table:table-cell office:value-type="string" table:style-name="ce3">
            <text:p>Listopada</text:p>
          </table:table-cell>
          <table:table-cell table:number-columns-repeated="3" table:style-name="ce3"/>
          <table:table-cell office:value-type="float" office:value="11" table:style-name="ce3">
            <text:p>11</text:p>
          </table:table-cell>
          <table:table-cell office:value-type="string" table:style-name="ce64">
            <text:p>Gdynia</text:p>
          </table:table-cell>
          <table:table-cell table:number-columns-repeated="16371"/>
        </table:table-row>
        <table:table-row table:style-name="ro1">
          <table:table-cell office:value-type="date" office:date-value="2018-12-05T00:00:00" table:formula="of:=ROUND(RAND()*3286+40544;0)" table:style-name="ce77">
            <text:p>2018-12-05</text:p>
          </table:table-cell>
          <table:table-cell office:value-type="float" office:value="12" table:formula="of:=MONTH([.A13])" table:style-name="ce62">
            <text:p>12</text:p>
          </table:table-cell>
          <table:table-cell office:value-type="string" office:string-value="Grudnia" table:formula="of:=INDIRECT(&quot;H&quot;&amp;[.B13]+1)" table:style-name="ce65">
            <text:p>Grudnia</text:p>
          </table:table-cell>
          <table:table-cell table:number-columns-repeated="3" table:style-name="ce3"/>
          <table:table-cell office:value-type="float" office:value="12" table:style-name="ce3">
            <text:p>12</text:p>
          </table:table-cell>
          <table:table-cell office:value-type="string" table:style-name="ce3">
            <text:p>Grudnia</text:p>
          </table:table-cell>
          <table:table-cell table:number-columns-repeated="3" table:style-name="ce3"/>
          <table:table-cell office:value-type="float" office:value="12" table:style-name="ce3">
            <text:p>12</text:p>
          </table:table-cell>
          <table:table-cell office:value-type="string" table:style-name="ce64">
            <text:p>Wrocław</text:p>
          </table:table-cell>
          <table:table-cell table:number-columns-repeated="16371"/>
        </table:table-row>
        <table:table-row table:style-name="ro1">
          <table:table-cell office:value-type="date" office:date-value="2016-08-12T00:00:00" table:formula="of:=ROUND(RAND()*3286+40544;0)" table:style-name="ce77">
            <text:p>2016-08-12</text:p>
          </table:table-cell>
          <table:table-cell office:value-type="float" office:value="8" table:formula="of:=MONTH([.A14])" table:style-name="ce62">
            <text:p>8</text:p>
          </table:table-cell>
          <table:table-cell office:value-type="string" office:string-value="Sierpnia" table:formula="of:=INDIRECT(&quot;H&quot;&amp;[.B14]+1)" table:style-name="ce65">
            <text:p>Sierpnia</text:p>
          </table:table-cell>
          <table:table-cell table:number-columns-repeated="8" table:style-name="ce3"/>
          <table:table-cell office:value-type="float" office:value="13" table:style-name="ce3">
            <text:p>13</text:p>
          </table:table-cell>
          <table:table-cell office:value-type="string" table:style-name="ce64">
            <text:p>Zielona Góra</text:p>
          </table:table-cell>
          <table:table-cell table:number-columns-repeated="16371"/>
        </table:table-row>
        <table:table-row table:style-name="ro1">
          <table:table-cell office:value-type="date" office:date-value="2015-07-23T00:00:00" table:formula="of:=ROUND(RAND()*3286+40544;0)" table:style-name="ce77">
            <text:p>2015-07-23</text:p>
          </table:table-cell>
          <table:table-cell office:value-type="float" office:value="7" table:formula="of:=MONTH([.A15])" table:style-name="ce62">
            <text:p>7</text:p>
          </table:table-cell>
          <table:table-cell office:value-type="string" office:string-value="Lipca" table:formula="of:=INDIRECT(&quot;H&quot;&amp;[.B15]+1)" table:style-name="ce65">
            <text:p>Lipca</text:p>
          </table:table-cell>
          <table:table-cell table:number-columns-repeated="8" table:style-name="ce3"/>
          <table:table-cell office:value-type="float" office:value="14" table:style-name="ce3">
            <text:p>14</text:p>
          </table:table-cell>
          <table:table-cell office:value-type="string" table:style-name="ce64">
            <text:p>Olsztyn</text:p>
          </table:table-cell>
          <table:table-cell table:number-columns-repeated="16371"/>
        </table:table-row>
        <table:table-row table:style-name="ro1">
          <table:table-cell office:value-type="date" office:date-value="2018-09-04T00:00:00" table:formula="of:=ROUND(RAND()*3286+40544;0)" table:style-name="ce77">
            <text:p>2018-09-04</text:p>
          </table:table-cell>
          <table:table-cell office:value-type="float" office:value="9" table:formula="of:=MONTH([.A16])" table:style-name="ce62">
            <text:p>9</text:p>
          </table:table-cell>
          <table:table-cell office:value-type="string" office:string-value="Września" table:formula="of:=INDIRECT(&quot;H&quot;&amp;[.B16]+1)" table:style-name="ce65">
            <text:p>Września</text:p>
          </table:table-cell>
          <table:table-cell table:number-columns-repeated="8" table:style-name="ce3"/>
          <table:table-cell office:value-type="float" office:value="15" table:style-name="ce3">
            <text:p>15</text:p>
          </table:table-cell>
          <table:table-cell office:value-type="string" table:style-name="ce64">
            <text:p>Tomaszów Mazowiecki</text:p>
          </table:table-cell>
          <table:table-cell table:number-columns-repeated="16371"/>
        </table:table-row>
        <table:table-row table:style-name="ro1">
          <table:table-cell office:value-type="date" office:date-value="2013-08-11T00:00:00" table:formula="of:=ROUND(RAND()*3286+40544;0)" table:style-name="ce77">
            <text:p>2013-08-11</text:p>
          </table:table-cell>
          <table:table-cell office:value-type="float" office:value="8" table:formula="of:=MONTH([.A17])" table:style-name="ce62">
            <text:p>8</text:p>
          </table:table-cell>
          <table:table-cell office:value-type="string" office:string-value="Sierpnia" table:formula="of:=INDIRECT(&quot;H&quot;&amp;[.B17]+1)" table:style-name="ce65">
            <text:p>Sierpnia</text:p>
          </table:table-cell>
          <table:table-cell table:number-columns-repeated="2" table:style-name="ce3"/>
          <table:table-cell table:style-name="ce81"/>
          <table:table-cell table:number-columns-repeated="5" table:style-name="ce3"/>
          <table:table-cell office:value-type="float" office:value="16" table:style-name="ce3">
            <text:p>16</text:p>
          </table:table-cell>
          <table:table-cell office:value-type="string" table:style-name="ce64">
            <text:p>Częstochowa</text:p>
          </table:table-cell>
          <table:table-cell table:number-columns-repeated="16371"/>
        </table:table-row>
        <table:table-row table:style-name="ro1">
          <table:table-cell office:value-type="date" office:date-value="2015-08-03T00:00:00" table:formula="of:=ROUND(RAND()*3286+40544;0)" table:style-name="ce77">
            <text:p>2015-08-03</text:p>
          </table:table-cell>
          <table:table-cell office:value-type="float" office:value="8" table:formula="of:=MONTH([.A18])" table:style-name="ce62">
            <text:p>8</text:p>
          </table:table-cell>
          <table:table-cell office:value-type="string" office:string-value="Sierpnia" table:formula="of:=INDIRECT(&quot;H&quot;&amp;[.B18]+1)" table:style-name="ce65">
            <text:p>Sierpnia</text:p>
          </table:table-cell>
          <table:table-cell table:number-columns-repeated="3" table:style-name="ce3"/>
          <table:table-cell table:style-name="ce82"/>
          <table:table-cell table:number-columns-repeated="4" table:style-name="ce3"/>
          <table:table-cell office:value-type="float" office:value="17" table:style-name="ce3">
            <text:p>17</text:p>
          </table:table-cell>
          <table:table-cell office:value-type="string" table:style-name="ce64">
            <text:p>Zamość</text:p>
          </table:table-cell>
          <table:table-cell table:number-columns-repeated="16371"/>
        </table:table-row>
        <table:table-row table:style-name="ro1">
          <table:table-cell office:value-type="date" office:date-value="2011-08-22T00:00:00" table:formula="of:=ROUND(RAND()*3286+40544;0)" table:style-name="ce77">
            <text:p>2011-08-22</text:p>
          </table:table-cell>
          <table:table-cell office:value-type="float" office:value="8" table:formula="of:=MONTH([.A19])" table:style-name="ce62">
            <text:p>8</text:p>
          </table:table-cell>
          <table:table-cell office:value-type="string" office:string-value="Sierpnia" table:formula="of:=INDIRECT(&quot;H&quot;&amp;[.B19]+1)" table:style-name="ce65">
            <text:p>Sierpnia</text:p>
          </table:table-cell>
          <table:table-cell table:number-columns-repeated="8" table:style-name="ce3"/>
          <table:table-cell office:value-type="float" office:value="18" table:style-name="ce3">
            <text:p>18</text:p>
          </table:table-cell>
          <table:table-cell office:value-type="string" table:style-name="ce64">
            <text:p>Białystok</text:p>
          </table:table-cell>
          <table:table-cell table:number-columns-repeated="16371"/>
        </table:table-row>
        <table:table-row table:style-name="ro1">
          <table:table-cell office:value-type="date" office:date-value="2012-09-04T00:00:00" table:formula="of:=ROUND(RAND()*3286+40544;0)" table:style-name="ce77">
            <text:p>2012-09-04</text:p>
          </table:table-cell>
          <table:table-cell office:value-type="float" office:value="9" table:formula="of:=MONTH([.A20])" table:style-name="ce62">
            <text:p>9</text:p>
          </table:table-cell>
          <table:table-cell office:value-type="string" office:string-value="Września" table:formula="of:=INDIRECT(&quot;H&quot;&amp;[.B20]+1)" table:style-name="ce65">
            <text:p>Września</text:p>
          </table:table-cell>
          <table:table-cell table:number-columns-repeated="8" table:style-name="ce3"/>
          <table:table-cell office:value-type="float" office:value="19" table:style-name="ce3">
            <text:p>19</text:p>
          </table:table-cell>
          <table:table-cell office:value-type="string" table:style-name="ce64">
            <text:p>Sopot</text:p>
          </table:table-cell>
          <table:table-cell table:number-columns-repeated="16371"/>
        </table:table-row>
        <table:table-row table:style-name="ro1">
          <table:table-cell office:value-type="date" office:date-value="2012-08-17T00:00:00" table:formula="of:=ROUND(RAND()*3286+40544;0)" table:style-name="ce77">
            <text:p>2012-08-17</text:p>
          </table:table-cell>
          <table:table-cell office:value-type="float" office:value="8" table:formula="of:=MONTH([.A21])" table:style-name="ce62">
            <text:p>8</text:p>
          </table:table-cell>
          <table:table-cell office:value-type="string" office:string-value="Sierpnia" table:formula="of:=INDIRECT(&quot;H&quot;&amp;[.B21]+1)" table:style-name="ce65">
            <text:p>Sierpnia</text:p>
          </table:table-cell>
          <table:table-cell table:number-columns-repeated="8" table:style-name="ce3"/>
          <table:table-cell office:value-type="float" office:value="20" table:style-name="ce3">
            <text:p>20</text:p>
          </table:table-cell>
          <table:table-cell office:value-type="string" table:style-name="ce64">
            <text:p>Zakopane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style-name="ce1"/>
          <table:table-cell table:number-columns-repeated="8" table:style-name="ce3"/>
          <table:table-cell office:value-type="float" office:value="21" table:style-name="ce3">
            <text:p>21</text:p>
          </table:table-cell>
          <table:table-cell office:value-type="string" table:style-name="ce64">
            <text:p>Łódź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style-name="ce1"/>
          <table:table-cell table:number-columns-repeated="8" table:style-name="ce3"/>
          <table:table-cell office:value-type="float" office:value="22" table:style-name="ce3">
            <text:p>22</text:p>
          </table:table-cell>
          <table:table-cell office:value-type="string" table:style-name="ce64">
            <text:p>Warszawa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style-name="ce1"/>
          <table:table-cell table:number-columns-repeated="8" table:style-name="ce3"/>
          <table:table-cell office:value-type="float" office:value="23" table:style-name="ce3">
            <text:p>23</text:p>
          </table:table-cell>
          <table:table-cell office:value-type="string" table:style-name="ce64">
            <text:p>Poznań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style-name="ce1"/>
          <table:table-cell table:number-columns-repeated="8" table:style-name="ce3"/>
          <table:table-cell office:value-type="float" office:value="24" table:style-name="ce3">
            <text:p>24</text:p>
          </table:table-cell>
          <table:table-cell office:value-type="string" table:style-name="ce64">
            <text:p>Kraków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style-name="ce1"/>
          <table:table-cell table:number-columns-repeated="8" table:style-name="ce3"/>
          <table:table-cell office:value-type="float" office:value="25" table:style-name="ce3">
            <text:p>25</text:p>
          </table:table-cell>
          <table:table-cell office:value-type="string" table:style-name="ce64">
            <text:p>Szczecin</text:p>
          </table:table-cell>
          <table:table-cell table:number-columns-repeated="16371"/>
        </table:table-row>
        <table:table-row table:style-name="ro1">
          <table:table-cell table:number-columns-repeated="2" table:style-name="ce3"/>
          <table:table-cell table:style-name="ce1"/>
          <table:table-cell table:number-columns-repeated="8" table:style-name="ce3"/>
          <table:table-cell office:value-type="float" office:value="26" table:style-name="ce3">
            <text:p>26</text:p>
          </table:table-cell>
          <table:table-cell office:value-type="string" table:style-name="ce64">
            <text:p>Gdańsk</text:p>
          </table:table-cell>
          <table:table-cell table:number-columns-repeated="16371"/>
        </table:table-row>
        <table:table-row table:style-name="ro1">
          <table:table-cell table:number-columns-repeated="2" table:style-name="ce3"/>
          <table:table-cell table:style-name="ce1"/>
          <table:table-cell table:number-columns-repeated="8" table:style-name="ce3"/>
          <table:table-cell office:value-type="float" office:value="27" table:style-name="ce3">
            <text:p>27</text:p>
          </table:table-cell>
          <table:table-cell office:value-type="string" table:style-name="ce64">
            <text:p>Jaworzno</text:p>
          </table:table-cell>
          <table:table-cell table:number-columns-repeated="16371"/>
        </table:table-row>
        <table:table-row table:style-name="ro1">
          <table:table-cell table:number-columns-repeated="2" table:style-name="ce3"/>
          <table:table-cell table:style-name="ce79"/>
          <table:table-cell table:number-columns-repeated="8" table:style-name="ce3"/>
          <table:table-cell office:value-type="float" office:value="28" table:style-name="ce3">
            <text:p>28</text:p>
          </table:table-cell>
          <table:table-cell office:value-type="string" table:style-name="ce64">
            <text:p>Katowice</text:p>
          </table:table-cell>
          <table:table-cell table:number-columns-repeated="16371"/>
        </table:table-row>
        <table:table-row table:style-name="ro1">
          <table:table-cell table:number-columns-repeated="2" table:style-name="ce3"/>
          <table:table-cell table:style-name="ce79"/>
          <table:table-cell table:number-columns-repeated="8" table:style-name="ce3"/>
          <table:table-cell office:value-type="float" office:value="29" table:style-name="ce3">
            <text:p>29</text:p>
          </table:table-cell>
          <table:table-cell office:value-type="string" table:style-name="ce64">
            <text:p>Radom</text:p>
          </table:table-cell>
          <table:table-cell table:number-columns-repeated="16371"/>
        </table:table-row>
        <table:table-row table:style-name="ro1">
          <table:table-cell table:number-columns-repeated="11" table:style-name="ce3"/>
          <table:table-cell office:value-type="float" office:value="30" table:style-name="ce3">
            <text:p>30</text:p>
          </table:table-cell>
          <table:table-cell office:value-type="string" table:style-name="ce64">
            <text:p>Kielce</text:p>
          </table:table-cell>
          <table:table-cell table:number-columns-repeated="16371"/>
        </table:table-row>
        <table:table-row table:style-name="ro1">
          <table:table-cell table:number-columns-repeated="11" table:style-name="ce3"/>
          <table:table-cell office:value-type="float" office:value="31" table:style-name="ce3">
            <text:p>31</text:p>
          </table:table-cell>
          <table:table-cell office:value-type="string" table:style-name="ce64">
            <text:p>Gdynia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2" table:style-name="ce3">
            <text:p>32</text:p>
          </table:table-cell>
          <table:table-cell office:value-type="string" table:style-name="ce64">
            <text:p>Wrocław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3" table:style-name="ce3">
            <text:p>33</text:p>
          </table:table-cell>
          <table:table-cell office:value-type="string" table:style-name="ce64">
            <text:p>Zielona Góra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4" table:style-name="ce3">
            <text:p>34</text:p>
          </table:table-cell>
          <table:table-cell office:value-type="string" table:style-name="ce64">
            <text:p>Olsztyn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5" table:style-name="ce3">
            <text:p>35</text:p>
          </table:table-cell>
          <table:table-cell office:value-type="string" table:style-name="ce64">
            <text:p>Tomaszów Mazowiecki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6" table:style-name="ce3">
            <text:p>36</text:p>
          </table:table-cell>
          <table:table-cell office:value-type="string" table:style-name="ce64">
            <text:p>Częstochowa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7" table:style-name="ce3">
            <text:p>37</text:p>
          </table:table-cell>
          <table:table-cell office:value-type="string" table:style-name="ce64">
            <text:p>Zamość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8" table:style-name="ce3">
            <text:p>38</text:p>
          </table:table-cell>
          <table:table-cell office:value-type="string" table:style-name="ce64">
            <text:p>Białystok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9" table:style-name="ce3">
            <text:p>39</text:p>
          </table:table-cell>
          <table:table-cell office:value-type="string" table:style-name="ce64">
            <text:p>Sopot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40" table:style-name="ce3">
            <text:p>40</text:p>
          </table:table-cell>
          <table:table-cell office:value-type="string" table:style-name="ce64">
            <text:p>Zakopane</text:p>
          </table:table-cell>
          <table:table-cell table:number-columns-repeated="16371"/>
        </table:table-row>
        <table:table-row table:number-rows-repeated="1048535" table:style-name="ro2">
          <table:table-cell table:number-columns-repeated="16384"/>
        </table:table-row>
        <table:named-expressions>
          <table:named-range table:name="Z_3DF5E802_5CA5_43EF_BE6A_D6FCDA5F65F2_.wvu.Cols" table:cell-range-address="17_Miesiąc.$L$1:17_Miesiąc.$M$1048576" table:base-cell-address="17_Miesiąc.$A$1"/>
          <table:named-range table:name="Z_F9B480CE_077C_416E_ACF9_56227F746F4A_.wvu.Cols" table:cell-range-address="17_Miesiąc.$L$1:17_Miesiąc.$M$1048576" table:base-cell-address="17_Miesiąc.$A$1"/>
        </table:named-expressions>
      </table:table>
      <table:table table:name="18_Słownie" table:style-name="ta1">
        <table:shapes>
          <draw:frame draw:z-index="1" draw:id="id7" draw:style-name="a7" draw:name="Picture 8" svg:x="1.98937in" svg:y="8.7185in" svg:width="0.9374in" svg:height="0.47913in" style:rel-width="scale" style:rel-height="scale">
            <draw:image xlink:href="media/image5.emf" xlink:type="simple" xlink:show="embed" xlink:actuate="onLoad"/>
            <svg:title/>
            <svg:desc/>
          </draw:frame>
        </table:shapes>
        <table:table-column table:style-name="co34" table:default-cell-style-name="ce3"/>
        <table:table-column table:style-name="co13" table:default-cell-style-name="ce3"/>
        <table:table-column table:style-name="co3" table:number-columns-repeated="5" table:default-cell-style-name="ce3"/>
        <table:table-column table:style-name="co12" table:default-cell-style-name="ce3"/>
        <table:table-column table:style-name="co10" table:default-cell-style-name="ce3"/>
        <table:table-column table:style-name="co45" table:default-cell-style-name="ce3"/>
        <table:table-column table:style-name="co3" table:number-columns-repeated="2" table:default-cell-style-name="ce3" table:visibility="collapse"/>
        <table:table-column table:style-name="co3" table:number-columns-repeated="1012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62">
            <text:p>Liczba</text:p>
          </table:table-cell>
          <table:table-cell office:value-type="string" table:style-name="ce62">
            <text:p>Słownie</text:p>
          </table:table-cell>
          <table:table-cell table:number-columns-repeated="3" table:style-name="ce3"/>
          <table:table-cell table:number-columns-repeated="7" table:style-name="ce1"/>
          <table:table-cell table:number-columns-repeated="16372"/>
        </table:table-row>
        <table:table-row table:style-name="ro1">
          <table:table-cell office:value-type="float" office:value="387" table:formula="of:=ROUND(RAND()*998+1;0)" table:style-name="ce62">
            <text:p>387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1" table:style-name="ce3">
            <text:p>1</text:p>
          </table:table-cell>
          <table:table-cell office:value-type="string" table:style-name="ce64">
            <text:p>Łódź</text:p>
          </table:table-cell>
          <table:table-cell table:number-columns-repeated="16372"/>
        </table:table-row>
        <table:table-row table:style-name="ro1">
          <table:table-cell office:value-type="float" office:value="853" table:formula="of:=ROUND(RAND()*998+1;0)" table:style-name="ce62">
            <text:p>853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2" table:style-name="ce3">
            <text:p>2</text:p>
          </table:table-cell>
          <table:table-cell office:value-type="string" table:style-name="ce64">
            <text:p>Warszawa</text:p>
          </table:table-cell>
          <table:table-cell table:number-columns-repeated="16372"/>
        </table:table-row>
        <table:table-row table:style-name="ro1">
          <table:table-cell office:value-type="float" office:value="472" table:formula="of:=ROUND(RAND()*998+1;0)" table:style-name="ce62">
            <text:p>472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3" table:style-name="ce3">
            <text:p>3</text:p>
          </table:table-cell>
          <table:table-cell office:value-type="string" table:style-name="ce64">
            <text:p>Poznań</text:p>
          </table:table-cell>
          <table:table-cell table:number-columns-repeated="16372"/>
        </table:table-row>
        <table:table-row table:style-name="ro1">
          <table:table-cell office:value-type="float" office:value="52" table:formula="of:=ROUND(RAND()*998+1;0)" table:style-name="ce62">
            <text:p>52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4" table:style-name="ce3">
            <text:p>4</text:p>
          </table:table-cell>
          <table:table-cell office:value-type="string" table:style-name="ce64">
            <text:p>Kraków</text:p>
          </table:table-cell>
          <table:table-cell table:number-columns-repeated="16372"/>
        </table:table-row>
        <table:table-row table:style-name="ro1">
          <table:table-cell office:value-type="float" office:value="598" table:formula="of:=ROUND(RAND()*998+1;0)" table:style-name="ce62">
            <text:p>598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5" table:style-name="ce3">
            <text:p>5</text:p>
          </table:table-cell>
          <table:table-cell office:value-type="string" table:style-name="ce64">
            <text:p>Szczecin</text:p>
          </table:table-cell>
          <table:table-cell table:number-columns-repeated="16372"/>
        </table:table-row>
        <table:table-row table:style-name="ro1">
          <table:table-cell office:value-type="float" office:value="90" table:formula="of:=ROUND(RAND()*998+1;0)" table:style-name="ce62">
            <text:p>90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6" table:style-name="ce3">
            <text:p>6</text:p>
          </table:table-cell>
          <table:table-cell office:value-type="string" table:style-name="ce64">
            <text:p>Gdańsk</text:p>
          </table:table-cell>
          <table:table-cell table:number-columns-repeated="16372"/>
        </table:table-row>
        <table:table-row table:style-name="ro1">
          <table:table-cell office:value-type="float" office:value="725" table:formula="of:=ROUND(RAND()*998+1;0)" table:style-name="ce62">
            <text:p>725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7" table:style-name="ce3">
            <text:p>7</text:p>
          </table:table-cell>
          <table:table-cell office:value-type="string" table:style-name="ce64">
            <text:p>Jaworzno</text:p>
          </table:table-cell>
          <table:table-cell table:number-columns-repeated="16372"/>
        </table:table-row>
        <table:table-row table:style-name="ro1">
          <table:table-cell office:value-type="float" office:value="594" table:formula="of:=ROUND(RAND()*998+1;0)" table:style-name="ce62">
            <text:p>594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8" table:style-name="ce3">
            <text:p>8</text:p>
          </table:table-cell>
          <table:table-cell office:value-type="string" table:style-name="ce64">
            <text:p>Katowice</text:p>
          </table:table-cell>
          <table:table-cell table:number-columns-repeated="16372"/>
        </table:table-row>
        <table:table-row table:style-name="ro1">
          <table:table-cell office:value-type="float" office:value="176" table:formula="of:=ROUND(RAND()*998+1;0)" table:style-name="ce62">
            <text:p>176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9" table:style-name="ce3">
            <text:p>9</text:p>
          </table:table-cell>
          <table:table-cell office:value-type="string" table:style-name="ce64">
            <text:p>Radom</text:p>
          </table:table-cell>
          <table:table-cell table:number-columns-repeated="16372"/>
        </table:table-row>
        <table:table-row table:style-name="ro1">
          <table:table-cell office:value-type="float" office:value="720" table:formula="of:=ROUND(RAND()*998+1;0)" table:style-name="ce62">
            <text:p>720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10" table:style-name="ce3">
            <text:p>10</text:p>
          </table:table-cell>
          <table:table-cell office:value-type="string" table:style-name="ce64">
            <text:p>Kielce</text:p>
          </table:table-cell>
          <table:table-cell table:number-columns-repeated="16372"/>
        </table:table-row>
        <table:table-row table:style-name="ro1">
          <table:table-cell office:value-type="float" office:value="111" table:formula="of:=ROUND(RAND()*998+1;0)" table:style-name="ce62">
            <text:p>111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11" table:style-name="ce3">
            <text:p>11</text:p>
          </table:table-cell>
          <table:table-cell office:value-type="string" table:style-name="ce64">
            <text:p>Gdynia</text:p>
          </table:table-cell>
          <table:table-cell table:number-columns-repeated="16372"/>
        </table:table-row>
        <table:table-row table:style-name="ro1">
          <table:table-cell office:value-type="float" office:value="159" table:formula="of:=ROUND(RAND()*998+1;0)" table:style-name="ce62">
            <text:p>159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12" table:style-name="ce3">
            <text:p>12</text:p>
          </table:table-cell>
          <table:table-cell office:value-type="string" table:style-name="ce64">
            <text:p>Wrocław</text:p>
          </table:table-cell>
          <table:table-cell table:number-columns-repeated="16372"/>
        </table:table-row>
        <table:table-row table:style-name="ro1">
          <table:table-cell office:value-type="float" office:value="542" table:formula="of:=ROUND(RAND()*998+1;0)" table:style-name="ce62">
            <text:p>542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13" table:style-name="ce3">
            <text:p>13</text:p>
          </table:table-cell>
          <table:table-cell office:value-type="string" table:style-name="ce64">
            <text:p>Zielona Góra</text:p>
          </table:table-cell>
          <table:table-cell table:number-columns-repeated="16372"/>
        </table:table-row>
        <table:table-row table:style-name="ro1">
          <table:table-cell office:value-type="float" office:value="278" table:formula="of:=ROUND(RAND()*998+1;0)" table:style-name="ce62">
            <text:p>278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14" table:style-name="ce3">
            <text:p>14</text:p>
          </table:table-cell>
          <table:table-cell office:value-type="string" table:style-name="ce64">
            <text:p>Olsztyn</text:p>
          </table:table-cell>
          <table:table-cell table:number-columns-repeated="16372"/>
        </table:table-row>
        <table:table-row table:style-name="ro1">
          <table:table-cell office:value-type="float" office:value="723" table:formula="of:=ROUND(RAND()*998+1;0)" table:style-name="ce62">
            <text:p>723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15" table:style-name="ce3">
            <text:p>15</text:p>
          </table:table-cell>
          <table:table-cell office:value-type="string" table:style-name="ce64">
            <text:p>Tomaszów Mazowiecki</text:p>
          </table:table-cell>
          <table:table-cell table:number-columns-repeated="16372"/>
        </table:table-row>
        <table:table-row table:style-name="ro1">
          <table:table-cell office:value-type="float" office:value="864" table:formula="of:=ROUND(RAND()*998+1;0)" table:style-name="ce62">
            <text:p>864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16" table:style-name="ce3">
            <text:p>16</text:p>
          </table:table-cell>
          <table:table-cell office:value-type="string" table:style-name="ce64">
            <text:p>Częstochowa</text:p>
          </table:table-cell>
          <table:table-cell table:number-columns-repeated="16372"/>
        </table:table-row>
        <table:table-row table:style-name="ro1">
          <table:table-cell office:value-type="float" office:value="603" table:formula="of:=ROUND(RAND()*998+1;0)" table:style-name="ce62">
            <text:p>603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17" table:style-name="ce3">
            <text:p>17</text:p>
          </table:table-cell>
          <table:table-cell office:value-type="string" table:style-name="ce64">
            <text:p>Zamość</text:p>
          </table:table-cell>
          <table:table-cell table:number-columns-repeated="16372"/>
        </table:table-row>
        <table:table-row table:style-name="ro1">
          <table:table-cell office:value-type="float" office:value="223" table:formula="of:=ROUND(RAND()*998+1;0)" table:style-name="ce62">
            <text:p>223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18" table:style-name="ce3">
            <text:p>18</text:p>
          </table:table-cell>
          <table:table-cell office:value-type="string" table:style-name="ce64">
            <text:p>Białystok</text:p>
          </table:table-cell>
          <table:table-cell table:number-columns-repeated="16372"/>
        </table:table-row>
        <table:table-row table:style-name="ro1">
          <table:table-cell office:value-type="float" office:value="563" table:formula="of:=ROUND(RAND()*998+1;0)" table:style-name="ce62">
            <text:p>563</text:p>
          </table:table-cell>
          <table:table-cell table:style-name="ce65"/>
          <table:table-cell table:number-columns-repeated="3" table:style-name="ce3"/>
          <table:table-cell office:value-type="float" office:value="1" table:style-name="ce83">
            <text:p>1</text:p>
          </table:table-cell>
          <table:table-cell office:value-type="string" table:style-name="ce83">
            <text:p>jeden</text:p>
          </table:table-cell>
          <table:table-cell office:value-type="string" table:style-name="ce83">
            <text:p>jedenaście</text:p>
          </table:table-cell>
          <table:table-cell table:number-columns-repeated="2" table:style-name="ce83"/>
          <table:table-cell office:value-type="float" office:value="19" table:style-name="ce3">
            <text:p>19</text:p>
          </table:table-cell>
          <table:table-cell office:value-type="string" table:style-name="ce64">
            <text:p>Sopot</text:p>
          </table:table-cell>
          <table:table-cell table:number-columns-repeated="16372"/>
        </table:table-row>
        <table:table-row table:style-name="ro1">
          <table:table-cell office:value-type="float" office:value="156" table:formula="of:=ROUND(RAND()*998+1;0)" table:style-name="ce62">
            <text:p>156</text:p>
          </table:table-cell>
          <table:table-cell table:style-name="ce65"/>
          <table:table-cell table:number-columns-repeated="3" table:style-name="ce3"/>
          <table:table-cell office:value-type="float" office:value="2" table:style-name="ce83">
            <text:p>2</text:p>
          </table:table-cell>
          <table:table-cell office:value-type="string" table:style-name="ce83">
            <text:p>dwa</text:p>
          </table:table-cell>
          <table:table-cell office:value-type="string" table:style-name="ce83">
            <text:p>dwanaście</text:p>
          </table:table-cell>
          <table:table-cell office:value-type="string" table:style-name="ce83">
            <text:p>dwadzieścia</text:p>
          </table:table-cell>
          <table:table-cell office:value-type="string" table:style-name="ce83">
            <text:p>dwieście</text:p>
          </table:table-cell>
          <table:table-cell office:value-type="float" office:value="20" table:style-name="ce3">
            <text:p>20</text:p>
          </table:table-cell>
          <table:table-cell office:value-type="string" table:style-name="ce64">
            <text:p>Zakopane</text:p>
          </table:table-cell>
          <table:table-cell table:number-columns-repeated="16372"/>
        </table:table-row>
        <table:table-row table:style-name="ro1">
          <table:table-cell table:style-name="ce66"/>
          <table:table-cell table:style-name="ce1"/>
          <table:table-cell table:number-columns-repeated="3" table:style-name="ce3"/>
          <table:table-cell office:value-type="float" office:value="3" table:style-name="ce83">
            <text:p>3</text:p>
          </table:table-cell>
          <table:table-cell office:value-type="string" table:style-name="ce83">
            <text:p>trzy</text:p>
          </table:table-cell>
          <table:table-cell office:value-type="string" table:style-name="ce83">
            <text:p>trzynaście</text:p>
          </table:table-cell>
          <table:table-cell office:value-type="string" table:style-name="ce83">
            <text:p>trzydzieści</text:p>
          </table:table-cell>
          <table:table-cell office:value-type="string" table:style-name="ce83">
            <text:p>trzysta</text:p>
          </table:table-cell>
          <table:table-cell office:value-type="float" office:value="21" table:style-name="ce3">
            <text:p>21</text:p>
          </table:table-cell>
          <table:table-cell office:value-type="string" table:style-name="ce64">
            <text:p>Łódź</text:p>
          </table:table-cell>
          <table:table-cell table:number-columns-repeated="16372"/>
        </table:table-row>
        <table:table-row table:style-name="ro1">
          <table:table-cell table:style-name="ce66"/>
          <table:table-cell table:style-name="ce1"/>
          <table:table-cell table:number-columns-repeated="3" table:style-name="ce3"/>
          <table:table-cell office:value-type="float" office:value="4" table:style-name="ce83">
            <text:p>4</text:p>
          </table:table-cell>
          <table:table-cell office:value-type="string" table:style-name="ce83">
            <text:p>cztery</text:p>
          </table:table-cell>
          <table:table-cell office:value-type="string" table:style-name="ce83">
            <text:p>czternaście</text:p>
          </table:table-cell>
          <table:table-cell office:value-type="string" table:style-name="ce83">
            <text:p>czterdzieści</text:p>
          </table:table-cell>
          <table:table-cell office:value-type="string" table:style-name="ce83">
            <text:p>czterysta</text:p>
          </table:table-cell>
          <table:table-cell office:value-type="float" office:value="22" table:style-name="ce3">
            <text:p>22</text:p>
          </table:table-cell>
          <table:table-cell office:value-type="string" table:style-name="ce64">
            <text:p>Warszawa</text:p>
          </table:table-cell>
          <table:table-cell table:number-columns-repeated="16372"/>
        </table:table-row>
        <table:table-row table:style-name="ro1">
          <table:table-cell table:style-name="ce66"/>
          <table:table-cell table:style-name="ce1"/>
          <table:table-cell table:number-columns-repeated="3" table:style-name="ce3"/>
          <table:table-cell office:value-type="float" office:value="5" table:style-name="ce83">
            <text:p>5</text:p>
          </table:table-cell>
          <table:table-cell office:value-type="string" table:style-name="ce83">
            <text:p>pięć</text:p>
          </table:table-cell>
          <table:table-cell office:value-type="string" table:style-name="ce83">
            <text:p>piętnaście</text:p>
          </table:table-cell>
          <table:table-cell office:value-type="string" table:style-name="ce83">
            <text:p>pięćdziesiąt</text:p>
          </table:table-cell>
          <table:table-cell office:value-type="string" table:style-name="ce83">
            <text:p>pięćset</text:p>
          </table:table-cell>
          <table:table-cell office:value-type="float" office:value="23" table:style-name="ce3">
            <text:p>23</text:p>
          </table:table-cell>
          <table:table-cell office:value-type="string" table:style-name="ce64">
            <text:p>Poznań</text:p>
          </table:table-cell>
          <table:table-cell table:number-columns-repeated="16372"/>
        </table:table-row>
        <table:table-row table:style-name="ro1">
          <table:table-cell table:style-name="ce66"/>
          <table:table-cell table:style-name="ce1"/>
          <table:table-cell table:number-columns-repeated="3" table:style-name="ce3"/>
          <table:table-cell office:value-type="float" office:value="6" table:style-name="ce83">
            <text:p>6</text:p>
          </table:table-cell>
          <table:table-cell office:value-type="string" table:style-name="ce83">
            <text:p>sześć</text:p>
          </table:table-cell>
          <table:table-cell office:value-type="string" table:style-name="ce83">
            <text:p>szesnaście</text:p>
          </table:table-cell>
          <table:table-cell office:value-type="string" table:style-name="ce83">
            <text:p>sześćdziesiąt</text:p>
          </table:table-cell>
          <table:table-cell office:value-type="string" table:style-name="ce83">
            <text:p>sześćset</text:p>
          </table:table-cell>
          <table:table-cell office:value-type="float" office:value="24" table:style-name="ce3">
            <text:p>24</text:p>
          </table:table-cell>
          <table:table-cell office:value-type="string" table:style-name="ce64">
            <text:p>Kraków</text:p>
          </table:table-cell>
          <table:table-cell table:number-columns-repeated="16372"/>
        </table:table-row>
        <table:table-row table:style-name="ro1">
          <table:table-cell table:style-name="ce66"/>
          <table:table-cell table:style-name="ce1"/>
          <table:table-cell table:number-columns-repeated="3" table:style-name="ce3"/>
          <table:table-cell office:value-type="float" office:value="7" table:style-name="ce83">
            <text:p>7</text:p>
          </table:table-cell>
          <table:table-cell office:value-type="string" table:style-name="ce83">
            <text:p>siedem</text:p>
          </table:table-cell>
          <table:table-cell office:value-type="string" table:style-name="ce83">
            <text:p>siedemnaście</text:p>
          </table:table-cell>
          <table:table-cell office:value-type="string" table:style-name="ce83">
            <text:p>siedemdziesiąt</text:p>
          </table:table-cell>
          <table:table-cell office:value-type="string" table:style-name="ce83">
            <text:p>siedemset</text:p>
          </table:table-cell>
          <table:table-cell office:value-type="float" office:value="25" table:style-name="ce3">
            <text:p>25</text:p>
          </table:table-cell>
          <table:table-cell office:value-type="string" table:style-name="ce64">
            <text:p>Szczecin</text:p>
          </table:table-cell>
          <table:table-cell table:number-columns-repeated="16372"/>
        </table:table-row>
        <table:table-row table:style-name="ro1">
          <table:table-cell table:style-name="ce3"/>
          <table:table-cell table:style-name="ce1"/>
          <table:table-cell table:number-columns-repeated="3" table:style-name="ce3"/>
          <table:table-cell office:value-type="float" office:value="8" table:style-name="ce83">
            <text:p>8</text:p>
          </table:table-cell>
          <table:table-cell office:value-type="string" table:style-name="ce83">
            <text:p>osiem</text:p>
          </table:table-cell>
          <table:table-cell office:value-type="string" table:style-name="ce83">
            <text:p>osiemnaście</text:p>
          </table:table-cell>
          <table:table-cell office:value-type="string" table:style-name="ce83">
            <text:p>osiemdziesiąt</text:p>
          </table:table-cell>
          <table:table-cell office:value-type="string" table:style-name="ce83">
            <text:p>osiemset</text:p>
          </table:table-cell>
          <table:table-cell office:value-type="float" office:value="26" table:style-name="ce3">
            <text:p>26</text:p>
          </table:table-cell>
          <table:table-cell office:value-type="string" table:style-name="ce64">
            <text:p>Gdańsk</text:p>
          </table:table-cell>
          <table:table-cell table:number-columns-repeated="16372"/>
        </table:table-row>
        <table:table-row table:style-name="ro1">
          <table:table-cell table:style-name="ce3"/>
          <table:table-cell table:style-name="ce1"/>
          <table:table-cell table:number-columns-repeated="3" table:style-name="ce3"/>
          <table:table-cell office:value-type="float" office:value="9" table:style-name="ce83">
            <text:p>9</text:p>
          </table:table-cell>
          <table:table-cell office:value-type="string" table:style-name="ce83">
            <text:p>dziewięć</text:p>
          </table:table-cell>
          <table:table-cell office:value-type="string" table:style-name="ce83">
            <text:p>dziewiętnaście</text:p>
          </table:table-cell>
          <table:table-cell office:value-type="string" table:style-name="ce83">
            <text:p>dziewięćdziesiąt</text:p>
          </table:table-cell>
          <table:table-cell office:value-type="string" table:style-name="ce83">
            <text:p>dziewięćset</text:p>
          </table:table-cell>
          <table:table-cell office:value-type="float" office:value="27" table:style-name="ce3">
            <text:p>27</text:p>
          </table:table-cell>
          <table:table-cell office:value-type="string" table:style-name="ce64">
            <text:p>Jaworzno</text:p>
          </table:table-cell>
          <table:table-cell table:number-columns-repeated="16372"/>
        </table:table-row>
        <table:table-row table:style-name="ro1">
          <table:table-cell table:style-name="ce3"/>
          <table:table-cell table:style-name="ce79"/>
          <table:table-cell table:number-columns-repeated="3" table:style-name="ce3"/>
          <table:table-cell office:value-type="float" office:value="10" table:style-name="ce83">
            <text:p>10</text:p>
          </table:table-cell>
          <table:table-cell office:value-type="string" table:style-name="ce83">
            <text:p>dziesięć</text:p>
          </table:table-cell>
          <table:table-cell table:style-name="ce83"/>
          <table:table-cell office:value-type="string" table:style-name="ce83">
            <text:p>sto</text:p>
          </table:table-cell>
          <table:table-cell table:style-name="ce83"/>
          <table:table-cell office:value-type="float" office:value="28" table:style-name="ce3">
            <text:p>28</text:p>
          </table:table-cell>
          <table:table-cell office:value-type="string" table:style-name="ce64">
            <text:p>Katowice</text:p>
          </table:table-cell>
          <table:table-cell table:number-columns-repeated="16372"/>
        </table:table-row>
        <table:table-row table:style-name="ro1">
          <table:table-cell table:style-name="ce3"/>
          <table:table-cell table:style-name="ce79"/>
          <table:table-cell table:number-columns-repeated="8" table:style-name="ce3"/>
          <table:table-cell office:value-type="float" office:value="29" table:style-name="ce3">
            <text:p>29</text:p>
          </table:table-cell>
          <table:table-cell office:value-type="string" table:style-name="ce64">
            <text:p>Radom</text:p>
          </table:table-cell>
          <table:table-cell table:number-columns-repeated="16372"/>
        </table:table-row>
        <table:table-row table:style-name="ro1">
          <table:table-cell table:number-columns-repeated="10" table:style-name="ce3"/>
          <table:table-cell office:value-type="float" office:value="30" table:style-name="ce3">
            <text:p>30</text:p>
          </table:table-cell>
          <table:table-cell office:value-type="string" table:style-name="ce64">
            <text:p>Kielce</text:p>
          </table:table-cell>
          <table:table-cell table:number-columns-repeated="16372"/>
        </table:table-row>
        <table:table-row table:style-name="ro1">
          <table:table-cell table:number-columns-repeated="10" table:style-name="ce3"/>
          <table:table-cell office:value-type="float" office:value="31" table:style-name="ce3">
            <text:p>31</text:p>
          </table:table-cell>
          <table:table-cell office:value-type="string" table:style-name="ce64">
            <text:p>Gdynia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float" office:value="32" table:style-name="ce3">
            <text:p>32</text:p>
          </table:table-cell>
          <table:table-cell office:value-type="string" table:style-name="ce64">
            <text:p>Wrocław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float" office:value="33" table:style-name="ce3">
            <text:p>33</text:p>
          </table:table-cell>
          <table:table-cell office:value-type="string" table:style-name="ce64">
            <text:p>Zielona Góra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float" office:value="34" table:style-name="ce3">
            <text:p>34</text:p>
          </table:table-cell>
          <table:table-cell office:value-type="string" table:style-name="ce64">
            <text:p>Olsztyn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float" office:value="35" table:style-name="ce3">
            <text:p>35</text:p>
          </table:table-cell>
          <table:table-cell office:value-type="string" table:style-name="ce64">
            <text:p>Tomaszów Mazowiecki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float" office:value="36" table:style-name="ce3">
            <text:p>36</text:p>
          </table:table-cell>
          <table:table-cell office:value-type="string" table:style-name="ce64">
            <text:p>Częstochowa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float" office:value="37" table:style-name="ce3">
            <text:p>37</text:p>
          </table:table-cell>
          <table:table-cell office:value-type="string" table:style-name="ce64">
            <text:p>Zamość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float" office:value="38" table:style-name="ce3">
            <text:p>38</text:p>
          </table:table-cell>
          <table:table-cell office:value-type="string" table:style-name="ce64">
            <text:p>Białystok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float" office:value="39" table:style-name="ce3">
            <text:p>39</text:p>
          </table:table-cell>
          <table:table-cell office:value-type="string" table:style-name="ce64">
            <text:p>Sopot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float" office:value="40" table:style-name="ce3">
            <text:p>40</text:p>
          </table:table-cell>
          <table:table-cell office:value-type="string" table:style-name="ce64">
            <text:p>Zakopane</text:p>
          </table:table-cell>
          <table:table-cell table:number-columns-repeated="16372"/>
        </table:table-row>
        <table:table-row table:number-rows-repeated="1048535" table:style-name="ro2">
          <table:table-cell table:number-columns-repeated="16384"/>
        </table:table-row>
        <table:named-expressions>
          <table:named-range table:name="Z_3DF5E802_5CA5_43EF_BE6A_D6FCDA5F65F2_.wvu.Cols" table:cell-range-address="18_Słownie.$K$1:18_Słownie.$L$1048576" table:base-cell-address="18_Słownie.$A$1"/>
          <table:named-range table:name="Z_F9B480CE_077C_416E_ACF9_56227F746F4A_.wvu.Cols" table:cell-range-address="18_Słownie.$K$1:18_Słownie.$L$1048576" table:base-cell-address="18_Słownie.$A$1"/>
        </table:named-expressions>
      </table:table>
      <table:table table:name="19_Rejestracja" table:style-name="ta1">
        <table:shapes>
          <draw:frame draw:z-index="1" draw:id="id8" draw:style-name="a8" draw:name="Picture 8" svg:x="1.98937in" svg:y="8.7185in" svg:width="0.9374in" svg:height="0.47913in" style:rel-width="scale" style:rel-height="scale">
            <draw:image xlink:href="media/image5.emf" xlink:type="simple" xlink:show="embed" xlink:actuate="onLoad"/>
            <svg:title/>
            <svg:desc/>
          </draw:frame>
        </table:shapes>
        <table:table-column table:style-name="co11" table:number-columns-repeated="2" table:default-cell-style-name="ce3" table:visibility="collapse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3" table:number-columns-repeated="3" table:default-cell-style-name="ce3"/>
        <table:table-column table:style-name="co3" table:default-cell-style-name="ce3" table:visibility="collapse"/>
        <table:table-column table:style-name="co49" table:default-cell-style-name="ce3"/>
        <table:table-column table:style-name="co50" table:default-cell-style-name="ce3"/>
        <table:table-column table:style-name="co3" table:number-columns-repeated="1013" table:default-cell-style-name="ce3"/>
        <table:table-column table:style-name="co4" table:number-columns-repeated="15360" table:default-cell-style-name="ce1"/>
        <table:table-row table:style-name="ro6">
          <table:table-cell table:number-columns-repeated="2" table:style-name="ce1"/>
          <table:table-cell office:value-type="string" table:style-name="ce26">
            <text:p>Nr rejestracyjny</text:p>
          </table:table-cell>
          <table:table-cell office:value-type="string" table:style-name="ce26">
            <text:p>Wyróżnik woj.</text:p>
          </table:table-cell>
          <table:table-cell office:value-type="string" table:style-name="ce62">
            <text:p>Województwo</text:p>
          </table:table-cell>
          <table:table-cell table:number-columns-repeated="3" table:style-name="ce3"/>
          <table:table-cell table:number-columns-repeated="3" table:style-name="ce1"/>
          <table:table-cell table:number-columns-repeated="16373"/>
        </table:table-row>
        <table:table-row table:style-name="ro6">
          <table:table-cell office:value-type="float" office:value="9" table:formula="of:=ROUND(RAND()*15+1;0)" table:style-name="ce84">
            <text:p>9<text:s text:c="6"/></text:p>
          </table:table-cell>
          <table:table-cell office:value-type="float" office:value="8" table:formula="of:=ROUND(RAND()*15+1;0)" table:style-name="ce84">
            <text:p>8<text:s text:c="6"/></text:p>
          </table:table-cell>
          <table:table-cell office:value-type="string" office:string-value="NL 61750" table:formula="of:=VLOOKUP([.A2];[.$I$2:.$J$17];2)&amp;VLOOKUP([.B2];[.$I$2:.$J$17];2)&amp;&quot; &quot;&amp;ROUND(RAND()*89999+10000;0)" table:style-name="ce77">
            <text:p>NL 61750</text:p>
          </table:table-cell>
          <table:table-cell office:value-type="string" office:string-value="N" table:formula="of:=MID([.C2];1;1)" table:style-name="ce77">
            <text:p>N</text:p>
          </table:table-cell>
          <table:table-cell office:value-type="string" office:string-value="warmińsko-mazurskie" table:formula="of:=INDIRECT(&quot;K&quot;&amp;MATCH([.D2];[.$J$2:.$J$17])+1)" table:style-name="ce65">
            <text:p>warmińsko-mazurskie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85">
            <text:p>B</text:p>
          </table:table-cell>
          <table:table-cell office:value-type="string" table:style-name="ce86">
            <text:p>podlaskie</text:p>
          </table:table-cell>
          <table:table-cell table:number-columns-repeated="16373"/>
        </table:table-row>
        <table:table-row table:style-name="ro6">
          <table:table-cell office:value-type="float" office:value="2" table:formula="of:=ROUND(RAND()*15+1;0)" table:style-name="ce84">
            <text:p>2<text:s text:c="6"/></text:p>
          </table:table-cell>
          <table:table-cell office:value-type="float" office:value="11" table:formula="of:=ROUND(RAND()*15+1;0)" table:style-name="ce84">
            <text:p>11<text:s text:c="6"/></text:p>
          </table:table-cell>
          <table:table-cell office:value-type="string" office:string-value="CP 51202" table:formula="of:=VLOOKUP([.A3];[.$I$2:.$J$17];2)&amp;VLOOKUP([.B3];[.$I$2:.$J$17];2)&amp;&quot; &quot;&amp;ROUND(RAND()*89999+10000;0)" table:style-name="ce77">
            <text:p>CP 51202</text:p>
          </table:table-cell>
          <table:table-cell office:value-type="string" office:string-value="C" table:formula="of:=MID([.C3];1;1)" table:style-name="ce77">
            <text:p>C</text:p>
          </table:table-cell>
          <table:table-cell office:value-type="string" office:string-value="kujawsko-pomorskie" table:formula="of:=INDIRECT(&quot;K&quot;&amp;MATCH([.D3];[.$J$2:.$J$17])+1)" table:style-name="ce65">
            <text:p>kujawsko-pomorskie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string" table:style-name="ce87">
            <text:p>C</text:p>
          </table:table-cell>
          <table:table-cell office:value-type="string" table:style-name="ce88">
            <text:p>kujawsko-pomorskie</text:p>
          </table:table-cell>
          <table:table-cell table:number-columns-repeated="16373"/>
        </table:table-row>
        <table:table-row table:style-name="ro6">
          <table:table-cell office:value-type="float" office:value="2" table:formula="of:=ROUND(RAND()*15+1;0)" table:style-name="ce84">
            <text:p>2<text:s text:c="6"/></text:p>
          </table:table-cell>
          <table:table-cell office:value-type="float" office:value="13" table:formula="of:=ROUND(RAND()*15+1;0)" table:style-name="ce84">
            <text:p>13<text:s text:c="6"/></text:p>
          </table:table-cell>
          <table:table-cell office:value-type="string" office:string-value="CS 64156" table:formula="of:=VLOOKUP([.A4];[.$I$2:.$J$17];2)&amp;VLOOKUP([.B4];[.$I$2:.$J$17];2)&amp;&quot; &quot;&amp;ROUND(RAND()*89999+10000;0)" table:style-name="ce77">
            <text:p>CS 64156</text:p>
          </table:table-cell>
          <table:table-cell office:value-type="string" office:string-value="C" table:formula="of:=MID([.C4];1;1)" table:style-name="ce77">
            <text:p>C</text:p>
          </table:table-cell>
          <table:table-cell office:value-type="string" office:string-value="kujawsko-pomorskie" table:formula="of:=INDIRECT(&quot;K&quot;&amp;MATCH([.D4];[.$J$2:.$J$17])+1)" table:style-name="ce65">
            <text:p>kujawsko-pomorskie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87">
            <text:p>D</text:p>
          </table:table-cell>
          <table:table-cell office:value-type="string" table:style-name="ce88">
            <text:p>dolnośląskie</text:p>
          </table:table-cell>
          <table:table-cell table:number-columns-repeated="16373"/>
        </table:table-row>
        <table:table-row table:style-name="ro6">
          <table:table-cell office:value-type="float" office:value="5" table:formula="of:=ROUND(RAND()*15+1;0)" table:style-name="ce84">
            <text:p>5<text:s text:c="6"/></text:p>
          </table:table-cell>
          <table:table-cell office:value-type="float" office:value="14" table:formula="of:=ROUND(RAND()*15+1;0)" table:style-name="ce84">
            <text:p>14<text:s text:c="6"/></text:p>
          </table:table-cell>
          <table:table-cell office:value-type="string" office:string-value="FT 95086" table:formula="of:=VLOOKUP([.A5];[.$I$2:.$J$17];2)&amp;VLOOKUP([.B5];[.$I$2:.$J$17];2)&amp;&quot; &quot;&amp;ROUND(RAND()*89999+10000;0)" table:style-name="ce77">
            <text:p>FT 95086</text:p>
          </table:table-cell>
          <table:table-cell office:value-type="string" office:string-value="F" table:formula="of:=MID([.C5];1;1)" table:style-name="ce77">
            <text:p>F</text:p>
          </table:table-cell>
          <table:table-cell office:value-type="string" office:string-value="lubuskie" table:formula="of:=INDIRECT(&quot;K&quot;&amp;MATCH([.D5];[.$J$2:.$J$17])+1)" table:style-name="ce65">
            <text:p>lubuskie</text:p>
          </table:table-cell>
          <table:table-cell table:number-columns-repeated="3" table:style-name="ce3"/>
          <table:table-cell office:value-type="float" office:value="4" table:style-name="ce3">
            <text:p>4</text:p>
          </table:table-cell>
          <table:table-cell office:value-type="string" table:style-name="ce87">
            <text:p>E</text:p>
          </table:table-cell>
          <table:table-cell office:value-type="string" table:style-name="ce88">
            <text:p>łódzkie</text:p>
          </table:table-cell>
          <table:table-cell table:number-columns-repeated="16373"/>
        </table:table-row>
        <table:table-row table:style-name="ro6">
          <table:table-cell office:value-type="float" office:value="15" table:formula="of:=ROUND(RAND()*15+1;0)" table:style-name="ce84">
            <text:p>15<text:s text:c="6"/></text:p>
          </table:table-cell>
          <table:table-cell office:value-type="float" office:value="3" table:formula="of:=ROUND(RAND()*15+1;0)" table:style-name="ce84">
            <text:p>3<text:s text:c="6"/></text:p>
          </table:table-cell>
          <table:table-cell office:value-type="string" office:string-value="WD 29283" table:formula="of:=VLOOKUP([.A6];[.$I$2:.$J$17];2)&amp;VLOOKUP([.B6];[.$I$2:.$J$17];2)&amp;&quot; &quot;&amp;ROUND(RAND()*89999+10000;0)" table:style-name="ce77">
            <text:p>WD 29283</text:p>
          </table:table-cell>
          <table:table-cell office:value-type="string" office:string-value="W" table:formula="of:=MID([.C6];1;1)" table:style-name="ce77">
            <text:p>W</text:p>
          </table:table-cell>
          <table:table-cell office:value-type="string" office:string-value="mazowieckie" table:formula="of:=INDIRECT(&quot;K&quot;&amp;MATCH([.D6];[.$J$2:.$J$17])+1)" table:style-name="ce65">
            <text:p>mazowieckie</text:p>
          </table:table-cell>
          <table:table-cell table:number-columns-repeated="3" table:style-name="ce3"/>
          <table:table-cell office:value-type="float" office:value="5" table:style-name="ce3">
            <text:p>5</text:p>
          </table:table-cell>
          <table:table-cell office:value-type="string" table:style-name="ce87">
            <text:p>F</text:p>
          </table:table-cell>
          <table:table-cell office:value-type="string" table:style-name="ce88">
            <text:p>lubuskie</text:p>
          </table:table-cell>
          <table:table-cell table:number-columns-repeated="16373"/>
        </table:table-row>
        <table:table-row table:style-name="ro6">
          <table:table-cell office:value-type="float" office:value="14" table:formula="of:=ROUND(RAND()*15+1;0)" table:style-name="ce84">
            <text:p>14<text:s text:c="6"/></text:p>
          </table:table-cell>
          <table:table-cell office:value-type="float" office:value="13" table:formula="of:=ROUND(RAND()*15+1;0)" table:style-name="ce84">
            <text:p>13<text:s text:c="6"/></text:p>
          </table:table-cell>
          <table:table-cell office:value-type="string" office:string-value="TS 17160" table:formula="of:=VLOOKUP([.A7];[.$I$2:.$J$17];2)&amp;VLOOKUP([.B7];[.$I$2:.$J$17];2)&amp;&quot; &quot;&amp;ROUND(RAND()*89999+10000;0)" table:style-name="ce77">
            <text:p>TS 17160</text:p>
          </table:table-cell>
          <table:table-cell office:value-type="string" office:string-value="T" table:formula="of:=MID([.C7];1;1)" table:style-name="ce77">
            <text:p>T</text:p>
          </table:table-cell>
          <table:table-cell office:value-type="string" office:string-value="świętokrzyskie" table:formula="of:=INDIRECT(&quot;K&quot;&amp;MATCH([.D7];[.$J$2:.$J$17])+1)" table:style-name="ce65">
            <text:p>świętokrzyskie</text:p>
          </table:table-cell>
          <table:table-cell table:number-columns-repeated="3" table:style-name="ce3"/>
          <table:table-cell office:value-type="float" office:value="6" table:style-name="ce3">
            <text:p>6</text:p>
          </table:table-cell>
          <table:table-cell office:value-type="string" table:style-name="ce87">
            <text:p>G</text:p>
          </table:table-cell>
          <table:table-cell office:value-type="string" table:style-name="ce88">
            <text:p>pomorskie</text:p>
          </table:table-cell>
          <table:table-cell table:number-columns-repeated="16373"/>
        </table:table-row>
        <table:table-row table:style-name="ro6">
          <table:table-cell office:value-type="float" office:value="4" table:formula="of:=ROUND(RAND()*15+1;0)" table:style-name="ce84">
            <text:p>4<text:s text:c="6"/></text:p>
          </table:table-cell>
          <table:table-cell office:value-type="float" office:value="10" table:formula="of:=ROUND(RAND()*15+1;0)" table:style-name="ce84">
            <text:p>10<text:s text:c="6"/></text:p>
          </table:table-cell>
          <table:table-cell office:value-type="string" office:string-value="EO 23574" table:formula="of:=VLOOKUP([.A8];[.$I$2:.$J$17];2)&amp;VLOOKUP([.B8];[.$I$2:.$J$17];2)&amp;&quot; &quot;&amp;ROUND(RAND()*89999+10000;0)" table:style-name="ce77">
            <text:p>EO 23574</text:p>
          </table:table-cell>
          <table:table-cell office:value-type="string" office:string-value="E" table:formula="of:=MID([.C8];1;1)" table:style-name="ce77">
            <text:p>E</text:p>
          </table:table-cell>
          <table:table-cell office:value-type="string" office:string-value="łódzkie" table:formula="of:=INDIRECT(&quot;K&quot;&amp;MATCH([.D8];[.$J$2:.$J$17])+1)" table:style-name="ce65">
            <text:p>łódzkie</text:p>
          </table:table-cell>
          <table:table-cell table:number-columns-repeated="3" table:style-name="ce3"/>
          <table:table-cell office:value-type="float" office:value="7" table:style-name="ce3">
            <text:p>7</text:p>
          </table:table-cell>
          <table:table-cell office:value-type="string" table:style-name="ce87">
            <text:p>K</text:p>
          </table:table-cell>
          <table:table-cell office:value-type="string" table:style-name="ce88">
            <text:p>małopolskie</text:p>
          </table:table-cell>
          <table:table-cell table:number-columns-repeated="16373"/>
        </table:table-row>
        <table:table-row table:style-name="ro6">
          <table:table-cell office:value-type="float" office:value="3" table:formula="of:=ROUND(RAND()*15+1;0)" table:style-name="ce84">
            <text:p>3<text:s text:c="6"/></text:p>
          </table:table-cell>
          <table:table-cell office:value-type="float" office:value="8" table:formula="of:=ROUND(RAND()*15+1;0)" table:style-name="ce84">
            <text:p>8<text:s text:c="6"/></text:p>
          </table:table-cell>
          <table:table-cell office:value-type="string" office:string-value="DL 72414" table:formula="of:=VLOOKUP([.A9];[.$I$2:.$J$17];2)&amp;VLOOKUP([.B9];[.$I$2:.$J$17];2)&amp;&quot; &quot;&amp;ROUND(RAND()*89999+10000;0)" table:style-name="ce77">
            <text:p>DL 72414</text:p>
          </table:table-cell>
          <table:table-cell office:value-type="string" office:string-value="D" table:formula="of:=MID([.C9];1;1)" table:style-name="ce77">
            <text:p>D</text:p>
          </table:table-cell>
          <table:table-cell office:value-type="string" office:string-value="dolnośląskie" table:formula="of:=INDIRECT(&quot;K&quot;&amp;MATCH([.D9];[.$J$2:.$J$17])+1)" table:style-name="ce65">
            <text:p>dolnośląskie</text:p>
          </table:table-cell>
          <table:table-cell table:number-columns-repeated="3" table:style-name="ce3"/>
          <table:table-cell office:value-type="float" office:value="8" table:style-name="ce3">
            <text:p>8</text:p>
          </table:table-cell>
          <table:table-cell office:value-type="string" table:style-name="ce87">
            <text:p>L</text:p>
          </table:table-cell>
          <table:table-cell office:value-type="string" table:style-name="ce88">
            <text:p>lubelskie</text:p>
          </table:table-cell>
          <table:table-cell table:number-columns-repeated="16373"/>
        </table:table-row>
        <table:table-row table:style-name="ro6">
          <table:table-cell office:value-type="float" office:value="7" table:formula="of:=ROUND(RAND()*15+1;0)" table:style-name="ce84">
            <text:p>7<text:s text:c="6"/></text:p>
          </table:table-cell>
          <table:table-cell office:value-type="float" office:value="1" table:formula="of:=ROUND(RAND()*15+1;0)" table:style-name="ce84">
            <text:p>1<text:s text:c="6"/></text:p>
          </table:table-cell>
          <table:table-cell office:value-type="string" office:string-value="KB 21388" table:formula="of:=VLOOKUP([.A10];[.$I$2:.$J$17];2)&amp;VLOOKUP([.B10];[.$I$2:.$J$17];2)&amp;&quot; &quot;&amp;ROUND(RAND()*89999+10000;0)" table:style-name="ce77">
            <text:p>KB 21388</text:p>
          </table:table-cell>
          <table:table-cell office:value-type="string" office:string-value="K" table:formula="of:=MID([.C10];1;1)" table:style-name="ce77">
            <text:p>K</text:p>
          </table:table-cell>
          <table:table-cell office:value-type="string" office:string-value="małopolskie" table:formula="of:=INDIRECT(&quot;K&quot;&amp;MATCH([.D10];[.$J$2:.$J$17])+1)" table:style-name="ce65">
            <text:p>małopolskie</text:p>
          </table:table-cell>
          <table:table-cell table:number-columns-repeated="3" table:style-name="ce3"/>
          <table:table-cell office:value-type="float" office:value="9" table:style-name="ce3">
            <text:p>9</text:p>
          </table:table-cell>
          <table:table-cell office:value-type="string" table:style-name="ce87">
            <text:p>N</text:p>
          </table:table-cell>
          <table:table-cell office:value-type="string" table:style-name="ce88">
            <text:p>warmińsko-mazurskie</text:p>
          </table:table-cell>
          <table:table-cell table:number-columns-repeated="16373"/>
        </table:table-row>
        <table:table-row table:style-name="ro6">
          <table:table-cell office:value-type="float" office:value="4" table:formula="of:=ROUND(RAND()*15+1;0)" table:style-name="ce84">
            <text:p>4<text:s text:c="6"/></text:p>
          </table:table-cell>
          <table:table-cell office:value-type="float" office:value="7" table:formula="of:=ROUND(RAND()*15+1;0)" table:style-name="ce84">
            <text:p>7<text:s text:c="6"/></text:p>
          </table:table-cell>
          <table:table-cell office:value-type="string" office:string-value="EK 41390" table:formula="of:=VLOOKUP([.A11];[.$I$2:.$J$17];2)&amp;VLOOKUP([.B11];[.$I$2:.$J$17];2)&amp;&quot; &quot;&amp;ROUND(RAND()*89999+10000;0)" table:style-name="ce77">
            <text:p>EK 41390</text:p>
          </table:table-cell>
          <table:table-cell office:value-type="string" office:string-value="E" table:formula="of:=MID([.C11];1;1)" table:style-name="ce77">
            <text:p>E</text:p>
          </table:table-cell>
          <table:table-cell office:value-type="string" office:string-value="łódzkie" table:formula="of:=INDIRECT(&quot;K&quot;&amp;MATCH([.D11];[.$J$2:.$J$17])+1)" table:style-name="ce65">
            <text:p>łódzkie</text:p>
          </table:table-cell>
          <table:table-cell table:number-columns-repeated="3" table:style-name="ce3"/>
          <table:table-cell office:value-type="float" office:value="10" table:style-name="ce3">
            <text:p>10</text:p>
          </table:table-cell>
          <table:table-cell office:value-type="string" table:style-name="ce87">
            <text:p>O</text:p>
          </table:table-cell>
          <table:table-cell office:value-type="string" table:style-name="ce88">
            <text:p>opolskie</text:p>
          </table:table-cell>
          <table:table-cell table:number-columns-repeated="16373"/>
        </table:table-row>
        <table:table-row table:style-name="ro6">
          <table:table-cell office:value-type="float" office:value="8" table:formula="of:=ROUND(RAND()*15+1;0)" table:style-name="ce84">
            <text:p>8<text:s text:c="6"/></text:p>
          </table:table-cell>
          <table:table-cell office:value-type="float" office:value="10" table:formula="of:=ROUND(RAND()*15+1;0)" table:style-name="ce84">
            <text:p>10<text:s text:c="6"/></text:p>
          </table:table-cell>
          <table:table-cell office:value-type="string" office:string-value="LO 78731" table:formula="of:=VLOOKUP([.A12];[.$I$2:.$J$17];2)&amp;VLOOKUP([.B12];[.$I$2:.$J$17];2)&amp;&quot; &quot;&amp;ROUND(RAND()*89999+10000;0)" table:style-name="ce77">
            <text:p>LO 78731</text:p>
          </table:table-cell>
          <table:table-cell office:value-type="string" office:string-value="L" table:formula="of:=MID([.C12];1;1)" table:style-name="ce77">
            <text:p>L</text:p>
          </table:table-cell>
          <table:table-cell office:value-type="string" office:string-value="lubelskie" table:formula="of:=INDIRECT(&quot;K&quot;&amp;MATCH([.D12];[.$J$2:.$J$17])+1)" table:style-name="ce65">
            <text:p>lubelskie</text:p>
          </table:table-cell>
          <table:table-cell table:number-columns-repeated="3" table:style-name="ce3"/>
          <table:table-cell office:value-type="float" office:value="11" table:style-name="ce3">
            <text:p>11</text:p>
          </table:table-cell>
          <table:table-cell office:value-type="string" table:style-name="ce87">
            <text:p>P</text:p>
          </table:table-cell>
          <table:table-cell office:value-type="string" table:style-name="ce88">
            <text:p>wielkopolskie</text:p>
          </table:table-cell>
          <table:table-cell table:number-columns-repeated="16373"/>
        </table:table-row>
        <table:table-row table:style-name="ro6">
          <table:table-cell office:value-type="float" office:value="8" table:formula="of:=ROUND(RAND()*15+1;0)" table:style-name="ce84">
            <text:p>8<text:s text:c="6"/></text:p>
          </table:table-cell>
          <table:table-cell office:value-type="float" office:value="14" table:formula="of:=ROUND(RAND()*15+1;0)" table:style-name="ce84">
            <text:p>14<text:s text:c="6"/></text:p>
          </table:table-cell>
          <table:table-cell office:value-type="string" office:string-value="LT 67773" table:formula="of:=VLOOKUP([.A13];[.$I$2:.$J$17];2)&amp;VLOOKUP([.B13];[.$I$2:.$J$17];2)&amp;&quot; &quot;&amp;ROUND(RAND()*89999+10000;0)" table:style-name="ce77">
            <text:p>LT 67773</text:p>
          </table:table-cell>
          <table:table-cell office:value-type="string" office:string-value="L" table:formula="of:=MID([.C13];1;1)" table:style-name="ce77">
            <text:p>L</text:p>
          </table:table-cell>
          <table:table-cell office:value-type="string" office:string-value="lubelskie" table:formula="of:=INDIRECT(&quot;K&quot;&amp;MATCH([.D13];[.$J$2:.$J$17])+1)" table:style-name="ce65">
            <text:p>lubelskie</text:p>
          </table:table-cell>
          <table:table-cell table:number-columns-repeated="3" table:style-name="ce3"/>
          <table:table-cell office:value-type="float" office:value="12" table:style-name="ce3">
            <text:p>12</text:p>
          </table:table-cell>
          <table:table-cell office:value-type="string" table:style-name="ce87">
            <text:p>R</text:p>
          </table:table-cell>
          <table:table-cell office:value-type="string" table:style-name="ce88">
            <text:p>podkarpackie</text:p>
          </table:table-cell>
          <table:table-cell table:number-columns-repeated="16373"/>
        </table:table-row>
        <table:table-row table:style-name="ro6">
          <table:table-cell office:value-type="float" office:value="6" table:formula="of:=ROUND(RAND()*15+1;0)" table:style-name="ce84">
            <text:p>6<text:s text:c="6"/></text:p>
          </table:table-cell>
          <table:table-cell office:value-type="float" office:value="8" table:formula="of:=ROUND(RAND()*15+1;0)" table:style-name="ce84">
            <text:p>8<text:s text:c="6"/></text:p>
          </table:table-cell>
          <table:table-cell office:value-type="string" office:string-value="GL 20185" table:formula="of:=VLOOKUP([.A14];[.$I$2:.$J$17];2)&amp;VLOOKUP([.B14];[.$I$2:.$J$17];2)&amp;&quot; &quot;&amp;ROUND(RAND()*89999+10000;0)" table:style-name="ce77">
            <text:p>GL 20185</text:p>
          </table:table-cell>
          <table:table-cell office:value-type="string" office:string-value="G" table:formula="of:=MID([.C14];1;1)" table:style-name="ce77">
            <text:p>G</text:p>
          </table:table-cell>
          <table:table-cell office:value-type="string" office:string-value="pomorskie" table:formula="of:=INDIRECT(&quot;K&quot;&amp;MATCH([.D14];[.$J$2:.$J$17])+1)" table:style-name="ce65">
            <text:p>pomorskie</text:p>
          </table:table-cell>
          <table:table-cell table:number-columns-repeated="3" table:style-name="ce3"/>
          <table:table-cell office:value-type="float" office:value="13" table:style-name="ce3">
            <text:p>13</text:p>
          </table:table-cell>
          <table:table-cell office:value-type="string" table:style-name="ce87">
            <text:p>S</text:p>
          </table:table-cell>
          <table:table-cell office:value-type="string" table:style-name="ce88">
            <text:p>śląskie</text:p>
          </table:table-cell>
          <table:table-cell table:number-columns-repeated="16373"/>
        </table:table-row>
        <table:table-row table:style-name="ro6">
          <table:table-cell office:value-type="float" office:value="10" table:formula="of:=ROUND(RAND()*15+1;0)" table:style-name="ce84">
            <text:p>10<text:s text:c="6"/></text:p>
          </table:table-cell>
          <table:table-cell office:value-type="float" office:value="7" table:formula="of:=ROUND(RAND()*15+1;0)" table:style-name="ce84">
            <text:p>7<text:s text:c="6"/></text:p>
          </table:table-cell>
          <table:table-cell office:value-type="string" office:string-value="OK 33937" table:formula="of:=VLOOKUP([.A15];[.$I$2:.$J$17];2)&amp;VLOOKUP([.B15];[.$I$2:.$J$17];2)&amp;&quot; &quot;&amp;ROUND(RAND()*89999+10000;0)" table:style-name="ce77">
            <text:p>OK 33937</text:p>
          </table:table-cell>
          <table:table-cell office:value-type="string" office:string-value="O" table:formula="of:=MID([.C15];1;1)" table:style-name="ce77">
            <text:p>O</text:p>
          </table:table-cell>
          <table:table-cell office:value-type="string" office:string-value="opolskie" table:formula="of:=INDIRECT(&quot;K&quot;&amp;MATCH([.D15];[.$J$2:.$J$17])+1)" table:style-name="ce65">
            <text:p>opolskie</text:p>
          </table:table-cell>
          <table:table-cell table:number-columns-repeated="3" table:style-name="ce3"/>
          <table:table-cell office:value-type="float" office:value="14" table:style-name="ce3">
            <text:p>14</text:p>
          </table:table-cell>
          <table:table-cell office:value-type="string" table:style-name="ce87">
            <text:p>T</text:p>
          </table:table-cell>
          <table:table-cell office:value-type="string" table:style-name="ce88">
            <text:p>świętokrzyskie</text:p>
          </table:table-cell>
          <table:table-cell table:number-columns-repeated="16373"/>
        </table:table-row>
        <table:table-row table:style-name="ro6">
          <table:table-cell office:value-type="float" office:value="11" table:formula="of:=ROUND(RAND()*15+1;0)" table:style-name="ce84">
            <text:p>11<text:s text:c="6"/></text:p>
          </table:table-cell>
          <table:table-cell office:value-type="float" office:value="14" table:formula="of:=ROUND(RAND()*15+1;0)" table:style-name="ce84">
            <text:p>14<text:s text:c="6"/></text:p>
          </table:table-cell>
          <table:table-cell office:value-type="string" office:string-value="PT 24031" table:formula="of:=VLOOKUP([.A16];[.$I$2:.$J$17];2)&amp;VLOOKUP([.B16];[.$I$2:.$J$17];2)&amp;&quot; &quot;&amp;ROUND(RAND()*89999+10000;0)" table:style-name="ce77">
            <text:p>PT 24031</text:p>
          </table:table-cell>
          <table:table-cell office:value-type="string" office:string-value="P" table:formula="of:=MID([.C16];1;1)" table:style-name="ce77">
            <text:p>P</text:p>
          </table:table-cell>
          <table:table-cell office:value-type="string" office:string-value="wielkopolskie" table:formula="of:=INDIRECT(&quot;K&quot;&amp;MATCH([.D16];[.$J$2:.$J$17])+1)" table:style-name="ce65">
            <text:p>wielkopolskie</text:p>
          </table:table-cell>
          <table:table-cell table:number-columns-repeated="3" table:style-name="ce3"/>
          <table:table-cell office:value-type="float" office:value="15" table:style-name="ce3">
            <text:p>15</text:p>
          </table:table-cell>
          <table:table-cell office:value-type="string" table:style-name="ce87">
            <text:p>W</text:p>
          </table:table-cell>
          <table:table-cell office:value-type="string" table:style-name="ce88">
            <text:p>mazowieckie</text:p>
          </table:table-cell>
          <table:table-cell table:number-columns-repeated="16373"/>
        </table:table-row>
        <table:table-row table:style-name="ro6">
          <table:table-cell office:value-type="float" office:value="11" table:formula="of:=ROUND(RAND()*15+1;0)" table:style-name="ce84">
            <text:p>11<text:s text:c="6"/></text:p>
          </table:table-cell>
          <table:table-cell office:value-type="float" office:value="5" table:formula="of:=ROUND(RAND()*15+1;0)" table:style-name="ce84">
            <text:p>5<text:s text:c="6"/></text:p>
          </table:table-cell>
          <table:table-cell office:value-type="string" office:string-value="PF 52749" table:formula="of:=VLOOKUP([.A17];[.$I$2:.$J$17];2)&amp;VLOOKUP([.B17];[.$I$2:.$J$17];2)&amp;&quot; &quot;&amp;ROUND(RAND()*89999+10000;0)" table:style-name="ce77">
            <text:p>PF 52749</text:p>
          </table:table-cell>
          <table:table-cell office:value-type="string" office:string-value="P" table:formula="of:=MID([.C17];1;1)" table:style-name="ce77">
            <text:p>P</text:p>
          </table:table-cell>
          <table:table-cell office:value-type="string" office:string-value="wielkopolskie" table:formula="of:=INDIRECT(&quot;K&quot;&amp;MATCH([.D17];[.$J$2:.$J$17])+1)" table:style-name="ce65">
            <text:p>wielkopolskie</text:p>
          </table:table-cell>
          <table:table-cell table:number-columns-repeated="3" table:style-name="ce3"/>
          <table:table-cell office:value-type="float" office:value="16" table:style-name="ce3">
            <text:p>16</text:p>
          </table:table-cell>
          <table:table-cell office:value-type="string" table:style-name="ce87">
            <text:p>Z</text:p>
          </table:table-cell>
          <table:table-cell office:value-type="string" table:style-name="ce88">
            <text:p>zachodniopomorskie</text:p>
          </table:table-cell>
          <table:table-cell table:number-columns-repeated="16373"/>
        </table:table-row>
        <table:table-row table:style-name="ro6">
          <table:table-cell office:value-type="float" office:value="15" table:formula="of:=ROUND(RAND()*15+1;0)" table:style-name="ce84">
            <text:p>15<text:s text:c="6"/></text:p>
          </table:table-cell>
          <table:table-cell office:value-type="float" office:value="15" table:formula="of:=ROUND(RAND()*15+1;0)" table:style-name="ce84">
            <text:p>15<text:s text:c="6"/></text:p>
          </table:table-cell>
          <table:table-cell office:value-type="string" office:string-value="WW 16470" table:formula="of:=VLOOKUP([.A18];[.$I$2:.$J$17];2)&amp;VLOOKUP([.B18];[.$I$2:.$J$17];2)&amp;&quot; &quot;&amp;ROUND(RAND()*89999+10000;0)" table:style-name="ce77">
            <text:p>WW 16470</text:p>
          </table:table-cell>
          <table:table-cell office:value-type="string" office:string-value="W" table:formula="of:=MID([.C18];1;1)" table:style-name="ce77">
            <text:p>W</text:p>
          </table:table-cell>
          <table:table-cell office:value-type="string" office:string-value="mazowieckie" table:formula="of:=INDIRECT(&quot;K&quot;&amp;MATCH([.D18];[.$J$2:.$J$17])+1)" table:style-name="ce65">
            <text:p>mazowieckie</text:p>
          </table:table-cell>
          <table:table-cell table:number-columns-repeated="1019" table:style-name="ce3"/>
          <table:table-cell table:number-columns-repeated="15360"/>
        </table:table-row>
        <table:table-row table:style-name="ro6">
          <table:table-cell office:value-type="float" office:value="5" table:formula="of:=ROUND(RAND()*15+1;0)" table:style-name="ce84">
            <text:p>5<text:s text:c="6"/></text:p>
          </table:table-cell>
          <table:table-cell office:value-type="float" office:value="2" table:formula="of:=ROUND(RAND()*15+1;0)" table:style-name="ce84">
            <text:p>2<text:s text:c="6"/></text:p>
          </table:table-cell>
          <table:table-cell office:value-type="string" office:string-value="FC 97186" table:formula="of:=VLOOKUP([.A19];[.$I$2:.$J$17];2)&amp;VLOOKUP([.B19];[.$I$2:.$J$17];2)&amp;&quot; &quot;&amp;ROUND(RAND()*89999+10000;0)" table:style-name="ce77">
            <text:p>FC 97186</text:p>
          </table:table-cell>
          <table:table-cell office:value-type="string" office:string-value="F" table:formula="of:=MID([.C19];1;1)" table:style-name="ce77">
            <text:p>F</text:p>
          </table:table-cell>
          <table:table-cell office:value-type="string" office:string-value="lubuskie" table:formula="of:=INDIRECT(&quot;K&quot;&amp;MATCH([.D19];[.$J$2:.$J$17])+1)" table:style-name="ce65">
            <text:p>lubuskie</text:p>
          </table:table-cell>
          <table:table-cell table:number-columns-repeated="1019" table:style-name="ce3"/>
          <table:table-cell table:number-columns-repeated="15360"/>
        </table:table-row>
        <table:table-row table:style-name="ro6">
          <table:table-cell office:value-type="float" office:value="12" table:formula="of:=ROUND(RAND()*15+1;0)" table:style-name="ce84">
            <text:p>12<text:s text:c="6"/></text:p>
          </table:table-cell>
          <table:table-cell office:value-type="float" office:value="9" table:formula="of:=ROUND(RAND()*15+1;0)" table:style-name="ce84">
            <text:p>9<text:s text:c="6"/></text:p>
          </table:table-cell>
          <table:table-cell office:value-type="string" office:string-value="RN 87876" table:formula="of:=VLOOKUP([.A20];[.$I$2:.$J$17];2)&amp;VLOOKUP([.B20];[.$I$2:.$J$17];2)&amp;&quot; &quot;&amp;ROUND(RAND()*89999+10000;0)" table:style-name="ce77">
            <text:p>RN 87876</text:p>
          </table:table-cell>
          <table:table-cell office:value-type="string" office:string-value="R" table:formula="of:=MID([.C20];1;1)" table:style-name="ce77">
            <text:p>R</text:p>
          </table:table-cell>
          <table:table-cell office:value-type="string" office:string-value="podkarpackie" table:formula="of:=INDIRECT(&quot;K&quot;&amp;MATCH([.D20];[.$J$2:.$J$17])+1)" table:style-name="ce65">
            <text:p>podkarpackie</text:p>
          </table:table-cell>
          <table:table-cell table:number-columns-repeated="1019" table:style-name="ce3"/>
          <table:table-cell table:number-columns-repeated="15360"/>
        </table:table-row>
        <table:table-row table:style-name="ro6">
          <table:table-cell office:value-type="float" office:value="14" table:formula="of:=ROUND(RAND()*15+1;0)" table:style-name="ce84">
            <text:p>14<text:s text:c="6"/></text:p>
          </table:table-cell>
          <table:table-cell office:value-type="float" office:value="12" table:formula="of:=ROUND(RAND()*15+1;0)" table:style-name="ce84">
            <text:p>12<text:s text:c="6"/></text:p>
          </table:table-cell>
          <table:table-cell office:value-type="string" office:string-value="TR 32969" table:formula="of:=VLOOKUP([.A21];[.$I$2:.$J$17];2)&amp;VLOOKUP([.B21];[.$I$2:.$J$17];2)&amp;&quot; &quot;&amp;ROUND(RAND()*89999+10000;0)" table:style-name="ce77">
            <text:p>TR 32969</text:p>
          </table:table-cell>
          <table:table-cell office:value-type="string" office:string-value="T" table:formula="of:=MID([.C21];1;1)" table:style-name="ce77">
            <text:p>T</text:p>
          </table:table-cell>
          <table:table-cell office:value-type="string" office:string-value="świętokrzyskie" table:formula="of:=INDIRECT(&quot;K&quot;&amp;MATCH([.D21];[.$J$2:.$J$17])+1)" table:style-name="ce65">
            <text:p>świętokrzyskie</text:p>
          </table:table-cell>
          <table:table-cell table:number-columns-repeated="1019" table:style-name="ce3"/>
          <table:table-cell table:number-columns-repeated="15360"/>
        </table:table-row>
        <table:table-row table:number-rows-repeated="1048555" table:style-name="ro6">
          <table:table-cell table:number-columns-repeated="16384"/>
        </table:table-row>
        <table:named-expressions>
          <table:named-range table:name="OLE_LINK1" table:cell-range-address="19_Rejestracja.$J$2" table:base-cell-address="19_Rejestracja.$A$1"/>
          <table:named-expression table:name="Z_3DF5E802_5CA5_43EF_BE6A_D6FCDA5F65F2_.wvu.Cols" table:expression="of:=&quot;[$'19.Rejestracja'.$A$1:.$B$1048576];[$'19.Rejestracja'.$I$1:.$I$1048576]&quot;" table:base-cell-address="1_Stypendium.$A$1"/>
          <table:named-expression table:name="Z_F9B480CE_077C_416E_ACF9_56227F746F4A_.wvu.Cols" table:expression="of:=&quot;[$'19.Rejestracja'.$A$1:.$B$1048576];[$'19.Rejestracja'.$I$1:.$I$1048576]&quot;" table:base-cell-address="1_Stypendium.$A$1"/>
        </table:named-expressions>
      </table:table>
      <table:table table:name="20_Języki" table:style-name="ta1">
        <table:shapes>
          <draw:frame draw:z-index="1" draw:id="id9" draw:style-name="a9" draw:name="Picture 8" svg:x="1.98937in" svg:y="8.7185in" svg:width="0.9374in" svg:height="0.47913in" style:rel-width="scale" style:rel-height="scale">
            <draw:image xlink:href="media/image5.emf" xlink:type="simple" xlink:show="embed" xlink:actuate="onLoad"/>
            <svg:title/>
            <svg:desc/>
          </draw:frame>
        </table:shapes>
        <table:table-column table:style-name="co51" table:default-cell-style-name="ce3" table:visibility="collapse"/>
        <table:table-column table:style-name="co46" table:default-cell-style-name="ce3"/>
        <table:table-column table:style-name="co47" table:default-cell-style-name="ce3"/>
        <table:table-column table:style-name="co52" table:default-cell-style-name="ce3"/>
        <table:table-column table:style-name="co3" table:number-columns-repeated="3" table:default-cell-style-name="ce3"/>
        <table:table-column table:style-name="co53" table:default-cell-style-name="ce3" table:visibility="collapse"/>
        <table:table-column table:style-name="co49" table:default-cell-style-name="ce3"/>
        <table:table-column table:style-name="co50" table:default-cell-style-name="ce3"/>
        <table:table-column table:style-name="co3" table:number-columns-repeated="1014" table:default-cell-style-name="ce3"/>
        <table:table-column table:style-name="co4" table:number-columns-repeated="15360" table:default-cell-style-name="ce1"/>
        <table:table-row table:style-name="ro6">
          <table:table-cell office:value-type="string" table:style-name="ce1">
            <text:p><text:s/></text:p>
          </table:table-cell>
          <table:table-cell office:value-type="string" table:style-name="ce26">
            <text:p>Uczeń</text:p>
          </table:table-cell>
          <table:table-cell office:value-type="string" table:style-name="ce26">
            <text:p>Symbol grupy językowej</text:p>
          </table:table-cell>
          <table:table-cell office:value-type="string" table:style-name="ce62">
            <text:p>Nazwa języka (prowadzący)</text:p>
          </table:table-cell>
          <table:table-cell table:number-columns-repeated="3" table:style-name="ce3"/>
          <table:table-cell table:number-columns-repeated="3" table:style-name="ce1"/>
          <table:table-cell table:number-columns-repeated="16374"/>
        </table:table-row>
        <table:table-row table:style-name="ro6">
          <table:table-cell office:value-type="float" office:value="2" table:formula="of:=ROUND(RAND()*9+1;0)" table:style-name="ce84">
            <text:p>2<text:s text:c="6"/></text:p>
          </table:table-cell>
          <table:table-cell office:value-type="string" table:style-name="ce5">
            <text:p>Abacki</text:p>
          </table:table-cell>
          <table:table-cell office:value-type="string" office:string-value="G" table:formula="of:=VLOOKUP([.A2];[.$H$2:.$I$11];2)" table:style-name="ce77">
            <text:p>G</text:p>
          </table:table-cell>
          <table:table-cell office:value-type="string" office:string-value="angielski (Grochowiak)" table:formula="of:=INDIRECT(&quot;J&quot;&amp;MATCH([.C2];[.$I$2:.$I$11])+1)" table:style-name="ce65">
            <text:p>angielski (Grochowiak)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85">
            <text:p>F</text:p>
          </table:table-cell>
          <table:table-cell office:value-type="string" table:style-name="ce89">
            <text:p>francuski (Wiśniewska)</text:p>
          </table:table-cell>
          <table:table-cell table:number-columns-repeated="16374"/>
        </table:table-row>
        <table:table-row table:style-name="ro6">
          <table:table-cell office:value-type="float" office:value="9" table:formula="of:=ROUND(RAND()*9+1;0)" table:style-name="ce84">
            <text:p>9<text:s text:c="6"/></text:p>
          </table:table-cell>
          <table:table-cell office:value-type="string" table:style-name="ce5">
            <text:p>Babacki</text:p>
          </table:table-cell>
          <table:table-cell office:value-type="string" office:string-value="U" table:formula="of:=VLOOKUP([.A3];[.$H$2:.$I$11];2)" table:style-name="ce77">
            <text:p>U</text:p>
          </table:table-cell>
          <table:table-cell office:value-type="string" office:string-value="włoski (Urbaniak)" table:formula="of:=INDIRECT(&quot;J&quot;&amp;MATCH([.C3];[.$I$2:.$I$11])+1)" table:style-name="ce65">
            <text:p>włoski (Urbaniak)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string" table:style-name="ce85">
            <text:p>G</text:p>
          </table:table-cell>
          <table:table-cell office:value-type="string" table:style-name="ce89">
            <text:p>angielski (Grochowiak)</text:p>
          </table:table-cell>
          <table:table-cell table:number-columns-repeated="16374"/>
        </table:table-row>
        <table:table-row table:style-name="ro6">
          <table:table-cell office:value-type="float" office:value="7" table:formula="of:=ROUND(RAND()*9+1;0)" table:style-name="ce84">
            <text:p>7<text:s text:c="6"/></text:p>
          </table:table-cell>
          <table:table-cell office:value-type="string" table:style-name="ce5">
            <text:p>Cabacki</text:p>
          </table:table-cell>
          <table:table-cell office:value-type="string" office:string-value="R" table:formula="of:=VLOOKUP([.A4];[.$H$2:.$I$11];2)" table:style-name="ce77">
            <text:p>R</text:p>
          </table:table-cell>
          <table:table-cell office:value-type="string" office:string-value="rosyjski (Wiśniewski)" table:formula="of:=INDIRECT(&quot;J&quot;&amp;MATCH([.C4];[.$I$2:.$I$11])+1)" table:style-name="ce65">
            <text:p>rosyjski (Wiśniewski)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85">
            <text:p>K</text:p>
          </table:table-cell>
          <table:table-cell office:value-type="string" table:style-name="ce89">
            <text:p>angielski (Kowalski)</text:p>
          </table:table-cell>
          <table:table-cell table:number-columns-repeated="16374"/>
        </table:table-row>
        <table:table-row table:style-name="ro6">
          <table:table-cell office:value-type="float" office:value="7" table:formula="of:=ROUND(RAND()*9+1;0)" table:style-name="ce84">
            <text:p>7<text:s text:c="6"/></text:p>
          </table:table-cell>
          <table:table-cell office:value-type="string" table:style-name="ce5">
            <text:p>Dabacki</text:p>
          </table:table-cell>
          <table:table-cell office:value-type="string" office:string-value="R" table:formula="of:=VLOOKUP([.A5];[.$H$2:.$I$11];2)" table:style-name="ce77">
            <text:p>R</text:p>
          </table:table-cell>
          <table:table-cell office:value-type="string" office:string-value="rosyjski (Wiśniewski)" table:formula="of:=INDIRECT(&quot;J&quot;&amp;MATCH([.C5];[.$I$2:.$I$11])+1)" table:style-name="ce65">
            <text:p>rosyjski (Wiśniewski)</text:p>
          </table:table-cell>
          <table:table-cell table:number-columns-repeated="3" table:style-name="ce3"/>
          <table:table-cell office:value-type="float" office:value="4" table:style-name="ce3">
            <text:p>4</text:p>
          </table:table-cell>
          <table:table-cell office:value-type="string" table:style-name="ce85">
            <text:p>M</text:p>
          </table:table-cell>
          <table:table-cell office:value-type="string" table:style-name="ce89">
            <text:p>niemiecki (Marek)</text:p>
          </table:table-cell>
          <table:table-cell table:number-columns-repeated="16374"/>
        </table:table-row>
        <table:table-row table:style-name="ro6">
          <table:table-cell office:value-type="float" office:value="8" table:formula="of:=ROUND(RAND()*9+1;0)" table:style-name="ce84">
            <text:p>8<text:s text:c="6"/></text:p>
          </table:table-cell>
          <table:table-cell office:value-type="string" table:style-name="ce5">
            <text:p>Ebacki</text:p>
          </table:table-cell>
          <table:table-cell office:value-type="string" office:string-value="S" table:formula="of:=VLOOKUP([.A6];[.$H$2:.$I$11];2)" table:style-name="ce77">
            <text:p>S</text:p>
          </table:table-cell>
          <table:table-cell office:value-type="string" office:string-value="angielski (Szymczak)" table:formula="of:=INDIRECT(&quot;J&quot;&amp;MATCH([.C6];[.$I$2:.$I$11])+1)" table:style-name="ce65">
            <text:p>angielski (Szymczak)</text:p>
          </table:table-cell>
          <table:table-cell table:number-columns-repeated="3" table:style-name="ce3"/>
          <table:table-cell office:value-type="float" office:value="5" table:style-name="ce3">
            <text:p>5</text:p>
          </table:table-cell>
          <table:table-cell office:value-type="string" table:style-name="ce85">
            <text:p>N</text:p>
          </table:table-cell>
          <table:table-cell office:value-type="string" table:style-name="ce89">
            <text:p>niemiecki (Nowak)</text:p>
          </table:table-cell>
          <table:table-cell table:number-columns-repeated="16374"/>
        </table:table-row>
        <table:table-row table:style-name="ro6">
          <table:table-cell office:value-type="float" office:value="4" table:formula="of:=ROUND(RAND()*9+1;0)" table:style-name="ce84">
            <text:p>4<text:s text:c="6"/></text:p>
          </table:table-cell>
          <table:table-cell office:value-type="string" table:style-name="ce5">
            <text:p>Fabacki</text:p>
          </table:table-cell>
          <table:table-cell office:value-type="string" office:string-value="M" table:formula="of:=VLOOKUP([.A7];[.$H$2:.$I$11];2)" table:style-name="ce77">
            <text:p>M</text:p>
          </table:table-cell>
          <table:table-cell office:value-type="string" office:string-value="niemiecki (Marek)" table:formula="of:=INDIRECT(&quot;J&quot;&amp;MATCH([.C7];[.$I$2:.$I$11])+1)" table:style-name="ce65">
            <text:p>niemiecki (Marek)</text:p>
          </table:table-cell>
          <table:table-cell table:number-columns-repeated="3" table:style-name="ce3"/>
          <table:table-cell office:value-type="float" office:value="6" table:style-name="ce3">
            <text:p>6</text:p>
          </table:table-cell>
          <table:table-cell office:value-type="string" table:style-name="ce85">
            <text:p>P</text:p>
          </table:table-cell>
          <table:table-cell office:value-type="string" table:style-name="ce89">
            <text:p>angielski (Pawłowska)</text:p>
          </table:table-cell>
          <table:table-cell table:number-columns-repeated="16374"/>
        </table:table-row>
        <table:table-row table:style-name="ro6">
          <table:table-cell office:value-type="float" office:value="3" table:formula="of:=ROUND(RAND()*9+1;0)" table:style-name="ce84">
            <text:p>3<text:s text:c="6"/></text:p>
          </table:table-cell>
          <table:table-cell office:value-type="string" table:style-name="ce5">
            <text:p>Gabacki</text:p>
          </table:table-cell>
          <table:table-cell office:value-type="string" office:string-value="K" table:formula="of:=VLOOKUP([.A8];[.$H$2:.$I$11];2)" table:style-name="ce77">
            <text:p>K</text:p>
          </table:table-cell>
          <table:table-cell office:value-type="string" office:string-value="angielski (Kowalski)" table:formula="of:=INDIRECT(&quot;J&quot;&amp;MATCH([.C8];[.$I$2:.$I$11])+1)" table:style-name="ce65">
            <text:p>angielski (Kowalski)</text:p>
          </table:table-cell>
          <table:table-cell table:number-columns-repeated="3" table:style-name="ce3"/>
          <table:table-cell office:value-type="float" office:value="7" table:style-name="ce3">
            <text:p>7</text:p>
          </table:table-cell>
          <table:table-cell office:value-type="string" table:style-name="ce85">
            <text:p>R</text:p>
          </table:table-cell>
          <table:table-cell office:value-type="string" table:style-name="ce89">
            <text:p>rosyjski (Wiśniewski)</text:p>
          </table:table-cell>
          <table:table-cell table:number-columns-repeated="16374"/>
        </table:table-row>
        <table:table-row table:style-name="ro6">
          <table:table-cell office:value-type="float" office:value="4" table:formula="of:=ROUND(RAND()*9+1;0)" table:style-name="ce84">
            <text:p>4<text:s text:c="6"/></text:p>
          </table:table-cell>
          <table:table-cell office:value-type="string" table:style-name="ce5">
            <text:p>Habacki</text:p>
          </table:table-cell>
          <table:table-cell office:value-type="string" office:string-value="M" table:formula="of:=VLOOKUP([.A9];[.$H$2:.$I$11];2)" table:style-name="ce77">
            <text:p>M</text:p>
          </table:table-cell>
          <table:table-cell office:value-type="string" office:string-value="niemiecki (Marek)" table:formula="of:=INDIRECT(&quot;J&quot;&amp;MATCH([.C9];[.$I$2:.$I$11])+1)" table:style-name="ce65">
            <text:p>niemiecki (Marek)</text:p>
          </table:table-cell>
          <table:table-cell table:number-columns-repeated="3" table:style-name="ce3"/>
          <table:table-cell office:value-type="float" office:value="8" table:style-name="ce3">
            <text:p>8</text:p>
          </table:table-cell>
          <table:table-cell office:value-type="string" table:style-name="ce85">
            <text:p>S</text:p>
          </table:table-cell>
          <table:table-cell office:value-type="string" table:style-name="ce89">
            <text:p>angielski (Szymczak)</text:p>
          </table:table-cell>
          <table:table-cell table:number-columns-repeated="16374"/>
        </table:table-row>
        <table:table-row table:style-name="ro6">
          <table:table-cell office:value-type="float" office:value="4" table:formula="of:=ROUND(RAND()*9+1;0)" table:style-name="ce84">
            <text:p>4<text:s text:c="6"/></text:p>
          </table:table-cell>
          <table:table-cell office:value-type="string" table:style-name="ce5">
            <text:p>Ibacki</text:p>
          </table:table-cell>
          <table:table-cell office:value-type="string" office:string-value="M" table:formula="of:=VLOOKUP([.A10];[.$H$2:.$I$11];2)" table:style-name="ce77">
            <text:p>M</text:p>
          </table:table-cell>
          <table:table-cell office:value-type="string" office:string-value="niemiecki (Marek)" table:formula="of:=INDIRECT(&quot;J&quot;&amp;MATCH([.C10];[.$I$2:.$I$11])+1)" table:style-name="ce65">
            <text:p>niemiecki (Marek)</text:p>
          </table:table-cell>
          <table:table-cell table:number-columns-repeated="3" table:style-name="ce3"/>
          <table:table-cell office:value-type="float" office:value="9" table:style-name="ce3">
            <text:p>9</text:p>
          </table:table-cell>
          <table:table-cell office:value-type="string" table:style-name="ce85">
            <text:p>U</text:p>
          </table:table-cell>
          <table:table-cell office:value-type="string" table:style-name="ce89">
            <text:p>włoski (Urbaniak)</text:p>
          </table:table-cell>
          <table:table-cell table:number-columns-repeated="16374"/>
        </table:table-row>
        <table:table-row table:style-name="ro6">
          <table:table-cell office:value-type="float" office:value="2" table:formula="of:=ROUND(RAND()*9+1;0)" table:style-name="ce84">
            <text:p>2<text:s text:c="6"/></text:p>
          </table:table-cell>
          <table:table-cell office:value-type="string" table:style-name="ce5">
            <text:p>Jabacki</text:p>
          </table:table-cell>
          <table:table-cell office:value-type="string" office:string-value="G" table:formula="of:=VLOOKUP([.A11];[.$H$2:.$I$11];2)" table:style-name="ce77">
            <text:p>G</text:p>
          </table:table-cell>
          <table:table-cell office:value-type="string" office:string-value="angielski (Grochowiak)" table:formula="of:=INDIRECT(&quot;J&quot;&amp;MATCH([.C11];[.$I$2:.$I$11])+1)" table:style-name="ce65">
            <text:p>angielski (Grochowiak)</text:p>
          </table:table-cell>
          <table:table-cell table:number-columns-repeated="3" table:style-name="ce3"/>
          <table:table-cell office:value-type="float" office:value="10" table:style-name="ce3">
            <text:p>10</text:p>
          </table:table-cell>
          <table:table-cell office:value-type="string" table:style-name="ce85">
            <text:p>W</text:p>
          </table:table-cell>
          <table:table-cell office:value-type="string" table:style-name="ce89">
            <text:p>włoski (Wiśniewska)</text:p>
          </table:table-cell>
          <table:table-cell table:number-columns-repeated="16374"/>
        </table:table-row>
        <table:table-row table:style-name="ro6">
          <table:table-cell office:value-type="float" office:value="3" table:formula="of:=ROUND(RAND()*9+1;0)" table:style-name="ce84">
            <text:p>3<text:s text:c="6"/></text:p>
          </table:table-cell>
          <table:table-cell office:value-type="string" table:style-name="ce5">
            <text:p>Kabacki</text:p>
          </table:table-cell>
          <table:table-cell office:value-type="string" office:string-value="K" table:formula="of:=VLOOKUP([.A12];[.$H$2:.$I$11];2)" table:style-name="ce77">
            <text:p>K</text:p>
          </table:table-cell>
          <table:table-cell office:value-type="string" office:string-value="angielski (Kowalski)" table:formula="of:=INDIRECT(&quot;J&quot;&amp;MATCH([.C12];[.$I$2:.$I$11])+1)" table:style-name="ce65">
            <text:p>angielski (Kowalski)</text:p>
          </table:table-cell>
          <table:table-cell table:number-columns-repeated="4" table:style-name="ce3"/>
          <table:table-cell table:style-name="ce90"/>
          <table:table-cell table:style-name="ce91"/>
          <table:table-cell table:number-columns-repeated="16374"/>
        </table:table-row>
        <table:table-row table:style-name="ro6">
          <table:table-cell office:value-type="float" office:value="4" table:formula="of:=ROUND(RAND()*9+1;0)" table:style-name="ce84">
            <text:p>4<text:s text:c="6"/></text:p>
          </table:table-cell>
          <table:table-cell office:value-type="string" table:style-name="ce5">
            <text:p>Labacki</text:p>
          </table:table-cell>
          <table:table-cell office:value-type="string" office:string-value="M" table:formula="of:=VLOOKUP([.A13];[.$H$2:.$I$11];2)" table:style-name="ce77">
            <text:p>M</text:p>
          </table:table-cell>
          <table:table-cell office:value-type="string" office:string-value="niemiecki (Marek)" table:formula="of:=INDIRECT(&quot;J&quot;&amp;MATCH([.C13];[.$I$2:.$I$11])+1)" table:style-name="ce65">
            <text:p>niemiecki (Marek)</text:p>
          </table:table-cell>
          <table:table-cell table:number-columns-repeated="4" table:style-name="ce3"/>
          <table:table-cell table:style-name="ce90"/>
          <table:table-cell table:style-name="ce91"/>
          <table:table-cell table:number-columns-repeated="16374"/>
        </table:table-row>
        <table:table-row table:style-name="ro6">
          <table:table-cell office:value-type="float" office:value="6" table:formula="of:=ROUND(RAND()*9+1;0)" table:style-name="ce84">
            <text:p>6<text:s text:c="6"/></text:p>
          </table:table-cell>
          <table:table-cell office:value-type="string" table:style-name="ce5">
            <text:p>Mabacki</text:p>
          </table:table-cell>
          <table:table-cell office:value-type="string" office:string-value="P" table:formula="of:=VLOOKUP([.A14];[.$H$2:.$I$11];2)" table:style-name="ce77">
            <text:p>P</text:p>
          </table:table-cell>
          <table:table-cell office:value-type="string" office:string-value="angielski (Pawłowska)" table:formula="of:=INDIRECT(&quot;J&quot;&amp;MATCH([.C14];[.$I$2:.$I$11])+1)" table:style-name="ce65">
            <text:p>angielski (Pawłowska)</text:p>
          </table:table-cell>
          <table:table-cell table:number-columns-repeated="4" table:style-name="ce3"/>
          <table:table-cell table:style-name="ce90"/>
          <table:table-cell table:style-name="ce91"/>
          <table:table-cell table:number-columns-repeated="16374"/>
        </table:table-row>
        <table:table-row table:style-name="ro6">
          <table:table-cell office:value-type="float" office:value="7" table:formula="of:=ROUND(RAND()*9+1;0)" table:style-name="ce84">
            <text:p>7<text:s text:c="6"/></text:p>
          </table:table-cell>
          <table:table-cell office:value-type="string" table:style-name="ce5">
            <text:p>Nabacki</text:p>
          </table:table-cell>
          <table:table-cell office:value-type="string" office:string-value="R" table:formula="of:=VLOOKUP([.A15];[.$H$2:.$I$11];2)" table:style-name="ce77">
            <text:p>R</text:p>
          </table:table-cell>
          <table:table-cell office:value-type="string" office:string-value="rosyjski (Wiśniewski)" table:formula="of:=INDIRECT(&quot;J&quot;&amp;MATCH([.C15];[.$I$2:.$I$11])+1)" table:style-name="ce65">
            <text:p>rosyjski (Wiśniewski)</text:p>
          </table:table-cell>
          <table:table-cell table:number-columns-repeated="4" table:style-name="ce3"/>
          <table:table-cell table:style-name="ce90"/>
          <table:table-cell table:style-name="ce91"/>
          <table:table-cell table:number-columns-repeated="16374"/>
        </table:table-row>
        <table:table-row table:style-name="ro6">
          <table:table-cell office:value-type="float" office:value="3" table:formula="of:=ROUND(RAND()*9+1;0)" table:style-name="ce84">
            <text:p>3<text:s text:c="6"/></text:p>
          </table:table-cell>
          <table:table-cell office:value-type="string" table:style-name="ce5">
            <text:p>Oabacki</text:p>
          </table:table-cell>
          <table:table-cell office:value-type="string" office:string-value="K" table:formula="of:=VLOOKUP([.A16];[.$H$2:.$I$11];2)" table:style-name="ce77">
            <text:p>K</text:p>
          </table:table-cell>
          <table:table-cell office:value-type="string" office:string-value="angielski (Kowalski)" table:formula="of:=INDIRECT(&quot;J&quot;&amp;MATCH([.C16];[.$I$2:.$I$11])+1)" table:style-name="ce65">
            <text:p>angielski (Kowalski)</text:p>
          </table:table-cell>
          <table:table-cell table:number-columns-repeated="4" table:style-name="ce3"/>
          <table:table-cell table:style-name="ce90"/>
          <table:table-cell table:style-name="ce91"/>
          <table:table-cell table:number-columns-repeated="16374"/>
        </table:table-row>
        <table:table-row table:style-name="ro6">
          <table:table-cell office:value-type="float" office:value="9" table:formula="of:=ROUND(RAND()*9+1;0)" table:style-name="ce84">
            <text:p>9<text:s text:c="6"/></text:p>
          </table:table-cell>
          <table:table-cell office:value-type="string" table:style-name="ce5">
            <text:p>Pabacki</text:p>
          </table:table-cell>
          <table:table-cell office:value-type="string" office:string-value="U" table:formula="of:=VLOOKUP([.A17];[.$H$2:.$I$11];2)" table:style-name="ce77">
            <text:p>U</text:p>
          </table:table-cell>
          <table:table-cell office:value-type="string" office:string-value="włoski (Urbaniak)" table:formula="of:=INDIRECT(&quot;J&quot;&amp;MATCH([.C17];[.$I$2:.$I$11])+1)" table:style-name="ce65">
            <text:p>włoski (Urbaniak)</text:p>
          </table:table-cell>
          <table:table-cell table:number-columns-repeated="4" table:style-name="ce3"/>
          <table:table-cell table:style-name="ce90"/>
          <table:table-cell table:style-name="ce91"/>
          <table:table-cell table:number-columns-repeated="16374"/>
        </table:table-row>
        <table:table-row table:style-name="ro6">
          <table:table-cell office:value-type="float" office:value="6" table:formula="of:=ROUND(RAND()*9+1;0)" table:style-name="ce84">
            <text:p>6<text:s text:c="6"/></text:p>
          </table:table-cell>
          <table:table-cell office:value-type="string" table:style-name="ce5">
            <text:p>Rabacki</text:p>
          </table:table-cell>
          <table:table-cell office:value-type="string" office:string-value="P" table:formula="of:=VLOOKUP([.A18];[.$H$2:.$I$11];2)" table:style-name="ce77">
            <text:p>P</text:p>
          </table:table-cell>
          <table:table-cell office:value-type="string" office:string-value="angielski (Pawłowska)" table:formula="of:=INDIRECT(&quot;J&quot;&amp;MATCH([.C18];[.$I$2:.$I$11])+1)" table:style-name="ce65">
            <text:p>angielski (Pawłowska)</text:p>
          </table:table-cell>
          <table:table-cell table:number-columns-repeated="1020" table:style-name="ce3"/>
          <table:table-cell table:number-columns-repeated="15360"/>
        </table:table-row>
        <table:table-row table:style-name="ro6">
          <table:table-cell office:value-type="float" office:value="8" table:formula="of:=ROUND(RAND()*9+1;0)" table:style-name="ce84">
            <text:p>8<text:s text:c="6"/></text:p>
          </table:table-cell>
          <table:table-cell office:value-type="string" table:style-name="ce5">
            <text:p>Sabacki</text:p>
          </table:table-cell>
          <table:table-cell office:value-type="string" office:string-value="S" table:formula="of:=VLOOKUP([.A19];[.$H$2:.$I$11];2)" table:style-name="ce77">
            <text:p>S</text:p>
          </table:table-cell>
          <table:table-cell office:value-type="string" office:string-value="angielski (Szymczak)" table:formula="of:=INDIRECT(&quot;J&quot;&amp;MATCH([.C19];[.$I$2:.$I$11])+1)" table:style-name="ce65">
            <text:p>angielski (Szymczak)</text:p>
          </table:table-cell>
          <table:table-cell table:number-columns-repeated="1020" table:style-name="ce3"/>
          <table:table-cell table:number-columns-repeated="15360"/>
        </table:table-row>
        <table:table-row table:style-name="ro6">
          <table:table-cell office:value-type="float" office:value="6" table:formula="of:=ROUND(RAND()*9+1;0)" table:style-name="ce84">
            <text:p>6<text:s text:c="6"/></text:p>
          </table:table-cell>
          <table:table-cell office:value-type="string" table:style-name="ce5">
            <text:p>Tabacki</text:p>
          </table:table-cell>
          <table:table-cell office:value-type="string" office:string-value="P" table:formula="of:=VLOOKUP([.A20];[.$H$2:.$I$11];2)" table:style-name="ce77">
            <text:p>P</text:p>
          </table:table-cell>
          <table:table-cell office:value-type="string" office:string-value="angielski (Pawłowska)" table:formula="of:=INDIRECT(&quot;J&quot;&amp;MATCH([.C20];[.$I$2:.$I$11])+1)" table:style-name="ce65">
            <text:p>angielski (Pawłowska)</text:p>
          </table:table-cell>
          <table:table-cell table:number-columns-repeated="1020" table:style-name="ce3"/>
          <table:table-cell table:number-columns-repeated="15360"/>
        </table:table-row>
        <table:table-row table:style-name="ro6">
          <table:table-cell office:value-type="float" office:value="5" table:formula="of:=ROUND(RAND()*9+1;0)" table:style-name="ce84">
            <text:p>5<text:s text:c="6"/></text:p>
          </table:table-cell>
          <table:table-cell office:value-type="string" table:style-name="ce5">
            <text:p>Uabacki</text:p>
          </table:table-cell>
          <table:table-cell office:value-type="string" office:string-value="N" table:formula="of:=VLOOKUP([.A21];[.$H$2:.$I$11];2)" table:style-name="ce77">
            <text:p>N</text:p>
          </table:table-cell>
          <table:table-cell office:value-type="string" office:string-value="niemiecki (Nowak)" table:formula="of:=INDIRECT(&quot;J&quot;&amp;MATCH([.C21];[.$I$2:.$I$11])+1)" table:style-name="ce65">
            <text:p>niemiecki (Nowak)</text:p>
          </table:table-cell>
          <table:table-cell table:number-columns-repeated="1020" table:style-name="ce3"/>
          <table:table-cell table:number-columns-repeated="15360"/>
        </table:table-row>
        <table:table-row table:style-name="ro6">
          <table:table-cell office:value-type="float" office:value="4" table:formula="of:=ROUND(RAND()*9+1;0)" table:style-name="ce84">
            <text:p>4<text:s text:c="6"/></text:p>
          </table:table-cell>
          <table:table-cell office:value-type="string" table:style-name="ce5">
            <text:p>Wabacki</text:p>
          </table:table-cell>
          <table:table-cell office:value-type="string" office:string-value="M" table:formula="of:=VLOOKUP([.A22];[.$H$2:.$I$11];2)" table:style-name="ce77">
            <text:p>M</text:p>
          </table:table-cell>
          <table:table-cell office:value-type="string" office:string-value="niemiecki (Marek)" table:formula="of:=INDIRECT(&quot;J&quot;&amp;MATCH([.C22];[.$I$2:.$I$11])+1)" table:style-name="ce65">
            <text:p>niemiecki (Marek)</text:p>
          </table:table-cell>
          <table:table-cell table:number-columns-repeated="1020" table:style-name="ce3"/>
          <table:table-cell table:number-columns-repeated="15360"/>
        </table:table-row>
        <table:table-row table:style-name="ro6">
          <table:table-cell office:value-type="float" office:value="3" table:formula="of:=ROUND(RAND()*9+1;0)" table:style-name="ce84">
            <text:p>3<text:s text:c="6"/></text:p>
          </table:table-cell>
          <table:table-cell office:value-type="string" table:style-name="ce5">
            <text:p>Xabacki</text:p>
          </table:table-cell>
          <table:table-cell office:value-type="string" office:string-value="K" table:formula="of:=VLOOKUP([.A23];[.$H$2:.$I$11];2)" table:style-name="ce77">
            <text:p>K</text:p>
          </table:table-cell>
          <table:table-cell office:value-type="string" office:string-value="angielski (Kowalski)" table:formula="of:=INDIRECT(&quot;J&quot;&amp;MATCH([.C23];[.$I$2:.$I$11])+1)" table:style-name="ce65">
            <text:p>angielski (Kowalski)</text:p>
          </table:table-cell>
          <table:table-cell table:number-columns-repeated="1020" table:style-name="ce3"/>
          <table:table-cell table:number-columns-repeated="15360"/>
        </table:table-row>
        <table:table-row table:style-name="ro6">
          <table:table-cell office:value-type="float" office:value="9" table:formula="of:=ROUND(RAND()*9+1;0)" table:style-name="ce84">
            <text:p>9<text:s text:c="6"/></text:p>
          </table:table-cell>
          <table:table-cell office:value-type="string" table:style-name="ce5">
            <text:p>Yabacki</text:p>
          </table:table-cell>
          <table:table-cell office:value-type="string" office:string-value="U" table:formula="of:=VLOOKUP([.A24];[.$H$2:.$I$11];2)" table:style-name="ce77">
            <text:p>U</text:p>
          </table:table-cell>
          <table:table-cell office:value-type="string" office:string-value="włoski (Urbaniak)" table:formula="of:=INDIRECT(&quot;J&quot;&amp;MATCH([.C24];[.$I$2:.$I$11])+1)" table:style-name="ce65">
            <text:p>włoski (Urbaniak)</text:p>
          </table:table-cell>
          <table:table-cell table:number-columns-repeated="1020" table:style-name="ce3"/>
          <table:table-cell table:number-columns-repeated="15360"/>
        </table:table-row>
        <table:table-row table:style-name="ro6">
          <table:table-cell office:value-type="float" office:value="3" table:formula="of:=ROUND(RAND()*9+1;0)" table:style-name="ce84">
            <text:p>3<text:s text:c="6"/></text:p>
          </table:table-cell>
          <table:table-cell office:value-type="string" table:style-name="ce5">
            <text:p>Zabacki</text:p>
          </table:table-cell>
          <table:table-cell office:value-type="string" office:string-value="K" table:formula="of:=VLOOKUP([.A25];[.$H$2:.$I$11];2)" table:style-name="ce77">
            <text:p>K</text:p>
          </table:table-cell>
          <table:table-cell office:value-type="string" office:string-value="angielski (Kowalski)" table:formula="of:=INDIRECT(&quot;J&quot;&amp;MATCH([.C25];[.$I$2:.$I$11])+1)" table:style-name="ce65">
            <text:p>angielski (Kowalski)</text:p>
          </table:table-cell>
          <table:table-cell table:number-columns-repeated="1020" table:style-name="ce3"/>
          <table:table-cell table:number-columns-repeated="15360"/>
        </table:table-row>
        <table:table-row table:number-rows-repeated="4" table:style-name="ro6">
          <table:table-cell table:number-columns-repeated="16384"/>
        </table:table-row>
        <table:table-row table:style-name="ro6">
          <table:table-cell table:number-columns-repeated="5" table:style-name="ce3"/>
          <table:table-cell office:value-type="string" table:style-name="ce3">
            <text:p><text:s/></text:p>
          </table:table-cell>
          <table:table-cell table:number-columns-repeated="1018" table:style-name="ce3"/>
          <table:table-cell table:number-columns-repeated="15360"/>
        </table:table-row>
        <table:table-row table:number-rows-repeated="1048546" table:style-name="ro6">
          <table:table-cell table:number-columns-repeated="16384"/>
        </table:table-row>
        <table:named-expressions>
          <table:named-range table:name="OLE_LINK1" table:cell-range-address="20_Języki.$I$2" table:base-cell-address="20_Języki.$A$1"/>
          <table:named-expression table:name="Z_3DF5E802_5CA5_43EF_BE6A_D6FCDA5F65F2_.wvu.Cols" table:expression="of:=&quot;[$'20.Języki'.$A$1:.$A$1048576];[$'20.Języki'.$H$1:.$H$1048576]&quot;" table:base-cell-address="1_Stypendium.$A$1"/>
          <table:named-expression table:name="Z_F9B480CE_077C_416E_ACF9_56227F746F4A_.wvu.Cols" table:expression="of:=&quot;[$'20.Języki'.$A$1:.$A$1048576];[$'20.Języki'.$H$1:.$H$1048576]&quot;" table:base-cell-address="1_Stypendium.$A$1"/>
        </table:named-expressions>
      </table:table>
      <table:table table:name="21_Języki_II" table:style-name="ta1">
        <table:shapes>
          <draw:frame draw:z-index="1" draw:id="id10" draw:style-name="a10" draw:name="Picture 8" svg:x="1.98937in" svg:y="8.7185in" svg:width="0.9374in" svg:height="0.47913in" style:rel-width="scale" style:rel-height="scale">
            <draw:image xlink:href="media/image5.emf" xlink:type="simple" xlink:show="embed" xlink:actuate="onLoad"/>
            <svg:title/>
            <svg:desc/>
          </draw:frame>
        </table:shapes>
        <table:table-column table:style-name="co51" table:default-cell-style-name="ce3" table:visibility="collapse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53" table:default-cell-style-name="ce3" table:visibility="collapse"/>
        <table:table-column table:style-name="co49" table:default-cell-style-name="ce3"/>
        <table:table-column table:style-name="co50" table:default-cell-style-name="ce3"/>
        <table:table-column table:style-name="co54" table:default-cell-style-name="ce3"/>
        <table:table-column table:style-name="co3" table:number-columns-repeated="1014" table:default-cell-style-name="ce3"/>
        <table:table-column table:style-name="co4" table:number-columns-repeated="15360" table:default-cell-style-name="ce1"/>
        <table:table-row table:style-name="ro6">
          <table:table-cell table:style-name="ce1"/>
          <table:table-cell office:value-type="string" table:style-name="ce26">
            <text:p>Uczeń</text:p>
          </table:table-cell>
          <table:table-cell office:value-type="string" table:style-name="ce26">
            <text:p>Symbol grupy językowej</text:p>
          </table:table-cell>
          <table:table-cell table:number-columns-repeated="3" table:style-name="ce3"/>
          <table:table-cell table:number-columns-repeated="3" table:style-name="ce1"/>
          <table:table-cell office:value-type="string" table:style-name="ce26">
            <text:p>Liczebność grupy</text:p>
          </table:table-cell>
          <table:table-cell table:number-columns-repeated="16374"/>
        </table:table-row>
        <table:table-row table:style-name="ro6">
          <table:table-cell office:value-type="float" office:value="9" table:formula="of:=ROUND(RAND()*9+1;0)" table:style-name="ce84">
            <text:p>9<text:s text:c="6"/></text:p>
          </table:table-cell>
          <table:table-cell office:value-type="string" table:style-name="ce5">
            <text:p>Abacki</text:p>
          </table:table-cell>
          <table:table-cell office:value-type="string" office:string-value="U" table:formula="of:=VLOOKUP([.A2];[.$G$2:.$H$11];2)" table:style-name="ce77">
            <text:p>U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85">
            <text:p>F</text:p>
          </table:table-cell>
          <table:table-cell office:value-type="string" table:style-name="ce92">
            <text:p>francuski (Wiśniewska)</text:p>
          </table:table-cell>
          <table:table-cell office:value-type="float" office:value="2" table:formula="of:=COUNTIF([.C2:.C25];&quot;F&quot;)" table:style-name="ce93">
            <text:p>2</text:p>
          </table:table-cell>
          <table:table-cell table:number-columns-repeated="16374"/>
        </table:table-row>
        <table:table-row table:style-name="ro6">
          <table:table-cell office:value-type="float" office:value="10" table:formula="of:=ROUND(RAND()*9+1;0)" table:style-name="ce84">
            <text:p>10<text:s text:c="6"/></text:p>
          </table:table-cell>
          <table:table-cell office:value-type="string" table:style-name="ce5">
            <text:p>Babacki</text:p>
          </table:table-cell>
          <table:table-cell office:value-type="string" office:string-value="W" table:formula="of:=VLOOKUP([.A3];[.$G$2:.$H$11];2)" table:style-name="ce77">
            <text:p>W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string" table:style-name="ce85">
            <text:p>G</text:p>
          </table:table-cell>
          <table:table-cell office:value-type="string" table:style-name="ce92">
            <text:p>angielski (Grochowiak)</text:p>
          </table:table-cell>
          <table:table-cell office:value-type="float" office:value="3" table:formula="of:=COUNTIF([.C2:.C25];&quot;G&quot;)" table:style-name="ce93">
            <text:p>3</text:p>
          </table:table-cell>
          <table:table-cell table:number-columns-repeated="16374"/>
        </table:table-row>
        <table:table-row table:style-name="ro6">
          <table:table-cell office:value-type="float" office:value="7" table:formula="of:=ROUND(RAND()*9+1;0)" table:style-name="ce84">
            <text:p>7<text:s text:c="6"/></text:p>
          </table:table-cell>
          <table:table-cell office:value-type="string" table:style-name="ce5">
            <text:p>Cabacki</text:p>
          </table:table-cell>
          <table:table-cell office:value-type="string" office:string-value="R" table:formula="of:=VLOOKUP([.A4];[.$G$2:.$H$11];2)" table:style-name="ce77">
            <text:p>R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85">
            <text:p>K</text:p>
          </table:table-cell>
          <table:table-cell office:value-type="string" table:style-name="ce92">
            <text:p>angielski (Kowalski)</text:p>
          </table:table-cell>
          <table:table-cell office:value-type="float" office:value="3" table:formula="of:=COUNTIF([.C2:.C25];&quot;K&quot;)" table:style-name="ce93">
            <text:p>3</text:p>
          </table:table-cell>
          <table:table-cell table:number-columns-repeated="16374"/>
        </table:table-row>
        <table:table-row table:style-name="ro6">
          <table:table-cell office:value-type="float" office:value="2" table:formula="of:=ROUND(RAND()*9+1;0)" table:style-name="ce84">
            <text:p>2<text:s text:c="6"/></text:p>
          </table:table-cell>
          <table:table-cell office:value-type="string" table:style-name="ce5">
            <text:p>Dabacki</text:p>
          </table:table-cell>
          <table:table-cell office:value-type="string" office:string-value="G" table:formula="of:=VLOOKUP([.A5];[.$G$2:.$H$11];2)" table:style-name="ce77">
            <text:p>G</text:p>
          </table:table-cell>
          <table:table-cell table:number-columns-repeated="3" table:style-name="ce3"/>
          <table:table-cell office:value-type="float" office:value="4" table:style-name="ce3">
            <text:p>4</text:p>
          </table:table-cell>
          <table:table-cell office:value-type="string" table:style-name="ce85">
            <text:p>M</text:p>
          </table:table-cell>
          <table:table-cell office:value-type="string" table:style-name="ce92">
            <text:p>niemiecki (Marek)</text:p>
          </table:table-cell>
          <table:table-cell office:value-type="float" office:value="0" table:formula="of:=COUNTIF([.C2:.C25];&quot;M&quot;)" table:style-name="ce93">
            <text:p>0</text:p>
          </table:table-cell>
          <table:table-cell table:number-columns-repeated="16374"/>
        </table:table-row>
        <table:table-row table:style-name="ro6">
          <table:table-cell office:value-type="float" office:value="5" table:formula="of:=ROUND(RAND()*9+1;0)" table:style-name="ce84">
            <text:p>5<text:s text:c="6"/></text:p>
          </table:table-cell>
          <table:table-cell office:value-type="string" table:style-name="ce5">
            <text:p>Ebacki</text:p>
          </table:table-cell>
          <table:table-cell office:value-type="string" office:string-value="N" table:formula="of:=VLOOKUP([.A6];[.$G$2:.$H$11];2)" table:style-name="ce77">
            <text:p>N</text:p>
          </table:table-cell>
          <table:table-cell table:number-columns-repeated="3" table:style-name="ce3"/>
          <table:table-cell office:value-type="float" office:value="5" table:style-name="ce3">
            <text:p>5</text:p>
          </table:table-cell>
          <table:table-cell office:value-type="string" table:style-name="ce85">
            <text:p>N</text:p>
          </table:table-cell>
          <table:table-cell office:value-type="string" table:style-name="ce92">
            <text:p>niemiecki (Nowak)</text:p>
          </table:table-cell>
          <table:table-cell office:value-type="float" office:value="3" table:formula="of:=COUNTIF([.C2:.C25];&quot;N&quot;)" table:style-name="ce93">
            <text:p>3</text:p>
          </table:table-cell>
          <table:table-cell table:number-columns-repeated="16374"/>
        </table:table-row>
        <table:table-row table:style-name="ro6">
          <table:table-cell office:value-type="float" office:value="2" table:formula="of:=ROUND(RAND()*9+1;0)" table:style-name="ce84">
            <text:p>2<text:s text:c="6"/></text:p>
          </table:table-cell>
          <table:table-cell office:value-type="string" table:style-name="ce5">
            <text:p>Fabacki</text:p>
          </table:table-cell>
          <table:table-cell office:value-type="string" office:string-value="G" table:formula="of:=VLOOKUP([.A7];[.$G$2:.$H$11];2)" table:style-name="ce77">
            <text:p>G</text:p>
          </table:table-cell>
          <table:table-cell table:number-columns-repeated="3" table:style-name="ce3"/>
          <table:table-cell office:value-type="float" office:value="6" table:style-name="ce3">
            <text:p>6</text:p>
          </table:table-cell>
          <table:table-cell office:value-type="string" table:style-name="ce85">
            <text:p>P</text:p>
          </table:table-cell>
          <table:table-cell office:value-type="string" table:style-name="ce92">
            <text:p>angielski (Pawłowska)</text:p>
          </table:table-cell>
          <table:table-cell office:value-type="float" office:value="3" table:formula="of:=COUNTIF([.C2:.C25];&quot;P&quot;)" table:style-name="ce93">
            <text:p>3</text:p>
          </table:table-cell>
          <table:table-cell table:number-columns-repeated="16374"/>
        </table:table-row>
        <table:table-row table:style-name="ro6">
          <table:table-cell office:value-type="float" office:value="3" table:formula="of:=ROUND(RAND()*9+1;0)" table:style-name="ce84">
            <text:p>3<text:s text:c="6"/></text:p>
          </table:table-cell>
          <table:table-cell office:value-type="string" table:style-name="ce5">
            <text:p>Gabacki</text:p>
          </table:table-cell>
          <table:table-cell office:value-type="string" office:string-value="K" table:formula="of:=VLOOKUP([.A8];[.$G$2:.$H$11];2)" table:style-name="ce77">
            <text:p>K</text:p>
          </table:table-cell>
          <table:table-cell table:number-columns-repeated="3" table:style-name="ce3"/>
          <table:table-cell office:value-type="float" office:value="7" table:style-name="ce3">
            <text:p>7</text:p>
          </table:table-cell>
          <table:table-cell office:value-type="string" table:style-name="ce85">
            <text:p>R</text:p>
          </table:table-cell>
          <table:table-cell office:value-type="string" table:style-name="ce92">
            <text:p>rosyjski (Wiśniewski)</text:p>
          </table:table-cell>
          <table:table-cell office:value-type="float" office:value="3" table:formula="of:=COUNTIF([.C2:.C25];&quot;R&quot;)" table:style-name="ce93">
            <text:p>3</text:p>
          </table:table-cell>
          <table:table-cell table:number-columns-repeated="16374"/>
        </table:table-row>
        <table:table-row table:style-name="ro6">
          <table:table-cell office:value-type="float" office:value="6" table:formula="of:=ROUND(RAND()*9+1;0)" table:style-name="ce84">
            <text:p>6<text:s text:c="6"/></text:p>
          </table:table-cell>
          <table:table-cell office:value-type="string" table:style-name="ce5">
            <text:p>Habacki</text:p>
          </table:table-cell>
          <table:table-cell office:value-type="string" office:string-value="P" table:formula="of:=VLOOKUP([.A9];[.$G$2:.$H$11];2)" table:style-name="ce77">
            <text:p>P</text:p>
          </table:table-cell>
          <table:table-cell table:number-columns-repeated="3" table:style-name="ce3"/>
          <table:table-cell office:value-type="float" office:value="8" table:style-name="ce3">
            <text:p>8</text:p>
          </table:table-cell>
          <table:table-cell office:value-type="string" table:style-name="ce85">
            <text:p>S</text:p>
          </table:table-cell>
          <table:table-cell office:value-type="string" table:style-name="ce92">
            <text:p>angielski (Szymczak)</text:p>
          </table:table-cell>
          <table:table-cell office:value-type="float" office:value="3" table:formula="of:=COUNTIF([.C2:.C25];&quot;S&quot;)" table:style-name="ce93">
            <text:p>3</text:p>
          </table:table-cell>
          <table:table-cell table:number-columns-repeated="16374"/>
        </table:table-row>
        <table:table-row table:style-name="ro6">
          <table:table-cell office:value-type="float" office:value="8" table:formula="of:=ROUND(RAND()*9+1;0)" table:style-name="ce84">
            <text:p>8<text:s text:c="6"/></text:p>
          </table:table-cell>
          <table:table-cell office:value-type="string" table:style-name="ce5">
            <text:p>Ibacki</text:p>
          </table:table-cell>
          <table:table-cell office:value-type="string" office:string-value="S" table:formula="of:=VLOOKUP([.A10];[.$G$2:.$H$11];2)" table:style-name="ce77">
            <text:p>S</text:p>
          </table:table-cell>
          <table:table-cell table:number-columns-repeated="3" table:style-name="ce3"/>
          <table:table-cell office:value-type="float" office:value="9" table:style-name="ce3">
            <text:p>9</text:p>
          </table:table-cell>
          <table:table-cell office:value-type="string" table:style-name="ce85">
            <text:p>U</text:p>
          </table:table-cell>
          <table:table-cell office:value-type="string" table:style-name="ce92">
            <text:p>włoski (Urbaniak)</text:p>
          </table:table-cell>
          <table:table-cell office:value-type="float" office:value="3" table:formula="of:=COUNTIF([.C2:.C25];&quot;U&quot;)" table:style-name="ce93">
            <text:p>3</text:p>
          </table:table-cell>
          <table:table-cell table:number-columns-repeated="16374"/>
        </table:table-row>
        <table:table-row table:style-name="ro6">
          <table:table-cell office:value-type="float" office:value="1" table:formula="of:=ROUND(RAND()*9+1;0)" table:style-name="ce84">
            <text:p>1<text:s text:c="6"/></text:p>
          </table:table-cell>
          <table:table-cell office:value-type="string" table:style-name="ce5">
            <text:p>Jabacki</text:p>
          </table:table-cell>
          <table:table-cell office:value-type="string" office:string-value="F" table:formula="of:=VLOOKUP([.A11];[.$G$2:.$H$11];2)" table:style-name="ce77">
            <text:p>F</text:p>
          </table:table-cell>
          <table:table-cell table:number-columns-repeated="3" table:style-name="ce3"/>
          <table:table-cell office:value-type="float" office:value="10" table:style-name="ce3">
            <text:p>10</text:p>
          </table:table-cell>
          <table:table-cell office:value-type="string" table:style-name="ce85">
            <text:p>W</text:p>
          </table:table-cell>
          <table:table-cell office:value-type="string" table:style-name="ce92">
            <text:p>włoski (Wiśniewska)</text:p>
          </table:table-cell>
          <table:table-cell office:value-type="float" office:value="1" table:formula="of:=COUNTIF([.C2:.C25];&quot;W&quot;)" table:style-name="ce93">
            <text:p>1</text:p>
          </table:table-cell>
          <table:table-cell table:number-columns-repeated="16374"/>
        </table:table-row>
        <table:table-row table:style-name="ro6">
          <table:table-cell office:value-type="float" office:value="7" table:formula="of:=ROUND(RAND()*9+1;0)" table:style-name="ce84">
            <text:p>7<text:s text:c="6"/></text:p>
          </table:table-cell>
          <table:table-cell office:value-type="string" table:style-name="ce5">
            <text:p>Kabacki</text:p>
          </table:table-cell>
          <table:table-cell office:value-type="string" office:string-value="R" table:formula="of:=VLOOKUP([.A12];[.$G$2:.$H$11];2)" table:style-name="ce77">
            <text:p>R</text:p>
          </table:table-cell>
          <table:table-cell table:number-columns-repeated="4" table:style-name="ce3"/>
          <table:table-cell table:style-name="ce90"/>
          <table:table-cell table:style-name="ce91"/>
          <table:table-cell table:number-columns-repeated="1015" table:style-name="ce3"/>
          <table:table-cell table:number-columns-repeated="15360"/>
        </table:table-row>
        <table:table-row table:style-name="ro6">
          <table:table-cell office:value-type="float" office:value="6" table:formula="of:=ROUND(RAND()*9+1;0)" table:style-name="ce84">
            <text:p>6<text:s text:c="6"/></text:p>
          </table:table-cell>
          <table:table-cell office:value-type="string" table:style-name="ce5">
            <text:p>Labacki</text:p>
          </table:table-cell>
          <table:table-cell office:value-type="string" office:string-value="P" table:formula="of:=VLOOKUP([.A13];[.$G$2:.$H$11];2)" table:style-name="ce77">
            <text:p>P</text:p>
          </table:table-cell>
          <table:table-cell table:number-columns-repeated="4" table:style-name="ce3"/>
          <table:table-cell table:style-name="ce90"/>
          <table:table-cell table:style-name="ce91"/>
          <table:table-cell table:number-columns-repeated="1015" table:style-name="ce3"/>
          <table:table-cell table:number-columns-repeated="15360"/>
        </table:table-row>
        <table:table-row table:style-name="ro6">
          <table:table-cell office:value-type="float" office:value="8" table:formula="of:=ROUND(RAND()*9+1;0)" table:style-name="ce84">
            <text:p>8<text:s text:c="6"/></text:p>
          </table:table-cell>
          <table:table-cell office:value-type="string" table:style-name="ce5">
            <text:p>Mabacki</text:p>
          </table:table-cell>
          <table:table-cell office:value-type="string" office:string-value="S" table:formula="of:=VLOOKUP([.A14];[.$G$2:.$H$11];2)" table:style-name="ce77">
            <text:p>S</text:p>
          </table:table-cell>
          <table:table-cell table:number-columns-repeated="4" table:style-name="ce3"/>
          <table:table-cell table:style-name="ce90"/>
          <table:table-cell table:style-name="ce91"/>
          <table:table-cell table:number-columns-repeated="1015" table:style-name="ce3"/>
          <table:table-cell table:number-columns-repeated="15360"/>
        </table:table-row>
        <table:table-row table:style-name="ro6">
          <table:table-cell office:value-type="float" office:value="9" table:formula="of:=ROUND(RAND()*9+1;0)" table:style-name="ce84">
            <text:p>9<text:s text:c="6"/></text:p>
          </table:table-cell>
          <table:table-cell office:value-type="string" table:style-name="ce5">
            <text:p>Nabacki</text:p>
          </table:table-cell>
          <table:table-cell office:value-type="string" office:string-value="U" table:formula="of:=VLOOKUP([.A15];[.$G$2:.$H$11];2)" table:style-name="ce77">
            <text:p>U</text:p>
          </table:table-cell>
          <table:table-cell table:number-columns-repeated="4" table:style-name="ce3"/>
          <table:table-cell table:style-name="ce90"/>
          <table:table-cell table:style-name="ce91"/>
          <table:table-cell table:number-columns-repeated="1015" table:style-name="ce3"/>
          <table:table-cell table:number-columns-repeated="15360"/>
        </table:table-row>
        <table:table-row table:style-name="ro6">
          <table:table-cell office:value-type="float" office:value="1" table:formula="of:=ROUND(RAND()*9+1;0)" table:style-name="ce84">
            <text:p>1<text:s text:c="6"/></text:p>
          </table:table-cell>
          <table:table-cell office:value-type="string" table:style-name="ce5">
            <text:p>Oabacki</text:p>
          </table:table-cell>
          <table:table-cell office:value-type="string" office:string-value="F" table:formula="of:=VLOOKUP([.A16];[.$G$2:.$H$11];2)" table:style-name="ce77">
            <text:p>F</text:p>
          </table:table-cell>
          <table:table-cell table:number-columns-repeated="4" table:style-name="ce3"/>
          <table:table-cell table:style-name="ce90"/>
          <table:table-cell table:style-name="ce91"/>
          <table:table-cell table:number-columns-repeated="1015" table:style-name="ce3"/>
          <table:table-cell table:number-columns-repeated="15360"/>
        </table:table-row>
        <table:table-row table:style-name="ro6">
          <table:table-cell office:value-type="float" office:value="6" table:formula="of:=ROUND(RAND()*9+1;0)" table:style-name="ce84">
            <text:p>6<text:s text:c="6"/></text:p>
          </table:table-cell>
          <table:table-cell office:value-type="string" table:style-name="ce5">
            <text:p>Pabacki</text:p>
          </table:table-cell>
          <table:table-cell office:value-type="string" office:string-value="P" table:formula="of:=VLOOKUP([.A17];[.$G$2:.$H$11];2)" table:style-name="ce77">
            <text:p>P</text:p>
          </table:table-cell>
          <table:table-cell table:number-columns-repeated="4" table:style-name="ce3"/>
          <table:table-cell table:style-name="ce90"/>
          <table:table-cell table:style-name="ce91"/>
          <table:table-cell table:number-columns-repeated="16375"/>
        </table:table-row>
        <table:table-row table:style-name="ro6">
          <table:table-cell office:value-type="float" office:value="7" table:formula="of:=ROUND(RAND()*9+1;0)" table:style-name="ce84">
            <text:p>7<text:s text:c="6"/></text:p>
          </table:table-cell>
          <table:table-cell office:value-type="string" table:style-name="ce5">
            <text:p>Rabacki</text:p>
          </table:table-cell>
          <table:table-cell office:value-type="string" office:string-value="R" table:formula="of:=VLOOKUP([.A18];[.$G$2:.$H$11];2)" table:style-name="ce77">
            <text:p>R</text:p>
          </table:table-cell>
          <table:table-cell table:number-columns-repeated="1021" table:style-name="ce3"/>
          <table:table-cell table:number-columns-repeated="15360"/>
        </table:table-row>
        <table:table-row table:style-name="ro6">
          <table:table-cell office:value-type="float" office:value="3" table:formula="of:=ROUND(RAND()*9+1;0)" table:style-name="ce84">
            <text:p>3<text:s text:c="6"/></text:p>
          </table:table-cell>
          <table:table-cell office:value-type="string" table:style-name="ce5">
            <text:p>Sabacki</text:p>
          </table:table-cell>
          <table:table-cell office:value-type="string" office:string-value="K" table:formula="of:=VLOOKUP([.A19];[.$G$2:.$H$11];2)" table:style-name="ce77">
            <text:p>K</text:p>
          </table:table-cell>
          <table:table-cell table:number-columns-repeated="1021" table:style-name="ce3"/>
          <table:table-cell table:number-columns-repeated="15360"/>
        </table:table-row>
        <table:table-row table:style-name="ro6">
          <table:table-cell office:value-type="float" office:value="3" table:formula="of:=ROUND(RAND()*9+1;0)" table:style-name="ce84">
            <text:p>3<text:s text:c="6"/></text:p>
          </table:table-cell>
          <table:table-cell office:value-type="string" table:style-name="ce5">
            <text:p>Tabacki</text:p>
          </table:table-cell>
          <table:table-cell office:value-type="string" office:string-value="K" table:formula="of:=VLOOKUP([.A20];[.$G$2:.$H$11];2)" table:style-name="ce77">
            <text:p>K</text:p>
          </table:table-cell>
          <table:table-cell table:number-columns-repeated="1021" table:style-name="ce3"/>
          <table:table-cell table:number-columns-repeated="15360"/>
        </table:table-row>
        <table:table-row table:style-name="ro6">
          <table:table-cell office:value-type="float" office:value="8" table:formula="of:=ROUND(RAND()*9+1;0)" table:style-name="ce84">
            <text:p>8<text:s text:c="6"/></text:p>
          </table:table-cell>
          <table:table-cell office:value-type="string" table:style-name="ce5">
            <text:p>Uabacki</text:p>
          </table:table-cell>
          <table:table-cell office:value-type="string" office:string-value="S" table:formula="of:=VLOOKUP([.A21];[.$G$2:.$H$11];2)" table:style-name="ce77">
            <text:p>S</text:p>
          </table:table-cell>
          <table:table-cell table:number-columns-repeated="1021" table:style-name="ce3"/>
          <table:table-cell table:number-columns-repeated="15360"/>
        </table:table-row>
        <table:table-row table:style-name="ro6">
          <table:table-cell office:value-type="float" office:value="9" table:formula="of:=ROUND(RAND()*9+1;0)" table:style-name="ce84">
            <text:p>9<text:s text:c="6"/></text:p>
          </table:table-cell>
          <table:table-cell office:value-type="string" table:style-name="ce5">
            <text:p>Wabacki</text:p>
          </table:table-cell>
          <table:table-cell office:value-type="string" office:string-value="U" table:formula="of:=VLOOKUP([.A22];[.$G$2:.$H$11];2)" table:style-name="ce77">
            <text:p>U</text:p>
          </table:table-cell>
          <table:table-cell table:number-columns-repeated="1021" table:style-name="ce3"/>
          <table:table-cell table:number-columns-repeated="15360"/>
        </table:table-row>
        <table:table-row table:style-name="ro6">
          <table:table-cell office:value-type="float" office:value="5" table:formula="of:=ROUND(RAND()*9+1;0)" table:style-name="ce84">
            <text:p>5<text:s text:c="6"/></text:p>
          </table:table-cell>
          <table:table-cell office:value-type="string" table:style-name="ce5">
            <text:p>Xabacki</text:p>
          </table:table-cell>
          <table:table-cell office:value-type="string" office:string-value="N" table:formula="of:=VLOOKUP([.A23];[.$G$2:.$H$11];2)" table:style-name="ce77">
            <text:p>N</text:p>
          </table:table-cell>
          <table:table-cell table:number-columns-repeated="1021" table:style-name="ce3"/>
          <table:table-cell table:number-columns-repeated="15360"/>
        </table:table-row>
        <table:table-row table:style-name="ro6">
          <table:table-cell office:value-type="float" office:value="2" table:formula="of:=ROUND(RAND()*9+1;0)" table:style-name="ce84">
            <text:p>2<text:s text:c="6"/></text:p>
          </table:table-cell>
          <table:table-cell office:value-type="string" table:style-name="ce5">
            <text:p>Yabacki</text:p>
          </table:table-cell>
          <table:table-cell office:value-type="string" office:string-value="G" table:formula="of:=VLOOKUP([.A24];[.$G$2:.$H$11];2)" table:style-name="ce77">
            <text:p>G</text:p>
          </table:table-cell>
          <table:table-cell table:number-columns-repeated="1021" table:style-name="ce3"/>
          <table:table-cell table:number-columns-repeated="15360"/>
        </table:table-row>
        <table:table-row table:style-name="ro6">
          <table:table-cell office:value-type="float" office:value="5" table:formula="of:=ROUND(RAND()*9+1;0)" table:style-name="ce84">
            <text:p>5<text:s text:c="6"/></text:p>
          </table:table-cell>
          <table:table-cell office:value-type="string" table:style-name="ce5">
            <text:p>Zabacki</text:p>
          </table:table-cell>
          <table:table-cell office:value-type="string" office:string-value="N" table:formula="of:=VLOOKUP([.A25];[.$G$2:.$H$11];2)" table:style-name="ce77">
            <text:p>N</text:p>
          </table:table-cell>
          <table:table-cell table:number-columns-repeated="1021" table:style-name="ce3"/>
          <table:table-cell table:number-columns-repeated="15360"/>
        </table:table-row>
        <table:table-row table:number-rows-repeated="1048551" table:style-name="ro6">
          <table:table-cell table:number-columns-repeated="16384"/>
        </table:table-row>
        <table:named-expressions>
          <table:named-range table:name="OLE_LINK1" table:cell-range-address="21_Języki_II.$H$2" table:base-cell-address="21_Języki_II.$A$1"/>
          <table:named-expression table:name="Z_3DF5E802_5CA5_43EF_BE6A_D6FCDA5F65F2_.wvu.Cols" table:expression="of:=&quot;[$'21.Języki II'.$A$1:.$A$1048576];[$'21.Języki II'.$G$1:.$G$1048576]&quot;" table:base-cell-address="1_Stypendium.$A$1"/>
          <table:named-expression table:name="Z_F9B480CE_077C_416E_ACF9_56227F746F4A_.wvu.Cols" table:expression="of:=&quot;[$'21.Języki II'.$A$1:.$A$1048576];[$'21.Języki II'.$G$1:.$G$1048576]&quot;" table:base-cell-address="1_Stypendium.$A$1"/>
        </table:named-expressions>
      </table:table>
      <table:table table:name="22__Rachunki" table:style-name="ta1">
        <table:shapes>
          <draw:frame draw:z-index="1" draw:id="id11" draw:style-name="a11" draw:name="Picture 8" svg:x="1.98937in" svg:y="8.7185in" svg:width="0.9374in" svg:height="0.47913in" style:rel-width="scale" style:rel-height="scale">
            <draw:image xlink:href="media/image5.emf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3"/>
        <table:table-column table:style-name="co17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column table:style-name="co4" table:number-columns-repeated="15360" table:default-cell-style-name="ce1"/>
        <table:table-row table:style-name="ro1">
          <table:table-cell table:number-columns-repeated="2" table:style-name="ce1"/>
          <table:table-cell table:style-name="ce2"/>
          <table:table-cell table:number-columns-repeated="3"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3"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4">
            <text:p>Uczeń:</text:p>
          </table:table-cell>
          <table:table-cell office:value-type="string" table:style-name="ce4">
            <text:p>Klasa</text:p>
          </table:table-cell>
          <table:table-cell office:value-type="string" table:style-name="ce4">
            <text:p>Kwota</text:p>
          </table:table-cell>
          <table:table-cell table:number-columns-repeated="3"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5">
            <text:p>Abacki</text:p>
          </table:table-cell>
          <table:table-cell office:value-type="string" office:string-value="1A" table:formula="of:=IF(RAND()&lt;0.33;&quot;1A&quot;;IF(RAND()&lt;0.66;&quot;1B&quot;;&quot;1C&quot;))" table:style-name="ce5">
            <text:p>1A</text:p>
          </table:table-cell>
          <table:table-cell office:value-type="float" office:value="45.579660204802735" table:formula="of:=RAND()*55+5" table:style-name="ce6">
            <text:p>45,58 zł<text:s/></text:p>
          </table:table-cell>
          <table:table-cell table:number-columns-repeated="3"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5">
            <text:p>Babacki</text:p>
          </table:table-cell>
          <table:table-cell office:value-type="string" office:string-value="1C" table:formula="of:=IF(RAND()&lt;0.33;&quot;1A&quot;;IF(RAND()&lt;0.66;&quot;1B&quot;;&quot;1C&quot;))" table:style-name="ce5">
            <text:p>1C</text:p>
          </table:table-cell>
          <table:table-cell office:value-type="float" office:value="25.841467780565512" table:formula="of:=RAND()*55+5" table:style-name="ce6">
            <text:p>25,84 zł<text:s/></text:p>
          </table:table-cell>
          <table:table-cell table:number-columns-repeated="3"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5">
            <text:p>Cabacki</text:p>
          </table:table-cell>
          <table:table-cell office:value-type="string" office:string-value="1C" table:formula="of:=IF(RAND()&lt;0.33;&quot;1A&quot;;IF(RAND()&lt;0.66;&quot;1B&quot;;&quot;1C&quot;))" table:style-name="ce5">
            <text:p>1C</text:p>
          </table:table-cell>
          <table:table-cell office:value-type="float" office:value="50.849352117061045" table:formula="of:=RAND()*55+5" table:style-name="ce6">
            <text:p>50,85 zł<text:s/></text:p>
          </table:table-cell>
          <table:table-cell table:number-columns-repeated="3"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5">
            <text:p>Dabacki</text:p>
          </table:table-cell>
          <table:table-cell office:value-type="string" office:string-value="1C" table:formula="of:=IF(RAND()&lt;0.33;&quot;1A&quot;;IF(RAND()&lt;0.66;&quot;1B&quot;;&quot;1C&quot;))" table:style-name="ce5">
            <text:p>1C</text:p>
          </table:table-cell>
          <table:table-cell office:value-type="float" office:value="58.860374285428264" table:formula="of:=RAND()*55+5" table:style-name="ce6">
            <text:p>58,86 zł<text:s/></text:p>
          </table:table-cell>
          <table:table-cell table:number-columns-repeated="3"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5">
            <text:p>Ebacki</text:p>
          </table:table-cell>
          <table:table-cell office:value-type="string" office:string-value="1C" table:formula="of:=IF(RAND()&lt;0.33;&quot;1A&quot;;IF(RAND()&lt;0.66;&quot;1B&quot;;&quot;1C&quot;))" table:style-name="ce5">
            <text:p>1C</text:p>
          </table:table-cell>
          <table:table-cell office:value-type="float" office:value="26.984887317499524" table:formula="of:=RAND()*55+5" table:style-name="ce6">
            <text:p>26,98 zł<text:s/></text:p>
          </table:table-cell>
          <table:table-cell table:number-columns-repeated="3"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5">
            <text:p>Fabacki</text:p>
          </table:table-cell>
          <table:table-cell office:value-type="string" office:string-value="1C" table:formula="of:=IF(RAND()&lt;0.33;&quot;1A&quot;;IF(RAND()&lt;0.66;&quot;1B&quot;;&quot;1C&quot;))" table:style-name="ce5">
            <text:p>1C</text:p>
          </table:table-cell>
          <table:table-cell office:value-type="float" office:value="20.157947316161206" table:formula="of:=RAND()*55+5" table:style-name="ce6">
            <text:p>20,16 zł<text:s/></text:p>
          </table:table-cell>
          <table:table-cell table:number-columns-repeated="3"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5">
            <text:p>Gabacki</text:p>
          </table:table-cell>
          <table:table-cell office:value-type="string" office:string-value="1B" table:formula="of:=IF(RAND()&lt;0.33;&quot;1A&quot;;IF(RAND()&lt;0.66;&quot;1B&quot;;&quot;1C&quot;))" table:style-name="ce5">
            <text:p>1B</text:p>
          </table:table-cell>
          <table:table-cell office:value-type="float" office:value="12.033045969508652" table:formula="of:=RAND()*55+5" table:style-name="ce6">
            <text:p>12,03 zł<text:s/></text:p>
          </table:table-cell>
          <table:table-cell table:number-columns-repeated="3"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5">
            <text:p>Habacki</text:p>
          </table:table-cell>
          <table:table-cell office:value-type="string" office:string-value="1B" table:formula="of:=IF(RAND()&lt;0.33;&quot;1A&quot;;IF(RAND()&lt;0.66;&quot;1B&quot;;&quot;1C&quot;))" table:style-name="ce5">
            <text:p>1B</text:p>
          </table:table-cell>
          <table:table-cell office:value-type="float" office:value="36.639985614188859" table:formula="of:=RAND()*55+5" table:style-name="ce6">
            <text:p>36,64 zł<text:s/></text:p>
          </table:table-cell>
          <table:table-cell table:number-columns-repeated="3"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5">
            <text:p>Ibacki</text:p>
          </table:table-cell>
          <table:table-cell office:value-type="string" office:string-value="1B" table:formula="of:=IF(RAND()&lt;0.33;&quot;1A&quot;;IF(RAND()&lt;0.66;&quot;1B&quot;;&quot;1C&quot;))" table:style-name="ce5">
            <text:p>1B</text:p>
          </table:table-cell>
          <table:table-cell office:value-type="float" office:value="42.4058643628791" table:formula="of:=RAND()*55+5" table:style-name="ce6">
            <text:p>42,41 zł<text:s/></text:p>
          </table:table-cell>
          <table:table-cell table:number-columns-repeated="3"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5">
            <text:p>Jabacki</text:p>
          </table:table-cell>
          <table:table-cell office:value-type="string" office:string-value="1A" table:formula="of:=IF(RAND()&lt;0.33;&quot;1A&quot;;IF(RAND()&lt;0.66;&quot;1B&quot;;&quot;1C&quot;))" table:style-name="ce5">
            <text:p>1A</text:p>
          </table:table-cell>
          <table:table-cell office:value-type="float" office:value="46.916804763108537" table:formula="of:=RAND()*55+5" table:style-name="ce6">
            <text:p>46,92 zł<text:s/></text:p>
          </table:table-cell>
          <table:table-cell table:number-columns-repeated="3"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5">
            <text:p>Kabacki</text:p>
          </table:table-cell>
          <table:table-cell office:value-type="string" office:string-value="1B" table:formula="of:=IF(RAND()&lt;0.33;&quot;1A&quot;;IF(RAND()&lt;0.66;&quot;1B&quot;;&quot;1C&quot;))" table:style-name="ce5">
            <text:p>1B</text:p>
          </table:table-cell>
          <table:table-cell office:value-type="float" office:value="53.71162028506555" table:formula="of:=RAND()*55+5" table:style-name="ce6">
            <text:p>53,71 zł<text:s/></text:p>
          </table:table-cell>
          <table:table-cell table:number-columns-repeated="3"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5">
            <text:p>Labacki</text:p>
          </table:table-cell>
          <table:table-cell office:value-type="string" office:string-value="1C" table:formula="of:=IF(RAND()&lt;0.33;&quot;1A&quot;;IF(RAND()&lt;0.66;&quot;1B&quot;;&quot;1C&quot;))" table:style-name="ce5">
            <text:p>1C</text:p>
          </table:table-cell>
          <table:table-cell office:value-type="float" office:value="32.512167217122283" table:formula="of:=RAND()*55+5" table:style-name="ce6">
            <text:p>32,51 zł<text:s/></text:p>
          </table:table-cell>
          <table:table-cell table:number-columns-repeated="3"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5">
            <text:p>Mabacki</text:p>
          </table:table-cell>
          <table:table-cell office:value-type="string" office:string-value="1C" table:formula="of:=IF(RAND()&lt;0.33;&quot;1A&quot;;IF(RAND()&lt;0.66;&quot;1B&quot;;&quot;1C&quot;))" table:style-name="ce5">
            <text:p>1C</text:p>
          </table:table-cell>
          <table:table-cell office:value-type="float" office:value="38.667203941736972" table:formula="of:=RAND()*55+5" table:style-name="ce6">
            <text:p>38,67 zł<text:s/></text:p>
          </table:table-cell>
          <table:table-cell table:number-columns-repeated="3" table:style-name="ce3"/>
          <table:table-cell office:value-type="string" table:style-name="ce26">
            <text:p>Klasa</text:p>
          </table:table-cell>
          <table:table-cell office:value-type="string" table:style-name="ce26">
            <text:p>Łączna kwota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Nabacki</text:p>
          </table:table-cell>
          <table:table-cell office:value-type="string" office:string-value="1B" table:formula="of:=IF(RAND()&lt;0.33;&quot;1A&quot;;IF(RAND()&lt;0.66;&quot;1B&quot;;&quot;1C&quot;))" table:style-name="ce5">
            <text:p>1B</text:p>
          </table:table-cell>
          <table:table-cell office:value-type="float" office:value="6.7532300462423764" table:formula="of:=RAND()*55+5" table:style-name="ce6">
            <text:p>6,75 zł<text:s/></text:p>
          </table:table-cell>
          <table:table-cell table:number-columns-repeated="3" table:style-name="ce3"/>
          <table:table-cell office:value-type="string" table:style-name="ce26">
            <text:p>1A</text:p>
          </table:table-cell>
          <table:table-cell office:value-type="float" office:value="132.49487254220085" table:formula="of:=SUMIF([.B4:.B27];&quot;1A&quot;;[.C4:.C27])" table:style-name="ce94">
            <text:p>132,49 zł<text:s/>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abacki</text:p>
          </table:table-cell>
          <table:table-cell office:value-type="string" office:string-value="1B" table:formula="of:=IF(RAND()&lt;0.33;&quot;1A&quot;;IF(RAND()&lt;0.66;&quot;1B&quot;;&quot;1C&quot;))" table:style-name="ce5">
            <text:p>1B</text:p>
          </table:table-cell>
          <table:table-cell office:value-type="float" office:value="49.730035262342561" table:formula="of:=RAND()*55+5" table:style-name="ce6">
            <text:p>49,73 zł<text:s/></text:p>
          </table:table-cell>
          <table:table-cell table:number-columns-repeated="3" table:style-name="ce3"/>
          <table:table-cell office:value-type="string" table:style-name="ce26">
            <text:p>1B</text:p>
          </table:table-cell>
          <table:table-cell office:value-type="float" office:value="417.93219701101043" table:formula="of:=SUMIF([.B4:.B27];&quot;1B&quot;;[.C4:.C27])" table:style-name="ce94">
            <text:p>417,93 zł<text:s/>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Pabacki</text:p>
          </table:table-cell>
          <table:table-cell office:value-type="string" office:string-value="1B" table:formula="of:=IF(RAND()&lt;0.33;&quot;1A&quot;;IF(RAND()&lt;0.66;&quot;1B&quot;;&quot;1C&quot;))" table:style-name="ce5">
            <text:p>1B</text:p>
          </table:table-cell>
          <table:table-cell office:value-type="float" office:value="51.733909598825178" table:formula="of:=RAND()*55+5" table:style-name="ce6">
            <text:p>51,73 zł<text:s/></text:p>
          </table:table-cell>
          <table:table-cell table:number-columns-repeated="3" table:style-name="ce3"/>
          <table:table-cell office:value-type="string" table:style-name="ce26">
            <text:p>1C</text:p>
          </table:table-cell>
          <table:table-cell office:value-type="float" office:value="299.84594752755567" table:formula="of:=SUMIF([.B4:.B27];&quot;1C&quot;;[.C4:.C27])" table:style-name="ce94">
            <text:p>299,85 zł<text:s/>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Rabacki</text:p>
          </table:table-cell>
          <table:table-cell office:value-type="string" office:string-value="1B" table:formula="of:=IF(RAND()&lt;0.33;&quot;1A&quot;;IF(RAND()&lt;0.66;&quot;1B&quot;;&quot;1C&quot;))" table:style-name="ce5">
            <text:p>1B</text:p>
          </table:table-cell>
          <table:table-cell office:value-type="float" office:value="52.054479169215362" table:formula="of:=RAND()*55+5" table:style-name="ce6">
            <text:p>52,05 zł<text:s/>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Sabacki</text:p>
          </table:table-cell>
          <table:table-cell office:value-type="string" office:string-value="1B" table:formula="of:=IF(RAND()&lt;0.33;&quot;1A&quot;;IF(RAND()&lt;0.66;&quot;1B&quot;;&quot;1C&quot;))" table:style-name="ce5">
            <text:p>1B</text:p>
          </table:table-cell>
          <table:table-cell office:value-type="float" office:value="15.001775093818576" table:formula="of:=RAND()*55+5" table:style-name="ce6">
            <text:p>15,00 zł<text:s/>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Tabacki</text:p>
          </table:table-cell>
          <table:table-cell office:value-type="string" office:string-value="1B" table:formula="of:=IF(RAND()&lt;0.33;&quot;1A&quot;;IF(RAND()&lt;0.66;&quot;1B&quot;;&quot;1C&quot;))" table:style-name="ce5">
            <text:p>1B</text:p>
          </table:table-cell>
          <table:table-cell office:value-type="float" office:value="23.820632013158747" table:formula="of:=RAND()*55+5" table:style-name="ce6">
            <text:p>23,82 zł<text:s/>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Uabacki</text:p>
          </table:table-cell>
          <table:table-cell office:value-type="string" office:string-value="1C" table:formula="of:=IF(RAND()&lt;0.33;&quot;1A&quot;;IF(RAND()&lt;0.66;&quot;1B&quot;;&quot;1C&quot;))" table:style-name="ce5">
            <text:p>1C</text:p>
          </table:table-cell>
          <table:table-cell office:value-type="float" office:value="45.972547551980881" table:formula="of:=RAND()*55+5" table:style-name="ce6">
            <text:p>45,97 zł<text:s/>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Wabacki</text:p>
          </table:table-cell>
          <table:table-cell office:value-type="string" office:string-value="1A" table:formula="of:=IF(RAND()&lt;0.33;&quot;1A&quot;;IF(RAND()&lt;0.66;&quot;1B&quot;;&quot;1C&quot;))" table:style-name="ce5">
            <text:p>1A</text:p>
          </table:table-cell>
          <table:table-cell office:value-type="float" office:value="32.163948096257528" table:formula="of:=RAND()*55+5" table:style-name="ce6">
            <text:p>32,16 zł<text:s/>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Xabacki</text:p>
          </table:table-cell>
          <table:table-cell office:value-type="string" office:string-value="1B" table:formula="of:=IF(RAND()&lt;0.33;&quot;1A&quot;;IF(RAND()&lt;0.66;&quot;1B&quot;;&quot;1C&quot;))" table:style-name="ce5">
            <text:p>1B</text:p>
          </table:table-cell>
          <table:table-cell office:value-type="float" office:value="49.196746607033461" table:formula="of:=RAND()*55+5" table:style-name="ce6">
            <text:p>49,20 zł<text:s/>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Yabacki</text:p>
          </table:table-cell>
          <table:table-cell office:value-type="string" office:string-value="1B" table:formula="of:=IF(RAND()&lt;0.33;&quot;1A&quot;;IF(RAND()&lt;0.66;&quot;1B&quot;;&quot;1C&quot;))" table:style-name="ce5">
            <text:p>1B</text:p>
          </table:table-cell>
          <table:table-cell office:value-type="float" office:value="24.850872988732039" table:formula="of:=RAND()*55+5" table:style-name="ce6">
            <text:p>24,85 zł<text:s/>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Zabacki</text:p>
          </table:table-cell>
          <table:table-cell office:value-type="string" office:string-value="1A" table:formula="of:=IF(RAND()&lt;0.33;&quot;1A&quot;;IF(RAND()&lt;0.66;&quot;1B&quot;;&quot;1C&quot;))" table:style-name="ce5">
            <text:p>1A</text:p>
          </table:table-cell>
          <table:table-cell office:value-type="float" office:value="7.8344594780320458" table:formula="of:=RAND()*55+5" table:style-name="ce6">
            <text:p>7,83 zł<text:s/></text:p>
          </table:table-cell>
          <table:table-cell table:number-columns-repeated="1021" table:style-name="ce3"/>
          <table:table-cell table:number-columns-repeated="15360"/>
        </table:table-row>
        <table:table-row table:number-rows-repeated="1048549" table:style-name="ro2">
          <table:table-cell table:number-columns-repeated="16384"/>
        </table:table-row>
        <table:named-expressions>
          <table:named-expression table:name="Imiona" table:expression="of:=[.#REF!]" table:base-cell-address="1_Stypendium.$A$1"/>
          <table:named-expression table:name="Kwerenda1" table:expression="of:=[.#REF!]" table:base-cell-address="1_Stypendium.$A$1"/>
        </table:named-expressions>
      </table:table>
      <table:table table:name="Arkusz1" table:style-name="ta2">
        <table:shapes>
          <draw:frame draw:z-index="1" draw:id="id12" draw:style-name="a12" draw:name="Picture 2" svg:x="1.8122in" svg:y="0.07283in" svg:width="1.35433in" svg:height="0.5311in" style:rel-width="scale" style:rel-height="scale">
            <draw:image xlink:href="media/image1.emf" xlink:type="simple" xlink:show="embed" xlink:actuate="onLoad"/>
            <svg:title/>
            <svg:desc/>
          </draw:frame>
          <draw:frame draw:z-index="2" draw:id="id13" draw:style-name="a13" draw:name="Picture 5" svg:x="1.9059in" svg:y="2.49961in" svg:width="0.94803in" svg:height="0.51063in" style:rel-width="scale" style:rel-height="scale">
            <draw:image xlink:href="media/image2.emf" xlink:type="simple" xlink:show="embed" xlink:actuate="onLoad"/>
            <svg:title/>
            <svg:desc/>
          </draw:frame>
          <draw:frame draw:z-index="3" draw:id="id14" draw:style-name="a14" draw:name="Picture 6" svg:x="1.82283in" svg:y="4.55197in" svg:width="1.2815in" svg:height="0.5622in" style:rel-width="scale" style:rel-height="scale">
            <draw:image xlink:href="media/image3.emf" xlink:type="simple" xlink:show="embed" xlink:actuate="onLoad"/>
            <svg:title/>
            <svg:desc/>
          </draw:frame>
          <draw:frame draw:z-index="4" draw:id="id15" draw:style-name="a15" draw:name="Picture 7" svg:x="1.86417in" svg:y="6.6563in" svg:width="1.16693in" svg:height="0.67717in" style:rel-width="scale" style:rel-height="scale">
            <draw:image xlink:href="media/image4.emf" xlink:type="simple" xlink:show="embed" xlink:actuate="onLoad"/>
            <svg:title/>
            <svg:desc/>
          </draw:frame>
          <draw:frame draw:z-index="5" draw:id="id16" draw:style-name="a16" draw:name="Picture 8" svg:x="1.98937in" svg:y="8.7185in" svg:width="0.9374in" svg:height="0.47913in" style:rel-width="scale" style:rel-height="scale">
            <draw:image xlink:href="media/image5.emf" xlink:type="simple" xlink:show="embed" xlink:actuate="onLoad"/>
            <svg:title/>
            <svg:desc/>
          </draw:frame>
        </table:shapes>
        <table:table-column table:style-name="co17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2">
          <table:table-cell table:number-columns-repeated="16384"/>
        </table:table-row>
      </table:table>
      <table:named-expressions>
        <table:named-expression table:name="Imiona" table:expression="of:=[.#REF!]" table:base-cell-address="1_Stypendium.$A$1"/>
        <table:named-expression table:name="Kwerenda1" table:expression="of:=[.#REF!]" table:base-cell-address="1_Stypendium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3" number:min-integer-digits="1"/>
    </number:number-style>
    <number:date-style style:name="N37">
      <number:month number:textual="true"/>
      <number:text>.</number:text>
      <number:year/>
    </number:date-style>
    <number:currency-style style:name="N38P0" number:language="pl" number:country="PL">
      <number:text> </number:text>
      <number:number number: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38P1" number:language="pl" number:country="PL"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38P2" number:language="pl" number:country="PL">
      <number:text> -</number:text>
      <number:number number:decimal-places="0" number:min-integer-digits="2">
        <number:embedded-text number:position="0"> </number:embedded-text>
      </number:number>
      <number:currency-symbol number:language="pl" number:country="PL">zł</number:currency-symbol>
      <number:text> </number:text>
    </number:currency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number-style style:name="N40P0">
      <number:number number:decimal-places="2" number:min-integer-digits="1" number:grouping="true"/>
      <number:text> zł </number:text>
    </number:number-style>
    <number:number-style style:name="N40P1">
      <number:number number:decimal-places="2" number:min-integer-digits="1" number:grouping="true"/>
      <number:text> zł </number:text>
    </number:number-style>
    <number:number-style style:name="N40P2">
      <number:text>-</number:text>
      <number:number number:decimal-places="0" number:min-integer-digits="0">
        <number:embedded-text number:position="0"> zł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number number:decimal-places="0" number:min-integer-digits="1" number:grouping="true">
        <number:embedded-text number:position="0"> zł </number:embedded-text>
      </number:number>
    </number:number-style>
    <number:number-style style:name="N41P1">
      <number:number number:decimal-places="0" number:min-integer-digits="1" number:grouping="true">
        <number:embedded-text number:position="0"> zł </number:embedded-text>
      </number:number>
    </number:number-style>
    <number:number-style style:name="N41P2">
      <number:text>-</number:text>
      <number:number number:decimal-places="0" number:min-integer-digits="0">
        <number:embedded-text number:position="0"> zł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date-style style:name="N42" number:language="pl" number:country="PL">
      <number:year number:style="long"/>
      <number:text>-</number:text>
      <number:month number:style="long"/>
      <number:text>-</number:text>
      <number:day number:style="long"/>
    </number:date-style>
    <number:date-style style:name="N43">
      <number:day number:style="long"/>
      <number:text>.</number:text>
      <number:month number:style="long"/>
      <number:text>.</number:text>
      <number:year number:style="long"/>
    </number:date-style>
    <number:time-style style:name="N44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number-style style:name="N45P0">
      <number:number number:decimal-places="0" number:min-integer-digits="1" number:grouping="true">
        <number:embedded-text number:position="0">      </number:embedded-text>
      </number:number>
    </number:number-style>
    <number:number-style style:name="N45P1">
      <number:number number:decimal-places="0" number:min-integer-digits="1" number:grouping="true">
        <number:embedded-text number:position="0">      </number:embedded-text>
      </number:number>
    </number:number-style>
    <number:number-style style:name="N45P2">
      <number:text>-</number:text>
      <number:number number:decimal-places="0" number:min-integer-digits="0">
        <number:embedded-text number:position="0">     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date-style style:name="N46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47P0">
      <number:number number:decimal-places="2" number:min-integer-digits="1" number:grouping="true"/>
      <number:text>      </number:text>
    </number:number-style>
    <number:number-style style:name="N47P1">
      <number:number number:decimal-places="2" number:min-integer-digits="1" number:grouping="true"/>
      <number:text>      </number:text>
    </number:number-style>
    <number:number-style style:name="N47P2">
      <number:text>-</number:text>
      <number:number number:decimal-places="0" number:min-integer-digits="0">
        <number:embedded-text number:position="0">      </number:embedded-text>
      </number:number>
    </number:number-style>
    <number:text-style style:name="N47">
      <number:text> </number:text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number:currency-style style:name="N48" number:language="pl" number:country="PL">
      <number:number number:decimal-places="0" number:min-integer-digits="1" number:grouping="true">
        <number:embedded-text number:position="0"> </number:embedded-text>
      </number:number>
      <number:currency-symbol number:language="pl" number:country="PL">zł</number:currency-symbol>
    </number:currency-style>
    <number:currency-style style:name="N49P0" number:language="pl" number:country="PL">
      <number:text> </number:text>
      <number:number number:decimal-places="0" number:min-integer-digits="1" number:grouping="true">
        <number:embedded-text number:position="0"> </number:embedded-text>
      </number:number>
      <number:currency-symbol number:language="pl" number:country="PL">zł</number:currency-symbol>
      <number:text> </number:text>
    </number:currency-style>
    <number:currency-style style:name="N49P1" number:language="pl" number:country="PL">
      <number:text>-</number:text>
      <number:number number:decimal-places="0" number:min-integer-digits="1" number:grouping="true">
        <number:embedded-text number:position="0"> </number:embedded-text>
      </number:number>
      <number:currency-symbol number:language="pl" number:country="PL">zł</number:currency-symbol>
      <number:text> </number:text>
    </number:currency-style>
    <number:currency-style style:name="N49P2" number:language="pl" number:country="PL">
      <number:text> -</number:text>
      <number:number number:decimal-places="0" number:min-integer-digits="2">
        <number:embedded-text number:position="0"> </number:embedded-text>
      </number:number>
      <number:currency-symbol number:language="pl" number:country="PL">zł</number:currency-symbol>
      <number:text> </number:text>
    </number:currency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1" number:min-integer-digits="1" number:grouping="true"/>
      <number:text>      </number:text>
    </number:number-style>
    <number:number-style style:name="N50P1">
      <number:number number:decimal-places="1" number:min-integer-digits="1" number:grouping="true"/>
      <number:text>      </number:text>
    </number:number-style>
    <number:number-style style:name="N50P2">
      <number:text>-</number:text>
      <number:number number:decimal-places="1" number:min-integer-digits="0"/>
      <number:text>      </number:text>
    </number:number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date-style style:name="N51">
      <number:day number:style="long"/>
      <number:text>.</number:text>
      <number:month number:textual="true"/>
      <number:text>.</number:text>
      <number:year/>
    </number:date-style>
    <number:date-style style:name="N52" number:language="pl" number:country="PL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53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53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53P0"/>
    </number:currency-style>
    <style:style style:name="Dziesi_281_tny_32_2" style:display-name="Dziesiętny 2" style:family="table-cell" style:data-style-name="N47">
      <style:table-cell-properties style:vertical-align="automatic" fo:background-color="transparent"/>
    </style:style>
    <style:style style:name="Excel_32_Built-in_32_Comma" style:display-name="Excel Built-in Comma" style:family="table-cell" style:data-style-name="N47">
      <style:table-cell-properties style:vertical-align="automatic" fo:background-color="transparent"/>
    </style:style>
    <style:style style:name="Excel_32_Built-in_32_Currency" style:display-name="Excel Built-in Currency" style:family="table-cell" style:data-style-name="N40">
      <style:table-cell-properties style:vertical-align="automatic" fo:background-color="transparent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ny_32_2" style:display-name="Normalny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rmalny_32_3" style:display-name="Normalny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rmalny_32_4" style:display-name="Normalny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53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Walutowy" style:family="table-cell" style:data-style-name="N38"/>
    <style:style style:name="Walutowy_32_2" style:display-name="Walutowy 2" style:family="table-cell" style:data-style-name="N40">
      <style:table-cell-properties style:vertical-align="automatic" fo:background-color="transparent"/>
    </style:style>
    <style:style style:name="Walutowy_32_3" style:display-name="Walutowy 3" style:family="table-cell" style:data-style-name="N40">
      <style:table-cell-properties style:vertical-align="automatic" fo:background-color="transparen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dc:creator>Michał Potocki</dc:creator>
    <meta:creation-date>2006-11-26T20:35:52Z</meta:creation-date>
    <dc:date>2020-05-06T21:33:54Z</dc:date>
    <meta:editing-cycles>2</meta:editing-cycles>
    <meta:editing-duration>PT72S</meta:editing-duration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